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059cm"/>
    </style:style>
    <style:style style:name="co2" style:family="table-column">
      <style:table-column-properties fo:break-before="auto" style:column-width="0.335cm"/>
    </style:style>
    <style:style style:name="co3" style:family="table-column">
      <style:table-column-properties fo:break-before="auto" style:column-width="1.7cm"/>
    </style:style>
    <style:style style:name="co4" style:family="table-column">
      <style:table-column-properties fo:break-before="auto" style:column-width="5.627cm"/>
    </style:style>
    <style:style style:name="co5" style:family="table-column">
      <style:table-column-properties fo:break-before="auto" style:column-width="5.039cm"/>
    </style:style>
    <style:style style:name="ro1" style:family="table-row">
      <style:table-row-properties style:row-height="0.529cm" fo:break-before="auto" style:use-optimal-row-height="true"/>
    </style:style>
    <style:style style:name="ta1" style:family="table" style:master-page-name="PageStyle_5f_Principal">
      <style:table-properties table:display="true" style:writing-mode="lr-tb"/>
    </style:style>
    <style:style style:name="ta2" style:family="table" style:master-page-name="PageStyle_5f_RefBiblio">
      <style:table-properties table:display="true" style:writing-mode="lr-t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incipal" table:style-name="ta1">
        <office:forms form:automatic-focus="false" form:apply-design-mode="false"/>
        <table:table-column table:style-name="co1" table:number-columns-repeated="8" table:default-cell-style-name="Default"/>
        <table:table-column table:style-name="co2" table:number-columns-repeated="2" table:default-cell-style-name="Default"/>
        <table:table-column table:style-name="co1" table:number-columns-repeated="4" table:default-cell-style-name="Default"/>
        <table:table-column table:style-name="co3" table:number-columns-repeated="50" table:default-cell-style-name="Default"/>
        <table:table-row table:style-name="ro1">
          <table:table-cell office:value-type="string" calcext:value-type="string">
            <text:p>IdentifiantCadreAcquisition</text:p>
          </table:table-cell>
          <table:table-cell office:value-type="string" calcext:value-type="string">
            <text:p>DateCloture</text:p>
          </table:table-cell>
          <table:table-cell office:value-type="string" calcext:value-type="string">
            <text:p>DateLancement</text:p>
          </table:table-cell>
          <table:table-cell office:value-type="string" calcext:value-type="string">
            <text:p>DescriptionCadreAcquisition</text:p>
          </table:table-cell>
          <table:table-cell office:value-type="string" calcext:value-type="string">
            <text:p>LibelleCadreAcquisition</text:p>
          </table:table-cell>
          <table:table-cell office:value-type="string" calcext:value-type="string">
            <text:p>NiveauTerritorial</text:p>
          </table:table-cell>
          <table:table-cell office:value-type="string" calcext:value-type="string">
            <text:p>Objectifs</text:p>
          </table:table-cell>
          <table:table-cell office:value-type="string" calcext:value-type="string">
            <text:p>ReferenceMetacadre</text:p>
          </table:table-cell>
          <table:table-cell office:value-type="string" calcext:value-type="string">
            <text:p>Territoires</text:p>
          </table:table-cell>
          <table:table-cell office:value-type="string" calcext:value-type="string">
            <text:p>TypeFinancement</text:p>
          </table:table-cell>
          <table:table-cell office:value-type="string" calcext:value-type="string">
            <text:p>VoletSINP</text:p>
          </table:table-cell>
          <table:table-cell office:value-type="string" calcext:value-type="string">
            <text:p>estMetaCadre</text:p>
          </table:table-cell>
          <table:table-cell office:value-type="string" calcext:value-type="string">
            <text:p>urlCA</text:p>
          </table:table-cell>
          <table:table-cell office:value-type="string" calcext:value-type="string">
            <text:p>xmlCA</text:p>
          </table:table-cell>
          <table:table-cell table:number-columns-repeated="50"/>
        </table:table-row>
        <table:table-row table:style-name="ro1">
          <table:table-cell office:value-type="string" calcext:value-type="string">
            <text:p>4A9DDA1F-B5ED-3E13-E053-2614A8C02B7C</text:p>
          </table:table-cell>
          <table:table-cell office:value-type="string" calcext:value-type="string">
            <text:p>31/12/2012</text:p>
          </table:table-cell>
          <table:table-cell office:value-type="string" calcext:value-type="string">
            <text:p>01/01/2011</text:p>
          </table:table-cell>
          <table:table-cell office:value-type="string" calcext:value-type="string">
            <text:p>L'objectif des survols de l'espace maritime métropolitain et de ses zones limitrophes était de produire un état des lieux de la distribution spatiale et de l'abondance d'espèces de mégafaune (mammifères et oiseaux marins, tortues et élasmobranches principalement).</text:p>
            <text:p>Les premières campagnes en 2011 et 2012 ont été réalisées dans le cadre du Programme d'Acquisition de Connaissances sur les Oiseaux et les Mammifères Marins (PACOMM) coordonné par l'Agence des Aires Marines Protégées. Ce programme avait pour objectif principal d'améliorer les connaissances nécessaires à l’évaluation et la mise en place du réseau de sites Natura 2000 au-delà de la mer territoriale. </text:p>
            <text:p>Par la suite, d’autres campagnes ont été réalisées dans le cadre du suivi de la mégafaune marine de Métropole.</text:p>
            <text:p>Ce cadre d’acquisition rassemble plusieurs jeux de données correspondants à des campagnes réalisées à des périodes différentes.</text:p>
          </table:table-cell>
          <table:table-cell office:value-type="string" calcext:value-type="string">
            <text:p>Campagnes de Suivi Aérien de la Mégafaune Marine (SAMM) de France métropolitaine</text:p>
          </table:table-cell>
          <table:table-cell office:value-type="string" calcext:value-type="string">
            <text:p>National</text:p>
          </table:table-cell>
          <table:table-cell office:value-type="string" calcext:value-type="string">
            <text:p>Evolution temporelle</text:p>
          </table:table-cell>
          <table:table-cell/>
          <table:table-cell office:value-type="string" calcext:value-type="string">
            <text:p>METROP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43</text:p>
          </table:table-cell>
          <table:table-cell office:value-type="string" calcext:value-type="string">
            <text:p>https://inpn.mnhn.fr/mtd/cadre/export/xml/GetRecordById?id=4A9DDA1F-B5ED-3E13-E053-2614A8C02B7C</text:p>
          </table:table-cell>
          <table:table-cell table:number-columns-repeated="50"/>
        </table:table-row>
        <table:table-row table:style-name="ro1">
          <table:table-cell office:value-type="string" calcext:value-type="string">
            <text:p>4A9DDA1F-B693-3E13-E053-2614A8C02B7C</text:p>
          </table:table-cell>
          <table:table-cell table:number-columns-repeated="2"/>
          <table:table-cell office:value-type="string" calcext:value-type="string">
            <text:p>Les données CardObs (hors programme spécifique) regroupent les observations de naturalistes expérimentés. Ces observations concernent la faune, la flore et la fonge tant continentales que marines. L’emprise géographique des saisies couvre la France métropolitaine et l’Outre-mer. Les données peuvent être opportunistes aussi bien que protocolées en fonction des utilisateurs. L'outil CardObs a été mis en place en 2007 par le Service du Patrimoine Naturel du MNHN. Il est actuellement géré par l'UMS PatriNat (AFB - CNRS - MNHN).</text:p>
          </table:table-cell>
          <table:table-cell office:value-type="string" calcext:value-type="string">
            <text:p>CardObs : Observations naturalistes issues de l'outil de saisie et gestion CardObs mis en place par le Service du Patrimoine Naturel (MNHN) / UMS PatriNat (AFB - CNRS - MNHN)</text:p>
          </table:table-cell>
          <table:table-cell office:value-type="string" calcext:value-type="string">
            <text:p>National</text:p>
          </table:table-cell>
          <table:table-cell office:value-type="string" calcext:value-type="string">
            <text:p>Regroupements et autres études</text:p>
          </table:table-cell>
          <table:table-cell/>
          <table:table-cell office:value-type="string" calcext:value-type="string">
            <text:p>METROP,GUF,MTQ,GLP,MAF,BLM,SPM,MYT,REU,NCL,WLF,PYF,CLI,EPA,SUBANT,HORSFR,TADL <text:s text:c="15"/></text:p>
          </table:table-cell>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854</text:p>
          </table:table-cell>
          <table:table-cell office:value-type="string" calcext:value-type="string">
            <text:p>https://inpn.mnhn.fr/mtd/cadre/export/xml/GetRecordById?id=4A9DDA1F-B693-3E13-E053-2614A8C02B7C</text:p>
          </table:table-cell>
          <table:table-cell table:number-columns-repeated="50"/>
        </table:table-row>
        <table:table-row table:style-name="ro1">
          <table:table-cell office:value-type="string" calcext:value-type="string">
            <text:p>4A9DDA1F-B5FC-3E13-E053-2614A8C02B7C</text:p>
          </table:table-cell>
          <table:table-cell office:value-type="string" calcext:value-type="string">
            <text:p>31/12/2012</text:p>
          </table:table-cell>
          <table:table-cell office:value-type="string" calcext:value-type="string">
            <text:p>01/01/1985</text:p>
          </table:table-cell>
          <table:table-cell office:value-type="string" calcext:value-type="string">
            <text:p>Le Réseau d’Observateurs des mammifères marins en mer de la Manche a pour objectif de réaliser un inventaire des espèces fréquentant les eaux de la Manche et d’étudier leur répartition. Le Réseau des Observateurs a été mis en place en 1995 par le GECC. Leur base de données contient également des données collectées par la Société Jersiaise, association naturaliste basée à Jersey.</text:p>
          </table:table-cell>
          <table:table-cell office:value-type="string" calcext:value-type="string">
            <text:p>Données du Réseau d'observateurs des mammifères marins en mer de la Manche</text:p>
          </table:table-cell>
          <table:table-cell office:value-type="string" calcext:value-type="string">
            <text:p>Inter-régional terrestre, ou région marine</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50</text:p>
          </table:table-cell>
          <table:table-cell office:value-type="string" calcext:value-type="string">
            <text:p>https://inpn.mnhn.fr/mtd/cadre/export/xml/GetRecordById?id=4A9DDA1F-B5FC-3E13-E053-2614A8C02B7C</text:p>
          </table:table-cell>
          <table:table-cell table:number-columns-repeated="50"/>
        </table:table-row>
        <table:table-row table:style-name="ro1">
          <table:table-cell office:value-type="string" calcext:value-type="string">
            <text:p>4A9DDA1F-B678-3E13-E053-2614A8C02B7C</text:p>
          </table:table-cell>
          <table:table-cell/>
          <table:table-cell office:value-type="string" calcext:value-type="string">
            <text:p>04/12/2007</text:p>
          </table:table-cell>
          <table:table-cell office:value-type="string" calcext:value-type="string">
            <text:p>L'OMMAG est un réseau constitué de diverses personnes susceptibles d'observer des cétacés autour de l'archipel guadeloupéen: plongeurs, pêcheurs, skippers, gardes de</text:p>
            <text:p>réserve, plaisanciers, scientifiques, contemplatifs, acteurs variés de la mer. Ces observations pouvant être faites en mer ou depuis la terre.</text:p>
          </table:table-cell>
          <table:table-cell office:value-type="string" calcext:value-type="string">
            <text:p>Données de l'Observatoire des Mammifères marins de l'Archipel Guadeloupéen</text:p>
          </table:table-cell>
          <table:table-cell office:value-type="string" calcext:value-type="string">
            <text:p>Départemental, ou secteur marin</text:p>
          </table:table-cell>
          <table:table-cell office:value-type="string" calcext:value-type="string">
            <text:p>Regroupements et autres études</text:p>
          </table:table-cell>
          <table:table-cell/>
          <table:table-cell office:value-type="string" calcext:value-type="string">
            <text:p>MTQ,GLP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68</text:p>
          </table:table-cell>
          <table:table-cell office:value-type="string" calcext:value-type="string">
            <text:p>https://inpn.mnhn.fr/mtd/cadre/export/xml/GetRecordById?id=4A9DDA1F-B678-3E13-E053-2614A8C02B7C</text:p>
          </table:table-cell>
          <table:table-cell table:number-columns-repeated="50"/>
        </table:table-row>
        <table:table-row table:style-name="ro1">
          <table:table-cell office:value-type="string" calcext:value-type="string">
            <text:p>4A9DDA1F-B677-3E13-E053-2614A8C02B7C</text:p>
          </table:table-cell>
          <table:table-cell/>
          <table:table-cell office:value-type="string" calcext:value-type="string">
            <text:p>11/02/2015</text:p>
          </table:table-cell>
          <table:table-cell office:value-type="string" calcext:value-type="string">
            <text:p>Le Groupe d'Étude des Mammifères Marins est une association naturaliste créée en 2009 qui regroupe les observations opportunistes réalisées dès 2006 au sein du Sanctuaire polynésien. Plus de 100 observateurs riverains, plaisanciers et professionnels de la mer ont jusqu'à ce jour partagé leurs informations en provenance des archipels de la Société, des Tuamotu et des Marquises.</text:p>
          </table:table-cell>
          <table:table-cell office:value-type="string" calcext:value-type="string">
            <text:p>Groupe d'Étude des Mammifères Marins de Polynésie</text:p>
          </table:table-cell>
          <table:table-cell office:value-type="string" calcext:value-type="string">
            <text:p>Inter-régional terrestre, ou région marine</text:p>
          </table:table-cell>
          <table:table-cell office:value-type="string" calcext:value-type="string">
            <text:p>Evolution temporelle</text:p>
          </table:table-cell>
          <table:table-cell/>
          <table:table-cell office:value-type="string" calcext:value-type="string">
            <text:p>PYF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62</text:p>
          </table:table-cell>
          <table:table-cell office:value-type="string" calcext:value-type="string">
            <text:p>https://inpn.mnhn.fr/mtd/cadre/export/xml/GetRecordById?id=4A9DDA1F-B677-3E13-E053-2614A8C02B7C</text:p>
          </table:table-cell>
          <table:table-cell table:number-columns-repeated="50"/>
        </table:table-row>
        <table:table-row table:style-name="ro1">
          <table:table-cell office:value-type="string" calcext:value-type="string">
            <text:p>4A9DDA1F-B6DD-3E13-E053-2614A8C02B7C</text:p>
          </table:table-cell>
          <table:table-cell/>
          <table:table-cell office:value-type="string" calcext:value-type="string">
            <text:p>01/01/1972</text:p>
          </table:table-cell>
          <table:table-cell office:value-type="string" calcext:value-type="string">
            <text:p>Ce jeu de données est issu d'une base de données Access gérée par l'Observatoire PELAGIS. Elle rassemble les données d'observations opportunistes, tout observateur confondu qui transmet des observations de mammifères marins de manière participative. Une validation est réalisée par l'Observatoire PELAGIS. Les observations jugées douteuses ou probables n'ont pas été intégrées à ce jeu de données.</text:p>
          </table:table-cell>
          <table:table-cell office:value-type="string" calcext:value-type="string">
            <text:p>Observations opportunistes rassemblées par l'Observatoire PELAGIS</text:p>
          </table:table-cell>
          <table:table-cell office:value-type="string" calcext:value-type="string">
            <text:p>National</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513</text:p>
          </table:table-cell>
          <table:table-cell office:value-type="string" calcext:value-type="string">
            <text:p>https://inpn.mnhn.fr/mtd/cadre/export/xml/GetRecordById?id=4A9DDA1F-B6DD-3E13-E053-2614A8C02B7C</text:p>
          </table:table-cell>
          <table:table-cell table:number-columns-repeated="50"/>
        </table:table-row>
        <table:table-row table:style-name="ro1">
          <table:table-cell office:value-type="string" calcext:value-type="string">
            <text:p>4AC7434B-F9E7-2CB1-E053-2614A8C05366</text:p>
          </table:table-cell>
          <table:table-cell/>
          <table:table-cell office:value-type="string" calcext:value-type="string">
            <text:p>01/03/2012</text:p>
          </table:table-cell>
          <table:table-cell office:value-type="string" calcext:value-type="string">
            <text:p>Les données sont issues des contributions au Système d'Information Régional sur la Faune (SIRF) rattachées au groupe "Mammifères" validées sans restriction hormis les données déclarées confidentielles par les contributeurs</text:p>
          </table:table-cell>
          <table:table-cell office:value-type="string" calcext:value-type="string">
            <text:p>Données bibliographiques et opportunistes Mammifères du Nord Pas-de-Calais issues du SIRF</text:p>
          </table:table-cell>
          <table:table-cell office:value-type="string" calcext:value-type="string">
            <text:p>Régional terrestre, ou sous-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1695</text:p>
          </table:table-cell>
          <table:table-cell office:value-type="string" calcext:value-type="string">
            <text:p>https://inpn.mnhn.fr/mtd/cadre/export/xml/GetRecordById?id=4AC7434B-F9E7-2CB1-E053-2614A8C05366</text:p>
          </table:table-cell>
          <table:table-cell table:number-columns-repeated="50"/>
        </table:table-row>
        <table:table-row table:style-name="ro1">
          <table:table-cell office:value-type="string" calcext:value-type="string">
            <text:p>4A9DDA1F-B640-3E13-E053-2614A8C02B7C</text:p>
          </table:table-cell>
          <table:table-cell office:value-type="string" calcext:value-type="string">
            <text:p>01/01/1901</text:p>
          </table:table-cell>
          <table:table-cell office:value-type="string" calcext:value-type="string">
            <text:p>01/01/2007</text:p>
          </table:table-cell>
          <table:table-cell office:value-type="string" calcext:value-type="string">
            <text:p>L'objectif de cet inventaire est de rassembler un jeu de données de référence sur les espèces de faune et de flore présentes sur le territoire du Parc national.</text:p>
          </table:table-cell>
          <table:table-cell office:value-type="string" calcext:value-type="string">
            <text:p>Données du Parc national de la Réunion</text:p>
          </table:table-cell>
          <table:table-cell office:value-type="string" calcext:value-type="string">
            <text:p>Départemental, ou secteur marin</text:p>
          </table:table-cell>
          <table:table-cell office:value-type="string" calcext:value-type="string">
            <text:p>Inventaire logique espace</text:p>
          </table:table-cell>
          <table:table-cell/>
          <table:table-cell office:value-type="string" calcext:value-type="string">
            <text:p>REU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33</text:p>
          </table:table-cell>
          <table:table-cell office:value-type="string" calcext:value-type="string">
            <text:p>https://inpn.mnhn.fr/mtd/cadre/export/xml/GetRecordById?id=4A9DDA1F-B640-3E13-E053-2614A8C02B7C</text:p>
          </table:table-cell>
          <table:table-cell table:number-columns-repeated="50"/>
        </table:table-row>
        <table:table-row table:style-name="ro1">
          <table:table-cell office:value-type="string" calcext:value-type="string">
            <text:p>4A9DDA1F-B67C-3E13-E053-2614A8C02B7C</text:p>
          </table:table-cell>
          <table:table-cell/>
          <table:table-cell office:value-type="string" calcext:value-type="string">
            <text:p>01/01/1998</text:p>
          </table:table-cell>
          <table:table-cell office:value-type="string" calcext:value-type="string">
            <text:p>L'association Évasion tropicale travaille sur le recensement des espèces de mammifères marins dans les eaux des Antilles.</text:p>
          </table:table-cell>
          <table:table-cell office:value-type="string" calcext:value-type="string">
            <text:p>Données Association Évasion tropicale (AET)</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MTQ,GLP,MAF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86</text:p>
          </table:table-cell>
          <table:table-cell office:value-type="string" calcext:value-type="string">
            <text:p>https://inpn.mnhn.fr/mtd/cadre/export/xml/GetRecordById?id=4A9DDA1F-B67C-3E13-E053-2614A8C02B7C</text:p>
          </table:table-cell>
          <table:table-cell table:number-columns-repeated="50"/>
        </table:table-row>
        <table:table-row table:style-name="ro1">
          <table:table-cell office:value-type="string" calcext:value-type="string">
            <text:p>74034A9C-170F-074A-E053-2614A8C024AF</text:p>
          </table:table-cell>
          <table:table-cell/>
          <table:table-cell office:value-type="string" calcext:value-type="string">
            <text:p>01/01/2001</text:p>
          </table:table-cell>
          <table:table-cell office:value-type="string" calcext:value-type="string">
            <text:p>GLOBICE conduit depuis 2008 des prospections en mer afin d'observer et d'identifier les cétacés qui fréquentent les côtes de l'île de La Réunion. L'objectif des prospections en mer est d'observer et d'identifier les cétacés autour de La Réunion sur l'ensemble des eaux côtières de l'île, tout en conservant un effort homogène sur l'année. Elles sont réalisées selon un protocole standardisé.</text:p>
          </table:table-cell>
          <table:table-cell office:value-type="string" calcext:value-type="string">
            <text:p>Prospections de cétacés par Globice</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REU <text:s text:c="15"/></text:p>
          </table:table-cell>
          <table:table-cell office:value-type="string" calcext:value-type="string">
            <text:p>Mixte</text:p>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6834</text:p>
          </table:table-cell>
          <table:table-cell office:value-type="string" calcext:value-type="string">
            <text:p>https://inpn.mnhn.fr/mtd/cadre/export/xml/GetRecordById?id=74034A9C-170F-074A-E053-2614A8C024AF</text:p>
          </table:table-cell>
          <table:table-cell table:number-columns-repeated="50"/>
        </table:table-row>
        <table:table-row table:style-name="ro1">
          <table:table-cell office:value-type="string" calcext:value-type="string">
            <text:p>4A9DDA1F-B617-3E13-E053-2614A8C02B7C</text:p>
          </table:table-cell>
          <table:table-cell office:value-type="string" calcext:value-type="string">
            <text:p>31/12/2012</text:p>
          </table:table-cell>
          <table:table-cell office:value-type="string" calcext:value-type="string">
            <text:p>01/01/2000</text:p>
          </table:table-cell>
          <table:table-cell office:value-type="string" calcext:value-type="string">
            <text:p>Amélioration de la connaissance des taxons présents dans les forêts publiques.</text:p>
            <text:p>Données issues du logiciel de gestion BDN, combinant à la fois des données protocolées et des observations opportunistes faites par les agents en forêt publique.</text:p>
          </table:table-cell>
          <table:table-cell office:value-type="string" calcext:value-type="string">
            <text:p>Données ONF faune-flore-fonge</text:p>
          </table:table-cell>
          <table:table-cell office:value-type="string" calcext:value-type="string">
            <text:p>National</text:p>
          </table:table-cell>
          <table:table-cell office:value-type="string" calcext:value-type="string">
            <text:p>Regroupements et autres études</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77</text:p>
          </table:table-cell>
          <table:table-cell office:value-type="string" calcext:value-type="string">
            <text:p>https://inpn.mnhn.fr/mtd/cadre/export/xml/GetRecordById?id=4A9DDA1F-B617-3E13-E053-2614A8C02B7C</text:p>
          </table:table-cell>
          <table:table-cell table:number-columns-repeated="50"/>
        </table:table-row>
        <table:table-row table:style-name="ro1">
          <table:table-cell office:value-type="string" calcext:value-type="string">
            <text:p>4A9DDA1F-B6E6-3E13-E053-2614A8C02B7C</text:p>
          </table:table-cell>
          <table:table-cell office:value-type="string" calcext:value-type="string">
            <text:p>01/05/2016</text:p>
          </table:table-cell>
          <table:table-cell/>
          <table:table-cell office:value-type="string" calcext:value-type="string">
            <text:p>Données ajoutées à la suite de la relecture des cartes créées en février 2016. Permet de mettre à jour certaines mailles.</text:p>
            <text:p>Données issues d'organismes différents</text:p>
          </table:table-cell>
          <table:table-cell office:value-type="string" calcext:value-type="string">
            <text:p>Données supplémentaires Atlas des Mammifères marins</text:p>
          </table:table-cell>
          <table:table-cell office:value-type="string" calcext:value-type="string">
            <text:p>Inter-régional terrestre, ou région marine</text:p>
          </table:table-cell>
          <table:table-cell office:value-type="string" calcext:value-type="string">
            <text:p>Regroupements et autres études</text:p>
          </table:table-cell>
          <table:table-cell/>
          <table:table-cell office:value-type="string" calcext:value-type="string">
            <text:p>METROP,GUF,MTQ,GLP,MAF,BLM,SPM,MYT,REU,NCL,WLF,PYF,CLI,EPA,SUBANT,TADL <text:s text:c="15"/></text:p>
          </table:table-cell>
          <table:table-cell office:value-type="string" calcext:value-type="string">
            <text:p>Publique</text:p>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915</text:p>
          </table:table-cell>
          <table:table-cell office:value-type="string" calcext:value-type="string">
            <text:p>https://inpn.mnhn.fr/mtd/cadre/export/xml/GetRecordById?id=4A9DDA1F-B6E6-3E13-E053-2614A8C02B7C</text:p>
          </table:table-cell>
          <table:table-cell table:number-columns-repeated="50"/>
        </table:table-row>
        <table:table-row table:style-name="ro1">
          <table:table-cell office:value-type="string" calcext:value-type="string">
            <text:p>4A9DDA1F-B5EF-3E13-E053-2614A8C02B7C</text:p>
          </table:table-cell>
          <table:table-cell office:value-type="string" calcext:value-type="string">
            <text:p>31/12/1984</text:p>
          </table:table-cell>
          <table:table-cell office:value-type="string" calcext:value-type="string">
            <text:p>01/01/1978</text:p>
          </table:table-cell>
          <table:table-cell office:value-type="string" calcext:value-type="string">
            <text:p>L'objectif de cet inventaire est de rassembler un jeu exhaustif de données sur l'ensemble des espèces présentes en France métropolitaine.</text:p>
          </table:table-cell>
          <table:table-cell office:value-type="string" calcext:value-type="string">
            <text:p>Inventaire des mammifères de France métropolitaine</text:p>
          </table:table-cell>
          <table:table-cell office:value-type="string" calcext:value-type="string">
            <text:p>National</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5</text:p>
          </table:table-cell>
          <table:table-cell office:value-type="string" calcext:value-type="string">
            <text:p>https://inpn.mnhn.fr/mtd/cadre/export/xml/GetRecordById?id=4A9DDA1F-B5EF-3E13-E053-2614A8C02B7C</text:p>
          </table:table-cell>
          <table:table-cell table:number-columns-repeated="50"/>
        </table:table-row>
        <table:table-row table:style-name="ro1">
          <table:table-cell office:value-type="string" calcext:value-type="string">
            <text:p>4A9DDA1F-B6DE-3E13-E053-2614A8C02B7C</text:p>
          </table:table-cell>
          <table:table-cell/>
          <table:table-cell office:value-type="string" calcext:value-type="string">
            <text:p>03/12/2015</text:p>
          </table:table-cell>
          <table:table-cell office:value-type="string" calcext:value-type="string">
            <text:p>Echange de données élémentaires d'échange entre plateforme régionale et plateforme nationale</text:p>
          </table:table-cell>
          <table:table-cell office:value-type="string" calcext:value-type="string">
            <text:p>Données de la plateforme régionale SINP DREAL Bourgogne</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14</text:p>
          </table:table-cell>
          <table:table-cell office:value-type="string" calcext:value-type="string">
            <text:p>https://inpn.mnhn.fr/mtd/cadre/export/xml/GetRecordById?id=4A9DDA1F-B6DE-3E13-E053-2614A8C02B7C</text:p>
          </table:table-cell>
          <table:table-cell table:number-columns-repeated="50"/>
        </table:table-row>
        <table:table-row table:style-name="ro1">
          <table:table-cell office:value-type="string" calcext:value-type="string">
            <text:p>65B786CB-F77E-66FF-E053-2614A8C00C2E</text:p>
          </table:table-cell>
          <table:table-cell/>
          <table:table-cell office:value-type="string" calcext:value-type="string">
            <text:p>01/07/2017</text:p>
          </table:table-cell>
          <table:table-cell office:value-type="string" calcext:value-type="string">
            <text:p>Les "données naturalistes opportunistes VisioNature" regroupent l’ensemble des données «tout-venant» collectées via les systèmes d’information en ligne d'observations naturalistes, typiquement via l’interface VisioNature et son interface mobile NaturaList développées par la société Biolovision. Le terme « opportunistes » fait référence au caractère « tout-venant » des données extraites des bases VisioNature (données opportunistes et données protocolées).</text:p>
            <text:p>Ces systèmes regroupent à la fois les observations naturalistes dites opportunistes, occurrences ponctuelles d’un taxon, et les observations naturalistes issues d'enquêtes faunistiques, suivis et/ou inventaires protocolés qui profitent soit de modules de saisie dédiés ou de codes études permettant de les identifier.</text:p>
          </table:table-cell>
          <table:table-cell office:value-type="string" calcext:value-type="string">
            <text:p>Données naturalistes opportunistes Faune-France</text:p>
          </table:table-cell>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Mixte</text:p>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3334</text:p>
          </table:table-cell>
          <table:table-cell office:value-type="string" calcext:value-type="string">
            <text:p>https://inpn.mnhn.fr/mtd/cadre/export/xml/GetRecordById?id=65B786CB-F77E-66FF-E053-2614A8C00C2E</text:p>
          </table:table-cell>
          <table:table-cell table:number-columns-repeated="50"/>
        </table:table-row>
        <table:table-row table:style-name="ro1">
          <table:table-cell office:value-type="string" calcext:value-type="string">
            <text:p>4B288174-F16B-4338-E053-2614A8C07BAF</text:p>
          </table:table-cell>
          <table:table-cell/>
          <table:table-cell office:value-type="string" calcext:value-type="string">
            <text:p>01/01/1996</text:p>
          </table:table-cell>
          <table:table-cell office:value-type="string" calcext:value-type="string">
            <text:p>Inventaire de répartition, suivis temporels, recherches et études en écologie, regroupement de données, autres études et programme .</text:p>
          </table:table-cell>
          <table:table-cell office:value-type="string" calcext:value-type="string">
            <text:p>Données faune, flore et fonge du Conservatoire des espaces naturels du Nord Pas-de-Calais</text:p>
          </table:table-cell>
          <table:table-cell office:value-type="string" calcext:value-type="string">
            <text:p>Régional terrestre, ou sous-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353</text:p>
          </table:table-cell>
          <table:table-cell office:value-type="string" calcext:value-type="string">
            <text:p>https://inpn.mnhn.fr/mtd/cadre/export/xml/GetRecordById?id=4B288174-F16B-4338-E053-2614A8C07BAF</text:p>
          </table:table-cell>
          <table:table-cell table:number-columns-repeated="50"/>
        </table:table-row>
        <table:table-row table:style-name="ro1">
          <table:table-cell office:value-type="string" calcext:value-type="string">
            <text:p>55B6397C-2AD1-7457-E053-2614A8C0FB88</text:p>
          </table:table-cell>
          <table:table-cell table:number-columns-repeated="2"/>
          <table:table-cell office:value-type="string" calcext:value-type="string">
            <text:p>Données de la base de données du bureau d'études Ecosphère (convention d'échange) collectées lors d'études diverses: dossiers réglementaires, expertises écologiques, inventaires naturalistes …</text:p>
          </table:table-cell>
          <table:table-cell office:value-type="string" calcext:value-type="string">
            <text:p>Données du bureau d'études Ecosphère</text:p>
          </table:table-cell>
          <table:table-cell office:value-type="string" calcext:value-type="string">
            <text:p>National</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2173</text:p>
          </table:table-cell>
          <table:table-cell office:value-type="string" calcext:value-type="string">
            <text:p>https://inpn.mnhn.fr/mtd/cadre/export/xml/GetRecordById?id=55B6397C-2AD1-7457-E053-2614A8C0FB88</text:p>
          </table:table-cell>
          <table:table-cell table:number-columns-repeated="50"/>
        </table:table-row>
        <table:table-row table:style-name="ro1">
          <table:table-cell office:value-type="string" calcext:value-type="string">
            <text:p>4A9DDA1F-B5F8-3E13-E053-2614A8C02B7C</text:p>
          </table:table-cell>
          <table:table-cell office:value-type="string" calcext:value-type="string">
            <text:p>17/06/2019</text:p>
          </table:table-cell>
          <table:table-cell office:value-type="string" calcext:value-type="string">
            <text:p>04/10/1973</text:p>
          </table:table-cell>
          <table:table-cell office:value-type="string" calcext:value-type="string">
            <text:p>Synthèse de toutes les données récoltées par les agents du Parc National des Écrins dans différents protocoles et programmes</text:p>
          </table:table-cell>
          <table:table-cell office:value-type="string" calcext:value-type="string">
            <text:p>Faune et flore du Parc National des Ecrins</text:p>
          </table:table-cell>
          <table:table-cell office:value-type="string" calcext:value-type="string">
            <text:p>Régional terrestre, ou sous-région marine</text:p>
          </table:table-cell>
          <table:table-cell office:value-type="string" calcext:value-type="string">
            <text:p>Inventaire espèce,Regroupements et autres études</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46</text:p>
          </table:table-cell>
          <table:table-cell office:value-type="string" calcext:value-type="string">
            <text:p>https://inpn.mnhn.fr/mtd/cadre/export/xml/GetRecordById?id=4A9DDA1F-B5F8-3E13-E053-2614A8C02B7C</text:p>
          </table:table-cell>
          <table:table-cell table:number-columns-repeated="50"/>
        </table:table-row>
        <table:table-row table:style-name="ro1">
          <table:table-cell office:value-type="string" calcext:value-type="string">
            <text:p>4A9DDA1F-B62A-3E13-E053-2614A8C02B7C</text:p>
          </table:table-cell>
          <table:table-cell office:value-type="string" calcext:value-type="string">
            <text:p>01/12/2012</text:p>
          </table:table-cell>
          <table:table-cell office:value-type="string" calcext:value-type="string">
            <text:p>01/10/2009</text:p>
          </table:table-cell>
          <table:table-cell office:value-type="string" calcext:value-type="string">
            <text:p>Données du Parc amazonien de Guyane collecté par les agents et les patenaires du Parc national</text:p>
          </table:table-cell>
          <table:table-cell office:value-type="string" calcext:value-type="string">
            <text:p>Données du Parc amazonien de Guyane</text:p>
          </table:table-cell>
          <table:table-cell office:value-type="string" calcext:value-type="string">
            <text:p>Régional terrestre, ou sous-région marine</text:p>
          </table:table-cell>
          <table:table-cell office:value-type="string" calcext:value-type="string">
            <text:p>Regroupements et autres études</text:p>
          </table:table-cell>
          <table:table-cell/>
          <table:table-cell office:value-type="string" calcext:value-type="string">
            <text:p>GUF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98</text:p>
          </table:table-cell>
          <table:table-cell office:value-type="string" calcext:value-type="string">
            <text:p>https://inpn.mnhn.fr/mtd/cadre/export/xml/GetRecordById?id=4A9DDA1F-B62A-3E13-E053-2614A8C02B7C</text:p>
          </table:table-cell>
          <table:table-cell table:number-columns-repeated="50"/>
        </table:table-row>
        <table:table-row table:style-name="ro1">
          <table:table-cell office:value-type="string" calcext:value-type="string">
            <text:p>4AC7434B-F9F3-2CB1-E053-2614A8C05366</text:p>
          </table:table-cell>
          <table:table-cell/>
          <table:table-cell office:value-type="string" calcext:value-type="string">
            <text:p>01/01/1966</text:p>
          </table:table-cell>
          <table:table-cell office:value-type="string" calcext:value-type="string">
            <text:p>Sigogne : Pérennisation dans le long terme des données produites, Consolidation et pluridisciplinarité de la connaissance, Traçabilité du parcours des données, de la production à sa diffusion</text:p>
          </table:table-cell>
          <table:table-cell office:value-type="string" calcext:value-type="string">
            <text:p>Données issues du portail Sigogne - Franche Comté</text:p>
          </table:table-cell>
          <table:table-cell office:value-type="string" calcext:value-type="string">
            <text:p>Régional terrestre, ou sous-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753</text:p>
          </table:table-cell>
          <table:table-cell office:value-type="string" calcext:value-type="string">
            <text:p>https://inpn.mnhn.fr/mtd/cadre/export/xml/GetRecordById?id=4AC7434B-F9F3-2CB1-E053-2614A8C05366</text:p>
          </table:table-cell>
          <table:table-cell table:number-columns-repeated="50"/>
        </table:table-row>
        <table:table-row table:style-name="ro1">
          <table:table-cell office:value-type="string" calcext:value-type="string">
            <text:p>4A9DDA1F-B6B3-3E13-E053-2614A8C02B7C</text:p>
          </table:table-cell>
          <table:table-cell office:value-type="string" calcext:value-type="string">
            <text:p>31/12/2016</text:p>
          </table:table-cell>
          <table:table-cell office:value-type="string" calcext:value-type="string">
            <text:p>01/01/1997</text:p>
          </table:table-cell>
          <table:table-cell office:value-type="string" calcext:value-type="string">
            <text:p>Initié en 2012, le partenariat PatriNat-Eurovia a pour objectif d’apporter au premier carrier de France, un appui scientifique et technique afin de lui permettre de mieux appréhender les enjeux environnementaux affiliés aux sites d’extraction, infrastructures de transport et chantiers dont il possède la gestion.</text:p>
          </table:table-cell>
          <table:table-cell office:value-type="string" calcext:value-type="string">
            <text:p>Compte-cardobs convention Eurovia</text:p>
          </table:table-cell>
          <table:table-cell office:value-type="string" calcext:value-type="string">
            <text:p>National</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rivé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42</text:p>
          </table:table-cell>
          <table:table-cell office:value-type="string" calcext:value-type="string">
            <text:p>https://inpn.mnhn.fr/mtd/cadre/export/xml/GetRecordById?id=4A9DDA1F-B6B3-3E13-E053-2614A8C02B7C</text:p>
          </table:table-cell>
          <table:table-cell table:number-columns-repeated="50"/>
        </table:table-row>
        <table:table-row table:style-name="ro1">
          <table:table-cell office:value-type="string" calcext:value-type="string">
            <text:p>86430107-8AC4-7287-E053-5014A8C09186</text:p>
          </table:table-cell>
          <table:table-cell office:value-type="string" calcext:value-type="string">
            <text:p>31/12/2018</text:p>
          </table:table-cell>
          <table:table-cell office:value-type="string" calcext:value-type="string">
            <text:p>01/01/2015</text:p>
          </table:table-cell>
          <table:table-cell office:value-type="string" calcext:value-type="string">
            <text:p>La DIR Centre-Est a mis en œuvre de 2015 à 2018 un protocole de recensement des collisions entre la faune sauvage et les véhicules sur son réseau routier. Les agents responsables de l'entretien des routes effectuent des patrouilles régulières (quasi-quotidiennes) sur le réseau routier géré par la DIR et notent les carcasses d'animaux présents sur la chaussée. Les données sont transmises une fois par an à l'UMS Patrinat, qui en fait une analyse, dans le but de détecter des zones de conflit faune/route. Une convention de collaboration (SJ N°47-15) a cadré le partenariat entre la DIR Centre-Est et l'UMS Patrinat.</text:p>
          </table:table-cell>
          <table:table-cell office:value-type="string" calcext:value-type="string">
            <text:p>Protocole de recensement des collisions entre la faune sauvage et les véhicules de la Direction interdépartementale des routes Centre-Est</text:p>
          </table:table-cell>
          <table:table-cell office:value-type="string" calcext:value-type="string">
            <text:p>Inter-régional terrestre, ou région marine</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4856</text:p>
          </table:table-cell>
          <table:table-cell office:value-type="string" calcext:value-type="string">
            <text:p>https://inpn.mnhn.fr/mtd/cadre/export/xml/GetRecordById?id=86430107-8AC4-7287-E053-5014A8C09186</text:p>
          </table:table-cell>
          <table:table-cell table:number-columns-repeated="50"/>
        </table:table-row>
        <table:table-row table:style-name="ro1">
          <table:table-cell office:value-type="string" calcext:value-type="string">
            <text:p>4A9DDA1F-B6DA-3E13-E053-2614A8C02B7C</text:p>
          </table:table-cell>
          <table:table-cell/>
          <table:table-cell office:value-type="string" calcext:value-type="string">
            <text:p>01/11/2002</text:p>
          </table:table-cell>
          <table:table-cell office:value-type="string" calcext:value-type="string">
            <text:p>Les suivis télémétriques sont réalisés dans le cadre de programmes de recherche sur l'écologie des mammifères marins menés par l'équipe Prédateurs Marins (CNRS UMR 7372) du Centre d'Etudes Biologiques de Chizé. Ces données sont collectées afin d'étudier le comportement alimentaire des individus pour comprendre comment <text:s/>les variations climatiques et océanographiques affectent leurs populations.</text:p>
          </table:table-cell>
          <table:table-cell office:value-type="string" calcext:value-type="string">
            <text:p>Suivis télémétriques des pinnipèdes dans les TAAF du Centre d'Etudes Biologiques de Chizé</text:p>
          </table:table-cell>
          <table:table-cell office:value-type="string" calcext:value-type="string">
            <text:p>Inter-régional terrestre, ou région marine</text:p>
          </table:table-cell>
          <table:table-cell office:value-type="string" calcext:value-type="string">
            <text:p>Evolution temporelle</text:p>
          </table:table-cell>
          <table:table-cell/>
          <table:table-cell office:value-type="string" calcext:value-type="string">
            <text:p>TADL,SUBANT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355</text:p>
          </table:table-cell>
          <table:table-cell office:value-type="string" calcext:value-type="string">
            <text:p>https://inpn.mnhn.fr/mtd/cadre/export/xml/GetRecordById?id=4A9DDA1F-B6DA-3E13-E053-2614A8C02B7C</text:p>
          </table:table-cell>
          <table:table-cell table:number-columns-repeated="50"/>
        </table:table-row>
        <table:table-row table:style-name="ro1">
          <table:table-cell office:value-type="string" calcext:value-type="string">
            <text:p>4A9DDA1F-B682-3E13-E053-2614A8C02B7C</text:p>
          </table:table-cell>
          <table:table-cell table:number-columns-repeated="2"/>
          <table:table-cell office:value-type="string" calcext:value-type="string">
            <text:p>SILENE est un outil public et collectif au service de la prise en compte de la biodiversité. Soutenu par la DREAL et le Conseil Régional, il associe de nombreux partenaires et contributeurs régionaux. Il est développé et administré par les conservatoires (CBNMED ; CBNA ; CEN). Ensemble, ils partagent un cadre commun de référence : charte SILENE et principes de gouvernance.</text:p>
          </table:table-cell>
          <table:table-cell office:value-type="string" calcext:value-type="string">
            <text:p>SILENE-FAUNE-PACA</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Mixt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673</text:p>
          </table:table-cell>
          <table:table-cell office:value-type="string" calcext:value-type="string">
            <text:p>https://inpn.mnhn.fr/mtd/cadre/export/xml/GetRecordById?id=4A9DDA1F-B682-3E13-E053-2614A8C02B7C</text:p>
          </table:table-cell>
          <table:table-cell table:number-columns-repeated="50"/>
        </table:table-row>
        <table:table-row table:style-name="ro1">
          <table:table-cell office:value-type="string" calcext:value-type="string">
            <text:p>4A9DDA1F-B64D-3E13-E053-2614A8C02B7C</text:p>
          </table:table-cell>
          <table:table-cell office:value-type="string" calcext:value-type="string">
            <text:p>31/12/2014</text:p>
          </table:table-cell>
          <table:table-cell office:value-type="string" calcext:value-type="string">
            <text:p>01/01/1995</text:p>
          </table:table-cell>
          <table:table-cell office:value-type="string" calcext:value-type="string">
            <text:p>Recensement de Cétacés <text:s/>de Nouvelle-Calédonie par différents moyens, transects aériens, suivi focaux, opportuniste</text:p>
          </table:table-cell>
          <table:table-cell office:value-type="string" calcext:value-type="string">
            <text:p>Distribution des Cétacés et Siréniens dans les eaux de Nouvelle-Calédonie</text:p>
          </table:table-cell>
          <table:table-cell office:value-type="string" calcext:value-type="string">
            <text:p>Départemental, ou secteur marin</text:p>
          </table:table-cell>
          <table:table-cell office:value-type="string" calcext:value-type="string">
            <text:p>Inventaire espèce</text:p>
          </table:table-cell>
          <table:table-cell/>
          <table:table-cell office:value-type="string" calcext:value-type="string">
            <text:p>NCL,WLF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77</text:p>
          </table:table-cell>
          <table:table-cell office:value-type="string" calcext:value-type="string">
            <text:p>https://inpn.mnhn.fr/mtd/cadre/export/xml/GetRecordById?id=4A9DDA1F-B64D-3E13-E053-2614A8C02B7C</text:p>
          </table:table-cell>
          <table:table-cell table:number-columns-repeated="50"/>
        </table:table-row>
        <table:table-row table:style-name="ro1">
          <table:table-cell office:value-type="string" calcext:value-type="string">
            <text:p>4A9DDA1F-B6CB-3E13-E053-2614A8C02B7C</text:p>
          </table:table-cell>
          <table:table-cell/>
          <table:table-cell office:value-type="string" calcext:value-type="string">
            <text:p>01/01/2001</text:p>
          </table:table-cell>
          <table:table-cell office:value-type="string" calcext:value-type="string">
            <text:p>Globice est une association qui étudie, entre autre, le peuplement des cétacés de La Réunion. L’association effectue en moyenne trois sorties d’observation en mer par semaine au cours desquelles ils appliquent le protocole suivant : relevés de position par GPS, identification des espèces, prise de données comportementales et photo-identification des individus.</text:p>
            <text:p>D’autres types de prospections en mer sont effectuées par l’association dans le cadre de programmes de recherche.</text:p>
          </table:table-cell>
          <table:table-cell office:value-type="string" calcext:value-type="string">
            <text:p>Données de Mammifères marins de la Réunion de Globice</text:p>
          </table:table-cell>
          <table:table-cell office:value-type="string" calcext:value-type="string">
            <text:p>Départemental, ou secteur marin</text:p>
          </table:table-cell>
          <table:table-cell office:value-type="string" calcext:value-type="string">
            <text:p>Inventaire espèce</text:p>
          </table:table-cell>
          <table:table-cell/>
          <table:table-cell office:value-type="string" calcext:value-type="string">
            <text:p>REU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64</text:p>
          </table:table-cell>
          <table:table-cell office:value-type="string" calcext:value-type="string">
            <text:p>https://inpn.mnhn.fr/mtd/cadre/export/xml/GetRecordById?id=4A9DDA1F-B6CB-3E13-E053-2614A8C02B7C</text:p>
          </table:table-cell>
          <table:table-cell table:number-columns-repeated="50"/>
        </table:table-row>
        <table:table-row table:style-name="ro1">
          <table:table-cell office:value-type="string" calcext:value-type="string">
            <text:p>4B288174-F166-4338-E053-2614A8C07BAF</text:p>
          </table:table-cell>
          <table:table-cell/>
          <table:table-cell office:value-type="string" calcext:value-type="string">
            <text:p>01/01/1970</text:p>
          </table:table-cell>
          <table:table-cell office:value-type="string" calcext:value-type="string">
            <text:p>Créé en 2009, Clicnat est un logiciel libre développé par Picardie Nature avec le soutien de l’Union européenne, de la DREAL Picardie, de la Région Picardie, du Conseil général de l’Aisne et du Conseil général de la Somme. Clicnat est un outil qui compile des données collectées de manière opportuniste, des données collectées dans le cadre d'enquêtes et suivis spécifiques et des données bibliographiques.</text:p>
          </table:table-cell>
          <table:table-cell office:value-type="string" calcext:value-type="string">
            <text:p>CLICNAT- Base de données naturaliste picarde</text:p>
          </table:table-cell>
          <table:table-cell office:value-type="string" calcext:value-type="string">
            <text:p>Régional terrestre, ou sous-région marine</text:p>
          </table:table-cell>
          <table:table-cell office:value-type="string" calcext:value-type="string">
            <text:p>Inventaire espèce,Regroupements et autres études</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413</text:p>
          </table:table-cell>
          <table:table-cell office:value-type="string" calcext:value-type="string">
            <text:p>https://inpn.mnhn.fr/mtd/cadre/export/xml/GetRecordById?id=4B288174-F166-4338-E053-2614A8C07BAF</text:p>
          </table:table-cell>
          <table:table-cell table:number-columns-repeated="50"/>
        </table:table-row>
        <table:table-row table:style-name="ro1">
          <table:table-cell office:value-type="string" calcext:value-type="string">
            <text:p>4A9DDA1F-B6E5-3E13-E053-2614A8C02B7C</text:p>
          </table:table-cell>
          <table:table-cell/>
          <table:table-cell office:value-type="string" calcext:value-type="string">
            <text:p>01/01/2006</text:p>
          </table:table-cell>
          <table:table-cell office:value-type="string" calcext:value-type="string">
            <text:p>Mis en place par le Centre d'Ecologie et des Sciences de la Conservation (CESCO) du Muséum national d’Histoire naturelle, Vigie-Chiro est le programme de suivi des communautés de chiroptères en France</text:p>
          </table:table-cell>
          <table:table-cell office:value-type="string" calcext:value-type="string">
            <text:p>Vigie-Chiro</text:p>
          </table:table-cell>
          <table:table-cell office:value-type="string" calcext:value-type="string">
            <text:p>National</text:p>
          </table:table-cell>
          <table:table-cell office:value-type="string" calcext:value-type="string">
            <text:p>Evolution temporell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914</text:p>
          </table:table-cell>
          <table:table-cell office:value-type="string" calcext:value-type="string">
            <text:p>https://inpn.mnhn.fr/mtd/cadre/export/xml/GetRecordById?id=4A9DDA1F-B6E5-3E13-E053-2614A8C02B7C</text:p>
          </table:table-cell>
          <table:table-cell table:number-columns-repeated="50"/>
        </table:table-row>
        <table:table-row table:style-name="ro1">
          <table:table-cell office:value-type="string" calcext:value-type="string">
            <text:p>4A9DDA1F-B645-3E13-E053-2614A8C02B7C</text:p>
          </table:table-cell>
          <table:table-cell/>
          <table:table-cell office:value-type="string" calcext:value-type="string">
            <text:p>01/01/2008</text:p>
          </table:table-cell>
          <table:table-cell office:value-type="string" calcext:value-type="string">
            <text:p>Au-delà de la prise en compte de la biodiversité dans les activités des aménageurs, industriels, gestionnaires d’espaces, etc., les conventions partenariales du Service du patrimoine naturel sur la biodiversité participent à l’amélioration des connaissances globales en la matière sur le territoire national. Ainsi, plusieurs milliers de données sont produites chaque année.</text:p>
          </table:table-cell>
          <table:table-cell office:value-type="string" calcext:value-type="string">
            <text:p>Conventions d'étude sur la biodiversité française - Partenariats du Service du patrimoine naturel</text:p>
          </table:table-cell>
          <table:table-cell office:value-type="string" calcext:value-type="string">
            <text:p>National</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208</text:p>
          </table:table-cell>
          <table:table-cell office:value-type="string" calcext:value-type="string">
            <text:p>https://inpn.mnhn.fr/mtd/cadre/export/xml/GetRecordById?id=4A9DDA1F-B645-3E13-E053-2614A8C02B7C</text:p>
          </table:table-cell>
          <table:table-cell table:number-columns-repeated="50"/>
        </table:table-row>
        <table:table-row table:style-name="ro1">
          <table:table-cell office:value-type="string" calcext:value-type="string">
            <text:p>4A9DDA1F-B62C-3E13-E053-2614A8C02B7C</text:p>
          </table:table-cell>
          <table:table-cell/>
          <table:table-cell office:value-type="string" calcext:value-type="string">
            <text:p>01/01/2012</text:p>
          </table:table-cell>
          <table:table-cell office:value-type="string" calcext:value-type="string">
            <text:p>Enquête nationale participative lancée en 2012 par JL. Chapuis et visant à suivre l'évolution des populations d'écureuils roux (Sciurus vulgaris), d'écureuils de Corée (Tamias sibiricus, introduit) et d'écureuils à ventre rouge (Callosciurus erythraeus, introduit)</text:p>
            <text:p/>
            <text:p>La majorité des données sont postérieures à 2012, mais toutes les observations antérieures au lancement ont été compilées également (la donnée la plus ancienne date de 1977).</text:p>
          </table:table-cell>
          <table:table-cell office:value-type="string" calcext:value-type="string">
            <text:p>Enquêtes sur les écureuils de France</text:p>
          </table:table-cell>
          <table:table-cell office:value-type="string" calcext:value-type="string">
            <text:p>National</text:p>
          </table:table-cell>
          <table:table-cell office:value-type="string" calcext:value-type="string">
            <text:p>Inventaire espèce,Evolution temporell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03</text:p>
          </table:table-cell>
          <table:table-cell office:value-type="string" calcext:value-type="string">
            <text:p>https://inpn.mnhn.fr/mtd/cadre/export/xml/GetRecordById?id=4A9DDA1F-B62C-3E13-E053-2614A8C02B7C</text:p>
          </table:table-cell>
          <table:table-cell table:number-columns-repeated="50"/>
        </table:table-row>
        <table:table-row table:style-name="ro1">
          <table:table-cell office:value-type="string" calcext:value-type="string">
            <text:p>4A9DDA1F-B6CE-3E13-E053-2614A8C02B7C</text:p>
          </table:table-cell>
          <table:table-cell table:number-columns-repeated="2"/>
          <table:table-cell office:value-type="string" calcext:value-type="string">
            <text:p>Données de l'association des Réserves Naturelles de France</text:p>
          </table:table-cell>
          <table:table-cell office:value-type="string" calcext:value-type="string">
            <text:p>Réserves Naturelles de France (RNF)</text:p>
          </table:table-cell>
          <table:table-cell office:value-type="string" calcext:value-type="string">
            <text:p>National</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70</text:p>
          </table:table-cell>
          <table:table-cell office:value-type="string" calcext:value-type="string">
            <text:p>https://inpn.mnhn.fr/mtd/cadre/export/xml/GetRecordById?id=4A9DDA1F-B6CE-3E13-E053-2614A8C02B7C</text:p>
          </table:table-cell>
          <table:table-cell table:number-columns-repeated="50"/>
        </table:table-row>
        <table:table-row table:style-name="ro1">
          <table:table-cell office:value-type="string" calcext:value-type="string">
            <text:p>4A9DDA1F-B5FD-3E13-E053-2614A8C02B7C</text:p>
          </table:table-cell>
          <table:table-cell table:number-columns-repeated="2"/>
          <table:table-cell table:number-columns-repeated="2" office:value-type="string" calcext:value-type="string">
            <text:p>Données issues du portail GBIF international concernant le territoire français et produites par un organisme non français.</text:p>
          </table:table-cell>
          <table:table-cell office:value-type="string" calcext:value-type="string">
            <text:p>International</text:p>
          </table:table-cell>
          <table:table-cell office:value-type="string" calcext:value-type="string">
            <text:p>Regroupements et autres études</text:p>
          </table:table-cell>
          <table:table-cell/>
          <table:table-cell office:value-type="string" calcext:value-type="string">
            <text:p>METROP,GLP <text:s text:c="15"/></text:p>
          </table:table-cell>
          <table:table-cell office:value-type="string" calcext:value-type="string">
            <text:p>Publique</text:p>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87</text:p>
          </table:table-cell>
          <table:table-cell office:value-type="string" calcext:value-type="string">
            <text:p>https://inpn.mnhn.fr/mtd/cadre/export/xml/GetRecordById?id=4A9DDA1F-B5FD-3E13-E053-2614A8C02B7C</text:p>
          </table:table-cell>
          <table:table-cell table:number-columns-repeated="50"/>
        </table:table-row>
        <table:table-row table:style-name="ro1">
          <table:table-cell office:value-type="string" calcext:value-type="string">
            <text:p>4A9DDA1F-B6D8-3E13-E053-2614A8C02B7C</text:p>
          </table:table-cell>
          <table:table-cell/>
          <table:table-cell office:value-type="string" calcext:value-type="string">
            <text:p>01/01/1982</text:p>
          </table:table-cell>
          <table:table-cell office:value-type="string" calcext:value-type="string">
            <text:p>Données d’occurrence des observations de mammifères marins collectées dans le cadre de l'observatoire à long-terme du programme Ornitho-Eco (Institut Polaire Français - IPEV) <text:s/>sur les campagnes <text:s/>en mer dans les Terres Australes et Antarctiques Françaises (date, position, espèce)</text:p>
          </table:table-cell>
          <table:table-cell office:value-type="string" calcext:value-type="string">
            <text:p>Observatoire à long-terme du programme Ornitho-Eco (Institut Polaire Français - IPEV) <text:s/>sur les campagnes en mer dans les Terres Australes et Antarctiques Françaises</text:p>
          </table:table-cell>
          <table:table-cell office:value-type="string" calcext:value-type="string">
            <text:p>Inter-régional terrestre, ou région marine</text:p>
          </table:table-cell>
          <table:table-cell office:value-type="string" calcext:value-type="string">
            <text:p>Evolution temporelle,Regroupements et autres études</text:p>
          </table:table-cell>
          <table:table-cell/>
          <table:table-cell office:value-type="string" calcext:value-type="string">
            <text:p>TADL,MYT,REU,EPA,SUBANT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313</text:p>
          </table:table-cell>
          <table:table-cell office:value-type="string" calcext:value-type="string">
            <text:p>https://inpn.mnhn.fr/mtd/cadre/export/xml/GetRecordById?id=4A9DDA1F-B6D8-3E13-E053-2614A8C02B7C</text:p>
          </table:table-cell>
          <table:table-cell table:number-columns-repeated="50"/>
        </table:table-row>
        <table:table-row table:style-name="ro1">
          <table:table-cell office:value-type="string" calcext:value-type="string">
            <text:p>66CF6855-2A27-7BF3-E053-2614A8C0F202</text:p>
          </table:table-cell>
          <table:table-cell/>
          <table:table-cell office:value-type="string" calcext:value-type="string">
            <text:p>01/01/2006</text:p>
          </table:table-cell>
          <table:table-cell office:value-type="string" calcext:value-type="string">
            <text:p>Données compilées par la DREAL dans le cadre de la mise en place du SINP</text:p>
          </table:table-cell>
          <table:table-cell office:value-type="string" calcext:value-type="string">
            <text:p>Dreal Occitanie- Base Biodiv SINP</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3353</text:p>
          </table:table-cell>
          <table:table-cell office:value-type="string" calcext:value-type="string">
            <text:p>https://inpn.mnhn.fr/mtd/cadre/export/xml/GetRecordById?id=66CF6855-2A27-7BF3-E053-2614A8C0F202</text:p>
          </table:table-cell>
          <table:table-cell table:number-columns-repeated="50"/>
        </table:table-row>
        <table:table-row table:style-name="ro1">
          <table:table-cell office:value-type="string" calcext:value-type="string">
            <text:p>4A9DDA1F-B6A7-3E13-E053-2614A8C02B7C</text:p>
          </table:table-cell>
          <table:table-cell/>
          <table:table-cell office:value-type="string" calcext:value-type="string">
            <text:p>22/04/2015</text:p>
          </table:table-cell>
          <table:table-cell office:value-type="string" calcext:value-type="string">
            <text:p>Jeux de données provenant de la base de données CETTIA du Système d'Information sur la Nature et les Paysages d'Ile de France. Il concerne la faune à l'exception des insectes.</text:p>
          </table:table-cell>
          <table:table-cell office:value-type="string" calcext:value-type="string">
            <text:p>Système d'Information sur la Nature et les Paysages d'Ile de France</text:p>
          </table:table-cell>
          <table:table-cell office:value-type="string" calcext:value-type="string">
            <text:p>Régional terrestre, ou sous-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53</text:p>
          </table:table-cell>
          <table:table-cell office:value-type="string" calcext:value-type="string">
            <text:p>https://inpn.mnhn.fr/mtd/cadre/export/xml/GetRecordById?id=4A9DDA1F-B6A7-3E13-E053-2614A8C02B7C</text:p>
          </table:table-cell>
          <table:table-cell table:number-columns-repeated="50"/>
        </table:table-row>
        <table:table-row table:style-name="ro1">
          <table:table-cell office:value-type="string" calcext:value-type="string">
            <text:p>4A9DDA1F-B64F-3E13-E053-2614A8C02B7C</text:p>
          </table:table-cell>
          <table:table-cell office:value-type="string" calcext:value-type="string">
            <text:p>31/12/2010</text:p>
          </table:table-cell>
          <table:table-cell office:value-type="string" calcext:value-type="string">
            <text:p>01/01/2004</text:p>
          </table:table-cell>
          <table:table-cell office:value-type="string" calcext:value-type="string">
            <text:p>Étude sur les Cétacés de Mayotte entre 2004 et 2010</text:p>
          </table:table-cell>
          <table:table-cell office:value-type="string" calcext:value-type="string">
            <text:p>Études sur les Cétacés de Mayotte</text:p>
          </table:table-cell>
          <table:table-cell office:value-type="string" calcext:value-type="string">
            <text:p>Départemental, ou secteur marin</text:p>
          </table:table-cell>
          <table:table-cell office:value-type="string" calcext:value-type="string">
            <text:p>Regroupements et autres études</text:p>
          </table:table-cell>
          <table:table-cell/>
          <table:table-cell office:value-type="string" calcext:value-type="string">
            <text:p>MYT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84</text:p>
          </table:table-cell>
          <table:table-cell office:value-type="string" calcext:value-type="string">
            <text:p>https://inpn.mnhn.fr/mtd/cadre/export/xml/GetRecordById?id=4A9DDA1F-B64F-3E13-E053-2614A8C02B7C</text:p>
          </table:table-cell>
          <table:table-cell table:number-columns-repeated="50"/>
        </table:table-row>
        <table:table-row table:style-name="ro1">
          <table:table-cell office:value-type="string" calcext:value-type="string">
            <text:p>4A9DDA1F-B660-3E13-E053-2614A8C02B7C</text:p>
          </table:table-cell>
          <table:table-cell office:value-type="string" calcext:value-type="string">
            <text:p>31/12/1989</text:p>
          </table:table-cell>
          <table:table-cell office:value-type="string" calcext:value-type="string">
            <text:p>01/01/1985</text:p>
          </table:table-cell>
          <table:table-cell office:value-type="string" calcext:value-type="string">
            <text:p>L'objectif de cet inventaire est de rassembler un jeu de données de référence sur les tableaux de chasse des espèces présentes en France métropolitaine.</text:p>
            <text:p>Il a été achevé en 1989 et repris par l'ONCFS sous une autre forme.</text:p>
          </table:table-cell>
          <table:table-cell office:value-type="string" calcext:value-type="string">
            <text:p>Fichier communal des ongulés</text:p>
          </table:table-cell>
          <table:table-cell office:value-type="string" calcext:value-type="string">
            <text:p>National</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9</text:p>
          </table:table-cell>
          <table:table-cell office:value-type="string" calcext:value-type="string">
            <text:p>https://inpn.mnhn.fr/mtd/cadre/export/xml/GetRecordById?id=4A9DDA1F-B660-3E13-E053-2614A8C02B7C</text:p>
          </table:table-cell>
          <table:table-cell table:number-columns-repeated="50"/>
        </table:table-row>
        <table:table-row table:style-name="ro1">
          <table:table-cell office:value-type="string" calcext:value-type="string">
            <text:p>72481C94-1CCA-0314-E053-2614A8C0DD4B</text:p>
          </table:table-cell>
          <table:table-cell/>
          <table:table-cell office:value-type="string" calcext:value-type="string">
            <text:p>01/01/2011</text:p>
          </table:table-cell>
          <table:table-cell office:value-type="string" calcext:value-type="string">
            <text:p>données chiroptères issues de la plate-forme www.faune-reunion.fr (outil Biolovision), mise en place en 2012 par la Société d'études ornithologiques de La Réunion (SEOR) dans le cadre de financements européens (pojet Life + CAP DOM : https://lifecapdom.org/).</text:p>
          </table:table-cell>
          <table:table-cell office:value-type="string" calcext:value-type="string">
            <text:p>Observations fortuites de chauves-souris dans Faune-Réunion</text:p>
          </table:table-cell>
          <table:table-cell office:value-type="string" calcext:value-type="string">
            <text:p>Régional terrestre, ou sous-région marine</text:p>
          </table:table-cell>
          <table:table-cell office:value-type="string" calcext:value-type="string">
            <text:p>Inventaire espèce,Regroupements et autres études</text:p>
          </table:table-cell>
          <table:table-cell/>
          <table:table-cell office:value-type="string" calcext:value-type="string">
            <text:p>REU <text:s text:c="15"/></text:p>
          </table:table-cell>
          <table:table-cell office:value-type="string" calcext:value-type="string">
            <text:p>Non financé</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6298</text:p>
          </table:table-cell>
          <table:table-cell office:value-type="string" calcext:value-type="string">
            <text:p>https://inpn.mnhn.fr/mtd/cadre/export/xml/GetRecordById?id=72481C94-1CCA-0314-E053-2614A8C0DD4B</text:p>
          </table:table-cell>
          <table:table-cell table:number-columns-repeated="50"/>
        </table:table-row>
        <table:table-row table:style-name="ro1">
          <table:table-cell office:value-type="string" calcext:value-type="string">
            <text:p>865583CC-9731-7285-E053-5014A8C003CB</text:p>
          </table:table-cell>
          <table:table-cell/>
          <table:table-cell office:value-type="string" calcext:value-type="string">
            <text:p>01/01/2017</text:p>
          </table:table-cell>
          <table:table-cell office:value-type="string" calcext:value-type="string">
            <text:p>La DIR Méditerranée met en œuvre un protocole de recensement des collisions entre la faune sauvage et les véhicules sur son réseau routier. Les agents responsables de l'entretien des routes effectuent des patrouilles régulières (quasi-quotidiennes) sur le réseau routier géré par la DIR et notent les carcasses d'animaux présents sur la chaussée. Les données sont transmises une fois par an à l'UMS Patrinat, qui en fait une analyse, dans le but de détecter des zones de conflit faune/route. Une convention de collaboration (SJ N°338-16) cadre le partenariat entre la DIR Méditerranée et l'UMS Patrinat.</text:p>
          </table:table-cell>
          <table:table-cell office:value-type="string" calcext:value-type="string">
            <text:p>Protocole de recensement des collisions entre la faune sauvage et les véhicules de la Direction interdépartementale des routes Méditerranée</text:p>
          </table:table-cell>
          <table:table-cell office:value-type="string" calcext:value-type="string">
            <text:p>Inter-régional terrestre, ou région marine</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4855</text:p>
          </table:table-cell>
          <table:table-cell office:value-type="string" calcext:value-type="string">
            <text:p>https://inpn.mnhn.fr/mtd/cadre/export/xml/GetRecordById?id=865583CC-9731-7285-E053-5014A8C003CB</text:p>
          </table:table-cell>
          <table:table-cell table:number-columns-repeated="50"/>
        </table:table-row>
        <table:table-row table:style-name="ro1">
          <table:table-cell office:value-type="string" calcext:value-type="string">
            <text:p>4A9DDA1F-B659-3E13-E053-2614A8C02B7C</text:p>
          </table:table-cell>
          <table:table-cell office:value-type="string" calcext:value-type="string">
            <text:p>31/12/2013</text:p>
          </table:table-cell>
          <table:table-cell office:value-type="string" calcext:value-type="string">
            <text:p>01/01/1961</text:p>
          </table:table-cell>
          <table:table-cell office:value-type="string" calcext:value-type="string">
            <text:p>Mutualisation des données existantes non centralisées et inventaires complémentaires axées sur les espèces remarquables pour répondre aux objectifs du programme CarNET B (Cartographie Nationale des Enjeux Territorialisés de Biodiversité Remarquable)</text:p>
          </table:table-cell>
          <table:table-cell office:value-type="string" calcext:value-type="string">
            <text:p>Programme CarNET B (Cartographie Nationale des Enjeux Territorialisés de Biodiversité Remarquable)</text:p>
          </table:table-cell>
          <table:table-cell office:value-type="string" calcext:value-type="string">
            <text:p>Inter-régional terrestre, ou région marine</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1</text:p>
          </table:table-cell>
          <table:table-cell office:value-type="string" calcext:value-type="string">
            <text:p>https://inpn.mnhn.fr/mtd/cadre/export/xml/GetRecordById?id=4A9DDA1F-B659-3E13-E053-2614A8C02B7C</text:p>
          </table:table-cell>
          <table:table-cell table:number-columns-repeated="50"/>
        </table:table-row>
        <table:table-row table:style-name="ro1">
          <table:table-cell office:value-type="string" calcext:value-type="string">
            <text:p>4A9DDA1F-B6E9-3E13-E053-2614A8C02B7C</text:p>
          </table:table-cell>
          <table:table-cell/>
          <table:table-cell office:value-type="string" calcext:value-type="string">
            <text:p>01/01/1992</text:p>
          </table:table-cell>
          <table:table-cell office:value-type="string" calcext:value-type="string">
            <text:p>Données récoltées par le bureau d'étude BIOTOPE selon différents protocoles (IPA, relevés phytosociologiques, transects etc ...) ou aléatoirement dans le cadre des expertises écologiques de terrain menées pour la réalisation de différents dossiers (réglementaire, NATURA2000, diagnostic, recherche, ouvrages etc ...).</text:p>
          </table:table-cell>
          <table:table-cell office:value-type="string" calcext:value-type="string">
            <text:p>Activité générale du bureau d'étude BIOTOPE (1994 - 2013)</text:p>
          </table:table-cell>
          <table:table-cell office:value-type="string" calcext:value-type="string">
            <text:p>National</text:p>
          </table:table-cell>
          <table:table-cell office:value-type="string" calcext:value-type="string">
            <text:p>Regroupements et autres études</text:p>
          </table:table-cell>
          <table:table-cell/>
          <table:table-cell office:value-type="string" calcext:value-type="string">
            <text:p>METROP,GUF,MTQ,GLP,MYT,REU,NCL <text:s text:c="15"/></text:p>
          </table:table-cell>
          <table:table-cell office:value-type="string" calcext:value-type="string">
            <text:p>Mixte</text:p>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973</text:p>
          </table:table-cell>
          <table:table-cell office:value-type="string" calcext:value-type="string">
            <text:p>https://inpn.mnhn.fr/mtd/cadre/export/xml/GetRecordById?id=4A9DDA1F-B6E9-3E13-E053-2614A8C02B7C</text:p>
          </table:table-cell>
          <table:table-cell table:number-columns-repeated="50"/>
        </table:table-row>
        <table:table-row table:style-name="ro1">
          <table:table-cell office:value-type="string" calcext:value-type="string">
            <text:p>4A9DDA1F-B652-3E13-E053-2614A8C02B7C</text:p>
          </table:table-cell>
          <table:table-cell/>
          <table:table-cell office:value-type="string" calcext:value-type="string">
            <text:p>22/12/0999</text:p>
          </table:table-cell>
          <table:table-cell office:value-type="string" calcext:value-type="string">
            <text:p>Données de répartition historiques ou actuelles transmises par l'ONCFS pour l'INPN</text:p>
          </table:table-cell>
          <table:table-cell office:value-type="string" calcext:value-type="string">
            <text:p>Données ONCFS</text:p>
          </table:table-cell>
          <table:table-cell office:value-type="string" calcext:value-type="string">
            <text:p>National</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14</text:p>
          </table:table-cell>
          <table:table-cell office:value-type="string" calcext:value-type="string">
            <text:p>https://inpn.mnhn.fr/mtd/cadre/export/xml/GetRecordById?id=4A9DDA1F-B652-3E13-E053-2614A8C02B7C</text:p>
          </table:table-cell>
          <table:table-cell table:number-columns-repeated="50"/>
        </table:table-row>
        <table:table-row table:style-name="ro1">
          <table:table-cell office:value-type="string" calcext:value-type="string">
            <text:p>4A9DDA1F-B62B-3E13-E053-2614A8C02B7C</text:p>
          </table:table-cell>
          <table:table-cell/>
          <table:table-cell office:value-type="string" calcext:value-type="string">
            <text:p>01/01/2013</text:p>
          </table:table-cell>
          <table:table-cell office:value-type="string" calcext:value-type="string">
            <text:p>Transmission des données des collections du Muséum national d'Histoire naturelle dans le cadre de la connexion entre les bases de données des Collections du MNHN et de l'INPN. Cette transmission se fait en partenariat avec la Direction des Collections et la Direction des Systèmes d'Information.</text:p>
          </table:table-cell>
          <table:table-cell office:value-type="string" calcext:value-type="string">
            <text:p>Données des collections du MNHN</text:p>
          </table:table-cell>
          <table:table-cell office:value-type="string" calcext:value-type="string">
            <text:p>International</text:p>
          </table:table-cell>
          <table:table-cell office:value-type="string" calcext:value-type="string">
            <text:p>Regroupements et autres études</text:p>
          </table:table-cell>
          <table:table-cell/>
          <table:table-cell office:value-type="string" calcext:value-type="string">
            <text:p>METROP,GUF,MTQ,GLP,MAF,BLM,SPM,MYT,REU,NCL,WLF,PYF,CLI,EPA,SUBANT <text:s text:c="15"/></text:p>
          </table:table-cell>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101</text:p>
          </table:table-cell>
          <table:table-cell office:value-type="string" calcext:value-type="string">
            <text:p>https://inpn.mnhn.fr/mtd/cadre/export/xml/GetRecordById?id=4A9DDA1F-B62B-3E13-E053-2614A8C02B7C</text:p>
          </table:table-cell>
          <table:table-cell table:number-columns-repeated="50"/>
        </table:table-row>
        <table:table-row table:style-name="ro1">
          <table:table-cell office:value-type="string" calcext:value-type="string">
            <text:p>4A9DDA1F-B621-3E13-E053-2614A8C02B7C</text:p>
          </table:table-cell>
          <table:table-cell/>
          <table:table-cell office:value-type="string" calcext:value-type="string">
            <text:p>25/06/2013</text:p>
          </table:table-cell>
          <table:table-cell office:value-type="string" calcext:value-type="string">
            <text:p>Inventaires faune, flore, géologie, habitat lors des sorties du Service du Patrimoine naturel / UMS PatriNat</text:p>
          </table:table-cell>
          <table:table-cell office:value-type="string" calcext:value-type="string">
            <text:p>Inventaires naturalistes du Service du Patrimoine naturel / UMS PatriNat</text:p>
          </table:table-cell>
          <table:table-cell office:value-type="string" calcext:value-type="string">
            <text:p>National</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89</text:p>
          </table:table-cell>
          <table:table-cell office:value-type="string" calcext:value-type="string">
            <text:p>https://inpn.mnhn.fr/mtd/cadre/export/xml/GetRecordById?id=4A9DDA1F-B621-3E13-E053-2614A8C02B7C</text:p>
          </table:table-cell>
          <table:table-cell table:number-columns-repeated="50"/>
        </table:table-row>
        <table:table-row table:style-name="ro1">
          <table:table-cell office:value-type="string" calcext:value-type="string">
            <text:p>4A9DDA1F-B6B0-3E13-E053-2614A8C02B7C</text:p>
          </table:table-cell>
          <table:table-cell office:value-type="string" calcext:value-type="string">
            <text:p>26/10/2014</text:p>
          </table:table-cell>
          <table:table-cell office:value-type="string" calcext:value-type="string">
            <text:p>01/06/1968</text:p>
          </table:table-cell>
          <table:table-cell office:value-type="string" calcext:value-type="string">
            <text:p>Échanges entre la plateforme régionale Auvergne et la plateforme nationale du Système d'information sur la nature et les paysages (SINP)</text:p>
          </table:table-cell>
          <table:table-cell office:value-type="string" calcext:value-type="string">
            <text:p>Plateforme AUVERGNE-DREAL Auvergne</text:p>
          </table:table-cell>
          <table:table-cell office:value-type="string" calcext:value-type="string">
            <text:p>Régional terrestre, ou sous-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35</text:p>
          </table:table-cell>
          <table:table-cell office:value-type="string" calcext:value-type="string">
            <text:p>https://inpn.mnhn.fr/mtd/cadre/export/xml/GetRecordById?id=4A9DDA1F-B6B0-3E13-E053-2614A8C02B7C</text:p>
          </table:table-cell>
          <table:table-cell table:number-columns-repeated="50"/>
        </table:table-row>
        <table:table-row table:style-name="ro1">
          <table:table-cell office:value-type="string" calcext:value-type="string">
            <text:p>4A9DDA1F-B61D-3E13-E053-2614A8C02B7C</text:p>
          </table:table-cell>
          <table:table-cell office:value-type="string" calcext:value-type="string">
            <text:p>01/12/2013</text:p>
          </table:table-cell>
          <table:table-cell office:value-type="string" calcext:value-type="string">
            <text:p>01/01/1951</text:p>
          </table:table-cell>
          <table:table-cell office:value-type="string" calcext:value-type="string">
            <text:p>Inventaire et suivis d'espèces dans le Parc national des Cévennes. Données récoltées par les agents du Parc national des Cévennes et les partenaires naturalistes.</text:p>
          </table:table-cell>
          <table:table-cell office:value-type="string" calcext:value-type="string">
            <text:p>Données du Parc national des Cévennes</text:p>
          </table:table-cell>
          <table:table-cell office:value-type="string" calcext:value-type="string">
            <text:p>Régional terrestre, ou sous-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94</text:p>
          </table:table-cell>
          <table:table-cell office:value-type="string" calcext:value-type="string">
            <text:p>https://inpn.mnhn.fr/mtd/cadre/export/xml/GetRecordById?id=4A9DDA1F-B61D-3E13-E053-2614A8C02B7C</text:p>
          </table:table-cell>
          <table:table-cell table:number-columns-repeated="50"/>
        </table:table-row>
        <table:table-row table:style-name="ro1">
          <table:table-cell office:value-type="string" calcext:value-type="string">
            <text:p>4A9DDA1F-B6E1-3E13-E053-2614A8C02B7C</text:p>
          </table:table-cell>
          <table:table-cell office:value-type="string" calcext:value-type="string">
            <text:p>29/11/2011</text:p>
          </table:table-cell>
          <table:table-cell office:value-type="string" calcext:value-type="string">
            <text:p>04/09/2007</text:p>
          </table:table-cell>
          <table:table-cell office:value-type="string" calcext:value-type="string">
            <text:p>Observations de Cétacés dans les TAAF (Kerguelen, Crozet, Amsterdam, Saint Paul, Terre Adélie) à chaque ligne pendant le virage par le copec ainsi que des observations opportunistes du copec, et parfois du bord ou du capitaine</text:p>
          </table:table-cell>
          <table:table-cell office:value-type="string" calcext:value-type="string">
            <text:p>Base de Données Pecheker</text:p>
          </table:table-cell>
          <table:table-cell office:value-type="string" calcext:value-type="string">
            <text:p>Inter-régional terrestre, ou région marine</text:p>
          </table:table-cell>
          <table:table-cell office:value-type="string" calcext:value-type="string">
            <text:p>Inventaire espèce</text:p>
          </table:table-cell>
          <table:table-cell/>
          <table:table-cell office:value-type="string" calcext:value-type="string">
            <text:p>SUBANT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553</text:p>
          </table:table-cell>
          <table:table-cell office:value-type="string" calcext:value-type="string">
            <text:p>https://inpn.mnhn.fr/mtd/cadre/export/xml/GetRecordById?id=4A9DDA1F-B6E1-3E13-E053-2614A8C02B7C</text:p>
          </table:table-cell>
          <table:table-cell table:number-columns-repeated="50"/>
        </table:table-row>
        <table:table-row table:style-name="ro1">
          <table:table-cell office:value-type="string" calcext:value-type="string">
            <text:p>4A9DDA1F-B695-3E13-E053-2614A8C02B7C</text:p>
          </table:table-cell>
          <table:table-cell office:value-type="string" calcext:value-type="string">
            <text:p>31/12/2014</text:p>
          </table:table-cell>
          <table:table-cell office:value-type="string" calcext:value-type="string">
            <text:p>01/01/2007</text:p>
          </table:table-cell>
          <table:table-cell office:value-type="string" calcext:value-type="string">
            <text:p>Données de télémétrie Argos concernant les phoques de Weddell en Terre Adélie (données hivernales 2007 à 2009) et données estivales (2011 et 2014).</text:p>
          </table:table-cell>
          <table:table-cell office:value-type="string" calcext:value-type="string">
            <text:p>Suivis télémétrique des Phoques de Weddell en Terre Adélie</text:p>
          </table:table-cell>
          <table:table-cell office:value-type="string" calcext:value-type="string">
            <text:p>Inter-régional terrestre, ou région marine</text:p>
          </table:table-cell>
          <table:table-cell office:value-type="string" calcext:value-type="string">
            <text:p>Regroupements et autres études</text:p>
          </table:table-cell>
          <table:table-cell/>
          <table:table-cell office:value-type="string" calcext:value-type="string">
            <text:p>TADL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393</text:p>
          </table:table-cell>
          <table:table-cell office:value-type="string" calcext:value-type="string">
            <text:p>https://inpn.mnhn.fr/mtd/cadre/export/xml/GetRecordById?id=4A9DDA1F-B695-3E13-E053-2614A8C02B7C</text:p>
          </table:table-cell>
          <table:table-cell table:number-columns-repeated="50"/>
        </table:table-row>
        <table:table-row table:style-name="ro1">
          <table:table-cell office:value-type="string" calcext:value-type="string">
            <text:p>4A9DDA1F-B67B-3E13-E053-2614A8C02B7C</text:p>
          </table:table-cell>
          <table:table-cell office:value-type="string" calcext:value-type="string">
            <text:p>31/12/2015</text:p>
          </table:table-cell>
          <table:table-cell office:value-type="string" calcext:value-type="string">
            <text:p>01/01/2011</text:p>
          </table:table-cell>
          <table:table-cell office:value-type="string" calcext:value-type="string">
            <text:p>Données d'observation de dauphin de Commerson de Kerguelen de la Réserve Naturelle des Terres Australes Françaises - Terres Australes et Antarctiques Françaises</text:p>
          </table:table-cell>
          <table:table-cell office:value-type="string" calcext:value-type="string">
            <text:p>Données de Dauphin de Commerson de Kerguelen de la Réserve Naturelle des TAAF</text:p>
          </table:table-cell>
          <table:table-cell office:value-type="string" calcext:value-type="string">
            <text:p>7</text:p>
          </table:table-cell>
          <table:table-cell office:value-type="string" calcext:value-type="string">
            <text:p>Evolution temporelle</text:p>
          </table:table-cell>
          <table:table-cell/>
          <table:table-cell office:value-type="string" calcext:value-type="string">
            <text:p>SUBANT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80</text:p>
          </table:table-cell>
          <table:table-cell office:value-type="string" calcext:value-type="string">
            <text:p>https://inpn.mnhn.fr/mtd/cadre/export/xml/GetRecordById?id=4A9DDA1F-B67B-3E13-E053-2614A8C02B7C</text:p>
          </table:table-cell>
          <table:table-cell table:number-columns-repeated="50"/>
        </table:table-row>
        <table:table-row table:style-name="ro1">
          <table:table-cell office:value-type="string" calcext:value-type="string">
            <text:p>4A9DDA1F-B64B-3E13-E053-2614A8C02B7C</text:p>
          </table:table-cell>
          <table:table-cell/>
          <table:table-cell office:value-type="string" calcext:value-type="string">
            <text:p>01/01/1994</text:p>
          </table:table-cell>
          <table:table-cell office:value-type="string" calcext:value-type="string">
            <text:p>L'association Kwata travaille sur le suivi de plusieurs espèces présente en Guyane (Lamantin, Loutre, Tapir...)</text:p>
          </table:table-cell>
          <table:table-cell office:value-type="string" calcext:value-type="string">
            <text:p>Données Mammifères de Kwata (Guyane)</text:p>
          </table:table-cell>
          <table:table-cell office:value-type="string" calcext:value-type="string">
            <text:p>Départemental, ou secteur marin</text:p>
          </table:table-cell>
          <table:table-cell office:value-type="string" calcext:value-type="string">
            <text:p>Evolution temporelle</text:p>
          </table:table-cell>
          <table:table-cell/>
          <table:table-cell office:value-type="string" calcext:value-type="string">
            <text:p>GUF <text:s text:c="15"/></text:p>
          </table:table-cell>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163</text:p>
          </table:table-cell>
          <table:table-cell office:value-type="string" calcext:value-type="string">
            <text:p>https://inpn.mnhn.fr/mtd/cadre/export/xml/GetRecordById?id=4A9DDA1F-B64B-3E13-E053-2614A8C02B7C</text:p>
          </table:table-cell>
          <table:table-cell table:number-columns-repeated="50"/>
        </table:table-row>
        <table:table-row table:style-name="ro1">
          <table:table-cell office:value-type="string" calcext:value-type="string">
            <text:p>83E61F84-4B5E-6563-E053-2614A8C019A1</text:p>
          </table:table-cell>
          <table:table-cell/>
          <table:table-cell office:value-type="string" calcext:value-type="string">
            <text:p>20/04/1989</text:p>
          </table:table-cell>
          <table:table-cell office:value-type="string" calcext:value-type="string">
            <text:p>Données naturalistes du CEN Auvergne récoltées dans le cadre de l'intervention du Conservatoire. </text:p>
            <text:p/>
            <text:p>Les protocoles de collecte de ces données sont variés (opportunistes ou standardisés). La majeure partie de ces données a été collectée sur les sites d'intervention du Conservatoire des espaces naturels d'Auvergne, dans le cadre des activités courantes du Conservatoire (réalisation de plans de gestion, suivis d’espèces indicatrices, etc.). Les données ont été récoltée par le CEN, par ses prestataires. Certaines données ont été collectées par les adhérents/bénévoles.</text:p>
          </table:table-cell>
          <table:table-cell office:value-type="string" calcext:value-type="string">
            <text:p>Données naturalistes du CEN Auvergne concernant la Faune, la Flore et la Fonge</text:p>
          </table:table-cell>
          <table:table-cell office:value-type="string" calcext:value-type="string">
            <text:p>Régional terrestre, ou sous-région marine</text:p>
          </table:table-cell>
          <table:table-cell office:value-type="string" calcext:value-type="string">
            <text:p>Inventaire espèce,Regroupements et autres études</text:p>
          </table:table-cell>
          <table:table-cell/>
          <table:table-cell office:value-type="string" calcext:value-type="string">
            <text:p>METROP <text:s text:c="15"/></text:p>
          </table:table-cell>
          <table:table-cell office:value-type="string" calcext:value-type="string">
            <text:p>Mixt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3434</text:p>
          </table:table-cell>
          <table:table-cell office:value-type="string" calcext:value-type="string">
            <text:p>https://inpn.mnhn.fr/mtd/cadre/export/xml/GetRecordById?id=83E61F84-4B5E-6563-E053-2614A8C019A1</text:p>
          </table:table-cell>
          <table:table-cell table:number-columns-repeated="50"/>
        </table:table-row>
        <table:table-row table:style-name="ro1">
          <table:table-cell office:value-type="string" calcext:value-type="string">
            <text:p>4A9DDA1F-B633-3E13-E053-2614A8C02B7C</text:p>
          </table:table-cell>
          <table:table-cell/>
          <table:table-cell office:value-type="string" calcext:value-type="string">
            <text:p>01/01/2011</text:p>
          </table:table-cell>
          <table:table-cell office:value-type="string" calcext:value-type="string">
            <text:p>La Société française pour l’étude et la Protection des Mammifères (SFEPM) et le Muséum national d'Histoire naturelle réalisent un atlas des Mammifères de France, un outil indispensable de synthèse et de connaissances sur les espèces pour améliorer l’information et favoriser le dialogue entre les acteurs de la nature présents sur son territoire.</text:p>
            <text:p>Le dernier atlas des Mammifères de France, publié en 1984 par la SFEPM concernait uniquement la métropole. Plus de 25 ans d’inventaires ont depuis grandement enrichi la connaissance des espèces et leur répartition, tout particulièrement en outre-mer. Grâce à la participation de nombreux contributeurs, la réalisation d’un atlas en plusieurs volumes est nécessaire pour synthétiser les informations sur les mammifères marins.</text:p>
          </table:table-cell>
          <table:table-cell office:value-type="string" calcext:value-type="string">
            <text:p>Inventaire des Mammifères marins de France</text:p>
          </table:table-cell>
          <table:table-cell office:value-type="string" calcext:value-type="string">
            <text:p>National</text:p>
          </table:table-cell>
          <table:table-cell office:value-type="string" calcext:value-type="string">
            <text:p>Inventaire espèce</text:p>
          </table:table-cell>
          <table:table-cell/>
          <table:table-cell office:value-type="string" calcext:value-type="string">
            <text:p>METROP,GUF,MTQ,GLP,MAF,BLM,SPM,MYT,REU,NCL,WLF,PYF,CLI,EPA,SUBANT,TADL <text:s text:c="15"/></text:p>
          </table:table-cell>
          <table:table-cell office:value-type="string" calcext:value-type="string">
            <text:p>Publique</text:p>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50</text:p>
          </table:table-cell>
          <table:table-cell office:value-type="string" calcext:value-type="string">
            <text:p>https://inpn.mnhn.fr/mtd/cadre/export/xml/GetRecordById?id=4A9DDA1F-B633-3E13-E053-2614A8C02B7C</text:p>
          </table:table-cell>
          <table:table-cell table:number-columns-repeated="50"/>
        </table:table-row>
        <table:table-row table:style-name="ro1">
          <table:table-cell office:value-type="string" calcext:value-type="string">
            <text:p>4A9DDA1F-B6B8-3E13-E053-2614A8C02B7C</text:p>
          </table:table-cell>
          <table:table-cell/>
          <table:table-cell office:value-type="string" calcext:value-type="string">
            <text:p>01/06/1994</text:p>
          </table:table-cell>
          <table:table-cell office:value-type="string" calcext:value-type="string">
            <text:p>EcoOcéan <text:s/>Institut <text:s/>est <text:s/>une <text:s/>association de professionnels qui œuvre pour la conservation des vertébrés marins à travers diverses actions de recherche, d’expertise, de formation et d’éducation.</text:p>
          </table:table-cell>
          <table:table-cell office:value-type="string" calcext:value-type="string">
            <text:p>Données EcoOcéan Institut</text:p>
          </table:table-cell>
          <table:table-cell office:value-type="string" calcext:value-type="string">
            <text:p>Inter-régional terrestre, ou 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73</text:p>
          </table:table-cell>
          <table:table-cell office:value-type="string" calcext:value-type="string">
            <text:p>https://inpn.mnhn.fr/mtd/cadre/export/xml/GetRecordById?id=4A9DDA1F-B6B8-3E13-E053-2614A8C02B7C</text:p>
          </table:table-cell>
          <table:table-cell table:number-columns-repeated="50"/>
        </table:table-row>
        <table:table-row table:style-name="ro1">
          <table:table-cell office:value-type="string" calcext:value-type="string">
            <text:p>52F0B9C9-524C-2F80-E053-2614A8C04BB2</text:p>
          </table:table-cell>
          <table:table-cell office:value-type="string" calcext:value-type="string">
            <text:p>31/05/2017</text:p>
          </table:table-cell>
          <table:table-cell/>
          <table:table-cell office:value-type="string" calcext:value-type="string">
            <text:p>Données d'occurrence de taxons faunistiques issues de l’élaboration de documents d’objectifs de sites Natura 2000, d’études diverses, de base de données de partenaires (associations naturalistes, parcs naturels régionaux, établissements publics…), du suivi de sites naturels protégés.</text:p>
          </table:table-cell>
          <table:table-cell office:value-type="string" calcext:value-type="string">
            <text:p>Base de données Faune - DREAL Centre-Val de Loire</text:p>
          </table:table-cell>
          <table:table-cell office:value-type="string" calcext:value-type="string">
            <text:p>Régional terrestre, ou sous-région marine</text:p>
          </table:table-cell>
          <table:table-cell office:value-type="string" calcext:value-type="string">
            <text:p>Inventaire espèce,Inventaire logique espace,Evolution temporelle,Regroupements et autres études</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2113</text:p>
          </table:table-cell>
          <table:table-cell office:value-type="string" calcext:value-type="string">
            <text:p>https://inpn.mnhn.fr/mtd/cadre/export/xml/GetRecordById?id=52F0B9C9-524C-2F80-E053-2614A8C04BB2</text:p>
          </table:table-cell>
          <table:table-cell table:number-columns-repeated="50"/>
        </table:table-row>
        <table:table-row table:style-name="ro1">
          <table:table-cell office:value-type="string" calcext:value-type="string">
            <text:p>4A9DDA1F-B698-3E13-E053-2614A8C02B7C</text:p>
          </table:table-cell>
          <table:table-cell office:value-type="string" calcext:value-type="string">
            <text:p>31/12/2007</text:p>
          </table:table-cell>
          <table:table-cell office:value-type="string" calcext:value-type="string">
            <text:p>01/01/2005</text:p>
          </table:table-cell>
          <table:table-cell office:value-type="string" calcext:value-type="string">
            <text:p>Données d'observations de cétacés issues des campagnes financées par l'Union Européenne dans l'Atlantique, les mers celtiques et la Manche Mer du Nord. Ces campagnes ont été réalisées par l'Observatoire Pelagis en collaboration avec le Sea Mammal Research Unit.</text:p>
          </table:table-cell>
          <table:table-cell office:value-type="string" calcext:value-type="string">
            <text:p>Campagnes aériennes et océanographiques de recensement des cétacés en Atlantique et Manche Mer du Nord</text:p>
          </table:table-cell>
          <table:table-cell office:value-type="string" calcext:value-type="string">
            <text:p>Inter-régional terrestre, ou région marine</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433</text:p>
          </table:table-cell>
          <table:table-cell office:value-type="string" calcext:value-type="string">
            <text:p>https://inpn.mnhn.fr/mtd/cadre/export/xml/GetRecordById?id=4A9DDA1F-B698-3E13-E053-2614A8C02B7C</text:p>
          </table:table-cell>
          <table:table-cell table:number-columns-repeated="50"/>
        </table:table-row>
        <table:table-row table:style-name="ro1">
          <table:table-cell office:value-type="string" calcext:value-type="string">
            <text:p>4A9DDA1F-B623-3E13-E053-2614A8C02B7C</text:p>
          </table:table-cell>
          <table:table-cell table:number-columns-repeated="2"/>
          <table:table-cell office:value-type="string" calcext:value-type="string">
            <text:p>Inventaire et suivis d'espèces dans le Parc national des Pyrénées. Données récoltées par les agents du Parc national et les partenaires naturalistes.</text:p>
          </table:table-cell>
          <table:table-cell office:value-type="string" calcext:value-type="string">
            <text:p>Données du Parc national des Pyrénées</text:p>
          </table:table-cell>
          <table:table-cell office:value-type="string" calcext:value-type="string">
            <text:p>Régional terrestre, ou sous-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95</text:p>
          </table:table-cell>
          <table:table-cell office:value-type="string" calcext:value-type="string">
            <text:p>https://inpn.mnhn.fr/mtd/cadre/export/xml/GetRecordById?id=4A9DDA1F-B623-3E13-E053-2614A8C02B7C</text:p>
          </table:table-cell>
          <table:table-cell table:number-columns-repeated="50"/>
        </table:table-row>
        <table:table-row table:style-name="ro1">
          <table:table-cell office:value-type="string" calcext:value-type="string">
            <text:p>4A9DDA1F-B6A4-3E13-E053-2614A8C02B7C</text:p>
          </table:table-cell>
          <table:table-cell/>
          <table:table-cell office:value-type="string" calcext:value-type="string">
            <text:p>04/02/2008</text:p>
          </table:table-cell>
          <table:table-cell office:value-type="string" calcext:value-type="string">
            <text:p>REMMOA est un programme national vise à améliorer la connaissance des populations de mammifères et oiseaux marins, des raies, requins et tortues marines des espaces océaniques ultramarins.</text:p>
          </table:table-cell>
          <table:table-cell office:value-type="string" calcext:value-type="string">
            <text:p>Campagnes REMMOA (REcensement des Mammifères marins et autre Mégafaune pélagique par Observation Aérienne)</text:p>
          </table:table-cell>
          <table:table-cell office:value-type="string" calcext:value-type="string">
            <text:p>Inter-régional terrestre, ou région marine</text:p>
          </table:table-cell>
          <table:table-cell office:value-type="string" calcext:value-type="string">
            <text:p>Regroupements et autres études</text:p>
          </table:table-cell>
          <table:table-cell/>
          <table:table-cell office:value-type="string" calcext:value-type="string">
            <text:p>GUF,MTQ,GLP,MAF,MYT,REU,NCL,WLF,PYF,EPA <text:s text:c="15"/></text:p>
          </table:table-cell>
          <table:table-cell office:value-type="string" calcext:value-type="string">
            <text:p>Publique</text:p>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34</text:p>
          </table:table-cell>
          <table:table-cell office:value-type="string" calcext:value-type="string">
            <text:p>https://inpn.mnhn.fr/mtd/cadre/export/xml/GetRecordById?id=4A9DDA1F-B6A4-3E13-E053-2614A8C02B7C</text:p>
          </table:table-cell>
          <table:table-cell table:number-columns-repeated="50"/>
        </table:table-row>
        <table:table-row table:style-name="ro1">
          <table:table-cell office:value-type="string" calcext:value-type="string">
            <text:p>4A9DDA1F-B619-3E13-E053-2614A8C02B7C</text:p>
          </table:table-cell>
          <table:table-cell/>
          <table:table-cell office:value-type="string" calcext:value-type="string">
            <text:p>19/04/2007</text:p>
          </table:table-cell>
          <table:table-cell office:value-type="string" calcext:value-type="string">
            <text:p>L'objectif est de restranscrire les données de la bibliographie scientifique ou naturaliste sur l'INPN. Ce travail est principalement lié au programme TAXREF (référentiel taxonomique pour la faune, la flore et la fonge de France métropolitaine et outre-mer), notamment dans l'objectif de documenter leur présence sur le territoire français. Les principales espèces visées sont les espèces récemment décrites, souvent endémiques, dont les seules données disponibles sont justement les données diffusées dans la description originale.</text:p>
          </table:table-cell>
          <table:table-cell office:value-type="string" calcext:value-type="string">
            <text:p>Bibliographie de la faune, la flore et la fonge de France métropolitaine et outre-mer</text:p>
          </table:table-cell>
          <table:table-cell office:value-type="string" calcext:value-type="string">
            <text:p>National</text:p>
          </table:table-cell>
          <table:table-cell office:value-type="string" calcext:value-type="string">
            <text:p>Regroupements et autres études</text:p>
          </table:table-cell>
          <table:table-cell/>
          <table:table-cell office:value-type="string" calcext:value-type="string">
            <text:p>METROP,GUF,MTQ,GLP,MAF,BLM,SPM,MYT,REU,NCL,WLF,PYF,CLI,EPA,SUBANT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97</text:p>
          </table:table-cell>
          <table:table-cell office:value-type="string" calcext:value-type="string">
            <text:p>https://inpn.mnhn.fr/mtd/cadre/export/xml/GetRecordById?id=4A9DDA1F-B619-3E13-E053-2614A8C02B7C</text:p>
          </table:table-cell>
          <table:table-cell table:number-columns-repeated="50"/>
        </table:table-row>
        <table:table-row table:style-name="ro1">
          <table:table-cell office:value-type="string" calcext:value-type="string">
            <text:p>4A9DDA1F-B656-3E13-E053-2614A8C02B7C</text:p>
          </table:table-cell>
          <table:table-cell table:number-columns-repeated="2"/>
          <table:table-cell office:value-type="string" calcext:value-type="string">
            <text:p>Observation à bord d'un ferry PRIDE OF BILBAO</text:p>
          </table:table-cell>
          <table:table-cell office:value-type="string" calcext:value-type="string">
            <text:p>Données Mammifères marins ORCA</text:p>
          </table:table-cell>
          <table:table-cell office:value-type="string" calcext:value-type="string">
            <text:p>Inter-régional terrestre, ou région marine</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013</text:p>
          </table:table-cell>
          <table:table-cell office:value-type="string" calcext:value-type="string">
            <text:p>https://inpn.mnhn.fr/mtd/cadre/export/xml/GetRecordById?id=4A9DDA1F-B656-3E13-E053-2614A8C02B7C</text:p>
          </table:table-cell>
          <table:table-cell table:number-columns-repeated="50"/>
        </table:table-row>
        <table:table-row table:style-name="ro1">
          <table:table-cell office:value-type="string" calcext:value-type="string">
            <text:p>4A9DDA1F-B63A-3E13-E053-2614A8C02B7C</text:p>
          </table:table-cell>
          <table:table-cell office:value-type="string" calcext:value-type="string">
            <text:p>03/01/2014</text:p>
          </table:table-cell>
          <table:table-cell office:value-type="string" calcext:value-type="string">
            <text:p>30/04/1999</text:p>
          </table:table-cell>
          <table:table-cell office:value-type="string" calcext:value-type="string">
            <text:p>Ce jeu de données d'observations est issu des suivis télémétriques par balises Argos des phoques gris réalisés par Océanopolis et l'Université de La Rochelle, en collaboration avec l'ONCFS et le Sea Mammal Research Unit.</text:p>
          </table:table-cell>
          <table:table-cell office:value-type="string" calcext:value-type="string">
            <text:p>Suivis télémétriques de phoques gris par Océanopolis et l'Université de La Rochelle</text:p>
          </table:table-cell>
          <table:table-cell office:value-type="string" calcext:value-type="string">
            <text:p>Régional terrestre, ou sous-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81</text:p>
          </table:table-cell>
          <table:table-cell office:value-type="string" calcext:value-type="string">
            <text:p>https://inpn.mnhn.fr/mtd/cadre/export/xml/GetRecordById?id=4A9DDA1F-B63A-3E13-E053-2614A8C02B7C</text:p>
          </table:table-cell>
          <table:table-cell table:number-columns-repeated="50"/>
        </table:table-row>
        <table:table-row table:style-name="ro1">
          <table:table-cell office:value-type="string" calcext:value-type="string">
            <text:p>4A9DDA1F-B6A8-3E13-E053-2614A8C02B7C</text:p>
          </table:table-cell>
          <table:table-cell/>
          <table:table-cell office:value-type="string" calcext:value-type="string">
            <text:p>01/01/2007</text:p>
          </table:table-cell>
          <table:table-cell office:value-type="string" calcext:value-type="string">
            <text:p>La C.M.N.F. est une association de protection de la nature (loi 1901), au service des mammifères sauvages du Nord-Pas de Calais et réalise des études de terrain sur diverses espèces de mammifères sauvages présents dans le Nord Pas-de-Calais.</text:p>
          </table:table-cell>
          <table:table-cell office:value-type="string" calcext:value-type="string">
            <text:p>Coordination Mammalogique du Nord de la France (CMNF)</text:p>
          </table:table-cell>
          <table:table-cell office:value-type="string" calcext:value-type="string">
            <text:p>Inter-régional terrestre, ou 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171</text:p>
          </table:table-cell>
          <table:table-cell office:value-type="string" calcext:value-type="string">
            <text:p>https://inpn.mnhn.fr/mtd/cadre/export/xml/GetRecordById?id=4A9DDA1F-B6A8-3E13-E053-2614A8C02B7C</text:p>
          </table:table-cell>
          <table:table-cell table:number-columns-repeated="50"/>
        </table:table-row>
        <table:table-row table:style-name="ro1">
          <table:table-cell office:value-type="string" calcext:value-type="string">
            <text:p>4A9DDA1F-B67A-3E13-E053-2614A8C02B7C</text:p>
          </table:table-cell>
          <table:table-cell/>
          <table:table-cell office:value-type="string" calcext:value-type="string">
            <text:p>21/06/1993</text:p>
          </table:table-cell>
          <table:table-cell office:value-type="string" calcext:value-type="string">
            <text:p>Observations opportunistes de mammifères marins en Bretagne récoltées par Océanopolis</text:p>
          </table:table-cell>
          <table:table-cell office:value-type="string" calcext:value-type="string">
            <text:p>Océanopolis</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78</text:p>
          </table:table-cell>
          <table:table-cell office:value-type="string" calcext:value-type="string">
            <text:p>https://inpn.mnhn.fr/mtd/cadre/export/xml/GetRecordById?id=4A9DDA1F-B67A-3E13-E053-2614A8C02B7C</text:p>
          </table:table-cell>
          <table:table-cell table:number-columns-repeated="50"/>
        </table:table-row>
        <table:table-row table:style-name="ro1">
          <table:table-cell office:value-type="string" calcext:value-type="string">
            <text:p>6386AA2E-7596-5FE3-E053-2614A8C00573</text:p>
          </table:table-cell>
          <table:table-cell table:number-columns-repeated="2"/>
          <table:table-cell office:value-type="string" calcext:value-type="string">
            <text:p>Données des réserves naturelles nationales gérées par la Ligue pour la protection des oiseaux (LPO)</text:p>
          </table:table-cell>
          <table:table-cell office:value-type="string" calcext:value-type="string">
            <text:p>Données LPO Réserves Naturelles Nationales</text:p>
          </table:table-cell>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2813</text:p>
          </table:table-cell>
          <table:table-cell office:value-type="string" calcext:value-type="string">
            <text:p>https://inpn.mnhn.fr/mtd/cadre/export/xml/GetRecordById?id=6386AA2E-7596-5FE3-E053-2614A8C00573</text:p>
          </table:table-cell>
          <table:table-cell table:number-columns-repeated="50"/>
        </table:table-row>
        <table:table-row table:style-name="ro1">
          <table:table-cell office:value-type="string" calcext:value-type="string">
            <text:p>4A9DDA1F-B6D9-3E13-E053-2614A8C02B7C</text:p>
          </table:table-cell>
          <table:table-cell/>
          <table:table-cell office:value-type="string" calcext:value-type="string">
            <text:p>01/01/1972</text:p>
          </table:table-cell>
          <table:table-cell office:value-type="string" calcext:value-type="string">
            <text:p>Le RNE, Réseau National Echouages, mis en place en 1972, en est le principal outil de suivi. Il est constitué de correspondants locaux qui se tiennent prêts à intervenir lors d’un échouage de mammifère marin. Ces derniers pouvant être des associations, des organismes d’état, des collectivités ou encore des particuliers bénévoles. Ils sont répartis sur toute la façade maritime française.</text:p>
          </table:table-cell>
          <table:table-cell office:value-type="string" calcext:value-type="string">
            <text:p>Réseau National Echouages de mammifères marins</text:p>
          </table:table-cell>
          <table:table-cell office:value-type="string" calcext:value-type="string">
            <text:p>National</text:p>
          </table:table-cell>
          <table:table-cell office:value-type="string" calcext:value-type="string">
            <text:p>Inventaire espèce,Evaluation interaction</text:p>
          </table:table-cell>
          <table:table-cell/>
          <table:table-cell office:value-type="string" calcext:value-type="string">
            <text:p>METROP,GUF,MTQ,GLP,MAF,BLM,SPM,MYT,REU,NCL,WLF,PYF,EPA,SUBANT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333</text:p>
          </table:table-cell>
          <table:table-cell office:value-type="string" calcext:value-type="string">
            <text:p>https://inpn.mnhn.fr/mtd/cadre/export/xml/GetRecordById?id=4A9DDA1F-B6D9-3E13-E053-2614A8C02B7C</text:p>
          </table:table-cell>
          <table:table-cell table:number-columns-repeated="50"/>
        </table:table-row>
        <table:table-row table:style-name="ro1">
          <table:table-cell office:value-type="string" calcext:value-type="string">
            <text:p>4A9DDA1F-B697-3E13-E053-2614A8C02B7C</text:p>
          </table:table-cell>
          <table:table-cell office:value-type="string" calcext:value-type="string">
            <text:p>01/01/2009</text:p>
          </table:table-cell>
          <table:table-cell office:value-type="string" calcext:value-type="string">
            <text:p>01/01/2004</text:p>
          </table:table-cell>
          <table:table-cell office:value-type="string" calcext:value-type="string">
            <text:p>Plusieurs campagnes d'observations de cétacés à partir de navires de pêches: PETRACET/PROCET et OBSMAM : PETRACET/PROCET de 2004 à 2005 et OBSMAM de 2006 à 2009</text:p>
          </table:table-cell>
          <table:table-cell office:value-type="string" calcext:value-type="string">
            <text:p>Campagnes d'observateurs embarqués sur navires de pêche : campagnes PETRACET/PROCET et OBSMAM</text:p>
          </table:table-cell>
          <table:table-cell office:value-type="string" calcext:value-type="string">
            <text:p>Inter-régional terrestre, ou région marine</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414</text:p>
          </table:table-cell>
          <table:table-cell office:value-type="string" calcext:value-type="string">
            <text:p>https://inpn.mnhn.fr/mtd/cadre/export/xml/GetRecordById?id=4A9DDA1F-B697-3E13-E053-2614A8C02B7C</text:p>
          </table:table-cell>
          <table:table-cell table:number-columns-repeated="50"/>
        </table:table-row>
        <table:table-row table:style-name="ro1">
          <table:table-cell office:value-type="string" calcext:value-type="string">
            <text:p>70E30B29-CBEB-398F-E053-2614A8C0FE2C</text:p>
          </table:table-cell>
          <table:table-cell office:value-type="string" calcext:value-type="string">
            <text:p>10/03/2012</text:p>
          </table:table-cell>
          <table:table-cell office:value-type="string" calcext:value-type="string">
            <text:p>05/06/2008</text:p>
          </table:table-cell>
          <table:table-cell office:value-type="string" calcext:value-type="string">
            <text:p>Etude financé en grande partie par les maîtres d’ouvrage. Une partie financée par la DIREN Réunion</text:p>
          </table:table-cell>
          <table:table-cell office:value-type="string" calcext:value-type="string">
            <text:p>Suivi des roussettes noires (Pteropus niger) à La Réunion : synthèses des données historiques, suivis 2009-2012 et données d’enquêtes</text:p>
          </table:table-cell>
          <table:table-cell office:value-type="string" calcext:value-type="string">
            <text:p>Départemental, ou secteur marin</text:p>
          </table:table-cell>
          <table:table-cell office:value-type="string" calcext:value-type="string">
            <text:p>Inventaire espèce,Evolution temporelle</text:p>
          </table:table-cell>
          <table:table-cell/>
          <table:table-cell office:value-type="string" calcext:value-type="string">
            <text:p>REU <text:s text:c="15"/></text:p>
          </table:table-cell>
          <table:table-cell office:value-type="string" calcext:value-type="string">
            <text:p>Mixt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634</text:p>
          </table:table-cell>
          <table:table-cell office:value-type="string" calcext:value-type="string">
            <text:p>https://inpn.mnhn.fr/mtd/cadre/export/xml/GetRecordById?id=70E30B29-CBEB-398F-E053-2614A8C0FE2C</text:p>
          </table:table-cell>
          <table:table-cell table:number-columns-repeated="50"/>
        </table:table-row>
        <table:table-row table:style-name="ro1">
          <table:table-cell office:value-type="string" calcext:value-type="string">
            <text:p>6B38DF84-3004-38DF-E053-2614A8C09B0F</text:p>
          </table:table-cell>
          <table:table-cell table:number-columns-repeated="2"/>
          <table:table-cell office:value-type="string" calcext:value-type="string">
            <text:p>Le réseau Natura 2000 est un réseau d'espaces naturels gérés en application des Directives habitats et OIseaux. Les informations sur la présence d'espèces et d'habitats naturels d'intérêt communautaire au sein de ces sites sont saisies dans des formulaires standards de données qui sont ensuite compilées dans une base de données Natura 2000 nationale.</text:p>
          </table:table-cell>
          <table:table-cell office:value-type="string" calcext:value-type="string">
            <text:p>Données d'occurrences issues des Formulaires standards de données des sites Natura 2000</text:p>
          </table:table-cell>
          <table:table-cell office:value-type="string" calcext:value-type="string">
            <text:p>National</text:p>
          </table:table-cell>
          <table:table-cell office:value-type="string" calcext:value-type="string">
            <text:p>Inventaire espèce,Inventaire habitat centré,Inventaire logique espa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4033</text:p>
          </table:table-cell>
          <table:table-cell office:value-type="string" calcext:value-type="string">
            <text:p>https://inpn.mnhn.fr/mtd/cadre/export/xml/GetRecordById?id=6B38DF84-3004-38DF-E053-2614A8C09B0F</text:p>
          </table:table-cell>
          <table:table-cell table:number-columns-repeated="50"/>
        </table:table-row>
        <table:table-row table:style-name="ro1">
          <table:table-cell office:value-type="string" calcext:value-type="string">
            <text:p>4A9DDA1F-B69C-3E13-E053-2614A8C02B7C</text:p>
          </table:table-cell>
          <table:table-cell/>
          <table:table-cell office:value-type="string" calcext:value-type="string">
            <text:p>01/01/1980</text:p>
          </table:table-cell>
          <table:table-cell office:value-type="string" calcext:value-type="string">
            <text:p>null</text:p>
          </table:table-cell>
          <table:table-cell office:value-type="string" calcext:value-type="string">
            <text:p>Données du CEN Picardie concernant la Faune, la Flore et la Fonge</text:p>
          </table:table-cell>
          <table:table-cell office:value-type="string" calcext:value-type="string">
            <text:p>Régional terrestre, ou sous-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333</text:p>
          </table:table-cell>
          <table:table-cell office:value-type="string" calcext:value-type="string">
            <text:p>https://inpn.mnhn.fr/mtd/cadre/export/xml/GetRecordById?id=4A9DDA1F-B69C-3E13-E053-2614A8C02B7C</text:p>
          </table:table-cell>
          <table:table-cell table:number-columns-repeated="50"/>
        </table:table-row>
        <table:table-row table:style-name="ro1">
          <table:table-cell office:value-type="string" calcext:value-type="string">
            <text:p>4A9DDA1F-B68C-3E13-E053-2614A8C02B7C</text:p>
          </table:table-cell>
          <table:table-cell table:number-columns-repeated="2"/>
          <table:table-cell office:value-type="string" calcext:value-type="string">
            <text:p>Le réseau Loup-Lynx est animé au plan scientifique et technique à l’échelon régional par l’ONCFS, et au plan administratif et logistique à l’échelon départemental par les Directions départementales des territoires et de la mer (DDT-M). Basé sur un système participatif, il est ouvert à tous les partenaires intéressés. Il est actuellement composé d’environ 3 000 correspondants, dont presque 70 % d’agents de l’État (notamment ONCFS, ONF, parcs nationaux, DDT-M), 10 % de représentants du monde cynégétique, 10 % de celui de la protection de la nature, 2 % de ceux du monde agricole et de particuliers ne se réclamant d’aucune affiliation. Une formation est nécessaire pour devenir correspondant du réseau. Elle est dispensée par l’ONCFS de façon à répartir la pression d’observation sur le terrain de manière aussi opérationnelle et homogène que nécessaire.</text:p>
          </table:table-cell>
          <table:table-cell office:value-type="string" calcext:value-type="string">
            <text:p>Réseau loup-lynx</text:p>
          </table:table-cell>
          <table:table-cell office:value-type="string" calcext:value-type="string">
            <text:p>National</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294</text:p>
          </table:table-cell>
          <table:table-cell office:value-type="string" calcext:value-type="string">
            <text:p>https://inpn.mnhn.fr/mtd/cadre/export/xml/GetRecordById?id=4A9DDA1F-B68C-3E13-E053-2614A8C02B7C</text:p>
          </table:table-cell>
          <table:table-cell table:number-columns-repeated="50"/>
        </table:table-row>
        <table:table-row table:style-name="ro1">
          <table:table-cell office:value-type="string" calcext:value-type="string">
            <text:p>4A9DDA1F-B5F1-3E13-E053-2614A8C02B7C</text:p>
          </table:table-cell>
          <table:table-cell office:value-type="string" calcext:value-type="string">
            <text:p>31/12/1925</text:p>
          </table:table-cell>
          <table:table-cell office:value-type="string" calcext:value-type="string">
            <text:p>01/01/1750</text:p>
          </table:table-cell>
          <table:table-cell office:value-type="string" calcext:value-type="string">
            <text:p>L'objectif de cet inventaire est de rassembler un jeu exhaustif de données historiques sur cette espèce en France métropolitaine à partir de dépouillement d'archives.</text:p>
          </table:table-cell>
          <table:table-cell office:value-type="string" calcext:value-type="string">
            <text:p>Répartition historique du loup en France métropolitaine</text:p>
          </table:table-cell>
          <table:table-cell office:value-type="string" calcext:value-type="string">
            <text:p>National</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7</text:p>
          </table:table-cell>
          <table:table-cell office:value-type="string" calcext:value-type="string">
            <text:p>https://inpn.mnhn.fr/mtd/cadre/export/xml/GetRecordById?id=4A9DDA1F-B5F1-3E13-E053-2614A8C02B7C</text:p>
          </table:table-cell>
          <table:table-cell table:number-columns-repeated="50"/>
        </table:table-row>
        <table:table-row table:style-name="ro1">
          <table:table-cell office:value-type="string" calcext:value-type="string">
            <text:p>691CBCAB-11C0-1BC3-E053-2614A8C0797C</text:p>
          </table:table-cell>
          <table:table-cell table:number-columns-repeated="2"/>
          <table:table-cell office:value-type="string" calcext:value-type="string">
            <text:p>Données naturalistes produites par l'association Indre Nature</text:p>
          </table:table-cell>
          <table:table-cell office:value-type="string" calcext:value-type="string">
            <text:p>Données de l'association Indre Nature</text:p>
          </table:table-cell>
          <table:table-cell office:value-type="string" calcext:value-type="string">
            <text:p>Départemental, ou secteur marin</text:p>
          </table:table-cell>
          <table:table-cell office:value-type="string" calcext:value-type="string">
            <text:p>Inventaire espèce,Inventaire logique espace</text:p>
          </table:table-cell>
          <table:table-cell/>
          <table:table-cell office:value-type="string" calcext:value-type="string">
            <text:p>METROP <text:s text:c="15"/></text:p>
          </table:table-cell>
          <table:table-cell office:value-type="string" calcext:value-type="string">
            <text:p>Mixt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3913</text:p>
          </table:table-cell>
          <table:table-cell office:value-type="string" calcext:value-type="string">
            <text:p>https://inpn.mnhn.fr/mtd/cadre/export/xml/GetRecordById?id=691CBCAB-11C0-1BC3-E053-2614A8C0797C</text:p>
          </table:table-cell>
          <table:table-cell table:number-columns-repeated="50"/>
        </table:table-row>
        <table:table-row table:style-name="ro1">
          <table:table-cell office:value-type="string" calcext:value-type="string">
            <text:p>4A9DDA1F-B638-3E13-E053-2614A8C02B7C</text:p>
          </table:table-cell>
          <table:table-cell/>
          <table:table-cell office:value-type="string" calcext:value-type="string">
            <text:p>14/12/2009</text:p>
          </table:table-cell>
          <table:table-cell office:value-type="string" calcext:value-type="string">
            <text:p>Direction de l'environnement de la province Sud de Nouvelle-Calédonie se charge de regrouper les données d'observations réalisées par ses agents.</text:p>
          </table:table-cell>
          <table:table-cell office:value-type="string" calcext:value-type="string">
            <text:p>Données Mammifères de la Direction de l'environnement de la province Sud de Nouvelle-Calédonie.</text:p>
          </table:table-cell>
          <table:table-cell office:value-type="string" calcext:value-type="string">
            <text:p>Régional terrestre, ou sous-région marine</text:p>
          </table:table-cell>
          <table:table-cell office:value-type="string" calcext:value-type="string">
            <text:p>Regroupements et autres études</text:p>
          </table:table-cell>
          <table:table-cell/>
          <table:table-cell office:value-type="string" calcext:value-type="string">
            <text:p>NCL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61</text:p>
          </table:table-cell>
          <table:table-cell office:value-type="string" calcext:value-type="string">
            <text:p>https://inpn.mnhn.fr/mtd/cadre/export/xml/GetRecordById?id=4A9DDA1F-B638-3E13-E053-2614A8C02B7C</text:p>
          </table:table-cell>
          <table:table-cell table:number-columns-repeated="50"/>
        </table:table-row>
        <table:table-row table:style-name="ro1">
          <table:table-cell office:value-type="string" calcext:value-type="string">
            <text:p>4A9DDA1F-B6B9-3E13-E053-2614A8C02B7C</text:p>
          </table:table-cell>
          <table:table-cell office:value-type="string" calcext:value-type="string">
            <text:p>31/12/2015</text:p>
          </table:table-cell>
          <table:table-cell office:value-type="string" calcext:value-type="string">
            <text:p>01/01/2013</text:p>
          </table:table-cell>
          <table:table-cell office:value-type="string" calcext:value-type="string">
            <text:p>Le Groupement d’Intérêt Scientifique pour les Mammifères Marins de Méditerranée et leur environnement (GIS3M) est une association qui a pour objectif de favoriser la synergie des compétences dans le domaine de la recherche sur les mammifères marins de Méditerranée, en permettant notamment de fédérer les chercheurs et spécialistes pluridisciplinaires ainsi que les moyens matériels et financiers autour de projets de recherche collaboratifs. Elle met en œuvre le projet GDEGeM Grand Dauphin Etude et Gestion en Méditerranée depuis début 2013.</text:p>
          </table:table-cell>
          <table:table-cell office:value-type="string" calcext:value-type="string">
            <text:p>Données du Groupement d’Intérêt Scientifique pour les Mammifères Marins de Méditerranée et leur environnement (GIS3M)</text:p>
          </table:table-cell>
          <table:table-cell office:value-type="string" calcext:value-type="string">
            <text:p>Inter-régional terrestre, ou 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74</text:p>
          </table:table-cell>
          <table:table-cell office:value-type="string" calcext:value-type="string">
            <text:p>https://inpn.mnhn.fr/mtd/cadre/export/xml/GetRecordById?id=4A9DDA1F-B6B9-3E13-E053-2614A8C02B7C</text:p>
          </table:table-cell>
          <table:table-cell table:number-columns-repeated="50"/>
        </table:table-row>
        <table:table-row table:style-name="ro1">
          <table:table-cell office:value-type="string" calcext:value-type="string">
            <text:p>4A9DDA1F-B6B7-3E13-E053-2614A8C02B7C</text:p>
          </table:table-cell>
          <table:table-cell/>
          <table:table-cell office:value-type="string" calcext:value-type="string">
            <text:p>05/05/2015</text:p>
          </table:table-cell>
          <table:table-cell office:value-type="string" calcext:value-type="string">
            <text:p>Cybelle Méditerranée, un programme de sciences participatives qui rassemble les observations d'espèces marines en méditerranée (cétacés, poissons, tortues...).</text:p>
          </table:table-cell>
          <table:table-cell office:value-type="string" calcext:value-type="string">
            <text:p>Programme Cybelle Méditerranée</text:p>
          </table:table-cell>
          <table:table-cell office:value-type="string" calcext:value-type="string">
            <text:p>Inter-régional terrestre, ou 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72</text:p>
          </table:table-cell>
          <table:table-cell office:value-type="string" calcext:value-type="string">
            <text:p>https://inpn.mnhn.fr/mtd/cadre/export/xml/GetRecordById?id=4A9DDA1F-B6B7-3E13-E053-2614A8C02B7C</text:p>
          </table:table-cell>
          <table:table-cell table:number-columns-repeated="50"/>
        </table:table-row>
        <table:table-row table:style-name="ro1">
          <table:table-cell office:value-type="string" calcext:value-type="string">
            <text:p>4A9DDA1F-B612-3E13-E053-2614A8C02B7C</text:p>
          </table:table-cell>
          <table:table-cell office:value-type="string" calcext:value-type="string">
            <text:p>31/12/2011</text:p>
          </table:table-cell>
          <table:table-cell office:value-type="string" calcext:value-type="string">
            <text:p>01/01/2005</text:p>
          </table:table-cell>
          <table:table-cell office:value-type="string" calcext:value-type="string">
            <text:p>Enquête nationale participative visant à recenser les observations d'écureuils roux (Sciurus vulgaris) par le grand public. Cette enquête a débuté en mars 2012 par l'appel à observations public lancé par le MNHN sur son site dédié aux écureuils. L'enquête est toujours en cours et totalisait 4222 observations de particuliers au 1er avril 2014.</text:p>
          </table:table-cell>
          <table:table-cell office:value-type="string" calcext:value-type="string">
            <text:p>Enquête sur l'écureuil roux, Sciurus vulgaris (2005-2011)</text:p>
          </table:table-cell>
          <table:table-cell/>
          <table:table-cell office:value-type="string" calcext:value-type="string">
            <text:p>Evolution temporell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72</text:p>
          </table:table-cell>
          <table:table-cell office:value-type="string" calcext:value-type="string">
            <text:p>https://inpn.mnhn.fr/mtd/cadre/export/xml/GetRecordById?id=4A9DDA1F-B612-3E13-E053-2614A8C02B7C</text:p>
          </table:table-cell>
          <table:table-cell table:number-columns-repeated="50"/>
        </table:table-row>
        <table:table-row table:style-name="ro1">
          <table:table-cell office:value-type="string" calcext:value-type="string">
            <text:p>7CE52920-02B9-41B5-E053-2614A8C0753D</text:p>
          </table:table-cell>
          <table:table-cell table:number-columns-repeated="2"/>
          <table:table-cell office:value-type="string" calcext:value-type="string">
            <text:p>Dans le cadre de leur mission de gestion de sites présents le littoral, des gestionnaires voulaient un état des lieux des sites dont ils étaient chargés. A également contribué une volonté nationale de pouvoir avoir un aperçu de l'état des lieux à un niveau national.</text:p>
            <text:p/>
            <text:p>Une autre des motivations de ce cadre est une volonté de restitution des informations concernant des sites parfois de petite taille gérés souvent par des collectivités.</text:p>
          </table:table-cell>
          <table:table-cell office:value-type="string" calcext:value-type="string">
            <text:p>Visiolittoral : conservatoire du littoral</text:p>
          </table:table-cell>
          <table:table-cell office:value-type="string" calcext:value-type="string">
            <text:p>National</text:p>
          </table:table-cell>
          <table:table-cell office:value-type="string" calcext:value-type="string">
            <text:p>Inventaire espèce</text:p>
          </table:table-cell>
          <table:table-cell/>
          <table:table-cell office:value-type="string" calcext:value-type="string">
            <text:p>METROP,GUF,MTQ,GLP,SPM,REU <text:s text:c="15"/></text:p>
          </table:table-cell>
          <table:table-cell office:value-type="string" calcext:value-type="string">
            <text:p>Publique</text:p>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10814</text:p>
          </table:table-cell>
          <table:table-cell office:value-type="string" calcext:value-type="string">
            <text:p>https://inpn.mnhn.fr/mtd/cadre/export/xml/GetRecordById?id=7CE52920-02B9-41B5-E053-2614A8C0753D</text:p>
          </table:table-cell>
          <table:table-cell table:number-columns-repeated="50"/>
        </table:table-row>
        <table:table-row table:style-name="ro1">
          <table:table-cell office:value-type="string" calcext:value-type="string">
            <text:p>4A9DDA1F-B64E-3E13-E053-2614A8C02B7C</text:p>
          </table:table-cell>
          <table:table-cell/>
          <table:table-cell office:value-type="string" calcext:value-type="string">
            <text:p>01/01/2004</text:p>
          </table:table-cell>
          <table:table-cell office:value-type="string" calcext:value-type="string">
            <text:p>Les données sont extraites de la base de données en ligne de l'Observatoire des cétacés en Polynésie française.</text:p>
          </table:table-cell>
          <table:table-cell office:value-type="string" calcext:value-type="string">
            <text:p>Données Mammifères de l'association Te mana o te moana en Polynésie française.</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PYF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79</text:p>
          </table:table-cell>
          <table:table-cell office:value-type="string" calcext:value-type="string">
            <text:p>https://inpn.mnhn.fr/mtd/cadre/export/xml/GetRecordById?id=4A9DDA1F-B64E-3E13-E053-2614A8C02B7C</text:p>
          </table:table-cell>
          <table:table-cell table:number-columns-repeated="50"/>
        </table:table-row>
        <table:table-row table:style-name="ro1">
          <table:table-cell office:value-type="string" calcext:value-type="string">
            <text:p>4A9DDA1F-B6E0-3E13-E053-2614A8C02B7C</text:p>
          </table:table-cell>
          <table:table-cell office:value-type="string" calcext:value-type="string">
            <text:p>31/12/2013</text:p>
          </table:table-cell>
          <table:table-cell office:value-type="string" calcext:value-type="string">
            <text:p>01/01/2012</text:p>
          </table:table-cell>
          <table:table-cell office:value-type="string" calcext:value-type="string">
            <text:p>Données d'observation opportunistes collectées lors des prospections sismiques et des prélèvements sédimentaires.</text:p>
          </table:table-cell>
          <table:table-cell office:value-type="string" calcext:value-type="string">
            <text:p>Données de Shell Exploration and Production France</text:p>
          </table:table-cell>
          <table:table-cell office:value-type="string" calcext:value-type="string">
            <text:p>National</text:p>
          </table:table-cell>
          <table:table-cell office:value-type="string" calcext:value-type="string">
            <text:p>Regroupements et autres études</text:p>
          </table:table-cell>
          <table:table-cell/>
          <table:table-cell office:value-type="string" calcext:value-type="string">
            <text:p>GUF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57</text:p>
          </table:table-cell>
          <table:table-cell office:value-type="string" calcext:value-type="string">
            <text:p>https://inpn.mnhn.fr/mtd/cadre/export/xml/GetRecordById?id=4A9DDA1F-B6E0-3E13-E053-2614A8C02B7C</text:p>
          </table:table-cell>
          <table:table-cell table:number-columns-repeated="50"/>
        </table:table-row>
        <table:table-row table:style-name="ro1">
          <table:table-cell office:value-type="string" calcext:value-type="string">
            <text:p>4A9DDA1F-B64C-3E13-E053-2614A8C02B7C</text:p>
          </table:table-cell>
          <table:table-cell office:value-type="string" calcext:value-type="string">
            <text:p>01/03/2004</text:p>
          </table:table-cell>
          <table:table-cell office:value-type="string" calcext:value-type="string">
            <text:p>01/01/2006</text:p>
          </table:table-cell>
          <table:table-cell office:value-type="string" calcext:value-type="string">
            <text:p>Suivis télémétriques des phoques de l'Atlantique et Manche mer du Nord réalisés par le laboratoire LIENSs (LIttoral ENvironnement et Sociétés - UMR 7266) en collaboration avec le Sea Mammal Research Unit, l'UMS PELAGIS, la DREAL Basse Normandie, la réserve Naturelle du domaine de Beauguillot, Picardie Nature, la Compagnie du Vent, le Parc naturel marin d'Iroise, l'Office national de la chasse et de la faune sauvage, Océanopolis et le zoo de la Flèche.</text:p>
          </table:table-cell>
          <table:table-cell office:value-type="string" calcext:value-type="string">
            <text:p>Suivis télémétriques de phoques du laboratoire LIENSs UMR 7266</text:p>
          </table:table-cell>
          <table:table-cell office:value-type="string" calcext:value-type="string">
            <text:p>National</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176</text:p>
          </table:table-cell>
          <table:table-cell office:value-type="string" calcext:value-type="string">
            <text:p>https://inpn.mnhn.fr/mtd/cadre/export/xml/GetRecordById?id=4A9DDA1F-B64C-3E13-E053-2614A8C02B7C</text:p>
          </table:table-cell>
          <table:table-cell table:number-columns-repeated="50"/>
        </table:table-row>
        <table:table-row table:style-name="ro1">
          <table:table-cell office:value-type="string" calcext:value-type="string">
            <text:p>8747E6C3-F957-40B5-E053-5014A8C0E696</text:p>
          </table:table-cell>
          <table:table-cell/>
          <table:table-cell office:value-type="string" calcext:value-type="string">
            <text:p>01/06/2018</text:p>
          </table:table-cell>
          <table:table-cell office:value-type="string" calcext:value-type="string">
            <text:p>INPN Espèces est une application mobile développée depuis mai 2016. Elle vise à à faire connaître la biodiversité et sensibiliser le grand public sur les espèces françaises (métropole et outre-mer) de faune, flore et fonge à travers leurs caractéristiques, leurs répartitions et leurs statuts de conservation.</text:p>
            <text:p>Depuis juin 2018 et la diffusion de la version 2 de l'application, les utilisateurs ont la possibilité de transmettre des données d'observations d'espèces sauvages sur l'ensemble du territoire national. Ces observations sont datées, localisées et fondées sur une preuve photographique qui permet ensuite une détermination collaborative avec des experts.</text:p>
            <text:p>Sont exclus du projet, dans le processus de validation: les photos ne concernant pas des espèces sauvages, ou hors territoire français, ainsi que les photographies montrant des personnes, des indications personnelles ou hors sujet.</text:p>
            <text:p>L'outil et le programme sont présentés ici : https://inpn.mnhn.fr/informations/inpn-especes</text:p>
          </table:table-cell>
          <table:table-cell office:value-type="string" calcext:value-type="string">
            <text:p>Programme d'observation naturaliste participative avec l'application mobile INPN Espèces</text:p>
          </table:table-cell>
          <table:table-cell office:value-type="string" calcext:value-type="string">
            <text:p>National</text:p>
          </table:table-cell>
          <table:table-cell office:value-type="string" calcext:value-type="string">
            <text:p>8</text:p>
          </table:table-cell>
          <table:table-cell/>
          <table:table-cell office:value-type="string" calcext:value-type="string">
            <text:p>FRA <text:s text:c="15"/></text:p>
          </table:table-cell>
          <table:table-cell office:value-type="string" calcext:value-type="string">
            <text:p>Publique</text:p>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14774</text:p>
          </table:table-cell>
          <table:table-cell office:value-type="string" calcext:value-type="string">
            <text:p>https://inpn.mnhn.fr/mtd/cadre/export/xml/GetRecordById?id=8747E6C3-F957-40B5-E053-5014A8C0E696</text:p>
          </table:table-cell>
          <table:table-cell table:number-columns-repeated="50"/>
        </table:table-row>
        <table:table-row table:style-name="ro1">
          <table:table-cell office:value-type="string" calcext:value-type="string">
            <text:p>4A9DDA1F-B63E-3E13-E053-2614A8C02B7C</text:p>
          </table:table-cell>
          <table:table-cell/>
          <table:table-cell office:value-type="string" calcext:value-type="string">
            <text:p>01/01/2009</text:p>
          </table:table-cell>
          <table:table-cell office:value-type="string" calcext:value-type="string">
            <text:p>Le partenariat entre le MNHN et la Fédération Française d'Etudes et de Sports Sous-Marins (FFESSM) vise à améliorer la connaissance sur les espèces marines et d'eau douce de France métropolitaine et d'outre-mer et ainsi de contribuer à la conservation de la biodiversité marine et dulcicole. Ce cadre d'acquisition correspond au rassemblement des données d'observations opportunistes collectées par les plongeurs de la FFESSM et sa Commission Nationale Environnement et Biologie Subaquatiques. Cela inclut les données de deux projets : BioObs et DORIS. Le projet BioObs a pour objectif de centraliser les données collectées par les plongeurs qui utilisent l'outil de saisie BioObs et de les diffuser sur l'INPN. Le projet DORIS consiste à utiliser le site web DORIS comme source de données d'observations d'espèces.</text:p>
          </table:table-cell>
          <table:table-cell office:value-type="string" calcext:value-type="string">
            <text:p>Données d'observations des plongeurs de la FFESSM</text:p>
          </table:table-cell>
          <table:table-cell office:value-type="string" calcext:value-type="string">
            <text:p>International</text:p>
          </table:table-cell>
          <table:table-cell office:value-type="string" calcext:value-type="string">
            <text:p>Inventaire espèce,Regroupements et autres études</text:p>
          </table:table-cell>
          <table:table-cell/>
          <table:table-cell office:value-type="string" calcext:value-type="string">
            <text:p>HORSFR,METROP,MTQ,GLP,SPM,MYT,REU,NCL,PYF <text:s text:c="15"/></text:p>
          </table:table-cell>
          <table:table-cell office:value-type="string" calcext:value-type="string">
            <text:p>Mixte</text:p>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24</text:p>
          </table:table-cell>
          <table:table-cell office:value-type="string" calcext:value-type="string">
            <text:p>https://inpn.mnhn.fr/mtd/cadre/export/xml/GetRecordById?id=4A9DDA1F-B63E-3E13-E053-2614A8C02B7C</text:p>
          </table:table-cell>
          <table:table-cell table:number-columns-repeated="50"/>
        </table:table-row>
        <table:table-row table:style-name="ro1">
          <table:table-cell office:value-type="string" calcext:value-type="string">
            <text:p>4A9DDA1F-B63B-3E13-E053-2614A8C02B7C</text:p>
          </table:table-cell>
          <table:table-cell/>
          <table:table-cell office:value-type="string" calcext:value-type="string">
            <text:p>21/07/2015</text:p>
          </table:table-cell>
          <table:table-cell office:value-type="string" calcext:value-type="string">
            <text:p>Regroupement de données opportunistes récoltées par des divers observateurs.</text:p>
          </table:table-cell>
          <table:table-cell office:value-type="string" calcext:value-type="string">
            <text:p>Données d'observations opportunistes de Mammifères marins</text:p>
          </table:table-cell>
          <table:table-cell office:value-type="string" calcext:value-type="string">
            <text:p>Départemental, ou secteur marin</text:p>
          </table:table-cell>
          <table:table-cell office:value-type="string" calcext:value-type="string">
            <text:p>Regroupements et autres études</text:p>
          </table:table-cell>
          <table:table-cell/>
          <table:table-cell office:value-type="string" calcext:value-type="string">
            <text:p>METROP,GUF,MTQ,GLP,MAF,BLM,SPM,MYT,REU,NCL,WLF,PYF,CLI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82</text:p>
          </table:table-cell>
          <table:table-cell office:value-type="string" calcext:value-type="string">
            <text:p>https://inpn.mnhn.fr/mtd/cadre/export/xml/GetRecordById?id=4A9DDA1F-B63B-3E13-E053-2614A8C02B7C</text:p>
          </table:table-cell>
          <table:table-cell table:number-columns-repeated="50"/>
        </table:table-row>
        <table:table-row table:style-name="ro1">
          <table:table-cell office:value-type="string" calcext:value-type="string">
            <text:p>4CD12777-C456-11CC-E053-2614A8C0CC23</text:p>
          </table:table-cell>
          <table:table-cell office:value-type="string" calcext:value-type="string">
            <text:p>26/11/2016</text:p>
          </table:table-cell>
          <table:table-cell office:value-type="string" calcext:value-type="string">
            <text:p>13/01/2007</text:p>
          </table:table-cell>
          <table:table-cell office:value-type="string" calcext:value-type="string">
            <text:p>Ce cadre d'acquisition couvre les données d'observations de mammifères faites par des adhérents du Centre d'Études de Rambouillet et de sa Forêt (CERF) et compilées par le responsable mammalogie de l'association.</text:p>
          </table:table-cell>
          <table:table-cell office:value-type="string" calcext:value-type="string">
            <text:p>Données mammifères du Centre d'Études de Rambouillet et de sa Forêt (CERF)</text:p>
          </table:table-cell>
          <table:table-cell office:value-type="string" calcext:value-type="string">
            <text:p>7</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833</text:p>
          </table:table-cell>
          <table:table-cell office:value-type="string" calcext:value-type="string">
            <text:p>https://inpn.mnhn.fr/mtd/cadre/export/xml/GetRecordById?id=4CD12777-C456-11CC-E053-2614A8C0CC23</text:p>
          </table:table-cell>
          <table:table-cell table:number-columns-repeated="50"/>
        </table:table-row>
        <table:table-row table:style-name="ro1">
          <table:table-cell office:value-type="string" calcext:value-type="string">
            <text:p>4A9DDA1F-B694-3E13-E053-2614A8C02B7C</text:p>
          </table:table-cell>
          <table:table-cell office:value-type="string" calcext:value-type="string">
            <text:p>31/12/2009</text:p>
          </table:table-cell>
          <table:table-cell office:value-type="string" calcext:value-type="string">
            <text:p>01/01/1978</text:p>
          </table:table-cell>
          <table:table-cell office:value-type="string" calcext:value-type="string">
            <text:p>Le programme SOWER (Southern Ocean Whale and Ecosystem Research Programme) est un programme d'observation des mammifères marins par bateau en Antarctique . Il s'est déroulé entre 1978 et 2009 et s'est répété tous les ans. 1 à 4 bateaux ont été impliqués par an, ce qui correspond à 4112 jours/bateaux et une couverture de 216000 miles dans la zone située au sud du 60e parallèle.</text:p>
          </table:table-cell>
          <table:table-cell office:value-type="string" calcext:value-type="string">
            <text:p>Observation de Mammifères marins dans le cadre du Programme SOWER (Southern Ocean Whale and Ecosystem Research)</text:p>
          </table:table-cell>
          <table:table-cell office:value-type="string" calcext:value-type="string">
            <text:p>Inter-régional terrestre, ou région marine</text:p>
          </table:table-cell>
          <table:table-cell office:value-type="string" calcext:value-type="string">
            <text:p>Inventaire espèce</text:p>
          </table:table-cell>
          <table:table-cell/>
          <table:table-cell office:value-type="string" calcext:value-type="string">
            <text:p>TADL,REU,PYF,SUBANT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373</text:p>
          </table:table-cell>
          <table:table-cell office:value-type="string" calcext:value-type="string">
            <text:p>https://inpn.mnhn.fr/mtd/cadre/export/xml/GetRecordById?id=4A9DDA1F-B694-3E13-E053-2614A8C02B7C</text:p>
          </table:table-cell>
          <table:table-cell table:number-columns-repeated="50"/>
        </table:table-row>
        <table:table-row table:style-name="ro1">
          <table:table-cell office:value-type="string" calcext:value-type="string">
            <text:p>4A9DDA1F-B611-3E13-E053-2614A8C02B7C</text:p>
          </table:table-cell>
          <table:table-cell/>
          <table:table-cell office:value-type="string" calcext:value-type="string">
            <text:p>01/01/2006</text:p>
          </table:table-cell>
          <table:table-cell office:value-type="string" calcext:value-type="string">
            <text:p>L’ATBI Mercantour, lancé en 2006, est le premier à avoir été entrepris en Europe et le deuxième au monde après celui du Great Smoky Mountains National Park aux États-Unis. Ce projet a été élaboré de manière jumelée sur le territoire Mercantour/Alpi Marittime grâce à la collaboration entre le Parc National du Mercantour (PNM), le Parco Naturale Alpi Marittime (PNAM), le Muséum national d'Histoire naturelle (MNHN), le Ministère en charge de l’écologie, la Fondation Albert II de Monaco et le gouvernement princier de Monaco, sous la bannière de l’European Distributed Institute of Taxonomy (EDIT). Au total, ce sont plus de 10 000 espèces qui ont été inventoriées (soit quasiment le double de ce qui était connu en 2006) par plus de 50 chercheurs de 8 nationalités différentes (France, Allemagne, Italie, Autriche, Espagne, Portugal Grèce, Etats-Unis).</text:p>
          </table:table-cell>
          <table:table-cell office:value-type="string" calcext:value-type="string">
            <text:p>ATBI Parc national du Mercantour / Parco naturale Alpi Marittime</text:p>
          </table:table-cell>
          <table:table-cell office:value-type="string" calcext:value-type="string">
            <text:p>Inter-régional terrestre, ou région marine</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71</text:p>
          </table:table-cell>
          <table:table-cell office:value-type="string" calcext:value-type="string">
            <text:p>https://inpn.mnhn.fr/mtd/cadre/export/xml/GetRecordById?id=4A9DDA1F-B611-3E13-E053-2614A8C02B7C</text:p>
          </table:table-cell>
          <table:table-cell table:number-columns-repeated="50"/>
        </table:table-row>
        <table:table-row table:style-name="ro1">
          <table:table-cell office:value-type="string" calcext:value-type="string">
            <text:p>4A9DDA1F-B67D-3E13-E053-2614A8C02B7C</text:p>
          </table:table-cell>
          <table:table-cell office:value-type="string" calcext:value-type="string">
            <text:p>31/12/2010</text:p>
          </table:table-cell>
          <table:table-cell office:value-type="string" calcext:value-type="string">
            <text:p>01/01/2010</text:p>
          </table:table-cell>
          <table:table-cell office:value-type="string" calcext:value-type="string">
            <text:p>L’objectif de ce projet mené en partenariat avec Océanopolis était de suivre les mammifères marins par la mise en œuvre d'un survol aérien à chaque saison, pour évaluer l’abondance et la distribution des petits cétacés en Iroise.</text:p>
          </table:table-cell>
          <table:table-cell office:value-type="string" calcext:value-type="string">
            <text:p>Suivi aérien des mammifères marins dans le périmètre du Parc naturel marin d'Iroise en 2010</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202</text:p>
          </table:table-cell>
          <table:table-cell office:value-type="string" calcext:value-type="string">
            <text:p>https://inpn.mnhn.fr/mtd/cadre/export/xml/GetRecordById?id=4A9DDA1F-B67D-3E13-E053-2614A8C02B7C</text:p>
          </table:table-cell>
          <table:table-cell table:number-columns-repeated="50"/>
        </table:table-row>
        <table:table-row table:style-name="ro1">
          <table:table-cell office:value-type="string" calcext:value-type="string">
            <text:p>4A9DDA1F-B637-3E13-E053-2614A8C02B7C</text:p>
          </table:table-cell>
          <table:table-cell/>
          <table:table-cell office:value-type="string" calcext:value-type="string">
            <text:p>03/06/2015</text:p>
          </table:table-cell>
          <table:table-cell office:value-type="string" calcext:value-type="string">
            <text:p>SPM Frag'iles est une association qui étudie les espèces et les écosystèmes de Saint-Pierre et Miquelon en vue de leur conservation et de leur protection tout en essayant de valoriser cette biodiversité pour promouvoir un redémarrage économique local durable et respectueux de l'environnement.</text:p>
          </table:table-cell>
          <table:table-cell office:value-type="string" calcext:value-type="string">
            <text:p>Données de Mammifères SPM Frag'îles</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SPM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60</text:p>
          </table:table-cell>
          <table:table-cell office:value-type="string" calcext:value-type="string">
            <text:p>https://inpn.mnhn.fr/mtd/cadre/export/xml/GetRecordById?id=4A9DDA1F-B637-3E13-E053-2614A8C02B7C</text:p>
          </table:table-cell>
          <table:table-cell table:number-columns-repeated="50"/>
        </table:table-row>
        <table:table-row table:style-name="ro1">
          <table:table-cell office:value-type="string" calcext:value-type="string">
            <text:p>4A9DDA1F-B62D-3E13-E053-2614A8C02B7C</text:p>
          </table:table-cell>
          <table:table-cell/>
          <table:table-cell office:value-type="string" calcext:value-type="string">
            <text:p>01/01/1995</text:p>
          </table:table-cell>
          <table:table-cell office:value-type="string" calcext:value-type="string">
            <text:p>BOMBINA (Base de données de l'Observatoire Mutualisé de la BIodiversité et de la NAture), cette base de données est un outil de mutualisation des observations de la Faune et de la Flore ainsi que des habitats du Parc Naturel régional Lorraine</text:p>
            <text:p>Elle s'appuie sur un support cartographique pour saisir et localiser les observations. L'outil a pour vocation la gestion des données naturalistes pour répondre à l'ensemble des missions du PnrL Atlas communal, TVB, Natura 2000, ….</text:p>
          </table:table-cell>
          <table:table-cell office:value-type="string" calcext:value-type="string">
            <text:p>Base BOMBINA du Parc Naturel régional Lorraine</text:p>
          </table:table-cell>
          <table:table-cell office:value-type="string" calcext:value-type="string">
            <text:p>Régional terrestre, ou sous-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93</text:p>
          </table:table-cell>
          <table:table-cell office:value-type="string" calcext:value-type="string">
            <text:p>https://inpn.mnhn.fr/mtd/cadre/export/xml/GetRecordById?id=4A9DDA1F-B62D-3E13-E053-2614A8C02B7C</text:p>
          </table:table-cell>
          <table:table-cell table:number-columns-repeated="50"/>
        </table:table-row>
        <table:table-row table:style-name="ro1">
          <table:table-cell office:value-type="string" calcext:value-type="string">
            <text:p>4A9DDA1F-B655-3E13-E053-2614A8C02B7C</text:p>
          </table:table-cell>
          <table:table-cell table:number-columns-repeated="2"/>
          <table:table-cell office:value-type="string" calcext:value-type="string">
            <text:p>null</text:p>
          </table:table-cell>
          <table:table-cell office:value-type="string" calcext:value-type="string">
            <text:p>Données opportunistes de Mammifères marins CEBC &amp; Observatoire Pelagis</text:p>
          </table:table-cell>
          <table:table-cell office:value-type="string" calcext:value-type="string">
            <text:p>Inter-régional terrestre, ou région marine</text:p>
          </table:table-cell>
          <table:table-cell office:value-type="string" calcext:value-type="string">
            <text:p>Inventaire espèce</text:p>
          </table:table-cell>
          <table:table-cell/>
          <table:table-cell office:value-type="string" calcext:value-type="string">
            <text:p>SUBANT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014</text:p>
          </table:table-cell>
          <table:table-cell office:value-type="string" calcext:value-type="string">
            <text:p>https://inpn.mnhn.fr/mtd/cadre/export/xml/GetRecordById?id=4A9DDA1F-B655-3E13-E053-2614A8C02B7C</text:p>
          </table:table-cell>
          <table:table-cell table:number-columns-repeated="50"/>
        </table:table-row>
        <table:table-row table:style-name="ro1">
          <table:table-cell office:value-type="string" calcext:value-type="string">
            <text:p>6C2A56D2-6DFE-328F-E053-2614A8C049D0</text:p>
          </table:table-cell>
          <table:table-cell/>
          <table:table-cell office:value-type="string" calcext:value-type="string">
            <text:p>01/01/2015</text:p>
          </table:table-cell>
          <table:table-cell office:value-type="string" calcext:value-type="string">
            <text:p>null</text:p>
          </table:table-cell>
          <table:table-cell office:value-type="string" calcext:value-type="string">
            <text:p>Chiroptères de La Réunion</text:p>
          </table:table-cell>
          <table:table-cell office:value-type="string" calcext:value-type="string">
            <text:p>Départemental, ou secteur marin</text:p>
          </table:table-cell>
          <table:table-cell office:value-type="string" calcext:value-type="string">
            <text:p>Inventaire espèce</text:p>
          </table:table-cell>
          <table:table-cell/>
          <table:table-cell office:value-type="string" calcext:value-type="string">
            <text:p>REU <text:s text:c="15"/></text:p>
          </table:table-cell>
          <table:table-cell office:value-type="string" calcext:value-type="string">
            <text:p>Mixte</text:p>
          </table:table-cell>
          <table:table-cell office:value-type="string" calcext:value-type="string">
            <text:p>Terre</text:p>
          </table:table-cell>
          <table:table-cell office:value-type="string" calcext:value-type="string">
            <text:p>true</text:p>
          </table:table-cell>
          <table:table-cell office:value-type="string" calcext:value-type="string">
            <text:p>https://inpn.mnhn.fr/espece/cadre/4113</text:p>
          </table:table-cell>
          <table:table-cell office:value-type="string" calcext:value-type="string">
            <text:p>https://inpn.mnhn.fr/mtd/cadre/export/xml/GetRecordById?id=6C2A56D2-6DFE-328F-E053-2614A8C049D0</text:p>
          </table:table-cell>
          <table:table-cell table:number-columns-repeated="50"/>
        </table:table-row>
        <table:table-row table:style-name="ro1">
          <table:table-cell office:value-type="string" calcext:value-type="string">
            <text:p>50F7395A-AB8A-207F-E053-2614A8C00D3A</text:p>
          </table:table-cell>
          <table:table-cell table:number-columns-repeated="2"/>
          <table:table-cell office:value-type="string" calcext:value-type="string">
            <text:p>Données d'occurrences d'espèces de faune issues du Système d’Information Régional sur la Faune et la Flore (SIRFF) administrée par l'association France Nature Environnement Centre-Val de Loire en collaboration avec ses associations adhérentes. Dans la typologie de la base, ces données comprennent les données de type 1 "grand public" et les données de type 3 "associatives sur fonds publics".</text:p>
          </table:table-cell>
          <table:table-cell office:value-type="string" calcext:value-type="string">
            <text:p>Données Faune Base SIRFF - FNE Centre-Val de Loire</text:p>
          </table:table-cell>
          <table:table-cell office:value-type="string" calcext:value-type="string">
            <text:p>Régional terrestre, ou sous-région marine</text:p>
          </table:table-cell>
          <table:table-cell office:value-type="string" calcext:value-type="string">
            <text:p>Inventaire espèce,Regroupements et autres études</text:p>
          </table:table-cell>
          <table:table-cell/>
          <table:table-cell office:value-type="string" calcext:value-type="string">
            <text:p>METROP <text:s text:c="15"/></text:p>
          </table:table-cell>
          <table:table-cell office:value-type="string" calcext:value-type="string">
            <text:p>Mixt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2013</text:p>
          </table:table-cell>
          <table:table-cell office:value-type="string" calcext:value-type="string">
            <text:p>https://inpn.mnhn.fr/mtd/cadre/export/xml/GetRecordById?id=50F7395A-AB8A-207F-E053-2614A8C00D3A</text:p>
          </table:table-cell>
          <table:table-cell table:number-columns-repeated="50"/>
        </table:table-row>
        <table:table-row table:style-name="ro1">
          <table:table-cell office:value-type="string" calcext:value-type="string">
            <text:p>4A9DDA1F-B691-3E13-E053-2614A8C02B7C</text:p>
          </table:table-cell>
          <table:table-cell table:number-columns-repeated="2"/>
          <table:table-cell office:value-type="string" calcext:value-type="string">
            <text:p>L'Agence des Espaces Verts d'Ile-de-France a commandité plusieurs inventaires faunistiques sur ses sites au cours des dernières décennies. 73 documents ont été traités sur une période s'étendant de 1959 à 2011. </text:p>
            <text:p>Données issues de différents rapports d'études produits pour le compte de l'AEV et saisies par le SPN-MNHN dans le cadre d'une convention établie pour la période du 31/08/2011 au 31/12/2012.</text:p>
          </table:table-cell>
          <table:table-cell office:value-type="string" calcext:value-type="string">
            <text:p>Données Faune de l'Agence des Espaces Verts (AEV) d'Ile de France</text:p>
          </table:table-cell>
          <table:table-cell office:value-type="string" calcext:value-type="string">
            <text:p>National</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13</text:p>
          </table:table-cell>
          <table:table-cell office:value-type="string" calcext:value-type="string">
            <text:p>https://inpn.mnhn.fr/mtd/cadre/export/xml/GetRecordById?id=4A9DDA1F-B691-3E13-E053-2614A8C02B7C</text:p>
          </table:table-cell>
          <table:table-cell table:number-columns-repeated="50"/>
        </table:table-row>
        <table:table-row table:style-name="ro1">
          <table:table-cell office:value-type="string" calcext:value-type="string">
            <text:p>4CD12777-C454-11CC-E053-2614A8C0CC23</text:p>
          </table:table-cell>
          <table:table-cell office:value-type="string" calcext:value-type="string">
            <text:p>06/11/2009</text:p>
          </table:table-cell>
          <table:table-cell office:value-type="string" calcext:value-type="string">
            <text:p>16/09/2001</text:p>
          </table:table-cell>
          <table:table-cell office:value-type="string" calcext:value-type="string">
            <text:p>Au cours des années 2001, 2003 et 2009, la Société française pour l'étude et la protection des mammifères (SFEPM) <text:s/>a effectué des missions en Guyane sur les chiroptères. Des données issues des observations de terrain (sans protocole) de mammifères, d'amphibiens et de reptiles ont été recueillies dans ce cadre.</text:p>
          </table:table-cell>
          <table:table-cell office:value-type="string" calcext:value-type="string">
            <text:p>Données naturalistes de Frédéric LEBLANC</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GUF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813</text:p>
          </table:table-cell>
          <table:table-cell office:value-type="string" calcext:value-type="string">
            <text:p>https://inpn.mnhn.fr/mtd/cadre/export/xml/GetRecordById?id=4CD12777-C454-11CC-E053-2614A8C0CC23</text:p>
          </table:table-cell>
          <table:table-cell table:number-columns-repeated="50"/>
        </table:table-row>
        <table:table-row table:style-name="ro1">
          <table:table-cell office:value-type="string" calcext:value-type="string">
            <text:p>4A9DDA1F-B683-3E13-E053-2614A8C02B7C</text:p>
          </table:table-cell>
          <table:table-cell table:number-columns-repeated="2"/>
          <table:table-cell office:value-type="string" calcext:value-type="string">
            <text:p>Financé par le Bureau Politique scientifique fédérale, biodiversity.aq est un système d'information sur la biodiversité de l'Antarctique, donnant accès à une base de données, selon les principes de la Global Biodiversity Information Facility. </text:p>
            <text:p/>
            <text:p>Biodiversity.aq est reconnu comme un produit officielle SCAR et intègre SCAR-MarBIN (Comité scientifique pour la recherche antarctique - Réseau d'information sur la biodiversité marine), avec les bases de données de la biodiversité gérées par la Division antarctique australienne, rassemblant les données des mondes marin et terrestre.</text:p>
          </table:table-cell>
          <table:table-cell office:value-type="string" calcext:value-type="string">
            <text:p>Antabif Dataportal : biodiversité de l'Antarctique</text:p>
          </table:table-cell>
          <table:table-cell office:value-type="string" calcext:value-type="string">
            <text:p>Inter-régional terrestre, ou région marine</text:p>
          </table:table-cell>
          <table:table-cell office:value-type="string" calcext:value-type="string">
            <text:p>Regroupements et autres études</text:p>
          </table:table-cell>
          <table:table-cell/>
          <table:table-cell office:value-type="string" calcext:value-type="string">
            <text:p>TADL,SUBANT <text:s text:c="15"/></text:p>
          </table:table-cell>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573</text:p>
          </table:table-cell>
          <table:table-cell office:value-type="string" calcext:value-type="string">
            <text:p>https://inpn.mnhn.fr/mtd/cadre/export/xml/GetRecordById?id=4A9DDA1F-B683-3E13-E053-2614A8C02B7C</text:p>
          </table:table-cell>
          <table:table-cell table:number-columns-repeated="50"/>
        </table:table-row>
        <table:table-row table:style-name="ro1">
          <table:table-cell office:value-type="string" calcext:value-type="string">
            <text:p>4A9DDA1F-B6CC-3E13-E053-2614A8C02B7C</text:p>
          </table:table-cell>
          <table:table-cell office:value-type="string" calcext:value-type="string">
            <text:p>31/12/2014</text:p>
          </table:table-cell>
          <table:table-cell office:value-type="string" calcext:value-type="string">
            <text:p>01/01/2009</text:p>
          </table:table-cell>
          <table:table-cell office:value-type="string" calcext:value-type="string">
            <text:p>Étude de la distribution et Abondance des Cétacés en Terre Adélie</text:p>
          </table:table-cell>
          <table:table-cell office:value-type="string" calcext:value-type="string">
            <text:p>Programme CETA (Étude de la distribution et Abondance des Cétacés en Terre Adélie)</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TADL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65</text:p>
          </table:table-cell>
          <table:table-cell office:value-type="string" calcext:value-type="string">
            <text:p>https://inpn.mnhn.fr/mtd/cadre/export/xml/GetRecordById?id=4A9DDA1F-B6CC-3E13-E053-2614A8C02B7C</text:p>
          </table:table-cell>
          <table:table-cell table:number-columns-repeated="50"/>
        </table:table-row>
        <table:table-row table:style-name="ro1">
          <table:table-cell office:value-type="string" calcext:value-type="string">
            <text:p>77F13CDC-A691-1182-E053-2614A8C078D6</text:p>
          </table:table-cell>
          <table:table-cell table:number-columns-repeated="2"/>
          <table:table-cell office:value-type="string" calcext:value-type="string">
            <text:p>IQE golf de Chantilly</text:p>
          </table:table-cell>
          <table:table-cell office:value-type="string" calcext:value-type="string">
            <text:p>Expertise IQE 311</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9333</text:p>
          </table:table-cell>
          <table:table-cell office:value-type="string" calcext:value-type="string">
            <text:p>https://inpn.mnhn.fr/mtd/cadre/export/xml/GetRecordById?id=77F13CDC-A691-1182-E053-2614A8C078D6</text:p>
          </table:table-cell>
          <table:table-cell table:number-columns-repeated="50"/>
        </table:table-row>
        <table:table-row table:style-name="ro1">
          <table:table-cell office:value-type="string" calcext:value-type="string">
            <text:p>4A9DDA1F-B625-3E13-E053-2614A8C02B7C</text:p>
          </table:table-cell>
          <table:table-cell office:value-type="string" calcext:value-type="string">
            <text:p>31/12/2012</text:p>
          </table:table-cell>
          <table:table-cell office:value-type="string" calcext:value-type="string">
            <text:p>01/01/2011</text:p>
          </table:table-cell>
          <table:table-cell office:value-type="string" calcext:value-type="string">
            <text:p>L'objectif de cet inventaire est de rassembler un jeu de données de référence sur la représentation des espèces de la mégafaune marine issues des campagnes océanographiques en France métropolitaine. Ces données ont été collectées à partir des navires océanographiques de l’Ifremer depuis 2003 afin d’étudier les populations des prédateurs supérieurs marins par l’Observatoire PELAGIS (ex CRMM). Il s’agit ici des campagnes halieutiques EVHOE (ÉValuation Halieutique de l’Ouest de l’Europe), PELGAS (PELagiques du golfe de GAScogne) et IBTS (International Bottom Trawl Survey). Ces données ont été intégrées au Programme d’Acquisition de Connaissances sur les Oiseaux et les Mammifères Marins (PACOMM) coordonné par l’Agence des Aires Marines Protégées. Ce programme a pour objectif principal d’améliorer les connaissances nécessaires à l’évaluation et à la mise en place du réseau de sites Natura 2000 au-delà de la mer territoriale.</text:p>
          </table:table-cell>
          <table:table-cell office:value-type="string" calcext:value-type="string">
            <text:p>Données d'observation de la mégafaune marine issues des campagnes océanographiques en France métropolitaine</text:p>
          </table:table-cell>
          <table:table-cell office:value-type="string" calcext:value-type="string">
            <text:p>National</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00</text:p>
          </table:table-cell>
          <table:table-cell office:value-type="string" calcext:value-type="string">
            <text:p>https://inpn.mnhn.fr/mtd/cadre/export/xml/GetRecordById?id=4A9DDA1F-B625-3E13-E053-2614A8C02B7C</text:p>
          </table:table-cell>
          <table:table-cell table:number-columns-repeated="50"/>
        </table:table-row>
        <table:table-row table:style-name="ro1">
          <table:table-cell office:value-type="string" calcext:value-type="string">
            <text:p>642A0496-6B3B-7A5B-E053-2614A8C00BBE</text:p>
          </table:table-cell>
          <table:table-cell office:value-type="string" calcext:value-type="string">
            <text:p>31/12/2014</text:p>
          </table:table-cell>
          <table:table-cell office:value-type="string" calcext:value-type="string">
            <text:p>01/01/1970</text:p>
          </table:table-cell>
          <table:table-cell office:value-type="string" calcext:value-type="string">
            <text:p>Synthèse des données centralisées pour la réalisation de l'atlas régional des Mammifères sauvages de Midi-Pyrénées. Les données sources proviennent de toutes les associations qui ont participé à la réalisation de cet atlas. Elles sont pour la plupart issues de protocoles spécifiques à chaque espèce ou groupe d'espèces, ou de contacts occasionnels.</text:p>
          </table:table-cell>
          <table:table-cell office:value-type="string" calcext:value-type="string">
            <text:p>Données de l'atlas des Mammifères sauvages de Midi-Pyrénées</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3100</text:p>
          </table:table-cell>
          <table:table-cell office:value-type="string" calcext:value-type="string">
            <text:p>https://inpn.mnhn.fr/mtd/cadre/export/xml/GetRecordById?id=642A0496-6B3B-7A5B-E053-2614A8C00BBE</text:p>
          </table:table-cell>
          <table:table-cell table:number-columns-repeated="50"/>
        </table:table-row>
        <table:table-row table:style-name="ro1">
          <table:table-cell office:value-type="string" calcext:value-type="string">
            <text:p>4A9DDA1F-B646-3E13-E053-2614A8C02B7C</text:p>
          </table:table-cell>
          <table:table-cell office:value-type="string" calcext:value-type="string">
            <text:p>30/11/2013</text:p>
          </table:table-cell>
          <table:table-cell office:value-type="string" calcext:value-type="string">
            <text:p>20/03/2012</text:p>
          </table:table-cell>
          <table:table-cell office:value-type="string" calcext:value-type="string">
            <text:p>Programme de science participative concernant la biodiversité forestière. L'objectif du programme était d'analyser la structure de la répartition de certaines espèces forestières en fonction de plusieurs facteurs liés à l'occupation des sols. Le programme a été clos car le nombre de données était insuffisant pour une analyse pertinente.</text:p>
          </table:table-cell>
          <table:table-cell office:value-type="string" calcext:value-type="string">
            <text:p>50000 Observations pour la forêt</text:p>
          </table:table-cell>
          <table:table-cell office:value-type="string" calcext:value-type="string">
            <text:p>National</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18</text:p>
          </table:table-cell>
          <table:table-cell office:value-type="string" calcext:value-type="string">
            <text:p>https://inpn.mnhn.fr/mtd/cadre/export/xml/GetRecordById?id=4A9DDA1F-B646-3E13-E053-2614A8C02B7C</text:p>
          </table:table-cell>
          <table:table-cell table:number-columns-repeated="50"/>
        </table:table-row>
        <table:table-row table:style-name="ro1">
          <table:table-cell office:value-type="string" calcext:value-type="string">
            <text:p>58859F8F-4038-7140-E053-2614A8C09A44</text:p>
          </table:table-cell>
          <table:table-cell/>
          <table:table-cell office:value-type="string" calcext:value-type="string">
            <text:p>01/10/1994</text:p>
          </table:table-cell>
          <table:table-cell office:value-type="string" calcext:value-type="string">
            <text:p>Le suivi de la grande faune en Guyane a pour but de quantifier l'abondance des populations animales dans les différents milieux et situations de pression anthropique. Ce suivi concerne l'étude du grand gibier (une vingtaine d'espèces) et n'est donc pas restreint à certaines espèces. Les données sont récoltées sur la base de protocoles communs élaborés et mis en oeuvre par l'ONCFS, le Parc Amazonien de Guyane (PAG), l'Office national des forêts et les réserves naturelles. Ces données ne concerne que celles recueillies par l'ONCFS. En 2016, 41 sites ont été documentées (description de l'habitat). 30 ont été échantillonnés une seule fois, pour effectuer une analyse comparative des différents milieux forestiers (en partenariat avec l'ONF). Les 11 autres sites sont échantillonnés tous les deux ans pour effectuer un suivi temporel des abondances (en zone sud par le PAG, et en zone littorale sous financement DEAL). Ces sites ont été choisis pour leurs situations contrastées: 14 sites sont sou</text:p>
          </table:table-cell>
          <table:table-cell office:value-type="string" calcext:value-type="string">
            <text:p>Enquête sur l'abondance de la grande faune forestière de Guyane</text:p>
          </table:table-cell>
          <table:table-cell office:value-type="string" calcext:value-type="string">
            <text:p>Régional terrestre, ou sous-région marine</text:p>
          </table:table-cell>
          <table:table-cell office:value-type="string" calcext:value-type="string">
            <text:p>Evolution temporelle</text:p>
          </table:table-cell>
          <table:table-cell/>
          <table:table-cell office:value-type="string" calcext:value-type="string">
            <text:p>GUF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2318</text:p>
          </table:table-cell>
          <table:table-cell office:value-type="string" calcext:value-type="string">
            <text:p>https://inpn.mnhn.fr/mtd/cadre/export/xml/GetRecordById?id=58859F8F-4038-7140-E053-2614A8C09A44</text:p>
          </table:table-cell>
          <table:table-cell table:number-columns-repeated="50"/>
        </table:table-row>
        <table:table-row table:style-name="ro1">
          <table:table-cell office:value-type="string" calcext:value-type="string">
            <text:p>4A9DDA1F-B6CD-3E13-E053-2614A8C02B7C</text:p>
          </table:table-cell>
          <table:table-cell office:value-type="string" calcext:value-type="string">
            <text:p>31/12/2014</text:p>
          </table:table-cell>
          <table:table-cell office:value-type="string" calcext:value-type="string">
            <text:p>01/01/2012</text:p>
          </table:table-cell>
          <table:table-cell office:value-type="string" calcext:value-type="string">
            <text:p>Missions Agoa 2012 à 2014</text:p>
          </table:table-cell>
          <table:table-cell office:value-type="string" calcext:value-type="string">
            <text:p>Données du Sanctuaire AGOA issues de l'agence de Aires marines protégées</text:p>
          </table:table-cell>
          <table:table-cell office:value-type="string" calcext:value-type="string">
            <text:p>Régional terrestre, ou sous-région marine</text:p>
          </table:table-cell>
          <table:table-cell office:value-type="string" calcext:value-type="string">
            <text:p>Regroupements et autres études</text:p>
          </table:table-cell>
          <table:table-cell/>
          <table:table-cell office:value-type="string" calcext:value-type="string">
            <text:p>MTQ,GLP,MAF,BLM <text:s text:c="15"/></text:p>
          </table:table-cell>
          <table:table-cell office:value-type="string" calcext:value-type="string">
            <text:p>Publique</text:p>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66</text:p>
          </table:table-cell>
          <table:table-cell office:value-type="string" calcext:value-type="string">
            <text:p>https://inpn.mnhn.fr/mtd/cadre/export/xml/GetRecordById?id=4A9DDA1F-B6CD-3E13-E053-2614A8C02B7C</text:p>
          </table:table-cell>
          <table:table-cell table:number-columns-repeated="50"/>
        </table:table-row>
        <table:table-row table:style-name="ro1">
          <table:table-cell office:value-type="string" calcext:value-type="string">
            <text:p>4A9DDA1F-B627-3E13-E053-2614A8C02B7C</text:p>
          </table:table-cell>
          <table:table-cell office:value-type="string" calcext:value-type="string">
            <text:p>31/12/2012</text:p>
          </table:table-cell>
          <table:table-cell office:value-type="string" calcext:value-type="string">
            <text:p>01/01/2009</text:p>
          </table:table-cell>
          <table:table-cell office:value-type="string" calcext:value-type="string">
            <text:p>Le programme CARTHAM répond essentiellement aux engagements communautaires en matière de désignation des sites d’importance écologique devant intégrer le réseau européen Natura 2000, au titre de la directive « Habitat Faune Flore » de 1992. Il a été réalisé autour de trois objectifs : 1) établir l’état initial biologique de l’ensemble des sites Natura 2000 en mer répondant à la DHFF de 1992 ; 2) établir l’état initial biologique et l’approche éco-fonctionnelle des périmètres d’étude des projets de parcs naturels marins ; 3) instaurer la prospection nécessaire à l’établissement de l’inventaire national des Zones naturelles d’intérêt écologique faunistique et floristique (ZNIEFF Mer) dans les périmètres Natura 2000.</text:p>
          </table:table-cell>
          <table:table-cell office:value-type="string" calcext:value-type="string">
            <text:p>Programme CARTHAM: Inventaire biologique dans le cadre de Natura 2000 en Mer</text:p>
          </table:table-cell>
          <table:table-cell office:value-type="string" calcext:value-type="string">
            <text:p>Inter-régional terrestre, ou région marine</text:p>
          </table:table-cell>
          <table:table-cell office:value-type="string" calcext:value-type="string">
            <text:p>Inventaire logique espace,Regroupements et autres études</text:p>
          </table:table-cell>
          <table:table-cell/>
          <table:table-cell office:value-type="string" calcext:value-type="string">
            <text:p>METROP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37</text:p>
          </table:table-cell>
          <table:table-cell office:value-type="string" calcext:value-type="string">
            <text:p>https://inpn.mnhn.fr/mtd/cadre/export/xml/GetRecordById?id=4A9DDA1F-B627-3E13-E053-2614A8C02B7C</text:p>
          </table:table-cell>
          <table:table-cell table:number-columns-repeated="50"/>
        </table:table-row>
        <table:table-row table:style-name="ro1">
          <table:table-cell office:value-type="string" calcext:value-type="string">
            <text:p>4A9DDA1F-B69E-3E13-E053-2614A8C02B7C</text:p>
          </table:table-cell>
          <table:table-cell table:number-columns-repeated="2"/>
          <table:table-cell office:value-type="string" calcext:value-type="string">
            <text:p>Depuis 2002, la DREAL de Corse a conçu et fait réaliser une base de données faune et flore appelée OGREVA. L’objectif de ce progiciel est de permettre une gestion optimale des données d’observation portant sur le recensement des espèces animales et végétales. Cette base a été conçue pour freiner la perte de collecte de données naturalistes jusqu’alors dispersées dans des rapports, non organisée et difficiles à capitaliser.</text:p>
            <text:p>Ce cadre d'acquisition permet de regrouper plus de 50 000 données faune/flore collectées par la DREAL Corse depuis 1906.</text:p>
          </table:table-cell>
          <table:table-cell office:value-type="string" calcext:value-type="string">
            <text:p>Données opportunistes capitalisées par la DREAL Corse (OGREVA)</text:p>
          </table:table-cell>
          <table:table-cell office:value-type="string" calcext:value-type="string">
            <text:p>Régional terrestre, ou sous-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1614</text:p>
          </table:table-cell>
          <table:table-cell office:value-type="string" calcext:value-type="string">
            <text:p>https://inpn.mnhn.fr/mtd/cadre/export/xml/GetRecordById?id=4A9DDA1F-B69E-3E13-E053-2614A8C02B7C</text:p>
          </table:table-cell>
          <table:table-cell table:number-columns-repeated="50"/>
        </table:table-row>
        <table:table-row table:style-name="ro1">
          <table:table-cell office:value-type="string" calcext:value-type="string">
            <text:p>4A9DDA1F-B67F-3E13-E053-2614A8C02B7C</text:p>
          </table:table-cell>
          <table:table-cell/>
          <table:table-cell office:value-type="string" calcext:value-type="string">
            <text:p>01/01/2016</text:p>
          </table:table-cell>
          <table:table-cell office:value-type="string" office:string-value="La Fédération française de golf s’est engagée à mener des actions de sensibilisation et de préservation de la biodiversité dans les golfs au travers d’un accord-cadre avec les Ministères de l’Environnement, de l’Agriculture et des Sports, la Charte Nationale Golf et Environnement en cours de renouvellement. Ses actions visent :&#10;&#10;1.A réduire la pression sanitaire et favoriser la bio remédiation en assurant la promotion du raisonnement du choix des espèces végétales.&#10;2.A diffuser une information scientifique sur les enjeux écologiques des golfs et les moyens de favoriser la préservation de la faune et de la flore sur les golfs du territoire français. &#10;&#10;Une convention d'étude associant la FFGolf et le MNHN (UMS 2006 &quot;PatriNat&quot;) a vu le jour pour répondre à ces objectifs dès 2016.&#10;Dans ce cadre, des données d'inventaires et de suivis sont produites sur les structures golfiques françaises et remontées au MNHN." calcext:value-type="string">
            <text:p>La Fédération française de golf s’est engagée à mener des actions de sensibilisation et de préservation de la biodiversité dans les golfs au travers d’un accord-cadre avec les Ministères de l’Environnement, de l’Agriculture et des Sports, la Charte Nationale Golf et Environnement en cours de renouvellement. Ses actions visent :</text:p>
            <text:p/>
            <text:p>1.A réduire la pression sanitaire et favoriser la bio remédiation en assurant la promotion du raisonnement du choix des espèces végétales.</text:p>
            <text:p>2.A diffuser une information scientifique sur les enjeux écologiques des golfs et les moyens de favoriser la préservation de la faune et de la flore sur les golfs du territoire français. </text:p>
            <text:p/>
            <text:p>Une convention d'étude associant la FFGolf et le MNHN (UMS 2006 "PatriNat") a vu le jour pour répondre à ces objectifs dès 2016.</text:p>
            <text:p>Dans ce cadre, des données d'inventaires et de suivis sont produites sur les structures golfiques françaises et remontées au MNHN.</text:p>
          </table:table-cell>
          <table:table-cell office:value-type="string" calcext:value-type="string">
            <text:p>Convention Fédération française de golf - MNHN 2016-2019</text:p>
          </table:table-cell>
          <table:table-cell office:value-type="string" calcext:value-type="string">
            <text:p>National</text:p>
          </table:table-cell>
          <table:table-cell office:value-type="string" calcext:value-type="string">
            <text:p>Evolution temporell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553</text:p>
          </table:table-cell>
          <table:table-cell office:value-type="string" calcext:value-type="string">
            <text:p>https://inpn.mnhn.fr/mtd/cadre/export/xml/GetRecordById?id=4A9DDA1F-B67F-3E13-E053-2614A8C02B7C</text:p>
          </table:table-cell>
          <table:table-cell table:number-columns-repeated="50"/>
        </table:table-row>
        <table:table-row table:style-name="ro1">
          <table:table-cell office:value-type="string" calcext:value-type="string">
            <text:p>4A9DDA1F-B696-3E13-E053-2614A8C02B7C</text:p>
          </table:table-cell>
          <table:table-cell office:value-type="string" calcext:value-type="string">
            <text:p>31/08/2002</text:p>
          </table:table-cell>
          <table:table-cell office:value-type="string" calcext:value-type="string">
            <text:p>01/08/2002</text:p>
          </table:table-cell>
          <table:table-cell office:value-type="string" calcext:value-type="string">
            <text:p>Observations de cétacés à partir de campagne aérienne financée dans le carde du Programme National Environnement Côtier (PNEC)</text:p>
          </table:table-cell>
          <table:table-cell office:value-type="string" calcext:value-type="string">
            <text:p>Observations de cétacés à partir de campagne aérienne</text:p>
          </table:table-cell>
          <table:table-cell office:value-type="string" calcext:value-type="string">
            <text:p>Inter-régional terrestre, ou 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413</text:p>
          </table:table-cell>
          <table:table-cell office:value-type="string" calcext:value-type="string">
            <text:p>https://inpn.mnhn.fr/mtd/cadre/export/xml/GetRecordById?id=4A9DDA1F-B696-3E13-E053-2614A8C02B7C</text:p>
          </table:table-cell>
          <table:table-cell table:number-columns-repeated="50"/>
        </table:table-row>
        <table:table-row table:style-name="ro1">
          <table:table-cell office:value-type="string" calcext:value-type="string">
            <text:p>4A9DDA1F-B654-3E13-E053-2614A8C02B7C</text:p>
          </table:table-cell>
          <table:table-cell office:value-type="string" calcext:value-type="string">
            <text:p>31/12/2016</text:p>
          </table:table-cell>
          <table:table-cell office:value-type="string" calcext:value-type="string">
            <text:p>01/01/2012</text:p>
          </table:table-cell>
          <table:table-cell office:value-type="string" calcext:value-type="string">
            <text:p>Données issues des différentes études réalisées dans le cadre de la convention partenariale liant la Fondation d'Entreprise du Golf de Vidauban pour l'Environnement et le Service du Patrimoine naturel du MNHN</text:p>
          </table:table-cell>
          <table:table-cell office:value-type="string" calcext:value-type="string">
            <text:p>Convention - Fondation d'Entreprise du Golf de Vidauban pour l'Environnement</text:p>
          </table:table-cell>
          <table:table-cell office:value-type="string" calcext:value-type="string">
            <text:p>7</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rivé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25</text:p>
          </table:table-cell>
          <table:table-cell office:value-type="string" calcext:value-type="string">
            <text:p>https://inpn.mnhn.fr/mtd/cadre/export/xml/GetRecordById?id=4A9DDA1F-B654-3E13-E053-2614A8C02B7C</text:p>
          </table:table-cell>
          <table:table-cell table:number-columns-repeated="50"/>
        </table:table-row>
        <table:table-row table:style-name="ro1">
          <table:table-cell office:value-type="string" calcext:value-type="string">
            <text:p>4A9DDA1F-B60C-3E13-E053-2614A8C02B7C</text:p>
          </table:table-cell>
          <table:table-cell/>
          <table:table-cell office:value-type="string" calcext:value-type="string">
            <text:p>01/01/2006</text:p>
          </table:table-cell>
          <table:table-cell table:number-columns-repeated="2" office:value-type="string" calcext:value-type="string">
            <text:p>Inventaire de la faune vertébrés du Parc national du Mercantour</text:p>
          </table:table-cell>
          <table:table-cell office:value-type="string" calcext:value-type="string">
            <text:p>Inter-régional terrestre, ou région marine</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66</text:p>
          </table:table-cell>
          <table:table-cell office:value-type="string" calcext:value-type="string">
            <text:p>https://inpn.mnhn.fr/mtd/cadre/export/xml/GetRecordById?id=4A9DDA1F-B60C-3E13-E053-2614A8C02B7C</text:p>
          </table:table-cell>
          <table:table-cell table:number-columns-repeated="50"/>
        </table:table-row>
        <table:table-row table:style-name="ro1">
          <table:table-cell office:value-type="string" calcext:value-type="string">
            <text:p>58859F8F-4037-7140-E053-2614A8C09A44</text:p>
          </table:table-cell>
          <table:table-cell/>
          <table:table-cell office:value-type="string" calcext:value-type="string">
            <text:p>01/01/1999</text:p>
          </table:table-cell>
          <table:table-cell office:value-type="string" calcext:value-type="string">
            <text:p>L'objectif des enquêtes chasses en Guyane est de comprendre la multiplicité des pratiques de prélèvement de faune sauvage. Ces enquêtes concernent l'étude du grand gibier et ne sont donc pas restreintes à certaines espèces. Ce sont des enquêtes quantitatives menées auprès de chasseurs volontaires. Elles répertorient les prises, les modalités de chasse ainsi que les lieux fréquentés. Une première campagne a été effectuée dans les années 2000, et une deuxième de plus grande envergure est menée depuis 2012 et mobilise plus d'une dizaine de personnes sur tout le territoire. Le lieux de la chasse a été relevé à partir d'indication du chasseur sur une grille de 5 km x 5 km. Ce jeu de données correspond à la première enquête.</text:p>
          </table:table-cell>
          <table:table-cell office:value-type="string" calcext:value-type="string">
            <text:p>Enquête chasse de la grande faune forestière de Guyane</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GUF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2316</text:p>
          </table:table-cell>
          <table:table-cell office:value-type="string" calcext:value-type="string">
            <text:p>https://inpn.mnhn.fr/mtd/cadre/export/xml/GetRecordById?id=58859F8F-4037-7140-E053-2614A8C09A44</text:p>
          </table:table-cell>
          <table:table-cell table:number-columns-repeated="50"/>
        </table:table-row>
        <table:table-row table:style-name="ro1">
          <table:table-cell office:value-type="string" calcext:value-type="string">
            <text:p>642A0496-6B31-7A5B-E053-2614A8C00BBE</text:p>
          </table:table-cell>
          <table:table-cell/>
          <table:table-cell office:value-type="string" calcext:value-type="string">
            <text:p>01/01/1912</text:p>
          </table:table-cell>
          <table:table-cell office:value-type="string" calcext:value-type="string">
            <text:p>Ce cadre d'acquisition regroupe des données mammifères de Baznat, la base de données de Midi-Pyrénées. Ces données sont gérées par des bénévoles ou par des salariés de plusieurs associations. Ces données sont parfois issues de prospections ciblées et/ou protocolées dans le cadre de projets d'acquisition de connaissance. Dans d'autres cas, il s'agit de données opportunistes.</text:p>
          </table:table-cell>
          <table:table-cell office:value-type="string" calcext:value-type="string">
            <text:p>Données de Mammifères issues de Baznat. Midi-Pyrénées</text:p>
          </table:table-cell>
          <table:table-cell office:value-type="string" calcext:value-type="string">
            <text:p>Régional terrestre, ou sous-région marine</text:p>
          </table:table-cell>
          <table:table-cell office:value-type="string" calcext:value-type="string">
            <text:p>Inventaire espèce,Regroupements et autres études</text:p>
          </table:table-cell>
          <table:table-cell/>
          <table:table-cell office:value-type="string" calcext:value-type="string">
            <text:p>METROP <text:s text:c="15"/></text:p>
          </table:table-cell>
          <table:table-cell office:value-type="string" calcext:value-type="string">
            <text:p>Mixt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3073</text:p>
          </table:table-cell>
          <table:table-cell office:value-type="string" calcext:value-type="string">
            <text:p>https://inpn.mnhn.fr/mtd/cadre/export/xml/GetRecordById?id=642A0496-6B31-7A5B-E053-2614A8C00BBE</text:p>
          </table:table-cell>
          <table:table-cell table:number-columns-repeated="50"/>
        </table:table-row>
        <table:table-row table:style-name="ro1">
          <table:table-cell office:value-type="string" calcext:value-type="string">
            <text:p>4A9DDA1F-B60A-3E13-E053-2614A8C02B7C</text:p>
          </table:table-cell>
          <table:table-cell office:value-type="string" calcext:value-type="string">
            <text:p>31/12/2005</text:p>
          </table:table-cell>
          <table:table-cell office:value-type="string" calcext:value-type="string">
            <text:p>01/01/2000</text:p>
          </table:table-cell>
          <table:table-cell office:value-type="string" calcext:value-type="string">
            <text:p>Inventorier les populations de Tamia de Sibérie installées en France afin d'évaluer l'extension de l'espèce sur notre territoire.</text:p>
          </table:table-cell>
          <table:table-cell office:value-type="string" calcext:value-type="string">
            <text:p>Enquête sur l'écureuil de Corée, Tamias sibiricus (2000-2005)</text:p>
          </table:table-cell>
          <table:table-cell office:value-type="string" calcext:value-type="string">
            <text:p>National</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64</text:p>
          </table:table-cell>
          <table:table-cell office:value-type="string" calcext:value-type="string">
            <text:p>https://inpn.mnhn.fr/mtd/cadre/export/xml/GetRecordById?id=4A9DDA1F-B60A-3E13-E053-2614A8C02B7C</text:p>
          </table:table-cell>
          <table:table-cell table:number-columns-repeated="50"/>
        </table:table-row>
        <table:table-row table:style-name="ro1">
          <table:table-cell office:value-type="string" calcext:value-type="string">
            <text:p>5E817F94-6AA5-3282-E053-2614A8C0D73A</text:p>
          </table:table-cell>
          <table:table-cell table:number-columns-repeated="2"/>
          <table:table-cell office:value-type="string" calcext:value-type="string">
            <text:p>Données naturalistes produites par l'association Comité Départemental de Protection de la Nature et de l'Environnement</text:p>
          </table:table-cell>
          <table:table-cell office:value-type="string" calcext:value-type="string">
            <text:p>Données du Comité Départemental de Protection de la Nature et de l'Environnement de Loir-et-Cher (CDPNE)</text:p>
          </table:table-cell>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2613</text:p>
          </table:table-cell>
          <table:table-cell office:value-type="string" calcext:value-type="string">
            <text:p>https://inpn.mnhn.fr/mtd/cadre/export/xml/GetRecordById?id=5E817F94-6AA5-3282-E053-2614A8C0D73A</text:p>
          </table:table-cell>
          <table:table-cell table:number-columns-repeated="50"/>
        </table:table-row>
        <table:table-row table:style-name="ro1">
          <table:table-cell office:value-type="string" calcext:value-type="string">
            <text:p>4A9DDA1F-B699-3E13-E053-2614A8C02B7C</text:p>
          </table:table-cell>
          <table:table-cell office:value-type="string" calcext:value-type="string">
            <text:p>30/04/2009</text:p>
          </table:table-cell>
          <table:table-cell office:value-type="string" calcext:value-type="string">
            <text:p>01/04/2009</text:p>
          </table:table-cell>
          <table:table-cell office:value-type="string" calcext:value-type="string">
            <text:p>Données collectées lors d'une campagne océanographique dans le Canal du Mozambique en 2009.</text:p>
          </table:table-cell>
          <table:table-cell office:value-type="string" calcext:value-type="string">
            <text:p>Campagne d'observation des mammifères marins sur plateforme océanographique aux Iles Éparses</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EPA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453</text:p>
          </table:table-cell>
          <table:table-cell office:value-type="string" calcext:value-type="string">
            <text:p>https://inpn.mnhn.fr/mtd/cadre/export/xml/GetRecordById?id=4A9DDA1F-B699-3E13-E053-2614A8C02B7C</text:p>
          </table:table-cell>
          <table:table-cell table:number-columns-repeated="50"/>
        </table:table-row>
        <table:table-row table:style-name="ro1">
          <table:table-cell office:value-type="string" calcext:value-type="string">
            <text:p>4A9DDA1F-B692-3E13-E053-2614A8C02B7C</text:p>
          </table:table-cell>
          <table:table-cell table:number-columns-repeated="2"/>
          <table:table-cell office:value-type="string" calcext:value-type="string">
            <text:p>Saint-Gobain Distribution Bâtiment France a souhaité mettre sous observation ses espaces verts et lancer un plan de valorisation écologique de ces derniers (potentiel de 300 hectares). Pour ce faire, des sites pilotes répartis dans les différentes régions biogéographiques de France métropolitaine ont été désignés et ont fait l'objet d'inventaires et d'expertises de la biodiversité.</text:p>
          </table:table-cell>
          <table:table-cell office:value-type="string" calcext:value-type="string">
            <text:p>Jeu de données convention Saint-Gobain Distribution Bâtiment France -SPN-MNHN</text:p>
          </table:table-cell>
          <table:table-cell office:value-type="string" calcext:value-type="string">
            <text:p>National</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rivé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33</text:p>
          </table:table-cell>
          <table:table-cell office:value-type="string" calcext:value-type="string">
            <text:p>https://inpn.mnhn.fr/mtd/cadre/export/xml/GetRecordById?id=4A9DDA1F-B692-3E13-E053-2614A8C02B7C</text:p>
          </table:table-cell>
          <table:table-cell table:number-columns-repeated="50"/>
        </table:table-row>
        <table:table-row table:style-name="ro1">
          <table:table-cell office:value-type="string" calcext:value-type="string">
            <text:p>4A9DDA1F-B657-3E13-E053-2614A8C02B7C</text:p>
          </table:table-cell>
          <table:table-cell office:value-type="string" calcext:value-type="string">
            <text:p>31/12/2006</text:p>
          </table:table-cell>
          <table:table-cell office:value-type="string" calcext:value-type="string">
            <text:p>01/01/1961</text:p>
          </table:table-cell>
          <table:table-cell office:value-type="string" calcext:value-type="string">
            <text:p>Ecoscope est une base de connaissance sur les écosystèmes marins exploités. Un de ses objectifs consiste à mieux décrire, archiver, gérer et diffuser les données acquises et / ou utilisées dans le cadre de projets impliquant l’UMR 212-EME (Ecosystèmes Marins Exploités) et ses partenaires. Cette UMR rassemble des équipes de l’IRD, de l’Ifremer et de l’Université de Montpellier 2</text:p>
          </table:table-cell>
          <table:table-cell office:value-type="string" calcext:value-type="string">
            <text:p>Programme Ecoscope: données d'observations des écosystèmes marins exploités</text:p>
          </table:table-cell>
          <table:table-cell/>
          <table:table-cell office:value-type="string" calcext:value-type="string">
            <text:p>Regroupements et autres études</text:p>
          </table:table-cell>
          <table:table-cell/>
          <table:table-cell office:value-type="string" calcext:value-type="string">
            <text:p>MYT,REU,EPA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79</text:p>
          </table:table-cell>
          <table:table-cell office:value-type="string" calcext:value-type="string">
            <text:p>https://inpn.mnhn.fr/mtd/cadre/export/xml/GetRecordById?id=4A9DDA1F-B657-3E13-E053-2614A8C02B7C</text:p>
          </table:table-cell>
          <table:table-cell table:number-columns-repeated="50"/>
        </table:table-row>
        <table:table-row table:style-name="ro1">
          <table:table-cell office:value-type="string" calcext:value-type="string">
            <text:p>77F13CDC-A64F-1182-E053-2614A8C078D6</text:p>
          </table:table-cell>
          <table:table-cell table:number-columns-repeated="2"/>
          <table:table-cell office:value-type="string" calcext:value-type="string">
            <text:p>IPE Butte Bellot 2008</text:p>
          </table:table-cell>
          <table:table-cell office:value-type="string" calcext:value-type="string">
            <text:p>Expertise IPE 26</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602</text:p>
          </table:table-cell>
          <table:table-cell office:value-type="string" calcext:value-type="string">
            <text:p>https://inpn.mnhn.fr/mtd/cadre/export/xml/GetRecordById?id=77F13CDC-A64F-1182-E053-2614A8C078D6</text:p>
          </table:table-cell>
          <table:table-cell table:number-columns-repeated="50"/>
        </table:table-row>
        <table:table-row table:style-name="ro1">
          <table:table-cell office:value-type="string" calcext:value-type="string">
            <text:p>6401ACBF-5C8E-646B-E053-2614A8C05B99</text:p>
          </table:table-cell>
          <table:table-cell/>
          <table:table-cell office:value-type="string" calcext:value-type="string">
            <text:p>01/01/1981</text:p>
          </table:table-cell>
          <table:table-cell office:value-type="string" calcext:value-type="string">
            <text:p>Ensemble de données issues de la base de données Serena de l'association Lo Parvi. Ces données concernent l'ensemble des mammifères observées par les bénévoles, les salariés et les structures partenaires lors d’études et de suivis. Ces données concernent le territoire du Nord-Isère et tout particulièrement le district biogéographique de l'Isle Crémieu.</text:p>
          </table:table-cell>
          <table:table-cell office:value-type="string" calcext:value-type="string">
            <text:p>Observations naturalistes de mammifères en Nord-Isère. Lo Parvi</text:p>
          </table:table-cell>
          <table:table-cell office:value-type="string" calcext:value-type="string">
            <text:p>Régional terrestre, ou sous-région marine</text:p>
          </table:table-cell>
          <table:table-cell office:value-type="string" calcext:value-type="string">
            <text:p>Inventaire espèce,Regroupements et autres études</text:p>
          </table:table-cell>
          <table:table-cell/>
          <table:table-cell office:value-type="string" calcext:value-type="string">
            <text:p>METROP <text:s text:c="15"/></text:p>
          </table:table-cell>
          <table:table-cell office:value-type="string" calcext:value-type="string">
            <text:p>Non financé</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2933</text:p>
          </table:table-cell>
          <table:table-cell office:value-type="string" calcext:value-type="string">
            <text:p>https://inpn.mnhn.fr/mtd/cadre/export/xml/GetRecordById?id=6401ACBF-5C8E-646B-E053-2614A8C05B99</text:p>
          </table:table-cell>
          <table:table-cell table:number-columns-repeated="50"/>
        </table:table-row>
        <table:table-row table:style-name="ro1">
          <table:table-cell office:value-type="string" calcext:value-type="string">
            <text:p>876A781F-E25C-47C7-E053-5014A8C021B8</text:p>
          </table:table-cell>
          <table:table-cell/>
          <table:table-cell office:value-type="string" calcext:value-type="string">
            <text:p>01/01/2019</text:p>
          </table:table-cell>
          <table:table-cell office:value-type="string" calcext:value-type="string">
            <text:p>Le programme La Planète Revisitée a pour objectif de créer des connaissances nouvelles sur les taxons « négligés » de la biodiversité, en particulier les invertébrés terrestres et marins, les lichens, les bryophytes et les algues. À la collecte d’échantillons, ces inventaires « de nouvelle génération » associent imagerie numérique, prélèvements de tissus pour le séquençage. Plus d’une cinquantaine de participants scientifiques seront amenés sur le terrain avec des protocoles collectifs comparatifs complétés par des manipulations spécifiques sur des questions de recherche plus ciblées. Le projet comporte une importante phase de tri des échantillons puis de diffusion à un réseau international d’experts qui produira ensuite des publications de taxinomie, d’écologie et de biogéographie. L’ensemble des productions contribuera à la connaissance partagée sur la biodiversité corse et permettra de faire des sites étudiés des références à l’échelle du bassin méditerranéen.</text:p>
          </table:table-cell>
          <table:table-cell office:value-type="string" calcext:value-type="string">
            <text:p>La Planète Revisitée - Corse 2019</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14975</text:p>
          </table:table-cell>
          <table:table-cell office:value-type="string" calcext:value-type="string">
            <text:p>https://inpn.mnhn.fr/mtd/cadre/export/xml/GetRecordById?id=876A781F-E25C-47C7-E053-5014A8C021B8</text:p>
          </table:table-cell>
          <table:table-cell table:number-columns-repeated="50"/>
        </table:table-row>
        <table:table-row table:style-name="ro1">
          <table:table-cell office:value-type="string" calcext:value-type="string">
            <text:p>4A9DDA1F-B635-3E13-E053-2614A8C02B7C</text:p>
          </table:table-cell>
          <table:table-cell/>
          <table:table-cell office:value-type="string" calcext:value-type="string">
            <text:p>24/04/2013</text:p>
          </table:table-cell>
          <table:table-cell office:value-type="string" calcext:value-type="string">
            <text:p>null</text:p>
          </table:table-cell>
          <table:table-cell office:value-type="string" calcext:value-type="string">
            <text:p>Données de Aquasearch et Dauphin Passion</text:p>
          </table:table-cell>
          <table:table-cell office:value-type="string" calcext:value-type="string">
            <text:p>Départemental, ou secteur marin</text:p>
          </table:table-cell>
          <table:table-cell office:value-type="string" calcext:value-type="string">
            <text:p>Inventaire espèce</text:p>
          </table:table-cell>
          <table:table-cell/>
          <table:table-cell office:value-type="string" calcext:value-type="string">
            <text:p>MTQ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58</text:p>
          </table:table-cell>
          <table:table-cell office:value-type="string" calcext:value-type="string">
            <text:p>https://inpn.mnhn.fr/mtd/cadre/export/xml/GetRecordById?id=4A9DDA1F-B635-3E13-E053-2614A8C02B7C</text:p>
          </table:table-cell>
          <table:table-cell table:number-columns-repeated="50"/>
        </table:table-row>
        <table:table-row table:style-name="ro1">
          <table:table-cell office:value-type="string" calcext:value-type="string">
            <text:p>4A9DDA1F-B66B-3E13-E053-2614A8C02B7C</text:p>
          </table:table-cell>
          <table:table-cell/>
          <table:table-cell office:value-type="string" calcext:value-type="string">
            <text:p>01/01/2001</text:p>
          </table:table-cell>
          <table:table-cell office:value-type="string" calcext:value-type="string">
            <text:p>L’objectif de ce suivi est de cartographier l’aire de présence, celle-ci étant suivie annuellement grâce aux données récoltées tout au long de l’année. Les observateurs de terrain relèvent des indices de présence (proies sauvages, empreintes, analyses génétiques, observations visuelles,…) et les constats d’attaques.</text:p>
          </table:table-cell>
          <table:table-cell office:value-type="string" calcext:value-type="string">
            <text:p>Réseau Loup - Lynx ONCFS</text:p>
          </table:table-cell>
          <table:table-cell office:value-type="string" calcext:value-type="string">
            <text:p>National</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34</text:p>
          </table:table-cell>
          <table:table-cell office:value-type="string" calcext:value-type="string">
            <text:p>https://inpn.mnhn.fr/mtd/cadre/export/xml/GetRecordById?id=4A9DDA1F-B66B-3E13-E053-2614A8C02B7C</text:p>
          </table:table-cell>
          <table:table-cell table:number-columns-repeated="50"/>
        </table:table-row>
        <table:table-row table:style-name="ro1">
          <table:table-cell office:value-type="string" calcext:value-type="string">
            <text:p>63EE241D-BA17-24C0-E053-2614A8C0CDF0</text:p>
          </table:table-cell>
          <table:table-cell table:number-columns-repeated="2"/>
          <table:table-cell office:value-type="string" calcext:value-type="string">
            <text:p>Données de mammifères acquises lors des inventaires de terrain réalisés par les naturalistes de l'association ATHENA qui œuvre sur le Perche et la Vallée du Loir en Région Centre-Val de Loire.</text:p>
          </table:table-cell>
          <table:table-cell office:value-type="string" calcext:value-type="string">
            <text:p>Données Mammifères de l'Association pour les terroirs, les hommes et la nature (Athena)</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rivé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2913</text:p>
          </table:table-cell>
          <table:table-cell office:value-type="string" calcext:value-type="string">
            <text:p>https://inpn.mnhn.fr/mtd/cadre/export/xml/GetRecordById?id=63EE241D-BA17-24C0-E053-2614A8C0CDF0</text:p>
          </table:table-cell>
          <table:table-cell table:number-columns-repeated="50"/>
        </table:table-row>
        <table:table-row table:style-name="ro1">
          <table:table-cell office:value-type="string" calcext:value-type="string">
            <text:p>4A9DDA1F-B685-3E13-E053-2614A8C02B7C</text:p>
          </table:table-cell>
          <table:table-cell table:number-columns-repeated="2"/>
          <table:table-cell office:value-type="string" calcext:value-type="string">
            <text:p>Données d'observation collectées par la Réserve naturelle de l'Amana en Guyane. En particulier dans le cadre de points fixes d'observation lamantins et dauphins.</text:p>
          </table:table-cell>
          <table:table-cell office:value-type="string" calcext:value-type="string">
            <text:p>Observation collectées par la Réserve naturelle de l'Amana</text:p>
          </table:table-cell>
          <table:table-cell office:value-type="string" calcext:value-type="string">
            <text:p>7</text:p>
          </table:table-cell>
          <table:table-cell office:value-type="string" calcext:value-type="string">
            <text:p>Regroupements et autres études</text:p>
          </table:table-cell>
          <table:table-cell/>
          <table:table-cell office:value-type="string" calcext:value-type="string">
            <text:p>GUF <text:s text:c="15"/></text:p>
          </table:table-cell>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593</text:p>
          </table:table-cell>
          <table:table-cell office:value-type="string" calcext:value-type="string">
            <text:p>https://inpn.mnhn.fr/mtd/cadre/export/xml/GetRecordById?id=4A9DDA1F-B685-3E13-E053-2614A8C02B7C</text:p>
          </table:table-cell>
          <table:table-cell table:number-columns-repeated="50"/>
        </table:table-row>
        <table:table-row table:style-name="ro1">
          <table:table-cell office:value-type="string" calcext:value-type="string">
            <text:p>5650DF26-4EF9-798C-E053-2614A8C040FC</text:p>
          </table:table-cell>
          <table:table-cell/>
          <table:table-cell office:value-type="string" calcext:value-type="string">
            <text:p>20/02/2011</text:p>
          </table:table-cell>
          <table:table-cell office:value-type="string" calcext:value-type="string">
            <text:p>Inventaire large de l'entomofaune des sites désignés comme ZNIEFF (Zone naturelle d'intérêt écologique, faunistique et floristique) en Martinique. </text:p>
            <text:p>L'objectif est de confirmer ou d'évaluer l'intérêt de chacun de ces sites pour l'entomofaune. L'objectif secondaire vise à contribuer à la connaissance encore très fragmentaire de ce compartiment de la biodiversité en fournissant du matériel d'étude à des taxonomiste et en complétant le distribution connue des espèces. </text:p>
            <text:p>L'approche a consisté à chercher activement les situations les plus propices à la collecte d'espèces rares ou remarquables, notamment les espèces déterminantes, plutôt qu'à développer le côté comparatif et reproductible de l'inventaire. Cependant, le protocole a été standardisé afin de permettre certaines comparaisons entre sites.</text:p>
            <text:p>Le programme d'étude consiste à inventorier entre 4 et 6 ZNIEFF chaque année.</text:p>
            <text:p>Ces inventaires et les données brutes associées servent ensuite à compléter le descriptif synthétique de chaque ZNIEFF.</text:p>
          </table:table-cell>
          <table:table-cell office:value-type="string" calcext:value-type="string">
            <text:p>Inventaire entomologique standardisé des ZNIEFF de Martinique</text:p>
          </table:table-cell>
          <table:table-cell office:value-type="string" calcext:value-type="string">
            <text:p>Régional terrestre, ou sous-région marine</text:p>
          </table:table-cell>
          <table:table-cell office:value-type="string" calcext:value-type="string">
            <text:p>Inventaire logique espace</text:p>
          </table:table-cell>
          <table:table-cell/>
          <table:table-cell office:value-type="string" calcext:value-type="string">
            <text:p>MTQ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2233</text:p>
          </table:table-cell>
          <table:table-cell office:value-type="string" calcext:value-type="string">
            <text:p>https://inpn.mnhn.fr/mtd/cadre/export/xml/GetRecordById?id=5650DF26-4EF9-798C-E053-2614A8C040FC</text:p>
          </table:table-cell>
          <table:table-cell table:number-columns-repeated="50"/>
        </table:table-row>
        <table:table-row table:style-name="ro1">
          <table:table-cell office:value-type="string" calcext:value-type="string">
            <text:p>4A9DDA1F-B6DF-3E13-E053-2614A8C02B7C</text:p>
          </table:table-cell>
          <table:table-cell/>
          <table:table-cell office:value-type="string" calcext:value-type="string">
            <text:p>16/08/1977</text:p>
          </table:table-cell>
          <table:table-cell office:value-type="string" calcext:value-type="string">
            <text:p>Le jeu de données comprend les observations saisies dans la base de données www.faune-guyane.fr. L'objectif est de rassembler de façon volontaire des données naturalistes. Les participants sont des personnes physiques ou morales.</text:p>
          </table:table-cell>
          <table:table-cell office:value-type="string" calcext:value-type="string">
            <text:p>Données opportunistes faune du Groupe d'Étude et de Protection des Oiseaux en Guyane.</text:p>
          </table:table-cell>
          <table:table-cell office:value-type="string" calcext:value-type="string">
            <text:p>Départemental, ou secteur marin</text:p>
          </table:table-cell>
          <table:table-cell office:value-type="string" calcext:value-type="string">
            <text:p>Regroupements et autres études</text:p>
          </table:table-cell>
          <table:table-cell/>
          <table:table-cell office:value-type="string" calcext:value-type="string">
            <text:p>GUF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33</text:p>
          </table:table-cell>
          <table:table-cell office:value-type="string" calcext:value-type="string">
            <text:p>https://inpn.mnhn.fr/mtd/cadre/export/xml/GetRecordById?id=4A9DDA1F-B6DF-3E13-E053-2614A8C02B7C</text:p>
          </table:table-cell>
          <table:table-cell table:number-columns-repeated="50"/>
        </table:table-row>
        <table:table-row table:style-name="ro1">
          <table:table-cell office:value-type="string" calcext:value-type="string">
            <text:p>4A9DDA1F-B6A9-3E13-E053-2614A8C02B7C</text:p>
          </table:table-cell>
          <table:table-cell/>
          <table:table-cell office:value-type="string" calcext:value-type="string">
            <text:p>01/01/2003</text:p>
          </table:table-cell>
          <table:table-cell office:value-type="string" calcext:value-type="string">
            <text:p>L’observatoire PELAGIS collecte des données chaque année en plaçant des observateurs expérimentés sur les navires utilisés lors des campagnes halieutiques ou océanographiques. Ceci permet d’obtenir de plus amples informations sur l’utilisation des espaces au large ou pélagiques par les prédateurs supérieurs (cétacés et oiseaux marins) ainsi que leur place dans les écosystèmes pélagiques.</text:p>
          </table:table-cell>
          <table:table-cell office:value-type="string" calcext:value-type="string">
            <text:p>Dispositif d'observations Megascope sur les campagnes halieutiques et océanographiques</text:p>
          </table:table-cell>
          <table:table-cell office:value-type="string" calcext:value-type="string">
            <text:p>National</text:p>
          </table:table-cell>
          <table:table-cell office:value-type="string" calcext:value-type="string">
            <text:p>Inventaire espèce,Evolution temporelle</text:p>
          </table:table-cell>
          <table:table-cell/>
          <table:table-cell office:value-type="string" calcext:value-type="string">
            <text:p>METROP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85</text:p>
          </table:table-cell>
          <table:table-cell office:value-type="string" calcext:value-type="string">
            <text:p>https://inpn.mnhn.fr/mtd/cadre/export/xml/GetRecordById?id=4A9DDA1F-B6A9-3E13-E053-2614A8C02B7C</text:p>
          </table:table-cell>
          <table:table-cell table:number-columns-repeated="50"/>
        </table:table-row>
        <table:table-row table:style-name="ro1">
          <table:table-cell office:value-type="string" calcext:value-type="string">
            <text:p>4A9DDA1F-B673-3E13-E053-2614A8C02B7C</text:p>
          </table:table-cell>
          <table:table-cell/>
          <table:table-cell office:value-type="string" calcext:value-type="string">
            <text:p>01/01/1985</text:p>
          </table:table-cell>
          <table:table-cell office:value-type="string" calcext:value-type="string">
            <text:p>Cartographie de synthèse de la présence des Ongulés Sauvages en France métropolitaine par un réseau de correspondants ONCFS-FNC-FDC, formé et piloté par l'ONCFS sur le plan scientifique et technique.</text:p>
          </table:table-cell>
          <table:table-cell office:value-type="string" calcext:value-type="string">
            <text:p>Réseau Ongulés Sauvages ONCFS-FNC-FDC</text:p>
          </table:table-cell>
          <table:table-cell office:value-type="string" calcext:value-type="string">
            <text:p>National</text:p>
          </table:table-cell>
          <table:table-cell office:value-type="string" calcext:value-type="string">
            <text:p>Inventaire espèce,Evolution temporell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454</text:p>
          </table:table-cell>
          <table:table-cell office:value-type="string" calcext:value-type="string">
            <text:p>https://inpn.mnhn.fr/mtd/cadre/export/xml/GetRecordById?id=4A9DDA1F-B673-3E13-E053-2614A8C02B7C</text:p>
          </table:table-cell>
          <table:table-cell table:number-columns-repeated="50"/>
        </table:table-row>
        <table:table-row table:style-name="ro1">
          <table:table-cell office:value-type="string" calcext:value-type="string">
            <text:p>4A9DDA1F-B6AE-3E13-E053-2614A8C02B7C</text:p>
          </table:table-cell>
          <table:table-cell/>
          <table:table-cell office:value-type="string" calcext:value-type="string">
            <text:p>01/08/2008</text:p>
          </table:table-cell>
          <table:table-cell office:value-type="string" calcext:value-type="string">
            <text:p>Contribution à la connaissance de la biodiversité dans le cadre du projet d’engagement de l’entreprise à la Stratégie Nationale pour la Biodiversité (SNB).</text:p>
          </table:table-cell>
          <table:table-cell office:value-type="string" calcext:value-type="string">
            <text:p>Convention Suez Environnement (SITA) – Service du Patrimoine Naturel</text:p>
          </table:table-cell>
          <table:table-cell office:value-type="string" calcext:value-type="string">
            <text:p>National</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23</text:p>
          </table:table-cell>
          <table:table-cell office:value-type="string" calcext:value-type="string">
            <text:p>https://inpn.mnhn.fr/mtd/cadre/export/xml/GetRecordById?id=4A9DDA1F-B6AE-3E13-E053-2614A8C02B7C</text:p>
          </table:table-cell>
          <table:table-cell table:number-columns-repeated="50"/>
        </table:table-row>
        <table:table-row table:style-name="ro1">
          <table:table-cell office:value-type="string" calcext:value-type="string">
            <text:p>4A9DDA1F-B6BA-3E13-E053-2614A8C02B7C</text:p>
          </table:table-cell>
          <table:table-cell office:value-type="string" calcext:value-type="string">
            <text:p>19/08/2012</text:p>
          </table:table-cell>
          <table:table-cell office:value-type="string" calcext:value-type="string">
            <text:p>21/04/2009</text:p>
          </table:table-cell>
          <table:table-cell office:value-type="string" calcext:value-type="string">
            <text:p>Le Groupe d’Étude des Cétacés de Méditerranée (GECEM) est une association Loi 1901, créée en 1991 dans le but de fournir les données et les arguments scientifiques nécessaires à la connaissance et à la protection des cétacés de Méditerranée.</text:p>
          </table:table-cell>
          <table:table-cell office:value-type="string" calcext:value-type="string">
            <text:p>Données du Groupe d'étude des Cétacés de Méditerranée</text:p>
          </table:table-cell>
          <table:table-cell office:value-type="string" calcext:value-type="string">
            <text:p>Inter-régional terrestre, ou région marine</text:p>
          </table:table-cell>
          <table:table-cell office:value-type="string" calcext:value-type="string">
            <text:p>Inventaire espèce,Evaluation interaction</text:p>
          </table:table-cell>
          <table:table-cell/>
          <table:table-cell office:value-type="string" calcext:value-type="string">
            <text:p>METROP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75</text:p>
          </table:table-cell>
          <table:table-cell office:value-type="string" calcext:value-type="string">
            <text:p>https://inpn.mnhn.fr/mtd/cadre/export/xml/GetRecordById?id=4A9DDA1F-B6BA-3E13-E053-2614A8C02B7C</text:p>
          </table:table-cell>
          <table:table-cell table:number-columns-repeated="50"/>
        </table:table-row>
        <table:table-row table:style-name="ro1">
          <table:table-cell office:value-type="string" calcext:value-type="string">
            <text:p>691B3FDE-8809-40B0-E053-2614A8C02E11</text:p>
          </table:table-cell>
          <table:table-cell table:number-columns-repeated="2"/>
          <table:table-cell office:value-type="string" calcext:value-type="string">
            <text:p>Observations opportunistes de mammifères terrestres</text:p>
          </table:table-cell>
          <table:table-cell office:value-type="string" calcext:value-type="string">
            <text:p>Projet naturaliste de Christophe Gilles</text:p>
          </table:table-cell>
          <table:table-cell office:value-type="string" calcext:value-type="string">
            <text:p>Régional terrestre, ou sous-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office:value-type="string" calcext:value-type="string">
            <text:p>Privé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3853</text:p>
          </table:table-cell>
          <table:table-cell office:value-type="string" calcext:value-type="string">
            <text:p>https://inpn.mnhn.fr/mtd/cadre/export/xml/GetRecordById?id=691B3FDE-8809-40B0-E053-2614A8C02E11</text:p>
          </table:table-cell>
          <table:table-cell table:number-columns-repeated="50"/>
        </table:table-row>
        <table:table-row table:style-name="ro1">
          <table:table-cell office:value-type="string" calcext:value-type="string">
            <text:p>12166B2E-5E3C-47AA-A217-B2FECB9EF363</text:p>
          </table:table-cell>
          <table:table-cell office:value-type="string" calcext:value-type="string">
            <text:p>31/12/2013</text:p>
          </table:table-cell>
          <table:table-cell office:value-type="string" calcext:value-type="string">
            <text:p>01/01/2010</text:p>
          </table:table-cell>
          <table:table-cell office:value-type="string" calcext:value-type="string">
            <text:p>Tous les taxons</text:p>
          </table:table-cell>
          <table:table-cell office:value-type="string" calcext:value-type="string">
            <text:p>Inventaires écologiques Grands Projets du Sud-Ouest (GPSO)</text:p>
          </table:table-cell>
          <table:table-cell office:value-type="string" calcext:value-type="string">
            <text:p>Inter-régional terrestre, ou région marine</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Mixt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75</text:p>
          </table:table-cell>
          <table:table-cell office:value-type="string" calcext:value-type="string">
            <text:p>https://inpn.mnhn.fr/mtd/cadre/export/xml/GetRecordById?id=12166B2E-5E3C-47AA-A217-B2FECB9EF363</text:p>
          </table:table-cell>
          <table:table-cell table:number-columns-repeated="50"/>
        </table:table-row>
        <table:table-row table:style-name="ro1">
          <table:table-cell office:value-type="string" calcext:value-type="string">
            <text:p>63EE241D-BA0F-24C0-E053-2614A8C0CDF0</text:p>
          </table:table-cell>
          <table:table-cell/>
          <table:table-cell office:value-type="string" calcext:value-type="string">
            <text:p>01/01/1983</text:p>
          </table:table-cell>
          <table:table-cell office:value-type="string" calcext:value-type="string">
            <text:p>Portail de saisie inter-associatif LORINAT et données transmises par les membres de l'association Groupe d’Étude des Mammifères de Lorraine (GEML)</text:p>
          </table:table-cell>
          <table:table-cell office:value-type="string" calcext:value-type="string">
            <text:p>Occurrence de mammifères du Groupe d’Étude des Mammifères de Lorraine</text:p>
          </table:table-cell>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rivé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2853</text:p>
          </table:table-cell>
          <table:table-cell office:value-type="string" calcext:value-type="string">
            <text:p>https://inpn.mnhn.fr/mtd/cadre/export/xml/GetRecordById?id=63EE241D-BA0F-24C0-E053-2614A8C0CDF0</text:p>
          </table:table-cell>
          <table:table-cell table:number-columns-repeated="50"/>
        </table:table-row>
        <table:table-row table:style-name="ro1">
          <table:table-cell office:value-type="string" calcext:value-type="string">
            <text:p>67EFFC57-820E-088D-E053-2614A8C00EA1</text:p>
          </table:table-cell>
          <table:table-cell/>
          <table:table-cell office:value-type="string" calcext:value-type="string">
            <text:p>01/01/2009</text:p>
          </table:table-cell>
          <table:table-cell office:value-type="string" calcext:value-type="string">
            <text:p>L’ONCFS et la Fédération Départementale des Chasseurs 974 collaborent pour l’étude du Lièvre à collier noir. Cette étude vise à approfondir la compréhension de la phénologie de la reproduction de cette espèce, afin de disposer d’une estimation annuelle sectorisée du succès de reproduction, à partir d'individus prélevés à la chasse.</text:p>
          </table:table-cell>
          <table:table-cell office:value-type="string" calcext:value-type="string">
            <text:p>Suivi du Lièvre à collier noir</text:p>
          </table:table-cell>
          <table:table-cell/>
          <table:table-cell office:value-type="string" calcext:value-type="string">
            <text:p>Inventaire espèce</text:p>
          </table:table-cell>
          <table:table-cell/>
          <table:table-cell office:value-type="string" calcext:value-type="string">
            <text:p>REU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3594</text:p>
          </table:table-cell>
          <table:table-cell office:value-type="string" calcext:value-type="string">
            <text:p>https://inpn.mnhn.fr/mtd/cadre/export/xml/GetRecordById?id=67EFFC57-820E-088D-E053-2614A8C00EA1</text:p>
          </table:table-cell>
          <table:table-cell table:number-columns-repeated="50"/>
        </table:table-row>
        <table:table-row table:style-name="ro1">
          <table:table-cell office:value-type="string" calcext:value-type="string">
            <text:p>4A9DDA1F-B6B6-3E13-E053-2614A8C02B7C</text:p>
          </table:table-cell>
          <table:table-cell office:value-type="string" calcext:value-type="string">
            <text:p>21/12/2012</text:p>
          </table:table-cell>
          <table:table-cell office:value-type="string" calcext:value-type="string">
            <text:p>01/01/2011</text:p>
          </table:table-cell>
          <table:table-cell office:value-type="string" calcext:value-type="string">
            <text:p>L'objectif de cet inventaire est de rassembler un jeu de données de référence sur la représentation des espèces d'oiseaux er de mammifères marins dans la ZEE de Guyane.</text:p>
          </table:table-cell>
          <table:table-cell office:value-type="string" calcext:value-type="string">
            <text:p>Oiseaux et mammifères marins de Guyane</text:p>
          </table:table-cell>
          <table:table-cell office:value-type="string" calcext:value-type="string">
            <text:p>Départemental, ou secteur marin</text:p>
          </table:table-cell>
          <table:table-cell office:value-type="string" calcext:value-type="string">
            <text:p>Inventaire espèce</text:p>
          </table:table-cell>
          <table:table-cell/>
          <table:table-cell office:value-type="string" calcext:value-type="string">
            <text:p>GUF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54</text:p>
          </table:table-cell>
          <table:table-cell office:value-type="string" calcext:value-type="string">
            <text:p>https://inpn.mnhn.fr/mtd/cadre/export/xml/GetRecordById?id=4A9DDA1F-B6B6-3E13-E053-2614A8C02B7C</text:p>
          </table:table-cell>
          <table:table-cell table:number-columns-repeated="50"/>
        </table:table-row>
        <table:table-row table:style-name="ro1">
          <table:table-cell office:value-type="string" calcext:value-type="string">
            <text:p>865583CC-9730-7285-E053-5014A8C003CB</text:p>
          </table:table-cell>
          <table:table-cell/>
          <table:table-cell office:value-type="string" calcext:value-type="string">
            <text:p>01/01/2014</text:p>
          </table:table-cell>
          <table:table-cell office:value-type="string" calcext:value-type="string">
            <text:p>La DIR Ouest met en œuvre un protocole de recensement des collisions entre la faune sauvage et les véhicules sur son réseau routier. Les agents responsables de l'entretien des routes effectuent des patrouilles régulières (quasi-quotidiennes) sur le réseau routier géré par la DIR et notent les carcasses d'animaux présents sur la chaussée. Les données sont transmises une fois par an à l'UMS Patrinat, qui en fait une analyse, dans le but de détecter des zones de conflit faune/route. Une convention de collaboration (SJ N°807-15) cadre le partenariat entre la DIR Ouest et l'UMS Patrinat.</text:p>
          </table:table-cell>
          <table:table-cell office:value-type="string" calcext:value-type="string">
            <text:p>Protocole de recensement des collisions entre la faune sauvage et les véhicules de la Direction interdépartementale des routes de l'Ouest</text:p>
          </table:table-cell>
          <table:table-cell office:value-type="string" calcext:value-type="string">
            <text:p>Inter-régional terrestre, ou région marine</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4854</text:p>
          </table:table-cell>
          <table:table-cell office:value-type="string" calcext:value-type="string">
            <text:p>https://inpn.mnhn.fr/mtd/cadre/export/xml/GetRecordById?id=865583CC-9730-7285-E053-5014A8C003CB</text:p>
          </table:table-cell>
          <table:table-cell table:number-columns-repeated="50"/>
        </table:table-row>
        <table:table-row table:style-name="ro1">
          <table:table-cell office:value-type="string" calcext:value-type="string">
            <text:p>4B288174-F161-4338-E053-2614A8C07BAF</text:p>
          </table:table-cell>
          <table:table-cell/>
          <table:table-cell office:value-type="string" calcext:value-type="string">
            <text:p>01/01/2012</text:p>
          </table:table-cell>
          <table:table-cell office:value-type="string" calcext:value-type="string">
            <text:p>BD de la plate-forme partagée pour la diffusion des données naturalistes de Haute-Normandie</text:p>
          </table:table-cell>
          <table:table-cell office:value-type="string" calcext:value-type="string">
            <text:p>BD de la plateforme partagée pour la diffusion des données naturalistes de Haute-Normandie</text:p>
          </table:table-cell>
          <table:table-cell office:value-type="string" calcext:value-type="string">
            <text:p>Régional terrestre, ou sous-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113</text:p>
          </table:table-cell>
          <table:table-cell office:value-type="string" calcext:value-type="string">
            <text:p>https://inpn.mnhn.fr/mtd/cadre/export/xml/GetRecordById?id=4B288174-F161-4338-E053-2614A8C07BAF</text:p>
          </table:table-cell>
          <table:table-cell table:number-columns-repeated="50"/>
        </table:table-row>
        <table:table-row table:style-name="ro1">
          <table:table-cell office:value-type="string" calcext:value-type="string">
            <text:p>4A9DDA1F-B67E-3E13-E053-2614A8C02B7C</text:p>
          </table:table-cell>
          <table:table-cell office:value-type="string" calcext:value-type="string">
            <text:p>26/07/2007</text:p>
          </table:table-cell>
          <table:table-cell office:value-type="string" calcext:value-type="string">
            <text:p>08/08/2006</text:p>
          </table:table-cell>
          <table:table-cell office:value-type="string" calcext:value-type="string">
            <text:p>Observations de cétacés à l’échelle de la <text:s/>Méditerranée Occidentale (sur le trajet du navire) à bord du car-ferry Méditerranée de la SNCM. Le navire est utilisé comme véritable laboratoire flottant où a été menée une étude multidisciplinaire visant à combiner l’océanographie et la biologie marine.</text:p>
          </table:table-cell>
          <table:table-cell office:value-type="string" calcext:value-type="string">
            <text:p>TRANSMED cétacés</text:p>
          </table:table-cell>
          <table:table-cell office:value-type="string" calcext:value-type="string">
            <text:p>Inter-régional terrestre, ou 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204</text:p>
          </table:table-cell>
          <table:table-cell office:value-type="string" calcext:value-type="string">
            <text:p>https://inpn.mnhn.fr/mtd/cadre/export/xml/GetRecordById?id=4A9DDA1F-B67E-3E13-E053-2614A8C02B7C</text:p>
          </table:table-cell>
          <table:table-cell table:number-columns-repeated="50"/>
        </table:table-row>
        <table:table-row table:style-name="ro1">
          <table:table-cell office:value-type="string" calcext:value-type="string">
            <text:p>63EE241D-BA10-24C0-E053-2614A8C0CDF0</text:p>
          </table:table-cell>
          <table:table-cell/>
          <table:table-cell office:value-type="string" calcext:value-type="string">
            <text:p>18/06/1902</text:p>
          </table:table-cell>
          <table:table-cell office:value-type="string" calcext:value-type="string">
            <text:p>Valorisation des données recueillies sur le portail Visionature consacré à la région Auvergne (Faune Auvergne), contrôlées et validées par le Groupe Mammalogique d’Auvergne et la Ligue pour la Protection des Oiseaux Auvergne.</text:p>
          </table:table-cell>
          <table:table-cell office:value-type="string" calcext:value-type="string">
            <text:p>Diversité et répartition des mammifères non-volants d'Auvergne (Groupe Mammalogique d'Auvergne - LPO Auvergne)</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2873</text:p>
          </table:table-cell>
          <table:table-cell office:value-type="string" calcext:value-type="string">
            <text:p>https://inpn.mnhn.fr/mtd/cadre/export/xml/GetRecordById?id=63EE241D-BA10-24C0-E053-2614A8C0CDF0</text:p>
          </table:table-cell>
          <table:table-cell table:number-columns-repeated="50"/>
        </table:table-row>
        <table:table-row table:style-name="ro1">
          <table:table-cell office:value-type="string" calcext:value-type="string">
            <text:p>75D45416-D096-7E25-E053-5014A8C03E45</text:p>
          </table:table-cell>
          <table:table-cell office:value-type="string" calcext:value-type="string">
            <text:p>31/12/2017</text:p>
          </table:table-cell>
          <table:table-cell office:value-type="string" calcext:value-type="string">
            <text:p>01/01/2000</text:p>
          </table:table-cell>
          <table:table-cell office:value-type="string" calcext:value-type="string">
            <text:p>Au travers d'études, de suivis et d'inventaires professionnels (de type ABC par exemple) ou dans le cadre de sorties/formations naturalistes organisées par la FRAPNA Ain.</text:p>
            <text:p>Au travers de projets associatifs faisant appel à des données de bénévoles (suivis, atlas de répartition, actions d'acquisition de connaissances naturalistes) coordonnés par la FRAPNA Ain.</text:p>
          </table:table-cell>
          <table:table-cell office:value-type="string" calcext:value-type="string">
            <text:p>Etudes, suivis et inventaires réalisés par la FRAPNA Ain</text:p>
          </table:table-cell>
          <table:table-cell office:value-type="string" calcext:value-type="string">
            <text:p>Départemental, ou secteur marin</text:p>
          </table:table-cell>
          <table:table-cell office:value-type="string" calcext:value-type="string">
            <text:p>Inventaire espèce,Regroupements et autres études</text:p>
          </table:table-cell>
          <table:table-cell/>
          <table:table-cell office:value-type="string" calcext:value-type="string">
            <text:p>METROP <text:s text:c="15"/></text:p>
          </table:table-cell>
          <table:table-cell office:value-type="string" calcext:value-type="string">
            <text:p>Mixt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7858</text:p>
          </table:table-cell>
          <table:table-cell office:value-type="string" calcext:value-type="string">
            <text:p>https://inpn.mnhn.fr/mtd/cadre/export/xml/GetRecordById?id=75D45416-D096-7E25-E053-5014A8C03E45</text:p>
          </table:table-cell>
          <table:table-cell table:number-columns-repeated="50"/>
        </table:table-row>
        <table:table-row table:style-name="ro1">
          <table:table-cell office:value-type="string" calcext:value-type="string">
            <text:p>24C8D542-6E85-4D88-8492-540410CFADD0</text:p>
          </table:table-cell>
          <table:table-cell/>
          <table:table-cell office:value-type="string" calcext:value-type="string">
            <text:p>01/01/2016</text:p>
          </table:table-cell>
          <table:table-cell office:value-type="string" calcext:value-type="string">
            <text:p>faune</text:p>
          </table:table-cell>
          <table:table-cell office:value-type="string" calcext:value-type="string">
            <text:p>Données naturalistes opportunistes VisioNature Nouvelle-Aquitaine gérées par la LPO France ou ses délégations locales</text:p>
          </table:table-cell>
          <table:table-cell office:value-type="string" calcext:value-type="string">
            <text:p>Régional terrestre, ou sous-région marine</text:p>
          </table:table-cell>
          <table:table-cell office:value-type="string" calcext:value-type="string">
            <text:p>Inventaire espèce,Regroupements et autres études</text:p>
          </table:table-cell>
          <table:table-cell/>
          <table:table-cell office:value-type="string" calcext:value-type="string">
            <text:p>METROP <text:s text:c="15"/></text:p>
          </table:table-cell>
          <table:table-cell office:value-type="string" calcext:value-type="string">
            <text:p>Mixte</text:p>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5053</text:p>
          </table:table-cell>
          <table:table-cell office:value-type="string" calcext:value-type="string">
            <text:p>https://inpn.mnhn.fr/mtd/cadre/export/xml/GetRecordById?id=24C8D542-6E85-4D88-8492-540410CFADD0</text:p>
          </table:table-cell>
          <table:table-cell table:number-columns-repeated="50"/>
        </table:table-row>
        <table:table-row table:style-name="ro1">
          <table:table-cell office:value-type="string" calcext:value-type="string">
            <text:p>5D1B1F33-0373-4BF0-85EC-AD03773C1FE9</text:p>
          </table:table-cell>
          <table:table-cell/>
          <table:table-cell office:value-type="string" calcext:value-type="string">
            <text:p>01/06/2017</text:p>
          </table:table-cell>
          <table:table-cell office:value-type="string" calcext:value-type="string">
            <text:p>Faune</text:p>
          </table:table-cell>
          <table:table-cell office:value-type="string" calcext:value-type="string">
            <text:p>Données naturalistes opportunistes d'observateurs indépendants sur la faune sauvage de Nouvelle-Aquitaine</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5052</text:p>
          </table:table-cell>
          <table:table-cell office:value-type="string" calcext:value-type="string">
            <text:p>https://inpn.mnhn.fr/mtd/cadre/export/xml/GetRecordById?id=5D1B1F33-0373-4BF0-85EC-AD03773C1FE9</text:p>
          </table:table-cell>
          <table:table-cell table:number-columns-repeated="50"/>
        </table:table-row>
        <table:table-row table:style-name="ro1">
          <table:table-cell office:value-type="string" calcext:value-type="string">
            <text:p>77DE8752-36C9-0E8F-E053-2614A8C03151</text:p>
          </table:table-cell>
          <table:table-cell table:number-columns-repeated="2"/>
          <table:table-cell office:value-type="string" calcext:value-type="string">
            <text:p>IQE Pagny 2011</text:p>
          </table:table-cell>
          <table:table-cell office:value-type="string" calcext:value-type="string">
            <text:p>Expertise IQE 101</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94</text:p>
          </table:table-cell>
          <table:table-cell office:value-type="string" calcext:value-type="string">
            <text:p>https://inpn.mnhn.fr/mtd/cadre/export/xml/GetRecordById?id=77DE8752-36C9-0E8F-E053-2614A8C03151</text:p>
          </table:table-cell>
          <table:table-cell table:number-columns-repeated="50"/>
        </table:table-row>
        <table:table-row table:style-name="ro1">
          <table:table-cell office:value-type="string" calcext:value-type="string">
            <text:p>4A9DDA1F-B6E2-3E13-E053-2614A8C02B7C</text:p>
          </table:table-cell>
          <table:table-cell/>
          <table:table-cell office:value-type="string" calcext:value-type="string">
            <text:p>01/01/2005</text:p>
          </table:table-cell>
          <table:table-cell office:value-type="string" calcext:value-type="string">
            <text:p>Données d'observation opportunistes collectées par l'équipe de la Réserve Naturelle Nationale de l'Ile du Grand-Connétable, gérées par le Groupe d'Etude et de Protection des Oiseaux en Guyane. Ces données sont collectées en mer au cours des missions à la Réserve du Grand-Connétable.</text:p>
          </table:table-cell>
          <table:table-cell office:value-type="string" calcext:value-type="string">
            <text:p>Données opportunistes issues de la Réserve Naturelle Nationale de l'Ile du Grand-Connétable et Groupe d’Étude et de Protection des Oiseaux en Guyane</text:p>
          </table:table-cell>
          <table:table-cell office:value-type="string" calcext:value-type="string">
            <text:p>Départemental, ou secteur marin</text:p>
          </table:table-cell>
          <table:table-cell office:value-type="string" calcext:value-type="string">
            <text:p>Inventaire espèce</text:p>
          </table:table-cell>
          <table:table-cell/>
          <table:table-cell office:value-type="string" calcext:value-type="string">
            <text:p>GUF <text:s text:c="15"/></text:p>
          </table:table-cell>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554</text:p>
          </table:table-cell>
          <table:table-cell office:value-type="string" calcext:value-type="string">
            <text:p>https://inpn.mnhn.fr/mtd/cadre/export/xml/GetRecordById?id=4A9DDA1F-B6E2-3E13-E053-2614A8C02B7C</text:p>
          </table:table-cell>
          <table:table-cell table:number-columns-repeated="50"/>
        </table:table-row>
        <table:table-row table:style-name="ro1">
          <table:table-cell office:value-type="string" calcext:value-type="string">
            <text:p>77DE8752-36E6-0E8F-E053-2614A8C03151</text:p>
          </table:table-cell>
          <table:table-cell table:number-columns-repeated="2"/>
          <table:table-cell office:value-type="string" calcext:value-type="string">
            <text:p>IQE Rians 2014</text:p>
          </table:table-cell>
          <table:table-cell office:value-type="string" calcext:value-type="string">
            <text:p>Expertise IQE 122</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715</text:p>
          </table:table-cell>
          <table:table-cell office:value-type="string" calcext:value-type="string">
            <text:p>https://inpn.mnhn.fr/mtd/cadre/export/xml/GetRecordById?id=77DE8752-36E6-0E8F-E053-2614A8C03151</text:p>
          </table:table-cell>
          <table:table-cell table:number-columns-repeated="50"/>
        </table:table-row>
        <table:table-row table:style-name="ro1">
          <table:table-cell office:value-type="string" calcext:value-type="string">
            <text:p>4A9DDA1F-B66D-3E13-E053-2614A8C02B7C</text:p>
          </table:table-cell>
          <table:table-cell office:value-type="string" calcext:value-type="string">
            <text:p>30/06/2014</text:p>
          </table:table-cell>
          <table:table-cell office:value-type="string" calcext:value-type="string">
            <text:p>01/05/2012</text:p>
          </table:table-cell>
          <table:table-cell office:value-type="string" calcext:value-type="string">
            <text:p>Porteur <text:s/>du <text:s/>projet <text:s/>Transfer, <text:s/>Réseau ferré de France a étudié la perméabilité des infrastructures ferroviaires sur plusieurs espèces, en s’associant au Service du patrimoine naturel du Muséum national d’Histoire naturelle, au bureau d’étude Ecosphère, au CNRS de <text:s/>Moulis et au CETE de l’Est.</text:p>
          </table:table-cell>
          <table:table-cell office:value-type="string" calcext:value-type="string">
            <text:p>Programme TRANS-FER - Analyse de la TRANSparence écologique des infrastructures FERroviaires</text:p>
          </table:table-cell>
          <table:table-cell office:value-type="string" calcext:value-type="string">
            <text:p>Inter-régional terrestre, ou 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173</text:p>
          </table:table-cell>
          <table:table-cell office:value-type="string" calcext:value-type="string">
            <text:p>https://inpn.mnhn.fr/mtd/cadre/export/xml/GetRecordById?id=4A9DDA1F-B66D-3E13-E053-2614A8C02B7C</text:p>
          </table:table-cell>
          <table:table-cell table:number-columns-repeated="50"/>
        </table:table-row>
        <table:table-row table:style-name="ro1">
          <table:table-cell office:value-type="string" calcext:value-type="string">
            <text:p>4A9DDA1F-B6E4-3E13-E053-2614A8C02B7C</text:p>
          </table:table-cell>
          <table:table-cell office:value-type="string" calcext:value-type="string">
            <text:p>30/06/2016</text:p>
          </table:table-cell>
          <table:table-cell office:value-type="string" calcext:value-type="string">
            <text:p>01/07/2014</text:p>
          </table:table-cell>
          <table:table-cell office:value-type="string" calcext:value-type="string">
            <text:p>Dans le cadre des grandes expéditions naturalistes "La Planète Revisitée", il s'agit de l'inventaire le plus complet possible des espèces sur quelques sites, terrestres et marins, en vue de trouver des nouveaux taxons pour la Science et pour la Guyane, et d'enrichir les collections de référence. Il incorpore également quelques protocoles d'étude écologique. Ce programme bénéficie d'une autorisation APA (973-1) pour la récolte des échantillons.</text:p>
            <text:p/>
            <text:p>Le programme a bénéficié du soutien financier du Fonds Européen de Développement Régional (FEDER), du Conseil Régional de Guyane, du Conseil Général de Guyane, de la Direction de l’Environnement de l’Aménagement et du Logement (DEAL) et du ministère de l’Enseignement Supérieur et de la Recherche.</text:p>
            <text:p>Le programme a été réalisé en partenariat avec les structures suivantes : Parc amazonien de Guyane, Société entomologique Antilles-Guyane, INRA-Kourou, ONF.</text:p>
            <text:p/>
            <text:p>L'expédition est décrite dans "BaseExp" : https://expeditions.mnhn.fr/campaign/mitaraka</text:p>
          </table:table-cell>
          <table:table-cell office:value-type="string" calcext:value-type="string">
            <text:p>La Planète Revisitée - Guyane 2014/2015</text:p>
          </table:table-cell>
          <table:table-cell office:value-type="string" calcext:value-type="string">
            <text:p>Départemental, ou secteur marin</text:p>
          </table:table-cell>
          <table:table-cell office:value-type="string" calcext:value-type="string">
            <text:p>Inventaire espèce</text:p>
          </table:table-cell>
          <table:table-cell/>
          <table:table-cell office:value-type="string" calcext:value-type="string">
            <text:p>GUF <text:s text:c="15"/></text:p>
          </table:table-cell>
          <table:table-cell office:value-type="string" calcext:value-type="string">
            <text:p>Mixte</text:p>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143</text:p>
          </table:table-cell>
          <table:table-cell office:value-type="string" calcext:value-type="string">
            <text:p>https://inpn.mnhn.fr/mtd/cadre/export/xml/GetRecordById?id=4A9DDA1F-B6E4-3E13-E053-2614A8C02B7C</text:p>
          </table:table-cell>
          <table:table-cell table:number-columns-repeated="50"/>
        </table:table-row>
        <table:table-row table:style-name="ro1">
          <table:table-cell office:value-type="string" calcext:value-type="string">
            <text:p>5976981F-4248-0823-E053-2614A8C090A2</text:p>
          </table:table-cell>
          <table:table-cell table:number-columns-repeated="2"/>
          <table:table-cell office:value-type="string" calcext:value-type="string">
            <text:p>Données produites dans le cadre d'inventaires de cavités souterraines en Indre-et-Loire réalisés par le Comité départemental de spéléologie d'Indre-et-Loire.</text:p>
            <text:p>Ces inventaires sont financés par la DREAL Centre-Val de Loire.</text:p>
          </table:table-cell>
          <table:table-cell office:value-type="string" calcext:value-type="string">
            <text:p>Données Chiroptères du Comité départemental de spéléologie d'Indre-et-Loire</text:p>
          </table:table-cell>
          <table:table-cell office:value-type="string" calcext:value-type="string">
            <text:p>Départemental, ou secteur marin</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2413</text:p>
          </table:table-cell>
          <table:table-cell office:value-type="string" calcext:value-type="string">
            <text:p>https://inpn.mnhn.fr/mtd/cadre/export/xml/GetRecordById?id=5976981F-4248-0823-E053-2614A8C090A2</text:p>
          </table:table-cell>
          <table:table-cell table:number-columns-repeated="50"/>
        </table:table-row>
        <table:table-row table:style-name="ro1">
          <table:table-cell office:value-type="string" calcext:value-type="string">
            <text:p>77F28A99-8469-1185-E053-2614A8C0752B</text:p>
          </table:table-cell>
          <table:table-cell table:number-columns-repeated="2"/>
          <table:table-cell office:value-type="string" calcext:value-type="string">
            <text:p>IQE Faverney 2012</text:p>
          </table:table-cell>
          <table:table-cell office:value-type="string" calcext:value-type="string">
            <text:p>Expertise IQE 46</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43</text:p>
          </table:table-cell>
          <table:table-cell office:value-type="string" calcext:value-type="string">
            <text:p>https://inpn.mnhn.fr/mtd/cadre/export/xml/GetRecordById?id=77F28A99-8469-1185-E053-2614A8C0752B</text:p>
          </table:table-cell>
          <table:table-cell table:number-columns-repeated="50"/>
        </table:table-row>
        <table:table-row table:style-name="ro1">
          <table:table-cell office:value-type="string" calcext:value-type="string">
            <text:p>4A9DDA1F-B5FA-3E13-E053-2614A8C02B7C</text:p>
          </table:table-cell>
          <table:table-cell office:value-type="string" calcext:value-type="string">
            <text:p>31/12/2013</text:p>
          </table:table-cell>
          <table:table-cell office:value-type="string" calcext:value-type="string">
            <text:p>01/01/2006</text:p>
          </table:table-cell>
          <table:table-cell office:value-type="string" calcext:value-type="string">
            <text:p>Données récoltées par les agents du parc national de la Vanoise dont les observations aigles, bouquetins marqués, comptages bouquetins, comptages chamois, gypaètes, invertébrés et vertébrés.</text:p>
          </table:table-cell>
          <table:table-cell office:value-type="string" calcext:value-type="string">
            <text:p>Données du parc national de la Vanoise</text:p>
          </table:table-cell>
          <table:table-cell office:value-type="string" calcext:value-type="string">
            <text:p>Régional terrestre, ou sous-région marine</text:p>
          </table:table-cell>
          <table:table-cell office:value-type="string" calcext:value-type="string">
            <text:p>Inventaire espèce,Regroupements et autres études</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48</text:p>
          </table:table-cell>
          <table:table-cell office:value-type="string" calcext:value-type="string">
            <text:p>https://inpn.mnhn.fr/mtd/cadre/export/xml/GetRecordById?id=4A9DDA1F-B5FA-3E13-E053-2614A8C02B7C</text:p>
          </table:table-cell>
          <table:table-cell table:number-columns-repeated="50"/>
        </table:table-row>
        <table:table-row table:style-name="ro1">
          <table:table-cell office:value-type="string" calcext:value-type="string">
            <text:p>58826EEF-DA7B-28E4-E053-2614A8C05D8A</text:p>
          </table:table-cell>
          <table:table-cell/>
          <table:table-cell office:value-type="string" calcext:value-type="string">
            <text:p>01/01/1984</text:p>
          </table:table-cell>
          <table:table-cell office:value-type="string" calcext:value-type="string">
            <text:p>Le réseau Ours Brun constitue un outil de suivi scientifique à grande échelle de la population d’ours pyrénéenne. Le Réseau Ours Brun constitue un réseau d’observateurs multi-partenaires susceptibles de recueillir des indices de présence de l’espèce sur l’ensemble de l’aire de répartition qui couvre plusieurs milliers de kilomètres carrés.</text:p>
          </table:table-cell>
          <table:table-cell office:value-type="string" calcext:value-type="string">
            <text:p>ONCFS Réseau Ours brun</text:p>
          </table:table-cell>
          <table:table-cell office:value-type="string" calcext:value-type="string">
            <text:p>National</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2294</text:p>
          </table:table-cell>
          <table:table-cell office:value-type="string" calcext:value-type="string">
            <text:p>https://inpn.mnhn.fr/mtd/cadre/export/xml/GetRecordById?id=58826EEF-DA7B-28E4-E053-2614A8C05D8A</text:p>
          </table:table-cell>
          <table:table-cell table:number-columns-repeated="50"/>
        </table:table-row>
        <table:table-row table:style-name="ro1">
          <table:table-cell office:value-type="string" calcext:value-type="string">
            <text:p>77BAEBFF-2CE5-3554-E053-2614A8C0B288</text:p>
          </table:table-cell>
          <table:table-cell table:number-columns-repeated="2"/>
          <table:table-cell office:value-type="string" calcext:value-type="string">
            <text:p>IQE Solignac 2016</text:p>
          </table:table-cell>
          <table:table-cell office:value-type="string" calcext:value-type="string">
            <text:p>Expertise IQE 308</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733</text:p>
          </table:table-cell>
          <table:table-cell office:value-type="string" calcext:value-type="string">
            <text:p>https://inpn.mnhn.fr/mtd/cadre/export/xml/GetRecordById?id=77BAEBFF-2CE5-3554-E053-2614A8C0B288</text:p>
          </table:table-cell>
          <table:table-cell table:number-columns-repeated="50"/>
        </table:table-row>
        <table:table-row table:style-name="ro1">
          <table:table-cell office:value-type="string" calcext:value-type="string">
            <text:p>77DE8752-36C0-0E8F-E053-2614A8C03151</text:p>
          </table:table-cell>
          <table:table-cell table:number-columns-repeated="2"/>
          <table:table-cell office:value-type="string" calcext:value-type="string">
            <text:p>IQE Villeneuve sur Verberie 2009</text:p>
          </table:table-cell>
          <table:table-cell office:value-type="string" calcext:value-type="string">
            <text:p>Expertise IQE 92</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54</text:p>
          </table:table-cell>
          <table:table-cell office:value-type="string" calcext:value-type="string">
            <text:p>https://inpn.mnhn.fr/mtd/cadre/export/xml/GetRecordById?id=77DE8752-36C0-0E8F-E053-2614A8C03151</text:p>
          </table:table-cell>
          <table:table-cell table:number-columns-repeated="50"/>
        </table:table-row>
        <table:table-row table:style-name="ro1">
          <table:table-cell office:value-type="string" calcext:value-type="string">
            <text:p>77BAEBFF-2CE9-3554-E053-2614A8C0B288</text:p>
          </table:table-cell>
          <table:table-cell table:number-columns-repeated="2"/>
          <table:table-cell office:value-type="string" calcext:value-type="string">
            <text:p>IQE Le Danger 2015</text:p>
          </table:table-cell>
          <table:table-cell office:value-type="string" calcext:value-type="string">
            <text:p>Expertise IQE 306</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736</text:p>
          </table:table-cell>
          <table:table-cell office:value-type="string" calcext:value-type="string">
            <text:p>https://inpn.mnhn.fr/mtd/cadre/export/xml/GetRecordById?id=77BAEBFF-2CE9-3554-E053-2614A8C0B288</text:p>
          </table:table-cell>
          <table:table-cell table:number-columns-repeated="50"/>
        </table:table-row>
        <table:table-row table:style-name="ro1">
          <table:table-cell office:value-type="string" calcext:value-type="string">
            <text:p>77F13CDC-A63E-1182-E053-2614A8C078D6</text:p>
          </table:table-cell>
          <table:table-cell table:number-columns-repeated="2"/>
          <table:table-cell office:value-type="string" calcext:value-type="string">
            <text:p>IPE St Escobille 2008</text:p>
          </table:table-cell>
          <table:table-cell office:value-type="string" calcext:value-type="string">
            <text:p>Expertise IPE 74</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80</text:p>
          </table:table-cell>
          <table:table-cell office:value-type="string" calcext:value-type="string">
            <text:p>https://inpn.mnhn.fr/mtd/cadre/export/xml/GetRecordById?id=77F13CDC-A63E-1182-E053-2614A8C078D6</text:p>
          </table:table-cell>
          <table:table-cell table:number-columns-repeated="50"/>
        </table:table-row>
        <table:table-row table:style-name="ro1">
          <table:table-cell office:value-type="string" calcext:value-type="string">
            <text:p>75D25F2C-4CD6-54E6-E053-5014A8C05CEC</text:p>
          </table:table-cell>
          <table:table-cell office:value-type="string" calcext:value-type="string">
            <text:p>31/12/2015</text:p>
          </table:table-cell>
          <table:table-cell office:value-type="string" calcext:value-type="string">
            <text:p>01/01/2011</text:p>
          </table:table-cell>
          <table:table-cell office:value-type="string" calcext:value-type="string">
            <text:p>Première synthèse sur les mammifères d'Aquitaine, cet atlas est une base de connaissance des espèces de la région. Il est composé de plusieurs tomes et décrypte la répartition de chaque espèce. Il fournit aussi des éléments de compréhension de l'état des populations présentes.Il est issu d'un travail collectif et collaboratif entre de très nombreux partenaires professionnels ou amateurs.</text:p>
            <text:p/>
            <text:p>L'Atlas des Mammifères sauvages d'Aquitaine se compose de 6 ouvrages qui présentent tous les groupes et toutes les espèces de Mammifères présents en Aquitaine :</text:p>
            <text:p/>
            <text:p>- Le tome 1 présente la méthodologie employée pour réaliser cet atlas et décrypte les relations étroites entre l'Homme et les mammifères.</text:p>
            <text:p>- Le tome 2 est le premier présentant les mammifères sous forme de monographies. Il regroupe les espèces de deux groupes bien connus faisant l'objet de suivis réguliers : les Artiodacyles (cerfs, chevreuil, sanglier, isard...) et les Lagomorphes (lapin de garenne et lièvre d'Europe).</text:p>
          </table:table-cell>
          <table:table-cell office:value-type="string" calcext:value-type="string">
            <text:p>Atlas des Mammifères sauvages d'Aquitaine 2011 - 2015</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7604</text:p>
          </table:table-cell>
          <table:table-cell office:value-type="string" calcext:value-type="string">
            <text:p>https://inpn.mnhn.fr/mtd/cadre/export/xml/GetRecordById?id=75D25F2C-4CD6-54E6-E053-5014A8C05CEC</text:p>
          </table:table-cell>
          <table:table-cell table:number-columns-repeated="50"/>
        </table:table-row>
        <table:table-row table:style-name="ro1">
          <table:table-cell office:value-type="string" calcext:value-type="string">
            <text:p>80C0387D-0604-3877-E053-2614A8C0FC6E</text:p>
          </table:table-cell>
          <table:table-cell/>
          <table:table-cell office:value-type="string" calcext:value-type="string">
            <text:p>01/01/2010</text:p>
          </table:table-cell>
          <table:table-cell office:value-type="string" calcext:value-type="string">
            <text:p>Surveillance des espèces exotiques ONCFS</text:p>
          </table:table-cell>
          <table:table-cell office:value-type="string" calcext:value-type="string">
            <text:p>Surveillance EE ONCFS</text:p>
          </table:table-cell>
          <table:table-cell office:value-type="string" calcext:value-type="string">
            <text:p>National</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2054</text:p>
          </table:table-cell>
          <table:table-cell office:value-type="string" calcext:value-type="string">
            <text:p>https://inpn.mnhn.fr/mtd/cadre/export/xml/GetRecordById?id=80C0387D-0604-3877-E053-2614A8C0FC6E</text:p>
          </table:table-cell>
          <table:table-cell table:number-columns-repeated="50"/>
        </table:table-row>
        <table:table-row table:style-name="ro1">
          <table:table-cell office:value-type="string" calcext:value-type="string">
            <text:p>D9F7EF72-2E63-4BDD-B2B0-216E3FBB8EDA</text:p>
          </table:table-cell>
          <table:table-cell/>
          <table:table-cell office:value-type="string" calcext:value-type="string">
            <text:p>01/06/1983</text:p>
          </table:table-cell>
          <table:table-cell office:value-type="string" calcext:value-type="string">
            <text:p>Odonates; Rhopalocères; Amphibiens; Reptiles; Mammifères (hors Chiroptères); Oiseaux</text:p>
          </table:table-cell>
          <table:table-cell office:value-type="string" calcext:value-type="string">
            <text:p>Regroupement d'études et inventaires de l'association Cistude Nature</text:p>
          </table:table-cell>
          <table:table-cell office:value-type="string" calcext:value-type="string">
            <text:p>Régional terrestre, ou sous-région marine</text:p>
          </table:table-cell>
          <table:table-cell office:value-type="string" calcext:value-type="string">
            <text:p>Inventaire espèce,Regroupements et autres études</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102</text:p>
          </table:table-cell>
          <table:table-cell office:value-type="string" calcext:value-type="string">
            <text:p>https://inpn.mnhn.fr/mtd/cadre/export/xml/GetRecordById?id=D9F7EF72-2E63-4BDD-B2B0-216E3FBB8EDA</text:p>
          </table:table-cell>
          <table:table-cell table:number-columns-repeated="50"/>
        </table:table-row>
        <table:table-row table:style-name="ro1">
          <table:table-cell office:value-type="string" calcext:value-type="string">
            <text:p>7A154045-B512-100A-E053-2614A8C010F0</text:p>
          </table:table-cell>
          <table:table-cell/>
          <table:table-cell office:value-type="string" calcext:value-type="string">
            <text:p>01/01/2005</text:p>
          </table:table-cell>
          <table:table-cell office:value-type="string" calcext:value-type="string">
            <text:p>Synthèse des données acquises par le Syndicat Mixte d'AménagemenT (SMAT) du Haut-Allier portant sur les sites Natura 2000 qu'il anime (FR8301067, FR8301072, FR8301074, FR8301075. Ces données proviennent soit d'études spécifiques sur certains sites, soit des suivis annuels des gîtes de reproduction ou d'hivernage sur une période allant de 2012 à 2017.</text:p>
          </table:table-cell>
          <table:table-cell office:value-type="string" calcext:value-type="string">
            <text:p>Suivi de Chiroptères d'intérêt communautaire en hibernation ou en reproduction sur le territoire du SMAT du Haut Allier (43), période 2005-2017.</text:p>
          </table:table-cell>
          <table:table-cell office:value-type="string" calcext:value-type="string">
            <text:p>7</text:p>
          </table:table-cell>
          <table:table-cell office:value-type="string" calcext:value-type="string">
            <text:p>Inventaire espèce,Evolution temporell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9853</text:p>
          </table:table-cell>
          <table:table-cell office:value-type="string" calcext:value-type="string">
            <text:p>https://inpn.mnhn.fr/mtd/cadre/export/xml/GetRecordById?id=7A154045-B512-100A-E053-2614A8C010F0</text:p>
          </table:table-cell>
          <table:table-cell table:number-columns-repeated="50"/>
        </table:table-row>
        <table:table-row table:style-name="ro1">
          <table:table-cell office:value-type="string" calcext:value-type="string">
            <text:p>932F772B-E835-47F7-9EDA-7315050A59B7</text:p>
          </table:table-cell>
          <table:table-cell/>
          <table:table-cell office:value-type="string" calcext:value-type="string">
            <text:p>05/08/1994</text:p>
          </table:table-cell>
          <table:table-cell office:value-type="string" calcext:value-type="string">
            <text:p>amphibiens ; reptiles ; <text:s/>mammifères ; odonates ; oiseaux ; orthoptères ; rhopalocères.</text:p>
          </table:table-cell>
          <table:table-cell office:value-type="string" calcext:value-type="string">
            <text:p>Données collectées dans le cadre d'études et d'activités de recherche de l'UMR BIOGECO.</text:p>
          </table:table-cell>
          <table:table-cell office:value-type="string" calcext:value-type="string">
            <text:p>Régional terrestre, ou sous-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51</text:p>
          </table:table-cell>
          <table:table-cell office:value-type="string" calcext:value-type="string">
            <text:p>https://inpn.mnhn.fr/mtd/cadre/export/xml/GetRecordById?id=932F772B-E835-47F7-9EDA-7315050A59B7</text:p>
          </table:table-cell>
          <table:table-cell table:number-columns-repeated="50"/>
        </table:table-row>
        <table:table-row table:style-name="ro1">
          <table:table-cell office:value-type="string" calcext:value-type="string">
            <text:p>77DC0523-C776-0E94-E053-2614A8C08961</text:p>
          </table:table-cell>
          <table:table-cell table:number-columns-repeated="2"/>
          <table:table-cell office:value-type="string" calcext:value-type="string">
            <text:p>IQE Vémars 2009</text:p>
          </table:table-cell>
          <table:table-cell office:value-type="string" calcext:value-type="string">
            <text:p>Expertise IQE 85</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74</text:p>
          </table:table-cell>
          <table:table-cell office:value-type="string" calcext:value-type="string">
            <text:p>https://inpn.mnhn.fr/mtd/cadre/export/xml/GetRecordById?id=77DC0523-C776-0E94-E053-2614A8C08961</text:p>
          </table:table-cell>
          <table:table-cell table:number-columns-repeated="50"/>
        </table:table-row>
        <table:table-row table:style-name="ro1">
          <table:table-cell office:value-type="string" calcext:value-type="string">
            <text:p>C7E66DC6-6D5D-4730-BDBE-5CE8F9166A1F</text:p>
          </table:table-cell>
          <table:table-cell/>
          <table:table-cell office:value-type="string" calcext:value-type="string">
            <text:p>01/01/2007</text:p>
          </table:table-cell>
          <table:table-cell office:value-type="string" calcext:value-type="string">
            <text:p>Amphibiens; Oiseaux; Mammifères</text:p>
          </table:table-cell>
          <table:table-cell office:value-type="string" calcext:value-type="string">
            <text:p>Bilans des saisons de capture de l'Association Départementale des Piégeurs Agréés de Gironde</text:p>
          </table:table-cell>
          <table:table-cell office:value-type="string" calcext:value-type="string">
            <text:p>Départemental, ou secteur marin</text:p>
          </table:table-cell>
          <table:table-cell office:value-type="string" calcext:value-type="string">
            <text:p>Regroupements et autres études</text:p>
          </table:table-cell>
          <table:table-cell/>
          <table:table-cell office:value-type="string" calcext:value-type="string">
            <text:p>METROP <text:s text:c="15"/></text:p>
          </table:table-cell>
          <table:table-cell office:value-type="string" calcext:value-type="string">
            <text:p>Non financé</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42</text:p>
          </table:table-cell>
          <table:table-cell office:value-type="string" calcext:value-type="string">
            <text:p>https://inpn.mnhn.fr/mtd/cadre/export/xml/GetRecordById?id=C7E66DC6-6D5D-4730-BDBE-5CE8F9166A1F</text:p>
          </table:table-cell>
          <table:table-cell table:number-columns-repeated="50"/>
        </table:table-row>
        <table:table-row table:style-name="ro1">
          <table:table-cell office:value-type="string" calcext:value-type="string">
            <text:p>2B0D155F-93EE-4108-A3B5-DF3D026FDA04</text:p>
          </table:table-cell>
          <table:table-cell/>
          <table:table-cell office:value-type="string" calcext:value-type="string">
            <text:p>01/01/2013</text:p>
          </table:table-cell>
          <table:table-cell office:value-type="string" calcext:value-type="string">
            <text:p>faune</text:p>
          </table:table-cell>
          <table:table-cell office:value-type="string" calcext:value-type="string">
            <text:p>Collecte permanente de données naturalistes sur la base de donnée participative en ligne de Deux-Sèvres Nature Environnement (DSNE)</text:p>
          </table:table-cell>
          <table:table-cell office:value-type="string" calcext:value-type="string">
            <text:p>Départemental, ou secteur marin</text:p>
          </table:table-cell>
          <table:table-cell office:value-type="string" calcext:value-type="string">
            <text:p>Inventaire espèce,Regroupements et autres études</text:p>
          </table:table-cell>
          <table:table-cell/>
          <table:table-cell office:value-type="string" calcext:value-type="string">
            <text:p>METROP <text:s text:c="15"/></text:p>
          </table:table-cell>
          <table:table-cell office:value-type="string" calcext:value-type="string">
            <text:p>Non financé</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47</text:p>
          </table:table-cell>
          <table:table-cell office:value-type="string" calcext:value-type="string">
            <text:p>https://inpn.mnhn.fr/mtd/cadre/export/xml/GetRecordById?id=2B0D155F-93EE-4108-A3B5-DF3D026FDA04</text:p>
          </table:table-cell>
          <table:table-cell table:number-columns-repeated="50"/>
        </table:table-row>
        <table:table-row table:style-name="ro1">
          <table:table-cell office:value-type="string" calcext:value-type="string">
            <text:p>77F28A99-846C-1185-E053-2614A8C0752B</text:p>
          </table:table-cell>
          <table:table-cell table:number-columns-repeated="2"/>
          <table:table-cell office:value-type="string" calcext:value-type="string">
            <text:p>IPE Butte Bellot 2010</text:p>
          </table:table-cell>
          <table:table-cell office:value-type="string" calcext:value-type="string">
            <text:p>Expertise IPE 28</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613</text:p>
          </table:table-cell>
          <table:table-cell office:value-type="string" calcext:value-type="string">
            <text:p>https://inpn.mnhn.fr/mtd/cadre/export/xml/GetRecordById?id=77F28A99-846C-1185-E053-2614A8C0752B</text:p>
          </table:table-cell>
          <table:table-cell table:number-columns-repeated="50"/>
        </table:table-row>
        <table:table-row table:style-name="ro1">
          <table:table-cell office:value-type="string" calcext:value-type="string">
            <text:p>CB10382F-FF03-4ECE-8BA4-F2DC07E710B4</text:p>
          </table:table-cell>
          <table:table-cell/>
          <table:table-cell office:value-type="string" calcext:value-type="string">
            <text:p>01/01/2013</text:p>
          </table:table-cell>
          <table:table-cell office:value-type="string" calcext:value-type="string">
            <text:p>faune</text:p>
          </table:table-cell>
          <table:table-cell office:value-type="string" calcext:value-type="string">
            <text:p>Collecte permanente de données naturalistes sur la base de donnée participative en ligne de Charente Nature (Faune Charente)</text:p>
          </table:table-cell>
          <table:table-cell office:value-type="string" calcext:value-type="string">
            <text:p>Départemental, ou secteur marin</text:p>
          </table:table-cell>
          <table:table-cell office:value-type="string" calcext:value-type="string">
            <text:p>Inventaire espèce,Regroupements et autres études</text:p>
          </table:table-cell>
          <table:table-cell/>
          <table:table-cell office:value-type="string" calcext:value-type="string">
            <text:p>METROP <text:s text:c="15"/></text:p>
          </table:table-cell>
          <table:table-cell office:value-type="string" calcext:value-type="string">
            <text:p>Non financé</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46</text:p>
          </table:table-cell>
          <table:table-cell office:value-type="string" calcext:value-type="string">
            <text:p>https://inpn.mnhn.fr/mtd/cadre/export/xml/GetRecordById?id=CB10382F-FF03-4ECE-8BA4-F2DC07E710B4</text:p>
          </table:table-cell>
          <table:table-cell table:number-columns-repeated="50"/>
        </table:table-row>
        <table:table-row table:style-name="ro1">
          <table:table-cell office:value-type="string" calcext:value-type="string">
            <text:p>0C25411A-3E5B-45BD-9E8F-38851853868E</text:p>
          </table:table-cell>
          <table:table-cell/>
          <table:table-cell office:value-type="string" calcext:value-type="string">
            <text:p>15/06/2007</text:p>
          </table:table-cell>
          <table:table-cell office:value-type="string" calcext:value-type="string">
            <text:p>faune</text:p>
          </table:table-cell>
          <table:table-cell office:value-type="string" calcext:value-type="string">
            <text:p>Mesures compensatoires A65 - CDC Biodiversité</text:p>
          </table:table-cell>
          <table:table-cell office:value-type="string" calcext:value-type="string">
            <text:p>Régional terrestre, ou sous-région marine</text:p>
          </table:table-cell>
          <table:table-cell office:value-type="string" calcext:value-type="string">
            <text:p>Inventaire espèce,Evolution temporelle,Regroupements et autres études</text:p>
          </table:table-cell>
          <table:table-cell/>
          <table:table-cell office:value-type="string" calcext:value-type="string">
            <text:p>METROP <text:s text:c="15"/></text:p>
          </table:table-cell>
          <table:table-cell office:value-type="string" calcext:value-type="string">
            <text:p>Mixt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83</text:p>
          </table:table-cell>
          <table:table-cell office:value-type="string" calcext:value-type="string">
            <text:p>https://inpn.mnhn.fr/mtd/cadre/export/xml/GetRecordById?id=0C25411A-3E5B-45BD-9E8F-38851853868E</text:p>
          </table:table-cell>
          <table:table-cell table:number-columns-repeated="50"/>
        </table:table-row>
        <table:table-row table:style-name="ro1">
          <table:table-cell office:value-type="string" calcext:value-type="string">
            <text:p>FA4CFD82-0D9C-4584-A815-162C887FC120</text:p>
          </table:table-cell>
          <table:table-cell office:value-type="string" calcext:value-type="string">
            <text:p>04/11/2014</text:p>
          </table:table-cell>
          <table:table-cell office:value-type="string" calcext:value-type="string">
            <text:p>01/10/2012</text:p>
          </table:table-cell>
          <table:table-cell office:value-type="string" calcext:value-type="string">
            <text:p>Rhopalocères, Odonates, Oiseaux, Mammifères, Reptiles, Amphibiens, Flore</text:p>
          </table:table-cell>
          <table:table-cell office:value-type="string" calcext:value-type="string">
            <text:p>Atlas de la biodiversité de Bordeaux Métropole 2015</text:p>
          </table:table-cell>
          <table:table-cell office:value-type="string" calcext:value-type="string">
            <text:p>7</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41</text:p>
          </table:table-cell>
          <table:table-cell office:value-type="string" calcext:value-type="string">
            <text:p>https://inpn.mnhn.fr/mtd/cadre/export/xml/GetRecordById?id=FA4CFD82-0D9C-4584-A815-162C887FC120</text:p>
          </table:table-cell>
          <table:table-cell table:number-columns-repeated="50"/>
        </table:table-row>
        <table:table-row table:style-name="ro1">
          <table:table-cell office:value-type="string" calcext:value-type="string">
            <text:p>518BE5CB-401C-438B-BC47-90E459E318BF</text:p>
          </table:table-cell>
          <table:table-cell/>
          <table:table-cell office:value-type="string" calcext:value-type="string">
            <text:p>01/01/2013</text:p>
          </table:table-cell>
          <table:table-cell office:value-type="string" calcext:value-type="string">
            <text:p>Faune (sauf Oiseaux)</text:p>
          </table:table-cell>
          <table:table-cell office:value-type="string" calcext:value-type="string">
            <text:p>Collecte permanente de données naturalistes sur la base de donnée participative en ligne de Vienne Nature (Fnat)</text:p>
          </table:table-cell>
          <table:table-cell office:value-type="string" calcext:value-type="string">
            <text:p>Départemental, ou secteur marin</text:p>
          </table:table-cell>
          <table:table-cell office:value-type="string" calcext:value-type="string">
            <text:p>Inventaire espèce,Regroupements et autres études</text:p>
          </table:table-cell>
          <table:table-cell/>
          <table:table-cell office:value-type="string" calcext:value-type="string">
            <text:p>METROP <text:s text:c="15"/></text:p>
          </table:table-cell>
          <table:table-cell office:value-type="string" calcext:value-type="string">
            <text:p>Non financé</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48</text:p>
          </table:table-cell>
          <table:table-cell office:value-type="string" calcext:value-type="string">
            <text:p>https://inpn.mnhn.fr/mtd/cadre/export/xml/GetRecordById?id=518BE5CB-401C-438B-BC47-90E459E318BF</text:p>
          </table:table-cell>
          <table:table-cell table:number-columns-repeated="50"/>
        </table:table-row>
        <table:table-row table:style-name="ro1">
          <table:table-cell office:value-type="string" calcext:value-type="string">
            <text:p>3C054F77-4140-41DE-A1A0-C46713BDAD88</text:p>
          </table:table-cell>
          <table:table-cell/>
          <table:table-cell office:value-type="string" calcext:value-type="string">
            <text:p>01/01/1993</text:p>
          </table:table-cell>
          <table:table-cell office:value-type="string" calcext:value-type="string">
            <text:p>Tous les taxons</text:p>
          </table:table-cell>
          <table:table-cell office:value-type="string" calcext:value-type="string">
            <text:p>Données opportunistes collectées par les agents du Département de les Landes</text:p>
          </table:table-cell>
          <table:table-cell office:value-type="string" calcext:value-type="string">
            <text:p>Départemental, ou secteur marin</text:p>
          </table:table-cell>
          <table:table-cell office:value-type="string" calcext:value-type="string">
            <text:p>Regroupements et autres études</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55</text:p>
          </table:table-cell>
          <table:table-cell office:value-type="string" calcext:value-type="string">
            <text:p>https://inpn.mnhn.fr/mtd/cadre/export/xml/GetRecordById?id=3C054F77-4140-41DE-A1A0-C46713BDAD88</text:p>
          </table:table-cell>
          <table:table-cell table:number-columns-repeated="50"/>
        </table:table-row>
        <table:table-row table:style-name="ro1">
          <table:table-cell office:value-type="string" calcext:value-type="string">
            <text:p>46F6A6F2-4054-437D-98EC-2D8DF15CEE56</text:p>
          </table:table-cell>
          <table:table-cell/>
          <table:table-cell office:value-type="string" calcext:value-type="string">
            <text:p>21/05/1992</text:p>
          </table:table-cell>
          <table:table-cell office:value-type="string" calcext:value-type="string">
            <text:p>Flore, Faune et Fonge</text:p>
          </table:table-cell>
          <table:table-cell office:value-type="string" calcext:value-type="string">
            <text:p>Projet Documents d'Objectifs (Natura 2000) du Parc Naturel Régional des Landes de Gascogne (PNRLG)</text:p>
          </table:table-cell>
          <table:table-cell office:value-type="string" calcext:value-type="string">
            <text:p>National</text:p>
          </table:table-cell>
          <table:table-cell office:value-type="string" calcext:value-type="string">
            <text:p>Inventaire espèce,Inventaire habitat centré</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96</text:p>
          </table:table-cell>
          <table:table-cell office:value-type="string" calcext:value-type="string">
            <text:p>https://inpn.mnhn.fr/mtd/cadre/export/xml/GetRecordById?id=46F6A6F2-4054-437D-98EC-2D8DF15CEE56</text:p>
          </table:table-cell>
          <table:table-cell table:number-columns-repeated="50"/>
        </table:table-row>
        <table:table-row table:style-name="ro1">
          <table:table-cell office:value-type="string" calcext:value-type="string">
            <text:p>77F28A99-8467-1185-E053-2614A8C0752B</text:p>
          </table:table-cell>
          <table:table-cell table:number-columns-repeated="2"/>
          <table:table-cell office:value-type="string" calcext:value-type="string">
            <text:p>IQE Retzwiller 2012</text:p>
          </table:table-cell>
          <table:table-cell office:value-type="string" calcext:value-type="string">
            <text:p>Expertise IQE 71</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39</text:p>
          </table:table-cell>
          <table:table-cell office:value-type="string" calcext:value-type="string">
            <text:p>https://inpn.mnhn.fr/mtd/cadre/export/xml/GetRecordById?id=77F28A99-8467-1185-E053-2614A8C0752B</text:p>
          </table:table-cell>
          <table:table-cell table:number-columns-repeated="50"/>
        </table:table-row>
        <table:table-row table:style-name="ro1">
          <table:table-cell office:value-type="string" calcext:value-type="string">
            <text:p>2A28F974-A702-4610-BD85-3AEC9A8D3FBE</text:p>
          </table:table-cell>
          <table:table-cell office:value-type="string" calcext:value-type="string">
            <text:p>15/07/2014</text:p>
          </table:table-cell>
          <table:table-cell office:value-type="string" calcext:value-type="string">
            <text:p>27/02/2012</text:p>
          </table:table-cell>
          <table:table-cell office:value-type="string" calcext:value-type="string">
            <text:p>Oiseaux; <text:s/>Mollusques; Insectes; Flore; Champignons</text:p>
          </table:table-cell>
          <table:table-cell office:value-type="string" calcext:value-type="string">
            <text:p>Projet 3B Biodiversité Biomasse Bordeaux</text:p>
          </table:table-cell>
          <table:table-cell office:value-type="string" calcext:value-type="string">
            <text:p>7</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94</text:p>
          </table:table-cell>
          <table:table-cell office:value-type="string" calcext:value-type="string">
            <text:p>https://inpn.mnhn.fr/mtd/cadre/export/xml/GetRecordById?id=2A28F974-A702-4610-BD85-3AEC9A8D3FBE</text:p>
          </table:table-cell>
          <table:table-cell table:number-columns-repeated="50"/>
        </table:table-row>
        <table:table-row table:style-name="ro1">
          <table:table-cell office:value-type="string" calcext:value-type="string">
            <text:p>6D9A935C-2CD4-4106-B4EB-C79D21DE21F3</text:p>
          </table:table-cell>
          <table:table-cell/>
          <table:table-cell office:value-type="string" calcext:value-type="string">
            <text:p>01/01/1985</text:p>
          </table:table-cell>
          <table:table-cell office:value-type="string" calcext:value-type="string">
            <text:p>faune</text:p>
          </table:table-cell>
          <table:table-cell office:value-type="string" calcext:value-type="string">
            <text:p>Inventaires et suivis faune de la Réserve naturelle nationale de l'étang de la Mazière réalisés par l'association SEPANLOG</text:p>
          </table:table-cell>
          <table:table-cell office:value-type="string" calcext:value-type="string">
            <text:p>7</text:p>
          </table:table-cell>
          <table:table-cell office:value-type="string" calcext:value-type="string">
            <text:p>Inventaire espèce,Inventaire logique espace</text:p>
          </table:table-cell>
          <table:table-cell/>
          <table:table-cell office:value-type="string" calcext:value-type="string">
            <text:p>METROP <text:s text:c="15"/></text:p>
          </table:table-cell>
          <table:table-cell office:value-type="string" calcext:value-type="string">
            <text:p>Mixt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77</text:p>
          </table:table-cell>
          <table:table-cell office:value-type="string" calcext:value-type="string">
            <text:p>https://inpn.mnhn.fr/mtd/cadre/export/xml/GetRecordById?id=6D9A935C-2CD4-4106-B4EB-C79D21DE21F3</text:p>
          </table:table-cell>
          <table:table-cell table:number-columns-repeated="50"/>
        </table:table-row>
        <table:table-row table:style-name="ro1">
          <table:table-cell office:value-type="string" calcext:value-type="string">
            <text:p>77F28A99-848B-1185-E053-2614A8C0752B</text:p>
          </table:table-cell>
          <table:table-cell table:number-columns-repeated="2"/>
          <table:table-cell office:value-type="string" calcext:value-type="string">
            <text:p>IQE Ecuelles 2013</text:p>
          </table:table-cell>
          <table:table-cell office:value-type="string" calcext:value-type="string">
            <text:p>Expertise IQE 42</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718</text:p>
          </table:table-cell>
          <table:table-cell office:value-type="string" calcext:value-type="string">
            <text:p>https://inpn.mnhn.fr/mtd/cadre/export/xml/GetRecordById?id=77F28A99-848B-1185-E053-2614A8C0752B</text:p>
          </table:table-cell>
          <table:table-cell table:number-columns-repeated="50"/>
        </table:table-row>
        <table:table-row table:style-name="ro1">
          <table:table-cell office:value-type="string" calcext:value-type="string">
            <text:p>5E92EF80-9D5C-3455-E053-2614A8C082D8</text:p>
          </table:table-cell>
          <table:table-cell table:number-columns-repeated="2"/>
          <table:table-cell office:value-type="string" calcext:value-type="string">
            <text:p>Données naturalistes de l'Association Naturaliste d'Étude et de Protection des Écosystèmes Caudalis (produites par l'association)</text:p>
          </table:table-cell>
          <table:table-cell office:value-type="string" calcext:value-type="string">
            <text:p>Association naturaliste d'étude et de protection des écosystèmes CAUDALIS</text:p>
          </table:table-cell>
          <table:table-cell/>
          <table:table-cell office:value-type="string" calcext:value-type="string">
            <text:p>Inventaire espèce,Inventaire logique espace,Evolution temporelle</text:p>
          </table:table-cell>
          <table:table-cell/>
          <table:table-cell office:value-type="string" calcext:value-type="string">
            <text:p>METROP <text:s text:c="15"/></text:p>
          </table:table-cell>
          <table:table-cell office:value-type="string" calcext:value-type="string">
            <text:p>Mixt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2655</text:p>
          </table:table-cell>
          <table:table-cell office:value-type="string" calcext:value-type="string">
            <text:p>https://inpn.mnhn.fr/mtd/cadre/export/xml/GetRecordById?id=5E92EF80-9D5C-3455-E053-2614A8C082D8</text:p>
          </table:table-cell>
          <table:table-cell table:number-columns-repeated="50"/>
        </table:table-row>
        <table:table-row table:style-name="ro1">
          <table:table-cell office:value-type="string" calcext:value-type="string">
            <text:p>74A83318-A2BF-5074-E053-2614A8C0FC0D</text:p>
          </table:table-cell>
          <table:table-cell table:number-columns-repeated="2"/>
          <table:table-cell office:value-type="string" calcext:value-type="string">
            <text:p>En 2017 le SYTEC a lancé un atlas de la biodiversité territorial pour mieux connaître les espèces présentes sur son territoire. Un volet d'acquisition en science participative, un autre volet mené par le CPIE de Haute-Auvergne et la LPO Auvergne a permis de mener des inventaires dans les zones ou peu de données existaient jusqu'alors.</text:p>
          </table:table-cell>
          <table:table-cell office:value-type="string" calcext:value-type="string">
            <text:p>Inventaires et sciences participatives de l'ABT de l'Est Cantal</text:p>
          </table:table-cell>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7034</text:p>
          </table:table-cell>
          <table:table-cell office:value-type="string" calcext:value-type="string">
            <text:p>https://inpn.mnhn.fr/mtd/cadre/export/xml/GetRecordById?id=74A83318-A2BF-5074-E053-2614A8C0FC0D</text:p>
          </table:table-cell>
          <table:table-cell table:number-columns-repeated="50"/>
        </table:table-row>
        <table:table-row table:style-name="ro1">
          <table:table-cell office:value-type="string" calcext:value-type="string">
            <text:p>F220126C-380F-4171-BE89-18EF317330FC</text:p>
          </table:table-cell>
          <table:table-cell/>
          <table:table-cell office:value-type="string" calcext:value-type="string">
            <text:p>11/03/2014</text:p>
          </table:table-cell>
          <table:table-cell office:value-type="string" calcext:value-type="string">
            <text:p>Faune, Flore et Fonge</text:p>
          </table:table-cell>
          <table:table-cell office:value-type="string" calcext:value-type="string">
            <text:p>Atlas communaux de la Biodiversité du Parc Naturel Régional des Landes de Gascogne (PNRLG)</text:p>
          </table:table-cell>
          <table:table-cell office:value-type="string" calcext:value-type="string">
            <text:p>7</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40</text:p>
          </table:table-cell>
          <table:table-cell office:value-type="string" calcext:value-type="string">
            <text:p>https://inpn.mnhn.fr/mtd/cadre/export/xml/GetRecordById?id=F220126C-380F-4171-BE89-18EF317330FC</text:p>
          </table:table-cell>
          <table:table-cell table:number-columns-repeated="50"/>
        </table:table-row>
        <table:table-row table:style-name="ro1">
          <table:table-cell office:value-type="string" calcext:value-type="string">
            <text:p>6CC77834-2516-11A5-E053-2614A8C09DB2</text:p>
          </table:table-cell>
          <table:table-cell table:number-columns-repeated="2"/>
          <table:table-cell table:number-columns-repeated="2" office:value-type="string" calcext:value-type="string">
            <text:p>Inventaires des Mammifères en Bourgogne par la Société d'histoire naturelle et des amis du muséum d'Autun (SHNA)</text:p>
          </table:table-cell>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Mixt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4153</text:p>
          </table:table-cell>
          <table:table-cell office:value-type="string" calcext:value-type="string">
            <text:p>https://inpn.mnhn.fr/mtd/cadre/export/xml/GetRecordById?id=6CC77834-2516-11A5-E053-2614A8C09DB2</text:p>
          </table:table-cell>
          <table:table-cell table:number-columns-repeated="50"/>
        </table:table-row>
        <table:table-row table:style-name="ro1">
          <table:table-cell office:value-type="string" calcext:value-type="string">
            <text:p>77DE8752-36E2-0E8F-E053-2614A8C03151</text:p>
          </table:table-cell>
          <table:table-cell table:number-columns-repeated="2"/>
          <table:table-cell office:value-type="string" calcext:value-type="string">
            <text:p>IQE Blignicourt 2015</text:p>
          </table:table-cell>
          <table:table-cell office:value-type="string" calcext:value-type="string">
            <text:p>Expertise IQE 20</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700</text:p>
          </table:table-cell>
          <table:table-cell office:value-type="string" calcext:value-type="string">
            <text:p>https://inpn.mnhn.fr/mtd/cadre/export/xml/GetRecordById?id=77DE8752-36E2-0E8F-E053-2614A8C03151</text:p>
          </table:table-cell>
          <table:table-cell table:number-columns-repeated="50"/>
        </table:table-row>
        <table:table-row table:style-name="ro1">
          <table:table-cell office:value-type="string" calcext:value-type="string">
            <text:p>77F13CDC-A655-1182-E053-2614A8C078D6</text:p>
          </table:table-cell>
          <table:table-cell table:number-columns-repeated="2"/>
          <table:table-cell office:value-type="string" calcext:value-type="string">
            <text:p>IPE Brueil 2008</text:p>
          </table:table-cell>
          <table:table-cell office:value-type="string" calcext:value-type="string">
            <text:p>Expertise IPE 23</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614</text:p>
          </table:table-cell>
          <table:table-cell office:value-type="string" calcext:value-type="string">
            <text:p>https://inpn.mnhn.fr/mtd/cadre/export/xml/GetRecordById?id=77F13CDC-A655-1182-E053-2614A8C078D6</text:p>
          </table:table-cell>
          <table:table-cell table:number-columns-repeated="50"/>
        </table:table-row>
        <table:table-row table:style-name="ro1">
          <table:table-cell office:value-type="string" calcext:value-type="string">
            <text:p>BF9630C7-6550-49C2-AA31-3CA277122C45</text:p>
          </table:table-cell>
          <table:table-cell/>
          <table:table-cell office:value-type="string" calcext:value-type="string">
            <text:p>09/03/1998</text:p>
          </table:table-cell>
          <table:table-cell office:value-type="string" calcext:value-type="string">
            <text:p>Faune</text:p>
          </table:table-cell>
          <table:table-cell office:value-type="string" calcext:value-type="string">
            <text:p>Données opportunistes du Parc Naturel Régional Périgord-Limousin (PNRPL)</text:p>
          </table:table-cell>
          <table:table-cell office:value-type="string" calcext:value-type="string">
            <text:p>Régional terrestre, ou sous-région marine</text:p>
          </table:table-cell>
          <table:table-cell office:value-type="string" calcext:value-type="string">
            <text:p>Inventaire espèce,Regroupements et autres études</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58</text:p>
          </table:table-cell>
          <table:table-cell office:value-type="string" calcext:value-type="string">
            <text:p>https://inpn.mnhn.fr/mtd/cadre/export/xml/GetRecordById?id=BF9630C7-6550-49C2-AA31-3CA277122C45</text:p>
          </table:table-cell>
          <table:table-cell table:number-columns-repeated="50"/>
        </table:table-row>
        <table:table-row table:style-name="ro1">
          <table:table-cell office:value-type="string" calcext:value-type="string">
            <text:p>4A9DDA1F-B69F-3E13-E053-2614A8C02B7C</text:p>
          </table:table-cell>
          <table:table-cell office:value-type="string" calcext:value-type="string">
            <text:p>01/01/2015</text:p>
          </table:table-cell>
          <table:table-cell office:value-type="string" calcext:value-type="string">
            <text:p>01/01/2011</text:p>
          </table:table-cell>
          <table:table-cell office:value-type="string" calcext:value-type="string">
            <text:p>Données de biodiversité collectées dans le cadre d'une convention d'étude entre GTM Bâtiment et le Service du patrimoine naturel du MNHN de 2013 à 2015 sur les communes de Fontainebleau et Avon.</text:p>
          </table:table-cell>
          <table:table-cell office:value-type="string" calcext:value-type="string">
            <text:p>Convention GTM Bâtiment et le Service du patrimoine naturel du MNHN</text:p>
          </table:table-cell>
          <table:table-cell office:value-type="string" calcext:value-type="string">
            <text:p>7</text:p>
          </table:table-cell>
          <table:table-cell office:value-type="string" calcext:value-type="string">
            <text:p>Inventaire espèce,Inventaire habitat centré</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93</text:p>
          </table:table-cell>
          <table:table-cell office:value-type="string" calcext:value-type="string">
            <text:p>https://inpn.mnhn.fr/mtd/cadre/export/xml/GetRecordById?id=4A9DDA1F-B69F-3E13-E053-2614A8C02B7C</text:p>
          </table:table-cell>
          <table:table-cell table:number-columns-repeated="50"/>
        </table:table-row>
        <table:table-row table:style-name="ro1">
          <table:table-cell office:value-type="string" calcext:value-type="string">
            <text:p>58859F8F-4036-7140-E053-2614A8C09A44</text:p>
          </table:table-cell>
          <table:table-cell office:value-type="string" calcext:value-type="string">
            <text:p>30/06/2008</text:p>
          </table:table-cell>
          <table:table-cell office:value-type="string" calcext:value-type="string">
            <text:p>01/07/2007</text:p>
          </table:table-cell>
          <table:table-cell office:value-type="string" calcext:value-type="string">
            <text:p>L'enquête menée en 2008 avait pour objectif d'évaluer l'état national des populations du petit gibier sédentaire de plaine en France, soit par leur abondance au printemps 2008 pour les perdrix et faisans, soit par le tableau de chasse de la saison 2007-2008 pour les lagomorphes. L'enquête s'est faite à l'échelle communale, et des éléments plus généraux sur la gestion des territoires (aménagement de l'habitat, limitation des prédateurs) ont été demandés à l'échelle départementale.</text:p>
            <text:p>Ce jeu de données présente l'aire de présence du Lièvre d'Europe basée sur les prélèvements à la chasse, selon les retours de cette enquête.</text:p>
          </table:table-cell>
          <table:table-cell office:value-type="string" calcext:value-type="string">
            <text:p>Enquête nationale petit gibier sédentaire de plaine 2007-2008</text:p>
          </table:table-cell>
          <table:table-cell office:value-type="string" calcext:value-type="string">
            <text:p>National</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2315</text:p>
          </table:table-cell>
          <table:table-cell office:value-type="string" calcext:value-type="string">
            <text:p>https://inpn.mnhn.fr/mtd/cadre/export/xml/GetRecordById?id=58859F8F-4036-7140-E053-2614A8C09A44</text:p>
          </table:table-cell>
          <table:table-cell table:number-columns-repeated="50"/>
        </table:table-row>
        <table:table-row table:style-name="ro1">
          <table:table-cell office:value-type="string" calcext:value-type="string">
            <text:p>F02F27FD-9C87-4674-AEFD-03858A35A7A3</text:p>
          </table:table-cell>
          <table:table-cell/>
          <table:table-cell office:value-type="string" calcext:value-type="string">
            <text:p>01/01/2013</text:p>
          </table:table-cell>
          <table:table-cell office:value-type="string" calcext:value-type="string">
            <text:p>Oiseaux; Mammifères</text:p>
          </table:table-cell>
          <table:table-cell office:value-type="string" calcext:value-type="string">
            <text:p>Bilans des saisons de capture par l'Association départementale des piégeurs des Pays de l'Adour (ADPPA)</text:p>
          </table:table-cell>
          <table:table-cell office:value-type="string" calcext:value-type="string">
            <text:p>Départemental, ou secteur marin</text:p>
          </table:table-cell>
          <table:table-cell office:value-type="string" calcext:value-type="string">
            <text:p>Regroupements et autres études</text:p>
          </table:table-cell>
          <table:table-cell/>
          <table:table-cell office:value-type="string" calcext:value-type="string">
            <text:p>METROP <text:s text:c="15"/></text:p>
          </table:table-cell>
          <table:table-cell office:value-type="string" calcext:value-type="string">
            <text:p>Non financé</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44</text:p>
          </table:table-cell>
          <table:table-cell office:value-type="string" calcext:value-type="string">
            <text:p>https://inpn.mnhn.fr/mtd/cadre/export/xml/GetRecordById?id=F02F27FD-9C87-4674-AEFD-03858A35A7A3</text:p>
          </table:table-cell>
          <table:table-cell table:number-columns-repeated="50"/>
        </table:table-row>
        <table:table-row table:style-name="ro1">
          <table:table-cell office:value-type="string" calcext:value-type="string">
            <text:p>4C7D7BCA-A13C-290D-E053-2614A8C0BFED</text:p>
          </table:table-cell>
          <table:table-cell/>
          <table:table-cell office:value-type="string" calcext:value-type="string">
            <text:p>01/01/1991</text:p>
          </table:table-cell>
          <table:table-cell office:value-type="string" calcext:value-type="string">
            <text:p>Ces données sont issues de la base de données VisioNature ainsi que de la base de données du Groupe d'étude et de protection des mammifères d'Alsace qui bénéficie d’une mise à jour permanente dans le but de compléter ou préciser les informations qu’elle contient.</text:p>
          </table:table-cell>
          <table:table-cell office:value-type="string" calcext:value-type="string">
            <text:p>Données d'observations de mammifères transmises par le Groupe d'étude et de protection des mammifères d'Alsace (GEPMA)</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Mixt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853</text:p>
          </table:table-cell>
          <table:table-cell office:value-type="string" calcext:value-type="string">
            <text:p>https://inpn.mnhn.fr/mtd/cadre/export/xml/GetRecordById?id=4C7D7BCA-A13C-290D-E053-2614A8C0BFED</text:p>
          </table:table-cell>
          <table:table-cell table:number-columns-repeated="50"/>
        </table:table-row>
        <table:table-row table:style-name="ro1">
          <table:table-cell office:value-type="string" calcext:value-type="string">
            <text:p>4A9DDA1F-B679-3E13-E053-2614A8C02B7C</text:p>
          </table:table-cell>
          <table:table-cell/>
          <table:table-cell office:value-type="string" calcext:value-type="string">
            <text:p>11/02/2015</text:p>
          </table:table-cell>
          <table:table-cell office:value-type="string" calcext:value-type="string">
            <text:p>Jeu de données de Mammifères marins issues de la récolte d'observations opportunistes et d'observations de whale-watchers en Martinique</text:p>
          </table:table-cell>
          <table:table-cell office:value-type="string" calcext:value-type="string">
            <text:p>Données de l'Observatoire de Cétacés de la Martinique (OCETAM)</text:p>
          </table:table-cell>
          <table:table-cell office:value-type="string" calcext:value-type="string">
            <text:p>Départemental, ou secteur marin</text:p>
          </table:table-cell>
          <table:table-cell office:value-type="string" calcext:value-type="string">
            <text:p>Regroupements et autres études</text:p>
          </table:table-cell>
          <table:table-cell/>
          <table:table-cell office:value-type="string" calcext:value-type="string">
            <text:p>MTQ <text:s text:c="15"/></text:p>
          </table:table-cell>
          <table:table-cell/>
          <table:table-cell office:value-type="string" calcext:value-type="string">
            <text:p>Mer</text:p>
          </table:table-cell>
          <table:table-cell office:value-type="string" calcext:value-type="string">
            <text:p>false</text:p>
          </table:table-cell>
          <table:table-cell office:value-type="string" calcext:value-type="string">
            <text:p>https://inpn.mnhn.fr/espece/cadre/169</text:p>
          </table:table-cell>
          <table:table-cell office:value-type="string" calcext:value-type="string">
            <text:p>https://inpn.mnhn.fr/mtd/cadre/export/xml/GetRecordById?id=4A9DDA1F-B679-3E13-E053-2614A8C02B7C</text:p>
          </table:table-cell>
          <table:table-cell table:number-columns-repeated="50"/>
        </table:table-row>
        <table:table-row table:style-name="ro1">
          <table:table-cell office:value-type="string" calcext:value-type="string">
            <text:p>77F13CDC-A651-1182-E053-2614A8C078D6</text:p>
          </table:table-cell>
          <table:table-cell table:number-columns-repeated="2"/>
          <table:table-cell office:value-type="string" calcext:value-type="string">
            <text:p>IPE Butte bellot 2009</text:p>
          </table:table-cell>
          <table:table-cell office:value-type="string" calcext:value-type="string">
            <text:p>Expertise IPE 27</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603</text:p>
          </table:table-cell>
          <table:table-cell office:value-type="string" calcext:value-type="string">
            <text:p>https://inpn.mnhn.fr/mtd/cadre/export/xml/GetRecordById?id=77F13CDC-A651-1182-E053-2614A8C078D6</text:p>
          </table:table-cell>
          <table:table-cell table:number-columns-repeated="50"/>
        </table:table-row>
        <table:table-row table:style-name="ro1">
          <table:table-cell office:value-type="string" calcext:value-type="string">
            <text:p>5A98CA4F-83B8-4F91-AD44-668C30EAAA4E</text:p>
          </table:table-cell>
          <table:table-cell/>
          <table:table-cell office:value-type="string" calcext:value-type="string">
            <text:p>01/01/2012</text:p>
          </table:table-cell>
          <table:table-cell office:value-type="string" calcext:value-type="string">
            <text:p>Tous les taxons</text:p>
          </table:table-cell>
          <table:table-cell office:value-type="string" calcext:value-type="string">
            <text:p>Inventaires et suivis site compensation Vison sur la commune de AIRE-SUR-L'ADOUR</text:p>
          </table:table-cell>
          <table:table-cell office:value-type="string" calcext:value-type="string">
            <text:p>7</text:p>
          </table:table-cell>
          <table:table-cell office:value-type="string" calcext:value-type="string">
            <text:p>Inventaire espèce,Evolution temporell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79</text:p>
          </table:table-cell>
          <table:table-cell office:value-type="string" calcext:value-type="string">
            <text:p>https://inpn.mnhn.fr/mtd/cadre/export/xml/GetRecordById?id=5A98CA4F-83B8-4F91-AD44-668C30EAAA4E</text:p>
          </table:table-cell>
          <table:table-cell table:number-columns-repeated="50"/>
        </table:table-row>
        <table:table-row table:style-name="ro1">
          <table:table-cell office:value-type="string" calcext:value-type="string">
            <text:p>4C7D7BCA-A13E-290D-E053-2614A8C0BFED</text:p>
          </table:table-cell>
          <table:table-cell office:value-type="string" calcext:value-type="string">
            <text:p>31/12/2014</text:p>
          </table:table-cell>
          <table:table-cell office:value-type="string" calcext:value-type="string">
            <text:p>01/01/2010</text:p>
          </table:table-cell>
          <table:table-cell office:value-type="string" calcext:value-type="string">
            <text:p>Les données ont été collectées par les associations naturalistes de Bretagne au cours de la réalisation de l'Atlas des Mammifères sauvages de Bretagne (2005-2014) compilées par le Groupe Mammalogique Breton (GMB) pour aboutir à des cartes de répartition par espèce à la maille 10x10 km. Porté par le GMB, ce projet a regroupé l'ensemble des acteurs travaillant sur les mammifères sur le territoire concerné : Bretagne Vivante, Vivarmor Nature, le Groupe Naturaliste de Loire Atlantique, le Groupe Chiroptères des Pays de Loire, les Fédérations départementales et régionales des chasseurs de Bretagne et Loire-Atlantique, ainsi que l'Office National de la Chasse et de la Faune Sauvage (ONCFS). Ces données sont complétées par des observations collectées par le GMB de 2000 à 2004, et seront actualisées à chaque volume de l'Atlas des Mammifères de France.</text:p>
          </table:table-cell>
          <table:table-cell office:value-type="string" calcext:value-type="string">
            <text:p>Atlas des Mammifères de Bretagne 2005-2014</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873</text:p>
          </table:table-cell>
          <table:table-cell office:value-type="string" calcext:value-type="string">
            <text:p>https://inpn.mnhn.fr/mtd/cadre/export/xml/GetRecordById?id=4C7D7BCA-A13E-290D-E053-2614A8C0BFED</text:p>
          </table:table-cell>
          <table:table-cell table:number-columns-repeated="50"/>
        </table:table-row>
        <table:table-row table:style-name="ro1">
          <table:table-cell office:value-type="string" calcext:value-type="string">
            <text:p>82CEA00C-F6E0-6837-E053-2614A8C0C1C0</text:p>
          </table:table-cell>
          <table:table-cell/>
          <table:table-cell office:value-type="string" calcext:value-type="string">
            <text:p>01/01/2018</text:p>
          </table:table-cell>
          <table:table-cell office:value-type="string" calcext:value-type="string">
            <text:p>L'Outil de Diffusion de l'Information Naturaliste de Normandie, la plateforme régionale du Système d’Information Nature et Paysage (SINP) de Normandie.</text:p>
          </table:table-cell>
          <table:table-cell office:value-type="string" calcext:value-type="string">
            <text:p>BD de la plateforme partagée pour la diffusion des données naturalistes de Normandie</text:p>
          </table:table-cell>
          <table:table-cell office:value-type="string" calcext:value-type="string">
            <text:p>Régional terrestre, ou sous-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12834</text:p>
          </table:table-cell>
          <table:table-cell office:value-type="string" calcext:value-type="string">
            <text:p>https://inpn.mnhn.fr/mtd/cadre/export/xml/GetRecordById?id=82CEA00C-F6E0-6837-E053-2614A8C0C1C0</text:p>
          </table:table-cell>
          <table:table-cell table:number-columns-repeated="50"/>
        </table:table-row>
        <table:table-row table:style-name="ro1">
          <table:table-cell office:value-type="string" calcext:value-type="string">
            <text:p>77DE8752-36C3-0E8F-E053-2614A8C03151</text:p>
          </table:table-cell>
          <table:table-cell table:number-columns-repeated="2"/>
          <table:table-cell office:value-type="string" calcext:value-type="string">
            <text:p>IPE Hanches 2008</text:p>
          </table:table-cell>
          <table:table-cell office:value-type="string" calcext:value-type="string">
            <text:p>Expertise IPE 53</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87</text:p>
          </table:table-cell>
          <table:table-cell office:value-type="string" calcext:value-type="string">
            <text:p>https://inpn.mnhn.fr/mtd/cadre/export/xml/GetRecordById?id=77DE8752-36C3-0E8F-E053-2614A8C03151</text:p>
          </table:table-cell>
          <table:table-cell table:number-columns-repeated="50"/>
        </table:table-row>
        <table:table-row table:style-name="ro1">
          <table:table-cell office:value-type="string" calcext:value-type="string">
            <text:p>6180022D-4792-458B-A502-50A9134AACAC</text:p>
          </table:table-cell>
          <table:table-cell office:value-type="string" calcext:value-type="string">
            <text:p>15/01/2013</text:p>
          </table:table-cell>
          <table:table-cell office:value-type="string" calcext:value-type="string">
            <text:p>09/02/2012</text:p>
          </table:table-cell>
          <table:table-cell office:value-type="string" calcext:value-type="string">
            <text:p>Reptiles, invertebrés, oiseaux, amphibiens, mammifères</text:p>
          </table:table-cell>
          <table:table-cell office:value-type="string" calcext:value-type="string">
            <text:p>Elaboration du DOCOB du site Natura 2000 du Réseau hydrographique du Midou et du Ludon - FR7200806</text:p>
          </table:table-cell>
          <table:table-cell office:value-type="string" calcext:value-type="string">
            <text:p>Départemental, ou secteur marin</text:p>
          </table:table-cell>
          <table:table-cell office:value-type="string" calcext:value-type="string">
            <text:p>Inventaire espèce,Inventaire logique espa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63</text:p>
          </table:table-cell>
          <table:table-cell office:value-type="string" calcext:value-type="string">
            <text:p>https://inpn.mnhn.fr/mtd/cadre/export/xml/GetRecordById?id=6180022D-4792-458B-A502-50A9134AACAC</text:p>
          </table:table-cell>
          <table:table-cell table:number-columns-repeated="50"/>
        </table:table-row>
        <table:table-row table:style-name="ro1">
          <table:table-cell office:value-type="string" calcext:value-type="string">
            <text:p>4A9DDA1F-B68A-3E13-E053-2614A8C02B7C</text:p>
          </table:table-cell>
          <table:table-cell/>
          <table:table-cell office:value-type="string" calcext:value-type="string">
            <text:p>01/01/2014</text:p>
          </table:table-cell>
          <table:table-cell office:value-type="string" calcext:value-type="string">
            <text:p>null</text:p>
          </table:table-cell>
          <table:table-cell office:value-type="string" calcext:value-type="string">
            <text:p>Convention - Conseil Départemental des Yvelines</text:p>
          </table:table-cell>
          <table:table-cell office:value-type="string" calcext:value-type="string">
            <text:p>Départemental, ou secteur marin</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273</text:p>
          </table:table-cell>
          <table:table-cell office:value-type="string" calcext:value-type="string">
            <text:p>https://inpn.mnhn.fr/mtd/cadre/export/xml/GetRecordById?id=4A9DDA1F-B68A-3E13-E053-2614A8C02B7C</text:p>
          </table:table-cell>
          <table:table-cell table:number-columns-repeated="50"/>
        </table:table-row>
        <table:table-row table:style-name="ro1">
          <table:table-cell office:value-type="string" calcext:value-type="string">
            <text:p>77DC0523-C76B-0E94-E053-2614A8C08961</text:p>
          </table:table-cell>
          <table:table-cell table:number-columns-repeated="2"/>
          <table:table-cell office:value-type="string" calcext:value-type="string">
            <text:p>IPE Pontmain 2015</text:p>
          </table:table-cell>
          <table:table-cell office:value-type="string" calcext:value-type="string">
            <text:p>Expertise IPE 70</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456</text:p>
          </table:table-cell>
          <table:table-cell office:value-type="string" calcext:value-type="string">
            <text:p>https://inpn.mnhn.fr/mtd/cadre/export/xml/GetRecordById?id=77DC0523-C76B-0E94-E053-2614A8C08961</text:p>
          </table:table-cell>
          <table:table-cell table:number-columns-repeated="50"/>
        </table:table-row>
        <table:table-row table:style-name="ro1">
          <table:table-cell office:value-type="string" calcext:value-type="string">
            <text:p>C2E95C45-2C81-42D9-8143-187C4C94918A</text:p>
          </table:table-cell>
          <table:table-cell/>
          <table:table-cell office:value-type="string" calcext:value-type="string">
            <text:p>01/01/2014</text:p>
          </table:table-cell>
          <table:table-cell office:value-type="string" calcext:value-type="string">
            <text:p>Faune</text:p>
          </table:table-cell>
          <table:table-cell office:value-type="string" calcext:value-type="string">
            <text:p>Plan de gestion 2015-2020 de la tourbière de Passeben animé par le CPIE Seignanx et Adour</text:p>
          </table:table-cell>
          <table:table-cell office:value-type="string" calcext:value-type="string">
            <text:p>7</text:p>
          </table:table-cell>
          <table:table-cell office:value-type="string" calcext:value-type="string">
            <text:p>Regroupements et autres études</text:p>
          </table:table-cell>
          <table:table-cell/>
          <table:table-cell office:value-type="string" calcext:value-type="string">
            <text:p>METROP <text:s text:c="15"/></text:p>
          </table:table-cell>
          <table:table-cell office:value-type="string" calcext:value-type="string">
            <text:p>Mixt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88</text:p>
          </table:table-cell>
          <table:table-cell office:value-type="string" calcext:value-type="string">
            <text:p>https://inpn.mnhn.fr/mtd/cadre/export/xml/GetRecordById?id=C2E95C45-2C81-42D9-8143-187C4C94918A</text:p>
          </table:table-cell>
          <table:table-cell table:number-columns-repeated="50"/>
        </table:table-row>
        <table:table-row table:style-name="ro1">
          <table:table-cell office:value-type="string" calcext:value-type="string">
            <text:p>6A9891F5-F009-4431-9A2E-F614ACA25CDD</text:p>
          </table:table-cell>
          <table:table-cell office:value-type="string" calcext:value-type="string">
            <text:p>12/12/2012</text:p>
          </table:table-cell>
          <table:table-cell office:value-type="string" calcext:value-type="string">
            <text:p>21/01/2008</text:p>
          </table:table-cell>
          <table:table-cell office:value-type="string" calcext:value-type="string">
            <text:p>faune</text:p>
          </table:table-cell>
          <table:table-cell office:value-type="string" calcext:value-type="string">
            <text:p>Elaboration du DOCOB du site Natura 2000 Zones humides de l'arrière dune du Marensin - FR7200718</text:p>
          </table:table-cell>
          <table:table-cell office:value-type="string" calcext:value-type="string">
            <text:p>Départemental, ou secteur marin</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65</text:p>
          </table:table-cell>
          <table:table-cell office:value-type="string" calcext:value-type="string">
            <text:p>https://inpn.mnhn.fr/mtd/cadre/export/xml/GetRecordById?id=6A9891F5-F009-4431-9A2E-F614ACA25CDD</text:p>
          </table:table-cell>
          <table:table-cell table:number-columns-repeated="50"/>
        </table:table-row>
        <table:table-row table:style-name="ro1">
          <table:table-cell office:value-type="string" calcext:value-type="string">
            <text:p>77DE8752-36EE-0E8F-E053-2614A8C03151</text:p>
          </table:table-cell>
          <table:table-cell table:number-columns-repeated="2"/>
          <table:table-cell office:value-type="string" calcext:value-type="string">
            <text:p>Données naturalistes produites par la DREAL Centre-Val de Loire / Service de l'Eau et de la Biodiversité</text:p>
            <text:p>Il s'agit d'observations opportunistes réalisées dans le cadre de sorties de terrain, ou de données récoltées dans le cadre d'études réalisées en régie.</text:p>
          </table:table-cell>
          <table:table-cell office:value-type="string" calcext:value-type="string">
            <text:p>Données DREAL Centre-Val de Loire</text:p>
          </table:table-cell>
          <table:table-cell office:value-type="string" calcext:value-type="string">
            <text:p>Régional terrestre, ou sous-région marine</text:p>
          </table:table-cell>
          <table:table-cell office:value-type="string" calcext:value-type="string">
            <text:p>Inventaire espèce,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813</text:p>
          </table:table-cell>
          <table:table-cell office:value-type="string" calcext:value-type="string">
            <text:p>https://inpn.mnhn.fr/mtd/cadre/export/xml/GetRecordById?id=77DE8752-36EE-0E8F-E053-2614A8C03151</text:p>
          </table:table-cell>
          <table:table-cell table:number-columns-repeated="50"/>
        </table:table-row>
        <table:table-row table:style-name="ro1">
          <table:table-cell office:value-type="string" calcext:value-type="string">
            <text:p>FD15861B-D1EE-475C-BAF2-C3161890AF0E</text:p>
          </table:table-cell>
          <table:table-cell/>
          <table:table-cell office:value-type="string" calcext:value-type="string">
            <text:p>01/01/2005</text:p>
          </table:table-cell>
          <table:table-cell office:value-type="string" calcext:value-type="string">
            <text:p>Tous les taxons</text:p>
          </table:table-cell>
          <table:table-cell office:value-type="string" calcext:value-type="string">
            <text:p>Inventaires et suivis sites compensation contournement sur la commune de DAX</text:p>
          </table:table-cell>
          <table:table-cell office:value-type="string" calcext:value-type="string">
            <text:p>7</text:p>
          </table:table-cell>
          <table:table-cell office:value-type="string" calcext:value-type="string">
            <text:p>Inventaire espèce,Evolution temporell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81</text:p>
          </table:table-cell>
          <table:table-cell office:value-type="string" calcext:value-type="string">
            <text:p>https://inpn.mnhn.fr/mtd/cadre/export/xml/GetRecordById?id=FD15861B-D1EE-475C-BAF2-C3161890AF0E</text:p>
          </table:table-cell>
          <table:table-cell table:number-columns-repeated="50"/>
        </table:table-row>
        <table:table-row table:style-name="ro1">
          <table:table-cell office:value-type="string" calcext:value-type="string">
            <text:p>4A9DDA1F-B5FF-3E13-E053-2614A8C02B7C</text:p>
          </table:table-cell>
          <table:table-cell/>
          <table:table-cell office:value-type="string" calcext:value-type="string">
            <text:p>01/01/2004</text:p>
          </table:table-cell>
          <table:table-cell office:value-type="string" calcext:value-type="string">
            <text:p>L'objectif de cet inventaire est de rassembler un jeu exhaustif de données sur l'ensemble des espèces présentes en France métropolitaine.</text:p>
          </table:table-cell>
          <table:table-cell office:value-type="string" calcext:value-type="string">
            <text:p>Mollusques continentaux de France</text:p>
          </table:table-cell>
          <table:table-cell office:value-type="string" calcext:value-type="string">
            <text:p>National</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3</text:p>
          </table:table-cell>
          <table:table-cell office:value-type="string" calcext:value-type="string">
            <text:p>https://inpn.mnhn.fr/mtd/cadre/export/xml/GetRecordById?id=4A9DDA1F-B5FF-3E13-E053-2614A8C02B7C</text:p>
          </table:table-cell>
          <table:table-cell table:number-columns-repeated="50"/>
        </table:table-row>
        <table:table-row table:style-name="ro1">
          <table:table-cell office:value-type="string" calcext:value-type="string">
            <text:p>77DE8752-36C2-0E8F-E053-2614A8C03151</text:p>
          </table:table-cell>
          <table:table-cell table:number-columns-repeated="2"/>
          <table:table-cell office:value-type="string" calcext:value-type="string">
            <text:p>IQE Villeherviers 2010</text:p>
          </table:table-cell>
          <table:table-cell office:value-type="string" calcext:value-type="string">
            <text:p>Expertise IQE 90</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73</text:p>
          </table:table-cell>
          <table:table-cell office:value-type="string" calcext:value-type="string">
            <text:p>https://inpn.mnhn.fr/mtd/cadre/export/xml/GetRecordById?id=77DE8752-36C2-0E8F-E053-2614A8C03151</text:p>
          </table:table-cell>
          <table:table-cell table:number-columns-repeated="50"/>
        </table:table-row>
        <table:table-row table:style-name="ro1">
          <table:table-cell office:value-type="string" calcext:value-type="string">
            <text:p>6786E42E-7B64-0B48-E053-2614A8C0B3BD</text:p>
          </table:table-cell>
          <table:table-cell/>
          <table:table-cell office:value-type="string" calcext:value-type="string">
            <text:p>16/02/1974</text:p>
          </table:table-cell>
          <table:table-cell office:value-type="string" calcext:value-type="string">
            <text:p>Données des observations de mammifères du Groupe Mammalogique Normand obtenues lors d'inventaires de répartition ou acquises de façon opportuniste.</text:p>
          </table:table-cell>
          <table:table-cell office:value-type="string" calcext:value-type="string">
            <text:p>Occurrences de mammifères du Groupe Mammalogique Normand (GMN)</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rivé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3413</text:p>
          </table:table-cell>
          <table:table-cell office:value-type="string" calcext:value-type="string">
            <text:p>https://inpn.mnhn.fr/mtd/cadre/export/xml/GetRecordById?id=6786E42E-7B64-0B48-E053-2614A8C0B3BD</text:p>
          </table:table-cell>
          <table:table-cell table:number-columns-repeated="50"/>
        </table:table-row>
        <table:table-row table:style-name="ro1">
          <table:table-cell office:value-type="string" calcext:value-type="string">
            <text:p>93AFFF18-5EBB-4CD6-A3A0-76374EC7547B</text:p>
          </table:table-cell>
          <table:table-cell/>
          <table:table-cell office:value-type="string" calcext:value-type="string">
            <text:p>01/01/2017</text:p>
          </table:table-cell>
          <table:table-cell office:value-type="string" calcext:value-type="string">
            <text:p>Faune</text:p>
          </table:table-cell>
          <table:table-cell office:value-type="string" calcext:value-type="string">
            <text:p>Animation du site Natura 2000 La Vallée de l'Ourbise - FR7200738</text:p>
          </table:table-cell>
          <table:table-cell office:value-type="string" calcext:value-type="string">
            <text:p>7</text:p>
          </table:table-cell>
          <table:table-cell office:value-type="string" calcext:value-type="string">
            <text:p>Inventaire espèce,Inventaire logique espa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36</text:p>
          </table:table-cell>
          <table:table-cell office:value-type="string" calcext:value-type="string">
            <text:p>https://inpn.mnhn.fr/mtd/cadre/export/xml/GetRecordById?id=93AFFF18-5EBB-4CD6-A3A0-76374EC7547B</text:p>
          </table:table-cell>
          <table:table-cell table:number-columns-repeated="50"/>
        </table:table-row>
        <table:table-row table:style-name="ro1">
          <table:table-cell office:value-type="string" calcext:value-type="string">
            <text:p>4A9DDA1F-B62E-3E13-E053-2614A8C02B7C</text:p>
          </table:table-cell>
          <table:table-cell/>
          <table:table-cell office:value-type="string" calcext:value-type="string">
            <text:p>01/01/2009</text:p>
          </table:table-cell>
          <table:table-cell office:value-type="string" calcext:value-type="string">
            <text:p>BioLit (BIOdiversité du LITtoral) est un programme de science collaborative sur la biodiversité du Littoral. Créé et porté par l’association Planète Mer, il est mené sous la responsabilité scientifique de la station marine du Museum national d’Histoire naturelle (MNHN) de Dinard, et en partenariat avec des structures d’éducation à l’environnement et au développement durable, des collectivités territoriales, des services de l’Etat, et des gestionnaires d’espaces protégés et de ressources naturelles.</text:p>
            <text:p>Le programme BioLit a pour objectif de mobiliser et d’associer tous les publics sur des problématiques scientifiques qui permettront de mieux connaître la biodiversité littorale pour mieux la protéger. Sur le long terme, l’objectif de BioLit est de disposer d’informations précises et régulières sur l’état du littoral afin d’améliorer les mesures de gestion et de protection de ces écosystèmes particuliers.</text:p>
          </table:table-cell>
          <table:table-cell office:value-type="string" calcext:value-type="string">
            <text:p>Programme national de science participative sur la Biodiversité Littorale (BioLit)</text:p>
          </table:table-cell>
          <table:table-cell office:value-type="string" calcext:value-type="string">
            <text:p>National</text:p>
          </table:table-cell>
          <table:table-cell office:value-type="string" calcext:value-type="string">
            <text:p>Inventaire espèce,Inventaire habitat centré,Evolution temporelle</text:p>
          </table:table-cell>
          <table:table-cell/>
          <table:table-cell office:value-type="string" calcext:value-type="string">
            <text:p>METROP,GLP <text:s text:c="15"/></text:p>
          </table:table-cell>
          <table:table-cell office:value-type="string" calcext:value-type="string">
            <text:p>Mixte</text:p>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108</text:p>
          </table:table-cell>
          <table:table-cell office:value-type="string" calcext:value-type="string">
            <text:p>https://inpn.mnhn.fr/mtd/cadre/export/xml/GetRecordById?id=4A9DDA1F-B62E-3E13-E053-2614A8C02B7C</text:p>
          </table:table-cell>
          <table:table-cell table:number-columns-repeated="50"/>
        </table:table-row>
        <table:table-row table:style-name="ro1">
          <table:table-cell office:value-type="string" calcext:value-type="string">
            <text:p>77F13CDC-A641-1182-E053-2614A8C078D6</text:p>
          </table:table-cell>
          <table:table-cell table:number-columns-repeated="2"/>
          <table:table-cell office:value-type="string" calcext:value-type="string">
            <text:p>IQE Lambert 2008</text:p>
          </table:table-cell>
          <table:table-cell office:value-type="string" calcext:value-type="string">
            <text:p>Expertise IQE 64</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86</text:p>
          </table:table-cell>
          <table:table-cell office:value-type="string" calcext:value-type="string">
            <text:p>https://inpn.mnhn.fr/mtd/cadre/export/xml/GetRecordById?id=77F13CDC-A641-1182-E053-2614A8C078D6</text:p>
          </table:table-cell>
          <table:table-cell table:number-columns-repeated="50"/>
        </table:table-row>
        <table:table-row table:style-name="ro1">
          <table:table-cell office:value-type="string" calcext:value-type="string">
            <text:p>03BE2EEF-8E3E-4EA2-8898-EBCAC96DEC3F</text:p>
          </table:table-cell>
          <table:table-cell/>
          <table:table-cell office:value-type="string" calcext:value-type="string">
            <text:p>01/01/2007</text:p>
          </table:table-cell>
          <table:table-cell office:value-type="string" calcext:value-type="string">
            <text:p>Amphibiens; Oiseaux; Mammifères</text:p>
          </table:table-cell>
          <table:table-cell office:value-type="string" calcext:value-type="string">
            <text:p>Bilans des saisons de capture par la Fédération Départementale des Groupements de Défense contre les Organismes Nuisibles des Landes (FDGDON 40)</text:p>
          </table:table-cell>
          <table:table-cell office:value-type="string" calcext:value-type="string">
            <text:p>Départemental, ou secteur marin</text:p>
          </table:table-cell>
          <table:table-cell office:value-type="string" calcext:value-type="string">
            <text:p>Regroupements et autres études</text:p>
          </table:table-cell>
          <table:table-cell/>
          <table:table-cell office:value-type="string" calcext:value-type="string">
            <text:p>METROP <text:s text:c="15"/></text:p>
          </table:table-cell>
          <table:table-cell office:value-type="string" calcext:value-type="string">
            <text:p>Non financé</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43</text:p>
          </table:table-cell>
          <table:table-cell office:value-type="string" calcext:value-type="string">
            <text:p>https://inpn.mnhn.fr/mtd/cadre/export/xml/GetRecordById?id=03BE2EEF-8E3E-4EA2-8898-EBCAC96DEC3F</text:p>
          </table:table-cell>
          <table:table-cell table:number-columns-repeated="50"/>
        </table:table-row>
        <table:table-row table:style-name="ro1">
          <table:table-cell office:value-type="string" calcext:value-type="string">
            <text:p>4A9DDA1F-B626-3E13-E053-2614A8C02B7C</text:p>
          </table:table-cell>
          <table:table-cell/>
          <table:table-cell office:value-type="string" calcext:value-type="string">
            <text:p>01/01/2013</text:p>
          </table:table-cell>
          <table:table-cell office:value-type="string" calcext:value-type="string">
            <text:p>Il s'agit d'un regroupement de données plus ou moins opportunistes, issues d'acteurs régionaux, ayant comme thème commun quelques taxons ciblés d'EEE.</text:p>
          </table:table-cell>
          <table:table-cell office:value-type="string" calcext:value-type="string">
            <text:p>Faune exotique envahissante d'Auvergne</text:p>
          </table:table-cell>
          <table:table-cell office:value-type="string" calcext:value-type="string">
            <text:p>Régional terrestre, ou sous-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04</text:p>
          </table:table-cell>
          <table:table-cell office:value-type="string" calcext:value-type="string">
            <text:p>https://inpn.mnhn.fr/mtd/cadre/export/xml/GetRecordById?id=4A9DDA1F-B626-3E13-E053-2614A8C02B7C</text:p>
          </table:table-cell>
          <table:table-cell table:number-columns-repeated="50"/>
        </table:table-row>
        <table:table-row table:style-name="ro1">
          <table:table-cell office:value-type="string" calcext:value-type="string">
            <text:p>77F13CDC-A634-1182-E053-2614A8C078D6</text:p>
          </table:table-cell>
          <table:table-cell table:number-columns-repeated="2"/>
          <table:table-cell office:value-type="string" calcext:value-type="string">
            <text:p>IQE Villeherviers 2009</text:p>
          </table:table-cell>
          <table:table-cell office:value-type="string" calcext:value-type="string">
            <text:p>Expertise IQE 89</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55</text:p>
          </table:table-cell>
          <table:table-cell office:value-type="string" calcext:value-type="string">
            <text:p>https://inpn.mnhn.fr/mtd/cadre/export/xml/GetRecordById?id=77F13CDC-A634-1182-E053-2614A8C078D6</text:p>
          </table:table-cell>
          <table:table-cell table:number-columns-repeated="50"/>
        </table:table-row>
        <table:table-row table:style-name="ro1">
          <table:table-cell office:value-type="string" calcext:value-type="string">
            <text:p>142DF95E-6270-4DE2-A6D6-820923F8497B</text:p>
          </table:table-cell>
          <table:table-cell/>
          <table:table-cell office:value-type="string" calcext:value-type="string">
            <text:p>01/07/1991</text:p>
          </table:table-cell>
          <table:table-cell office:value-type="string" calcext:value-type="string">
            <text:p>Odonates; Oiseaux; Reptiles; Rhopalocères; Araignées; Amphibiens, Hexapodes; Mammifères; Ecrevisses</text:p>
          </table:table-cell>
          <table:table-cell office:value-type="string" calcext:value-type="string">
            <text:p>Regroupement d'études et inventaires des gardes natures du Département des Landes</text:p>
          </table:table-cell>
          <table:table-cell office:value-type="string" calcext:value-type="string">
            <text:p>Départemental, ou secteur marin</text:p>
          </table:table-cell>
          <table:table-cell office:value-type="string" calcext:value-type="string">
            <text:p>Inventaire espèce,Evolution temporelle,Regroupements et autres études</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104</text:p>
          </table:table-cell>
          <table:table-cell office:value-type="string" calcext:value-type="string">
            <text:p>https://inpn.mnhn.fr/mtd/cadre/export/xml/GetRecordById?id=142DF95E-6270-4DE2-A6D6-820923F8497B</text:p>
          </table:table-cell>
          <table:table-cell table:number-columns-repeated="50"/>
        </table:table-row>
        <table:table-row table:style-name="ro1">
          <table:table-cell office:value-type="string" calcext:value-type="string">
            <text:p>77F13CDC-A64A-1182-E053-2614A8C078D6</text:p>
          </table:table-cell>
          <table:table-cell table:number-columns-repeated="2"/>
          <table:table-cell office:value-type="string" calcext:value-type="string">
            <text:p>IQE Gueltas 2011</text:p>
          </table:table-cell>
          <table:table-cell office:value-type="string" calcext:value-type="string">
            <text:p>Expertise IQE 52</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98</text:p>
          </table:table-cell>
          <table:table-cell office:value-type="string" calcext:value-type="string">
            <text:p>https://inpn.mnhn.fr/mtd/cadre/export/xml/GetRecordById?id=77F13CDC-A64A-1182-E053-2614A8C078D6</text:p>
          </table:table-cell>
          <table:table-cell table:number-columns-repeated="50"/>
        </table:table-row>
        <table:table-row table:style-name="ro1">
          <table:table-cell office:value-type="string" calcext:value-type="string">
            <text:p>386ABBC4-2B5B-4758-A51D-9EBCDCB0985A</text:p>
          </table:table-cell>
          <table:table-cell office:value-type="string" calcext:value-type="string">
            <text:p>08/03/2012</text:p>
          </table:table-cell>
          <table:table-cell office:value-type="string" calcext:value-type="string">
            <text:p>24/10/2008</text:p>
          </table:table-cell>
          <table:table-cell office:value-type="string" calcext:value-type="string">
            <text:p>Rhoplocères, Odonates, Reptiles, Poissons, Colépoptères, Mammifères</text:p>
          </table:table-cell>
          <table:table-cell office:value-type="string" calcext:value-type="string">
            <text:p>Elaboration du DOCOB du site Natura 2000 des Marais du Haut Médoc (FR7200683)</text:p>
          </table:table-cell>
          <table:table-cell office:value-type="string" calcext:value-type="string">
            <text:p>7</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60</text:p>
          </table:table-cell>
          <table:table-cell office:value-type="string" calcext:value-type="string">
            <text:p>https://inpn.mnhn.fr/mtd/cadre/export/xml/GetRecordById?id=386ABBC4-2B5B-4758-A51D-9EBCDCB0985A</text:p>
          </table:table-cell>
          <table:table-cell table:number-columns-repeated="50"/>
        </table:table-row>
        <table:table-row table:style-name="ro1">
          <table:table-cell office:value-type="string" calcext:value-type="string">
            <text:p>77BAEBFF-2CE7-3554-E053-2614A8C0B288</text:p>
          </table:table-cell>
          <table:table-cell table:number-columns-repeated="2"/>
          <table:table-cell office:value-type="string" calcext:value-type="string">
            <text:p>IQE Chateaupanne 2015</text:p>
          </table:table-cell>
          <table:table-cell office:value-type="string" calcext:value-type="string">
            <text:p>Expertise IQE 30</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735</text:p>
          </table:table-cell>
          <table:table-cell office:value-type="string" calcext:value-type="string">
            <text:p>https://inpn.mnhn.fr/mtd/cadre/export/xml/GetRecordById?id=77BAEBFF-2CE7-3554-E053-2614A8C0B288</text:p>
          </table:table-cell>
          <table:table-cell table:number-columns-repeated="50"/>
        </table:table-row>
        <table:table-row table:style-name="ro1">
          <table:table-cell office:value-type="string" calcext:value-type="string">
            <text:p>77F13CDC-A63A-1182-E053-2614A8C078D6</text:p>
          </table:table-cell>
          <table:table-cell table:number-columns-repeated="2"/>
          <table:table-cell office:value-type="string" calcext:value-type="string">
            <text:p>IPE St Maximin 2010</text:p>
          </table:table-cell>
          <table:table-cell office:value-type="string" calcext:value-type="string">
            <text:p>Expertise IPE 77</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78</text:p>
          </table:table-cell>
          <table:table-cell office:value-type="string" calcext:value-type="string">
            <text:p>https://inpn.mnhn.fr/mtd/cadre/export/xml/GetRecordById?id=77F13CDC-A63A-1182-E053-2614A8C078D6</text:p>
          </table:table-cell>
          <table:table-cell table:number-columns-repeated="50"/>
        </table:table-row>
        <table:table-row table:style-name="ro1">
          <table:table-cell office:value-type="string" calcext:value-type="string">
            <text:p>77DE8752-36CA-0E8F-E053-2614A8C03151</text:p>
          </table:table-cell>
          <table:table-cell table:number-columns-repeated="2"/>
          <table:table-cell office:value-type="string" calcext:value-type="string">
            <text:p>IQE Lewarde 2011</text:p>
          </table:table-cell>
          <table:table-cell office:value-type="string" calcext:value-type="string">
            <text:p>Expertise IQE 5</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95</text:p>
          </table:table-cell>
          <table:table-cell office:value-type="string" calcext:value-type="string">
            <text:p>https://inpn.mnhn.fr/mtd/cadre/export/xml/GetRecordById?id=77DE8752-36CA-0E8F-E053-2614A8C03151</text:p>
          </table:table-cell>
          <table:table-cell table:number-columns-repeated="50"/>
        </table:table-row>
        <table:table-row table:style-name="ro1">
          <table:table-cell office:value-type="string" calcext:value-type="string">
            <text:p>77DE8752-36E5-0E8F-E053-2614A8C03151</text:p>
          </table:table-cell>
          <table:table-cell table:number-columns-repeated="2"/>
          <table:table-cell office:value-type="string" calcext:value-type="string">
            <text:p>IQE Rosnay 2014</text:p>
          </table:table-cell>
          <table:table-cell office:value-type="string" calcext:value-type="string">
            <text:p>Expertise IQE 73</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714</text:p>
          </table:table-cell>
          <table:table-cell office:value-type="string" calcext:value-type="string">
            <text:p>https://inpn.mnhn.fr/mtd/cadre/export/xml/GetRecordById?id=77DE8752-36E5-0E8F-E053-2614A8C03151</text:p>
          </table:table-cell>
          <table:table-cell table:number-columns-repeated="50"/>
        </table:table-row>
        <table:table-row table:style-name="ro1">
          <table:table-cell office:value-type="string" calcext:value-type="string">
            <text:p>64BEB9AD-04AB-46EC-8FE0-FE81CF10995C</text:p>
          </table:table-cell>
          <table:table-cell/>
          <table:table-cell office:value-type="string" calcext:value-type="string">
            <text:p>01/01/1976</text:p>
          </table:table-cell>
          <table:table-cell office:value-type="string" calcext:value-type="string">
            <text:p>Tous les taxons</text:p>
          </table:table-cell>
          <table:table-cell office:value-type="string" calcext:value-type="string">
            <text:p>Regroupement d'études et inventaires de la réserve naturelle nationale (RNN) de l'Étang du Cousseau</text:p>
          </table:table-cell>
          <table:table-cell office:value-type="string" calcext:value-type="string">
            <text:p>7</text:p>
          </table:table-cell>
          <table:table-cell office:value-type="string" calcext:value-type="string">
            <text:p>Regroupements et autres études</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100</text:p>
          </table:table-cell>
          <table:table-cell office:value-type="string" calcext:value-type="string">
            <text:p>https://inpn.mnhn.fr/mtd/cadre/export/xml/GetRecordById?id=64BEB9AD-04AB-46EC-8FE0-FE81CF10995C</text:p>
          </table:table-cell>
          <table:table-cell table:number-columns-repeated="50"/>
        </table:table-row>
        <table:table-row table:style-name="ro1">
          <table:table-cell office:value-type="string" calcext:value-type="string">
            <text:p>7A01B9CC-2635-1503-E053-2614A8C0D857</text:p>
          </table:table-cell>
          <table:table-cell table:number-columns-repeated="2"/>
          <table:table-cell office:value-type="string" calcext:value-type="string">
            <text:p>Données complémentaires de Bouquetin ibérique dans les Pyrénées</text:p>
          </table:table-cell>
          <table:table-cell office:value-type="string" calcext:value-type="string">
            <text:p>Suivi du Bouquetin ibérique Capra pyrenaica</text:p>
          </table:table-cell>
          <table:table-cell/>
          <table:table-cell office:value-type="string" calcext:value-type="string">
            <text:p>Regroupements et autres études</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9754</text:p>
          </table:table-cell>
          <table:table-cell office:value-type="string" calcext:value-type="string">
            <text:p>https://inpn.mnhn.fr/mtd/cadre/export/xml/GetRecordById?id=7A01B9CC-2635-1503-E053-2614A8C0D857</text:p>
          </table:table-cell>
          <table:table-cell table:number-columns-repeated="50"/>
        </table:table-row>
        <table:table-row table:style-name="ro1">
          <table:table-cell office:value-type="string" calcext:value-type="string">
            <text:p>4A9DDA1F-B6DC-3E13-E053-2614A8C02B7C</text:p>
          </table:table-cell>
          <table:table-cell table:number-columns-repeated="2"/>
          <table:table-cell office:value-type="string" calcext:value-type="string">
            <text:p>Données naturalistes acquises sur les sites du MNHN, en particulier du Jardin des plantes et de l'ilôt Poliveau</text:p>
          </table:table-cell>
          <table:table-cell office:value-type="string" calcext:value-type="string">
            <text:p>Données naturalistes acquises sur les sites du MNHN</text:p>
          </table:table-cell>
          <table:table-cell office:value-type="string" calcext:value-type="string">
            <text:p>National</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493</text:p>
          </table:table-cell>
          <table:table-cell office:value-type="string" calcext:value-type="string">
            <text:p>https://inpn.mnhn.fr/mtd/cadre/export/xml/GetRecordById?id=4A9DDA1F-B6DC-3E13-E053-2614A8C02B7C</text:p>
          </table:table-cell>
          <table:table-cell table:number-columns-repeated="50"/>
        </table:table-row>
        <table:table-row table:style-name="ro1">
          <table:table-cell office:value-type="string" calcext:value-type="string">
            <text:p>77F13CDC-A63C-1182-E053-2614A8C078D6</text:p>
          </table:table-cell>
          <table:table-cell table:number-columns-repeated="2"/>
          <table:table-cell office:value-type="string" calcext:value-type="string">
            <text:p>IPE St Maximin 2009</text:p>
          </table:table-cell>
          <table:table-cell office:value-type="string" calcext:value-type="string">
            <text:p>Expertise IPE 76</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79</text:p>
          </table:table-cell>
          <table:table-cell office:value-type="string" calcext:value-type="string">
            <text:p>https://inpn.mnhn.fr/mtd/cadre/export/xml/GetRecordById?id=77F13CDC-A63C-1182-E053-2614A8C078D6</text:p>
          </table:table-cell>
          <table:table-cell table:number-columns-repeated="50"/>
        </table:table-row>
        <table:table-row table:style-name="ro1">
          <table:table-cell office:value-type="string" calcext:value-type="string">
            <text:p>77DC0523-C77C-0E94-E053-2614A8C08961</text:p>
          </table:table-cell>
          <table:table-cell table:number-columns-repeated="2"/>
          <table:table-cell office:value-type="string" calcext:value-type="string">
            <text:p>IPE Mt St Sébastien 2008</text:p>
          </table:table-cell>
          <table:table-cell office:value-type="string" calcext:value-type="string">
            <text:p>Expertise IPE 10</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82</text:p>
          </table:table-cell>
          <table:table-cell office:value-type="string" calcext:value-type="string">
            <text:p>https://inpn.mnhn.fr/mtd/cadre/export/xml/GetRecordById?id=77DC0523-C77C-0E94-E053-2614A8C08961</text:p>
          </table:table-cell>
          <table:table-cell table:number-columns-repeated="50"/>
        </table:table-row>
        <table:table-row table:style-name="ro1">
          <table:table-cell office:value-type="string" calcext:value-type="string">
            <text:p>5976981F-4250-0823-E053-2614A8C090A2</text:p>
          </table:table-cell>
          <table:table-cell table:number-columns-repeated="2"/>
          <table:table-cell office:value-type="string" calcext:value-type="string">
            <text:p>Données de l'association Hommes et Territoires dans le cadre de ses missions : élaboration et l'animation des DOCOB des ZSC, inventaires...</text:p>
          </table:table-cell>
          <table:table-cell office:value-type="string" calcext:value-type="string">
            <text:p>Données de l'association Hommes et Territoires</text:p>
          </table:table-cell>
          <table:table-cell office:value-type="string" calcext:value-type="string">
            <text:p>Régional terrestre, ou sous-région marine</text:p>
          </table:table-cell>
          <table:table-cell office:value-type="string" calcext:value-type="string">
            <text:p>Inventaire espèce,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2453</text:p>
          </table:table-cell>
          <table:table-cell office:value-type="string" calcext:value-type="string">
            <text:p>https://inpn.mnhn.fr/mtd/cadre/export/xml/GetRecordById?id=5976981F-4250-0823-E053-2614A8C090A2</text:p>
          </table:table-cell>
          <table:table-cell table:number-columns-repeated="50"/>
        </table:table-row>
        <table:table-row table:style-name="ro1">
          <table:table-cell office:value-type="string" calcext:value-type="string">
            <text:p>77F13CDC-A62F-1182-E053-2614A8C078D6</text:p>
          </table:table-cell>
          <table:table-cell table:number-columns-repeated="2"/>
          <table:table-cell office:value-type="string" calcext:value-type="string">
            <text:p>IPE Milhac 2012</text:p>
          </table:table-cell>
          <table:table-cell office:value-type="string" calcext:value-type="string">
            <text:p>Expertise IPE 8</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42</text:p>
          </table:table-cell>
          <table:table-cell office:value-type="string" calcext:value-type="string">
            <text:p>https://inpn.mnhn.fr/mtd/cadre/export/xml/GetRecordById?id=77F13CDC-A62F-1182-E053-2614A8C078D6</text:p>
          </table:table-cell>
          <table:table-cell table:number-columns-repeated="50"/>
        </table:table-row>
        <table:table-row table:style-name="ro1">
          <table:table-cell office:value-type="string" calcext:value-type="string">
            <text:p>6A1C1C00-66BC-0D4F-E053-2614A8C02AE3</text:p>
          </table:table-cell>
          <table:table-cell office:value-type="string" calcext:value-type="string">
            <text:p>30/11/2015</text:p>
          </table:table-cell>
          <table:table-cell office:value-type="string" calcext:value-type="string">
            <text:p>01/01/2008</text:p>
          </table:table-cell>
          <table:table-cell office:value-type="string" calcext:value-type="string">
            <text:p>Occurrence de prélèvement des mammifères terrestres par les chasseurs en Nouvelle-Calédonie. Les prélèvements sont rattachés à un lieudit connu et aussi à une unité de régulation dans laquelle au moins un prélèvement a été effectué. <text:s/>Les données sont recueillies et synthétisées par le Conservatoire d'espaces naturels de Nouvelle-Calédonie.</text:p>
          </table:table-cell>
          <table:table-cell office:value-type="string" calcext:value-type="string">
            <text:p>Prélèvements mammifères terrestres en Nouvelle-Calédonie. Conservatoire d'espaces naturels de Nouvelle-Calédonie.</text:p>
          </table:table-cell>
          <table:table-cell office:value-type="string" calcext:value-type="string">
            <text:p>Départemental, ou secteur marin</text:p>
          </table:table-cell>
          <table:table-cell office:value-type="string" calcext:value-type="string">
            <text:p>Inventaire espèce</text:p>
          </table:table-cell>
          <table:table-cell/>
          <table:table-cell office:value-type="string" calcext:value-type="string">
            <text:p>NCL <text:s text:c="15"/></text:p>
          </table:table-cell>
          <table:table-cell office:value-type="string" calcext:value-type="string">
            <text:p>Privé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3993</text:p>
          </table:table-cell>
          <table:table-cell office:value-type="string" calcext:value-type="string">
            <text:p>https://inpn.mnhn.fr/mtd/cadre/export/xml/GetRecordById?id=6A1C1C00-66BC-0D4F-E053-2614A8C02AE3</text:p>
          </table:table-cell>
          <table:table-cell table:number-columns-repeated="50"/>
        </table:table-row>
        <table:table-row table:style-name="ro1">
          <table:table-cell office:value-type="string" calcext:value-type="string">
            <text:p>4A9DDA1F-B69D-3E13-E053-2614A8C02B7C</text:p>
          </table:table-cell>
          <table:table-cell/>
          <table:table-cell office:value-type="string" calcext:value-type="string">
            <text:p>01/01/1986</text:p>
          </table:table-cell>
          <table:table-cell office:value-type="string" calcext:value-type="string">
            <text:p>La majorité des échantillons de tissu (conservés à sec ou dans des flacons normalisés pour l'extraction des ADN) provient de Guyane française. La collection sert de banques de ressources génétiques disponibles pour les chercheurs, enseignants-chercheurs et étudiants de l'ISEM et d'autres institutions publiques en France et à l'étranger à des fins de recherche en systématique, phylogénie et évolution moléculaire.</text:p>
          </table:table-cell>
          <table:table-cell office:value-type="string" calcext:value-type="string">
            <text:p>Collection de tissus de Mammifères de l'ISEM - Guyane</text:p>
          </table:table-cell>
          <table:table-cell office:value-type="string" calcext:value-type="string">
            <text:p>Départemental, ou secteur marin</text:p>
          </table:table-cell>
          <table:table-cell office:value-type="string" calcext:value-type="string">
            <text:p>Regroupements et autres études</text:p>
          </table:table-cell>
          <table:table-cell/>
          <table:table-cell office:value-type="string" calcext:value-type="string">
            <text:p>GUF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1613</text:p>
          </table:table-cell>
          <table:table-cell office:value-type="string" calcext:value-type="string">
            <text:p>https://inpn.mnhn.fr/mtd/cadre/export/xml/GetRecordById?id=4A9DDA1F-B69D-3E13-E053-2614A8C02B7C</text:p>
          </table:table-cell>
          <table:table-cell table:number-columns-repeated="50"/>
        </table:table-row>
        <table:table-row table:style-name="ro1">
          <table:table-cell office:value-type="string" calcext:value-type="string">
            <text:p>77DC0523-C768-0E94-E053-2614A8C08961</text:p>
          </table:table-cell>
          <table:table-cell table:number-columns-repeated="2"/>
          <table:table-cell office:value-type="string" calcext:value-type="string">
            <text:p>Expertise IQE Faverney 108</text:p>
          </table:table-cell>
          <table:table-cell office:value-type="string" calcext:value-type="string">
            <text:p>Expertise IQE 108</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454</text:p>
          </table:table-cell>
          <table:table-cell office:value-type="string" calcext:value-type="string">
            <text:p>https://inpn.mnhn.fr/mtd/cadre/export/xml/GetRecordById?id=77DC0523-C768-0E94-E053-2614A8C08961</text:p>
          </table:table-cell>
          <table:table-cell table:number-columns-repeated="50"/>
        </table:table-row>
        <table:table-row table:style-name="ro1">
          <table:table-cell office:value-type="string" calcext:value-type="string">
            <text:p>77F28A99-848A-1185-E053-2614A8C0752B</text:p>
          </table:table-cell>
          <table:table-cell table:number-columns-repeated="2"/>
          <table:table-cell office:value-type="string" calcext:value-type="string">
            <text:p>IQE Muneville 2013</text:p>
          </table:table-cell>
          <table:table-cell office:value-type="string" calcext:value-type="string">
            <text:p>Expertise IQE 13</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717</text:p>
          </table:table-cell>
          <table:table-cell office:value-type="string" calcext:value-type="string">
            <text:p>https://inpn.mnhn.fr/mtd/cadre/export/xml/GetRecordById?id=77F28A99-848A-1185-E053-2614A8C0752B</text:p>
          </table:table-cell>
          <table:table-cell table:number-columns-repeated="50"/>
        </table:table-row>
        <table:table-row table:style-name="ro1">
          <table:table-cell office:value-type="string" calcext:value-type="string">
            <text:p>77DC0523-C777-0E94-E053-2614A8C08961</text:p>
          </table:table-cell>
          <table:table-cell table:number-columns-repeated="2"/>
          <table:table-cell office:value-type="string" calcext:value-type="string">
            <text:p>IQE Vémars 2008</text:p>
          </table:table-cell>
          <table:table-cell office:value-type="string" calcext:value-type="string">
            <text:p>Expertise IQE 102</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75</text:p>
          </table:table-cell>
          <table:table-cell office:value-type="string" calcext:value-type="string">
            <text:p>https://inpn.mnhn.fr/mtd/cadre/export/xml/GetRecordById?id=77DC0523-C777-0E94-E053-2614A8C08961</text:p>
          </table:table-cell>
          <table:table-cell table:number-columns-repeated="50"/>
        </table:table-row>
        <table:table-row table:style-name="ro1">
          <table:table-cell office:value-type="string" calcext:value-type="string">
            <text:p>77F13CDC-A647-1182-E053-2614A8C078D6</text:p>
          </table:table-cell>
          <table:table-cell table:number-columns-repeated="2"/>
          <table:table-cell office:value-type="string" calcext:value-type="string">
            <text:p>IPE Follainville 2008</text:p>
          </table:table-cell>
          <table:table-cell office:value-type="string" calcext:value-type="string">
            <text:p>Expertise IPE 47</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90</text:p>
          </table:table-cell>
          <table:table-cell office:value-type="string" calcext:value-type="string">
            <text:p>https://inpn.mnhn.fr/mtd/cadre/export/xml/GetRecordById?id=77F13CDC-A647-1182-E053-2614A8C078D6</text:p>
          </table:table-cell>
          <table:table-cell table:number-columns-repeated="50"/>
        </table:table-row>
        <table:table-row table:style-name="ro1">
          <table:table-cell office:value-type="string" calcext:value-type="string">
            <text:p>702EBD76-DBF0-3197-E053-2614A8C02F30</text:p>
          </table:table-cell>
          <table:table-cell/>
          <table:table-cell office:value-type="string" calcext:value-type="string">
            <text:p>01/01/2011</text:p>
          </table:table-cell>
          <table:table-cell office:value-type="string" calcext:value-type="string">
            <text:p>Le Groupe espèces invasives de La Réunion (GEIR) a mis en place en DATE un site Internet permettant à chacun de signaler des espèces exotiques envahissantes à La Réunion (https://www.especesinvasives.re). Il vise ainsi à faciliter des actions rapides suite à des détections précoces. Les observations font ensuite l'objet d'une validation par un réseau de référents avant intégration au SINP.</text:p>
          </table:table-cell>
          <table:table-cell office:value-type="string" calcext:value-type="string">
            <text:p>Signalements d'espèces exotiques envahissantes collectés par le Groupe espèces invasives de La Réunion (GEIR) sur la plateforme "web-GEIR"</text:p>
          </table:table-cell>
          <table:table-cell office:value-type="string" calcext:value-type="string">
            <text:p>Régional terrestre, ou sous-région marine</text:p>
          </table:table-cell>
          <table:table-cell office:value-type="string" calcext:value-type="string">
            <text:p>8,9</text:p>
          </table:table-cell>
          <table:table-cell/>
          <table:table-cell office:value-type="string" calcext:value-type="string">
            <text:p>REU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313</text:p>
          </table:table-cell>
          <table:table-cell office:value-type="string" calcext:value-type="string">
            <text:p>https://inpn.mnhn.fr/mtd/cadre/export/xml/GetRecordById?id=702EBD76-DBF0-3197-E053-2614A8C02F30</text:p>
          </table:table-cell>
          <table:table-cell table:number-columns-repeated="50"/>
        </table:table-row>
        <table:table-row table:style-name="ro1">
          <table:table-cell office:value-type="string" calcext:value-type="string">
            <text:p>2724FF15-046C-4DFA-A822-D47DCA8FE018</text:p>
          </table:table-cell>
          <table:table-cell/>
          <table:table-cell office:value-type="string" calcext:value-type="string">
            <text:p>01/01/1983</text:p>
          </table:table-cell>
          <table:table-cell office:value-type="string" calcext:value-type="string">
            <text:p>Tous les taxons</text:p>
          </table:table-cell>
          <table:table-cell office:value-type="string" calcext:value-type="string">
            <text:p>Regroupement d'études et inventaires de la réserve naturelle nationale (RNN) des marais de Bruges</text:p>
          </table:table-cell>
          <table:table-cell office:value-type="string" calcext:value-type="string">
            <text:p>7</text:p>
          </table:table-cell>
          <table:table-cell office:value-type="string" calcext:value-type="string">
            <text:p>Regroupements et autres études</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101</text:p>
          </table:table-cell>
          <table:table-cell office:value-type="string" calcext:value-type="string">
            <text:p>https://inpn.mnhn.fr/mtd/cadre/export/xml/GetRecordById?id=2724FF15-046C-4DFA-A822-D47DCA8FE018</text:p>
          </table:table-cell>
          <table:table-cell table:number-columns-repeated="50"/>
        </table:table-row>
        <table:table-row table:style-name="ro1">
          <table:table-cell office:value-type="string" calcext:value-type="string">
            <text:p>77DC0523-C76E-0E94-E053-2614A8C08961</text:p>
          </table:table-cell>
          <table:table-cell table:number-columns-repeated="2"/>
          <table:table-cell office:value-type="string" calcext:value-type="string">
            <text:p>IQE villeneuve sur Verberie 2014</text:p>
          </table:table-cell>
          <table:table-cell office:value-type="string" calcext:value-type="string">
            <text:p>Expertise IQE 95</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474</text:p>
          </table:table-cell>
          <table:table-cell office:value-type="string" calcext:value-type="string">
            <text:p>https://inpn.mnhn.fr/mtd/cadre/export/xml/GetRecordById?id=77DC0523-C76E-0E94-E053-2614A8C08961</text:p>
          </table:table-cell>
          <table:table-cell table:number-columns-repeated="50"/>
        </table:table-row>
        <table:table-row table:style-name="ro1">
          <table:table-cell office:value-type="string" calcext:value-type="string">
            <text:p>4A9DDA1F-B629-3E13-E053-2614A8C02B7C</text:p>
          </table:table-cell>
          <table:table-cell table:number-columns-repeated="2"/>
          <table:table-cell office:value-type="string" calcext:value-type="string">
            <text:p>Les jeux de données des différents inventaires naturalistes du Parc National de la Guadeloupe (inventaires poissons, avifaune, récifs, orchidées, flore, inventaire forestier en forêt tropicale primaire...)</text:p>
          </table:table-cell>
          <table:table-cell office:value-type="string" calcext:value-type="string">
            <text:p>Données du Parc National de la Guadeloupe</text:p>
          </table:table-cell>
          <table:table-cell office:value-type="string" calcext:value-type="string">
            <text:p>Départemental, ou secteur marin</text:p>
          </table:table-cell>
          <table:table-cell office:value-type="string" calcext:value-type="string">
            <text:p>Regroupements et autres études</text:p>
          </table:table-cell>
          <table:table-cell/>
          <table:table-cell office:value-type="string" calcext:value-type="string">
            <text:p>GLP <text:s text:c="15"/></text:p>
          </table:table-cell>
          <table:table-cell/>
          <table:table-cell office:value-type="string" calcext:value-type="string">
            <text:p>Terre,Mer</text:p>
          </table:table-cell>
          <table:table-cell office:value-type="string" calcext:value-type="string">
            <text:p>false</text:p>
          </table:table-cell>
          <table:table-cell office:value-type="string" calcext:value-type="string">
            <text:p>https://inpn.mnhn.fr/espece/cadre/91</text:p>
          </table:table-cell>
          <table:table-cell office:value-type="string" calcext:value-type="string">
            <text:p>https://inpn.mnhn.fr/mtd/cadre/export/xml/GetRecordById?id=4A9DDA1F-B629-3E13-E053-2614A8C02B7C</text:p>
          </table:table-cell>
          <table:table-cell table:number-columns-repeated="50"/>
        </table:table-row>
        <table:table-row table:style-name="ro1">
          <table:table-cell office:value-type="string" calcext:value-type="string">
            <text:p>7635499D-F930-2207-E053-2614A8C0404C</text:p>
          </table:table-cell>
          <table:table-cell table:number-columns-repeated="2"/>
          <table:table-cell office:value-type="string" calcext:value-type="string">
            <text:p>Regroupe les données de mammifères synthétisée pour la création des cartes dans le cadre de la Liste rouge.</text:p>
          </table:table-cell>
          <table:table-cell office:value-type="string" calcext:value-type="string">
            <text:p>Mammifères de Guyane. Synthèse réalisée pour la Liste rouge.</text:p>
          </table:table-cell>
          <table:table-cell office:value-type="string" calcext:value-type="string">
            <text:p>Départemental, ou secteur marin</text:p>
          </table:table-cell>
          <table:table-cell office:value-type="string" calcext:value-type="string">
            <text:p>Regroupements et autres études</text:p>
          </table:table-cell>
          <table:table-cell/>
          <table:table-cell office:value-type="string" calcext:value-type="string">
            <text:p>GUF <text:s text:c="15"/></text:p>
          </table:table-cell>
          <table:table-cell office:value-type="string" calcext:value-type="string">
            <text:p>Mixt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7913</text:p>
          </table:table-cell>
          <table:table-cell office:value-type="string" calcext:value-type="string">
            <text:p>https://inpn.mnhn.fr/mtd/cadre/export/xml/GetRecordById?id=7635499D-F930-2207-E053-2614A8C0404C</text:p>
          </table:table-cell>
          <table:table-cell table:number-columns-repeated="50"/>
        </table:table-row>
        <table:table-row table:style-name="ro1">
          <table:table-cell office:value-type="string" calcext:value-type="string">
            <text:p>77F13CDC-A646-1182-E053-2614A8C078D6</text:p>
          </table:table-cell>
          <table:table-cell table:number-columns-repeated="2"/>
          <table:table-cell office:value-type="string" calcext:value-type="string">
            <text:p>IPE Gonesse 2008</text:p>
          </table:table-cell>
          <table:table-cell office:value-type="string" calcext:value-type="string">
            <text:p>Expertise IPE 120</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89</text:p>
          </table:table-cell>
          <table:table-cell office:value-type="string" calcext:value-type="string">
            <text:p>https://inpn.mnhn.fr/mtd/cadre/export/xml/GetRecordById?id=77F13CDC-A646-1182-E053-2614A8C078D6</text:p>
          </table:table-cell>
          <table:table-cell table:number-columns-repeated="50"/>
        </table:table-row>
        <table:table-row table:style-name="ro1">
          <table:table-cell office:value-type="string" calcext:value-type="string">
            <text:p>6028A50F-A1B5-4A7F-A06D-73EA960565A6</text:p>
          </table:table-cell>
          <table:table-cell office:value-type="string" calcext:value-type="string">
            <text:p>08/03/2012</text:p>
          </table:table-cell>
          <table:table-cell office:value-type="string" calcext:value-type="string">
            <text:p>24/10/2008</text:p>
          </table:table-cell>
          <table:table-cell office:value-type="string" calcext:value-type="string">
            <text:p>Mammifères, Reptiles, Rhopalocères, Coléoptères, Poissons</text:p>
          </table:table-cell>
          <table:table-cell office:value-type="string" calcext:value-type="string">
            <text:p>Elaboration du DOCOB du site Natura 2000 des Marais du Bas Médoc (FR7200680)</text:p>
          </table:table-cell>
          <table:table-cell office:value-type="string" calcext:value-type="string">
            <text:p>7</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59</text:p>
          </table:table-cell>
          <table:table-cell office:value-type="string" calcext:value-type="string">
            <text:p>https://inpn.mnhn.fr/mtd/cadre/export/xml/GetRecordById?id=6028A50F-A1B5-4A7F-A06D-73EA960565A6</text:p>
          </table:table-cell>
          <table:table-cell table:number-columns-repeated="50"/>
        </table:table-row>
        <table:table-row table:style-name="ro1">
          <table:table-cell office:value-type="string" calcext:value-type="string">
            <text:p>63EC686B-351C-6577-E053-2614A8C0D3ED</text:p>
          </table:table-cell>
          <table:table-cell/>
          <table:table-cell office:value-type="string" calcext:value-type="string">
            <text:p>01/01/2007</text:p>
          </table:table-cell>
          <table:table-cell office:value-type="string" calcext:value-type="string">
            <text:p>Inventaires ponctuels de la Coordination Mammalogique du Nord de la France (CMNF).</text:p>
          </table:table-cell>
          <table:table-cell office:value-type="string" calcext:value-type="string">
            <text:p>Inventaires ponctuels de la Coordination Mammalogique du Nord de la France (CMNF)</text:p>
          </table:table-cell>
          <table:table-cell office:value-type="string" calcext:value-type="string">
            <text:p>Régional terrestre, ou sous-région marine</text:p>
          </table:table-cell>
          <table:table-cell office:value-type="string" calcext:value-type="string">
            <text:p>Inventaire espè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2833</text:p>
          </table:table-cell>
          <table:table-cell office:value-type="string" calcext:value-type="string">
            <text:p>https://inpn.mnhn.fr/mtd/cadre/export/xml/GetRecordById?id=63EC686B-351C-6577-E053-2614A8C0D3ED</text:p>
          </table:table-cell>
          <table:table-cell table:number-columns-repeated="50"/>
        </table:table-row>
        <table:table-row table:style-name="ro1">
          <table:table-cell office:value-type="string" calcext:value-type="string">
            <text:p>77F13CDC-A625-1182-E053-2614A8C078D6</text:p>
          </table:table-cell>
          <table:table-cell table:number-columns-repeated="2"/>
          <table:table-cell office:value-type="string" calcext:value-type="string">
            <text:p>IQE Cusset 2012</text:p>
          </table:table-cell>
          <table:table-cell office:value-type="string" calcext:value-type="string">
            <text:p>Expertise IQE 39</text:p>
          </table:table-cell>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35</text:p>
          </table:table-cell>
          <table:table-cell office:value-type="string" calcext:value-type="string">
            <text:p>https://inpn.mnhn.fr/mtd/cadre/export/xml/GetRecordById?id=77F13CDC-A625-1182-E053-2614A8C078D6</text:p>
          </table:table-cell>
          <table:table-cell table:number-columns-repeated="50"/>
        </table:table-row>
        <table:table-row table:style-name="ro1">
          <table:table-cell office:value-type="string" calcext:value-type="string">
            <text:p>77F13CDC-A61C-1182-E053-2614A8C078D6</text:p>
          </table:table-cell>
          <table:table-cell table:number-columns-repeated="2"/>
          <table:table-cell office:value-type="string" calcext:value-type="string">
            <text:p>IQE Téting sur Nied 2013</text:p>
          </table:table-cell>
          <table:table-cell office:value-type="string" calcext:value-type="string">
            <text:p>Expertise IQE 84</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497</text:p>
          </table:table-cell>
          <table:table-cell office:value-type="string" calcext:value-type="string">
            <text:p>https://inpn.mnhn.fr/mtd/cadre/export/xml/GetRecordById?id=77F13CDC-A61C-1182-E053-2614A8C078D6</text:p>
          </table:table-cell>
          <table:table-cell table:number-columns-repeated="50"/>
        </table:table-row>
        <table:table-row table:style-name="ro1">
          <table:table-cell office:value-type="string" calcext:value-type="string">
            <text:p>77DC0523-C76A-0E94-E053-2614A8C08961</text:p>
          </table:table-cell>
          <table:table-cell table:number-columns-repeated="2"/>
          <table:table-cell office:value-type="string" calcext:value-type="string">
            <text:p>IPE Villeparisis 2015</text:p>
          </table:table-cell>
          <table:table-cell office:value-type="string" calcext:value-type="string">
            <text:p>Expertise IPE 93</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455</text:p>
          </table:table-cell>
          <table:table-cell office:value-type="string" calcext:value-type="string">
            <text:p>https://inpn.mnhn.fr/mtd/cadre/export/xml/GetRecordById?id=77DC0523-C76A-0E94-E053-2614A8C08961</text:p>
          </table:table-cell>
          <table:table-cell table:number-columns-repeated="50"/>
        </table:table-row>
        <table:table-row table:style-name="ro1">
          <table:table-cell office:value-type="string" calcext:value-type="string">
            <text:p>A73E3CC8-F5F8-4ABF-B0C9-4DF4EBA5836C</text:p>
          </table:table-cell>
          <table:table-cell office:value-type="string" calcext:value-type="string">
            <text:p>01/06/2013</text:p>
          </table:table-cell>
          <table:table-cell office:value-type="string" calcext:value-type="string">
            <text:p>01/01/2012</text:p>
          </table:table-cell>
          <table:table-cell office:value-type="string" calcext:value-type="string">
            <text:p>reptiles, amphibiens, lépidoptères, odonates, poissons, mammifères</text:p>
          </table:table-cell>
          <table:table-cell office:value-type="string" calcext:value-type="string">
            <text:p>Elaboration du DOCOB du site Natura 2000 Zones humides de l'ancien étang de Lit-et-Mixe - FR7200715</text:p>
          </table:table-cell>
          <table:table-cell office:value-type="string" calcext:value-type="string">
            <text:p>Départemental, ou secteur marin</text:p>
          </table:table-cell>
          <table:table-cell office:value-type="string" calcext:value-type="string">
            <text:p>Inventaire espèce,Inventaire logique espa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64</text:p>
          </table:table-cell>
          <table:table-cell office:value-type="string" calcext:value-type="string">
            <text:p>https://inpn.mnhn.fr/mtd/cadre/export/xml/GetRecordById?id=A73E3CC8-F5F8-4ABF-B0C9-4DF4EBA5836C</text:p>
          </table:table-cell>
          <table:table-cell table:number-columns-repeated="50"/>
        </table:table-row>
        <table:table-row table:style-name="ro1">
          <table:table-cell office:value-type="string" calcext:value-type="string">
            <text:p>03C834A7-3E03-4AA6-A3F8-2EDB23968EB0</text:p>
          </table:table-cell>
          <table:table-cell/>
          <table:table-cell office:value-type="string" calcext:value-type="string">
            <text:p>01/04/2014</text:p>
          </table:table-cell>
          <table:table-cell office:value-type="string" calcext:value-type="string">
            <text:p>Faune</text:p>
          </table:table-cell>
          <table:table-cell office:value-type="string" calcext:value-type="string">
            <text:p>Animation des 4 sites Natura 2000 des zones humides du Marensin</text:p>
          </table:table-cell>
          <table:table-cell office:value-type="string" calcext:value-type="string">
            <text:p>Départemental, ou secteur marin</text:p>
          </table:table-cell>
          <table:table-cell office:value-type="string" calcext:value-type="string">
            <text:p>Inventaire espèce,Regroupements et autres études</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34</text:p>
          </table:table-cell>
          <table:table-cell office:value-type="string" calcext:value-type="string">
            <text:p>https://inpn.mnhn.fr/mtd/cadre/export/xml/GetRecordById?id=03C834A7-3E03-4AA6-A3F8-2EDB23968EB0</text:p>
          </table:table-cell>
          <table:table-cell table:number-columns-repeated="50"/>
        </table:table-row>
        <table:table-row table:style-name="ro1">
          <table:table-cell office:value-type="string" calcext:value-type="string">
            <text:p>46C3ACA8-74E7-4B76-B5DE-8278751E129C</text:p>
          </table:table-cell>
          <table:table-cell/>
          <table:table-cell office:value-type="string" calcext:value-type="string">
            <text:p>10/06/2010</text:p>
          </table:table-cell>
          <table:table-cell office:value-type="string" calcext:value-type="string">
            <text:p>faune</text:p>
          </table:table-cell>
          <table:table-cell office:value-type="string" calcext:value-type="string">
            <text:p>Regroupement d'études et inventaires du bureau d'études GEREA</text:p>
          </table:table-cell>
          <table:table-cell office:value-type="string" calcext:value-type="string">
            <text:p>Régional terrestre, ou sous-région marine</text:p>
          </table:table-cell>
          <table:table-cell office:value-type="string" calcext:value-type="string">
            <text:p>Regroupements et autres études</text:p>
          </table:table-cell>
          <table:table-cell/>
          <table:table-cell office:value-type="string" calcext:value-type="string">
            <text:p>METROP <text:s text:c="15"/></text:p>
          </table:table-cell>
          <table:table-cell office:value-type="string" calcext:value-type="string">
            <text:p>Mixt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106</text:p>
          </table:table-cell>
          <table:table-cell office:value-type="string" calcext:value-type="string">
            <text:p>https://inpn.mnhn.fr/mtd/cadre/export/xml/GetRecordById?id=46C3ACA8-74E7-4B76-B5DE-8278751E129C</text:p>
          </table:table-cell>
          <table:table-cell table:number-columns-repeated="50"/>
        </table:table-row>
        <table:table-row table:style-name="ro1">
          <table:table-cell office:value-type="string" calcext:value-type="string">
            <text:p>35E41C60-8A4A-4AB5-82D2-9DFEF2FD9B3F</text:p>
          </table:table-cell>
          <table:table-cell office:value-type="string" calcext:value-type="string">
            <text:p>12/12/2012</text:p>
          </table:table-cell>
          <table:table-cell office:value-type="string" calcext:value-type="string">
            <text:p>21/01/2008</text:p>
          </table:table-cell>
          <table:table-cell office:value-type="string" calcext:value-type="string">
            <text:p>faune</text:p>
          </table:table-cell>
          <table:table-cell office:value-type="string" calcext:value-type="string">
            <text:p>Elaboration du DOCOB du site Natura 2000 Zones humides de l'étang de Léon - FR7200716</text:p>
          </table:table-cell>
          <table:table-cell office:value-type="string" calcext:value-type="string">
            <text:p>Départemental, ou secteur marin</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66</text:p>
          </table:table-cell>
          <table:table-cell office:value-type="string" calcext:value-type="string">
            <text:p>https://inpn.mnhn.fr/mtd/cadre/export/xml/GetRecordById?id=35E41C60-8A4A-4AB5-82D2-9DFEF2FD9B3F</text:p>
          </table:table-cell>
          <table:table-cell table:number-columns-repeated="50"/>
        </table:table-row>
        <table:table-row table:style-name="ro1">
          <table:table-cell office:value-type="string" calcext:value-type="string">
            <text:p>F72AF411-D442-45B4-99D5-A8586BA3CDAC</text:p>
          </table:table-cell>
          <table:table-cell/>
          <table:table-cell office:value-type="string" calcext:value-type="string">
            <text:p>01/01/2013</text:p>
          </table:table-cell>
          <table:table-cell office:value-type="string" calcext:value-type="string">
            <text:p>faune</text:p>
          </table:table-cell>
          <table:table-cell office:value-type="string" calcext:value-type="string">
            <text:p>Gestion du site des prés-salés Est de la Teste-de-Buch du conservatoire du littoral et de sites naturels aux alentours</text:p>
          </table:table-cell>
          <table:table-cell office:value-type="string" calcext:value-type="string">
            <text:p>7</text:p>
          </table:table-cell>
          <table:table-cell office:value-type="string" calcext:value-type="string">
            <text:p>Inventaire espèce,Inventaire logique espa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68</text:p>
          </table:table-cell>
          <table:table-cell office:value-type="string" calcext:value-type="string">
            <text:p>https://inpn.mnhn.fr/mtd/cadre/export/xml/GetRecordById?id=F72AF411-D442-45B4-99D5-A8586BA3CDAC</text:p>
          </table:table-cell>
          <table:table-cell table:number-columns-repeated="50"/>
        </table:table-row>
        <table:table-row table:style-name="ro1">
          <table:table-cell office:value-type="string" calcext:value-type="string">
            <text:p>77DE8752-36E4-0E8F-E053-2614A8C03151</text:p>
          </table:table-cell>
          <table:table-cell table:number-columns-repeated="2"/>
          <table:table-cell office:value-type="string" calcext:value-type="string">
            <text:p>IQE Dompierre 2014</text:p>
          </table:table-cell>
          <table:table-cell office:value-type="string" calcext:value-type="string">
            <text:p>Expertise IQE 40</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713</text:p>
          </table:table-cell>
          <table:table-cell office:value-type="string" calcext:value-type="string">
            <text:p>https://inpn.mnhn.fr/mtd/cadre/export/xml/GetRecordById?id=77DE8752-36E4-0E8F-E053-2614A8C03151</text:p>
          </table:table-cell>
          <table:table-cell table:number-columns-repeated="50"/>
        </table:table-row>
        <table:table-row table:style-name="ro1">
          <table:table-cell office:value-type="string" calcext:value-type="string">
            <text:p>1F73DB39-27D1-424A-9D08-9E4BBE7CEABC</text:p>
          </table:table-cell>
          <table:table-cell office:value-type="string" calcext:value-type="string">
            <text:p>31/12/2014</text:p>
          </table:table-cell>
          <table:table-cell office:value-type="string" calcext:value-type="string">
            <text:p>01/01/2012</text:p>
          </table:table-cell>
          <table:table-cell office:value-type="string" calcext:value-type="string">
            <text:p>faune</text:p>
          </table:table-cell>
          <table:table-cell office:value-type="string" calcext:value-type="string">
            <text:p>Animation du site Natura 2000 Réseau hydrographique des affluents de la Midouze - FR7200722</text:p>
          </table:table-cell>
          <table:table-cell office:value-type="string" calcext:value-type="string">
            <text:p>Départemental, ou secteur marin</text:p>
          </table:table-cell>
          <table:table-cell office:value-type="string" calcext:value-type="string">
            <text:p>Inventaire espèce,Inventaire logique espa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38</text:p>
          </table:table-cell>
          <table:table-cell office:value-type="string" calcext:value-type="string">
            <text:p>https://inpn.mnhn.fr/mtd/cadre/export/xml/GetRecordById?id=1F73DB39-27D1-424A-9D08-9E4BBE7CEABC</text:p>
          </table:table-cell>
          <table:table-cell table:number-columns-repeated="50"/>
        </table:table-row>
        <table:table-row table:style-name="ro1">
          <table:table-cell office:value-type="string" calcext:value-type="string">
            <text:p>173C71D7-A0C9-41E9-A300-D3545CF202CD</text:p>
          </table:table-cell>
          <table:table-cell office:value-type="string" calcext:value-type="string">
            <text:p>12/12/2012</text:p>
          </table:table-cell>
          <table:table-cell office:value-type="string" calcext:value-type="string">
            <text:p>21/01/2008</text:p>
          </table:table-cell>
          <table:table-cell office:value-type="string" calcext:value-type="string">
            <text:p>Reptiles, amphibiens, mammifères</text:p>
          </table:table-cell>
          <table:table-cell office:value-type="string" calcext:value-type="string">
            <text:p>Elaboration du DOCOB du site Natura 2000 Zones humides de Moliets, la Prade et Moïsan - FR7200717</text:p>
          </table:table-cell>
          <table:table-cell office:value-type="string" calcext:value-type="string">
            <text:p>Départemental, ou secteur marin</text:p>
          </table:table-cell>
          <table:table-cell office:value-type="string" calcext:value-type="string">
            <text:p>Inventaire espè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67</text:p>
          </table:table-cell>
          <table:table-cell office:value-type="string" calcext:value-type="string">
            <text:p>https://inpn.mnhn.fr/mtd/cadre/export/xml/GetRecordById?id=173C71D7-A0C9-41E9-A300-D3545CF202CD</text:p>
          </table:table-cell>
          <table:table-cell table:number-columns-repeated="50"/>
        </table:table-row>
        <table:table-row table:style-name="ro1">
          <table:table-cell office:value-type="string" calcext:value-type="string">
            <text:p>77DE8752-36AD-0E8F-E053-2614A8C03151</text:p>
          </table:table-cell>
          <table:table-cell table:number-columns-repeated="2"/>
          <table:table-cell office:value-type="string" calcext:value-type="string">
            <text:p>IQE Fontaine 2016</text:p>
          </table:table-cell>
          <table:table-cell office:value-type="string" calcext:value-type="string">
            <text:p>Expertise IQE 110</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453</text:p>
          </table:table-cell>
          <table:table-cell office:value-type="string" calcext:value-type="string">
            <text:p>https://inpn.mnhn.fr/mtd/cadre/export/xml/GetRecordById?id=77DE8752-36AD-0E8F-E053-2614A8C03151</text:p>
          </table:table-cell>
          <table:table-cell table:number-columns-repeated="50"/>
        </table:table-row>
        <table:table-row table:style-name="ro1">
          <table:table-cell office:value-type="string" calcext:value-type="string">
            <text:p>77DE8752-36DD-0E8F-E053-2614A8C03151</text:p>
          </table:table-cell>
          <table:table-cell table:number-columns-repeated="2"/>
          <table:table-cell office:value-type="string" calcext:value-type="string">
            <text:p>CHATEAUNEUF-LES-MARTIGUES_IQE2016</text:p>
          </table:table-cell>
          <table:table-cell office:value-type="string" calcext:value-type="string">
            <text:p>Expertise IQE 113</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697</text:p>
          </table:table-cell>
          <table:table-cell office:value-type="string" calcext:value-type="string">
            <text:p>https://inpn.mnhn.fr/mtd/cadre/export/xml/GetRecordById?id=77DE8752-36DD-0E8F-E053-2614A8C03151</text:p>
          </table:table-cell>
          <table:table-cell table:number-columns-repeated="50"/>
        </table:table-row>
        <table:table-row table:style-name="ro1">
          <table:table-cell office:value-type="string" calcext:value-type="string">
            <text:p>70A2A6C7-AD0C-1197-E053-2614A8C004F9</text:p>
          </table:table-cell>
          <table:table-cell/>
          <table:table-cell office:value-type="string" calcext:value-type="string">
            <text:p>02/01/2008</text:p>
          </table:table-cell>
          <table:table-cell office:value-type="string" calcext:value-type="string">
            <text:p>Les données de ce cadre d'acquisition correspondent aux observations occasionnelles réalisées par les agents de la Régie RNNESP (agents de terrain, chargés de missions, cellule Police) dans le cadre de leurs missions quotidiennes, hors protocole spécifique.</text:p>
          </table:table-cell>
          <table:table-cell office:value-type="string" calcext:value-type="string">
            <text:p>Observations occasionnelles faune et flore dans la RNN Etang de Saint-Paul</text:p>
          </table:table-cell>
          <table:table-cell office:value-type="string" calcext:value-type="string">
            <text:p>Départemental, ou secteur marin</text:p>
          </table:table-cell>
          <table:table-cell office:value-type="string" calcext:value-type="string">
            <text:p>Inventaire espèce</text:p>
          </table:table-cell>
          <table:table-cell/>
          <table:table-cell office:value-type="string" calcext:value-type="string">
            <text:p>REU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473</text:p>
          </table:table-cell>
          <table:table-cell office:value-type="string" calcext:value-type="string">
            <text:p>https://inpn.mnhn.fr/mtd/cadre/export/xml/GetRecordById?id=70A2A6C7-AD0C-1197-E053-2614A8C004F9</text:p>
          </table:table-cell>
          <table:table-cell table:number-columns-repeated="50"/>
        </table:table-row>
        <table:table-row table:style-name="ro1">
          <table:table-cell office:value-type="string" calcext:value-type="string">
            <text:p>66AC7A1C-4F3B-4B2D-92E7-D4F6F3CFAC14</text:p>
          </table:table-cell>
          <table:table-cell/>
          <table:table-cell office:value-type="string" calcext:value-type="string">
            <text:p>01/01/2017</text:p>
          </table:table-cell>
          <table:table-cell office:value-type="string" calcext:value-type="string">
            <text:p>Faune</text:p>
          </table:table-cell>
          <table:table-cell office:value-type="string" calcext:value-type="string">
            <text:p>Animation du site Natura 2000 La Vallée de l'Avance - FR7200739</text:p>
          </table:table-cell>
          <table:table-cell office:value-type="string" calcext:value-type="string">
            <text:p>7</text:p>
          </table:table-cell>
          <table:table-cell office:value-type="string" calcext:value-type="string">
            <text:p>Inventaire espèce,Inventaire logique espa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035</text:p>
          </table:table-cell>
          <table:table-cell office:value-type="string" calcext:value-type="string">
            <text:p>https://inpn.mnhn.fr/mtd/cadre/export/xml/GetRecordById?id=66AC7A1C-4F3B-4B2D-92E7-D4F6F3CFAC14</text:p>
          </table:table-cell>
          <table:table-cell table:number-columns-repeated="50"/>
        </table:table-row>
        <table:table-row table:style-name="ro1">
          <table:table-cell office:value-type="string" calcext:value-type="string">
            <text:p>77DC0523-C778-0E94-E053-2614A8C08961</text:p>
          </table:table-cell>
          <table:table-cell table:number-columns-repeated="2"/>
          <table:table-cell office:value-type="string" calcext:value-type="string">
            <text:p>IQE Vémars 2010</text:p>
          </table:table-cell>
          <table:table-cell office:value-type="string" calcext:value-type="string">
            <text:p>Expertise IQE 86</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76</text:p>
          </table:table-cell>
          <table:table-cell office:value-type="string" calcext:value-type="string">
            <text:p>https://inpn.mnhn.fr/mtd/cadre/export/xml/GetRecordById?id=77DC0523-C778-0E94-E053-2614A8C08961</text:p>
          </table:table-cell>
          <table:table-cell table:number-columns-repeated="50"/>
        </table:table-row>
        <table:table-row table:style-name="ro1">
          <table:table-cell office:value-type="string" calcext:value-type="string">
            <text:p>4A9DDA1F-B6D7-3E13-E053-2614A8C02B7C</text:p>
          </table:table-cell>
          <table:table-cell/>
          <table:table-cell office:value-type="string" calcext:value-type="string">
            <text:p>01/01/2013</text:p>
          </table:table-cell>
          <table:table-cell office:value-type="string" calcext:value-type="string">
            <text:p>L'inventaire est principalement basé sur les sciences participatives au niveau national dans le cadre d'alerte et de détection précoce. Le programme est compartimenté en relation avec des axes spécifiques sur des groupes d'espèces ou sur des espèces cibles. Des processus de validation scientifique sont développés en fonction des groupes concernés. Ceux-ci sont décrits dans les métadonnées des jeux de données associés au cadre.</text:p>
          </table:table-cell>
          <table:table-cell office:value-type="string" calcext:value-type="string">
            <text:p>Inventaires de la faune exotique envahissante</text:p>
          </table:table-cell>
          <table:table-cell office:value-type="string" calcext:value-type="string">
            <text:p>National</text:p>
          </table:table-cell>
          <table:table-cell office:value-type="string" calcext:value-type="string">
            <text:p>Inventaire espèce</text:p>
          </table:table-cell>
          <table:table-cell/>
          <table:table-cell office:value-type="string" calcext:value-type="string">
            <text:p>METROP,GUF,MTQ,GLP,MAF,BLM,SPM,MYT,REU,NCL,WLF,PYF,CLI,EPA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293</text:p>
          </table:table-cell>
          <table:table-cell office:value-type="string" calcext:value-type="string">
            <text:p>https://inpn.mnhn.fr/mtd/cadre/export/xml/GetRecordById?id=4A9DDA1F-B6D7-3E13-E053-2614A8C02B7C</text:p>
          </table:table-cell>
          <table:table-cell table:number-columns-repeated="50"/>
        </table:table-row>
        <table:table-row table:style-name="ro1">
          <table:table-cell office:value-type="string" calcext:value-type="string">
            <text:p>5D73D965-6C56-4CE5-8355-2D56744DEBD1</text:p>
          </table:table-cell>
          <table:table-cell/>
          <table:table-cell office:value-type="string" calcext:value-type="string">
            <text:p>01/01/2009</text:p>
          </table:table-cell>
          <table:table-cell office:value-type="string" calcext:value-type="string">
            <text:p>faune</text:p>
          </table:table-cell>
          <table:table-cell office:value-type="string" calcext:value-type="string">
            <text:p>Regroupement d'études et inventaires réalisés par le bureau d'étude SIMETHIS</text:p>
          </table:table-cell>
          <table:table-cell office:value-type="string" calcext:value-type="string">
            <text:p>Régional terrestre, ou sous-région marine</text:p>
          </table:table-cell>
          <table:table-cell office:value-type="string" calcext:value-type="string">
            <text:p>Inventaire espèce,Regroupements et autres études</text:p>
          </table:table-cell>
          <table:table-cell/>
          <table:table-cell office:value-type="string" calcext:value-type="string">
            <text:p>METROP <text:s text:c="15"/></text:p>
          </table:table-cell>
          <table:table-cell office:value-type="string" calcext:value-type="string">
            <text:p>Mixt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5113</text:p>
          </table:table-cell>
          <table:table-cell office:value-type="string" calcext:value-type="string">
            <text:p>https://inpn.mnhn.fr/mtd/cadre/export/xml/GetRecordById?id=5D73D965-6C56-4CE5-8355-2D56744DEBD1</text:p>
          </table:table-cell>
          <table:table-cell table:number-columns-repeated="50"/>
        </table:table-row>
        <table:table-row table:style-name="ro1">
          <table:table-cell office:value-type="string" calcext:value-type="string">
            <text:p>77F13CDC-A613-1182-E053-2614A8C078D6</text:p>
          </table:table-cell>
          <table:table-cell table:number-columns-repeated="2"/>
          <table:table-cell office:value-type="string" calcext:value-type="string">
            <text:p>IQE Lambert 2015</text:p>
          </table:table-cell>
          <table:table-cell office:value-type="string" calcext:value-type="string">
            <text:p>Expertise IQE 2</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458</text:p>
          </table:table-cell>
          <table:table-cell office:value-type="string" calcext:value-type="string">
            <text:p>https://inpn.mnhn.fr/mtd/cadre/export/xml/GetRecordById?id=77F13CDC-A613-1182-E053-2614A8C078D6</text:p>
          </table:table-cell>
          <table:table-cell table:number-columns-repeated="50"/>
        </table:table-row>
        <table:table-row table:style-name="ro1">
          <table:table-cell office:value-type="string" calcext:value-type="string">
            <text:p>77F13CDC-A640-1182-E053-2614A8C078D6</text:p>
          </table:table-cell>
          <table:table-cell table:number-columns-repeated="2"/>
          <table:table-cell office:value-type="string" calcext:value-type="string">
            <text:p>IPE Marcoussis 2008</text:p>
          </table:table-cell>
          <table:table-cell office:value-type="string" calcext:value-type="string">
            <text:p>Expertise IPE 96</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84</text:p>
          </table:table-cell>
          <table:table-cell office:value-type="string" calcext:value-type="string">
            <text:p>https://inpn.mnhn.fr/mtd/cadre/export/xml/GetRecordById?id=77F13CDC-A640-1182-E053-2614A8C078D6</text:p>
          </table:table-cell>
          <table:table-cell table:number-columns-repeated="50"/>
        </table:table-row>
        <table:table-row table:style-name="ro1">
          <table:table-cell office:value-type="string" calcext:value-type="string">
            <text:p>6917B86D-5076-670E-E053-2614A8C04F91</text:p>
          </table:table-cell>
          <table:table-cell table:number-columns-repeated="2"/>
          <table:table-cell office:value-type="string" calcext:value-type="string">
            <text:p>null</text:p>
          </table:table-cell>
          <table:table-cell office:value-type="string" calcext:value-type="string">
            <text:p>Inventaire des mammifères terrestres de la Réserve naturelle des TAAF</text:p>
          </table:table-cell>
          <table:table-cell/>
          <table:table-cell office:value-type="string" calcext:value-type="string">
            <text:p>Regroupements et autres études</text:p>
          </table:table-cell>
          <table:table-cell/>
          <table:table-cell office:value-type="string" calcext:value-type="string">
            <text:p>SUBANT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3833</text:p>
          </table:table-cell>
          <table:table-cell office:value-type="string" calcext:value-type="string">
            <text:p>https://inpn.mnhn.fr/mtd/cadre/export/xml/GetRecordById?id=6917B86D-5076-670E-E053-2614A8C04F91</text:p>
          </table:table-cell>
          <table:table-cell table:number-columns-repeated="50"/>
        </table:table-row>
        <table:table-row table:style-name="ro1">
          <table:table-cell office:value-type="string" calcext:value-type="string">
            <text:p>77F13CDC-A63F-1182-E053-2614A8C078D6</text:p>
          </table:table-cell>
          <table:table-cell table:number-columns-repeated="2"/>
          <table:table-cell office:value-type="string" calcext:value-type="string">
            <text:p>IPE Mt St Sébastien 2010</text:p>
          </table:table-cell>
          <table:table-cell office:value-type="string" calcext:value-type="string">
            <text:p>Expertise IPE 12</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83</text:p>
          </table:table-cell>
          <table:table-cell office:value-type="string" calcext:value-type="string">
            <text:p>https://inpn.mnhn.fr/mtd/cadre/export/xml/GetRecordById?id=77F13CDC-A63F-1182-E053-2614A8C078D6</text:p>
          </table:table-cell>
          <table:table-cell table:number-columns-repeated="50"/>
        </table:table-row>
        <table:table-row table:style-name="ro1">
          <table:table-cell office:value-type="string" calcext:value-type="string">
            <text:p>77F13CDC-A62A-1182-E053-2614A8C078D6</text:p>
          </table:table-cell>
          <table:table-cell table:number-columns-repeated="2"/>
          <table:table-cell office:value-type="string" calcext:value-type="string">
            <text:p>IQE Retzwiller 2015</text:p>
          </table:table-cell>
          <table:table-cell office:value-type="string" calcext:value-type="string">
            <text:p>Expertise IQE 72</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41</text:p>
          </table:table-cell>
          <table:table-cell office:value-type="string" calcext:value-type="string">
            <text:p>https://inpn.mnhn.fr/mtd/cadre/export/xml/GetRecordById?id=77F13CDC-A62A-1182-E053-2614A8C078D6</text:p>
          </table:table-cell>
          <table:table-cell table:number-columns-repeated="50"/>
        </table:table-row>
        <table:table-row table:style-name="ro1">
          <table:table-cell office:value-type="string" calcext:value-type="string">
            <text:p>5D6257A5-39B9-467E-E053-2614A8C0D845</text:p>
          </table:table-cell>
          <table:table-cell table:number-columns-repeated="2"/>
          <table:table-cell office:value-type="string" calcext:value-type="string">
            <text:p>Données produites par la Ligue de protection des oiseaux Touraine</text:p>
          </table:table-cell>
          <table:table-cell office:value-type="string" calcext:value-type="string">
            <text:p>Données Ligue de protection des oiseaux de Touraine</text:p>
          </table:table-cell>
          <table:table-cell/>
          <table:table-cell office:value-type="string" calcext:value-type="string">
            <text:p>Inventaire espèce,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2513</text:p>
          </table:table-cell>
          <table:table-cell office:value-type="string" calcext:value-type="string">
            <text:p>https://inpn.mnhn.fr/mtd/cadre/export/xml/GetRecordById?id=5D6257A5-39B9-467E-E053-2614A8C0D845</text:p>
          </table:table-cell>
          <table:table-cell table:number-columns-repeated="50"/>
        </table:table-row>
        <table:table-row table:style-name="ro1">
          <table:table-cell office:value-type="string" calcext:value-type="string">
            <text:p>77F28A99-8465-1185-E053-2614A8C0752B</text:p>
          </table:table-cell>
          <table:table-cell table:number-columns-repeated="2"/>
          <table:table-cell office:value-type="string" calcext:value-type="string">
            <text:p>IQE Sommières du Clain 2012</text:p>
          </table:table-cell>
          <table:table-cell office:value-type="string" calcext:value-type="string">
            <text:p>Expertise IQE 80</text:p>
          </table:table-cell>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38</text:p>
          </table:table-cell>
          <table:table-cell office:value-type="string" calcext:value-type="string">
            <text:p>https://inpn.mnhn.fr/mtd/cadre/export/xml/GetRecordById?id=77F28A99-8465-1185-E053-2614A8C0752B</text:p>
          </table:table-cell>
          <table:table-cell table:number-columns-repeated="50"/>
        </table:table-row>
        <table:table-row table:style-name="ro1">
          <table:table-cell office:value-type="string" calcext:value-type="string">
            <text:p>77F28A99-8474-1185-E053-2614A8C0752B</text:p>
          </table:table-cell>
          <table:table-cell table:number-columns-repeated="2"/>
          <table:table-cell office:value-type="string" calcext:value-type="string">
            <text:p>IPE Angervilliers 2015</text:p>
          </table:table-cell>
          <table:table-cell office:value-type="string" calcext:value-type="string">
            <text:p>Expertise IPE 15</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620</text:p>
          </table:table-cell>
          <table:table-cell office:value-type="string" calcext:value-type="string">
            <text:p>https://inpn.mnhn.fr/mtd/cadre/export/xml/GetRecordById?id=77F28A99-8474-1185-E053-2614A8C0752B</text:p>
          </table:table-cell>
          <table:table-cell table:number-columns-repeated="50"/>
        </table:table-row>
        <table:table-row table:style-name="ro1">
          <table:table-cell office:value-type="string" calcext:value-type="string">
            <text:p>77DC0523-C782-0E94-E053-2614A8C08961</text:p>
          </table:table-cell>
          <table:table-cell table:number-columns-repeated="2"/>
          <table:table-cell office:value-type="string" calcext:value-type="string">
            <text:p>IQE Faverney 2008</text:p>
          </table:table-cell>
          <table:table-cell office:value-type="string" calcext:value-type="string">
            <text:p>Expertise IQE 45</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92</text:p>
          </table:table-cell>
          <table:table-cell office:value-type="string" calcext:value-type="string">
            <text:p>https://inpn.mnhn.fr/mtd/cadre/export/xml/GetRecordById?id=77DC0523-C782-0E94-E053-2614A8C08961</text:p>
          </table:table-cell>
          <table:table-cell table:number-columns-repeated="50"/>
        </table:table-row>
        <table:table-row table:style-name="ro1">
          <table:table-cell office:value-type="string" calcext:value-type="string">
            <text:p>77F13CDC-A631-1182-E053-2614A8C078D6</text:p>
          </table:table-cell>
          <table:table-cell table:number-columns-repeated="2"/>
          <table:table-cell office:value-type="string" calcext:value-type="string">
            <text:p>IQE chevilly 2012</text:p>
          </table:table-cell>
          <table:table-cell office:value-type="string" calcext:value-type="string">
            <text:p>Expertise IQE 31</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44</text:p>
          </table:table-cell>
          <table:table-cell office:value-type="string" calcext:value-type="string">
            <text:p>https://inpn.mnhn.fr/mtd/cadre/export/xml/GetRecordById?id=77F13CDC-A631-1182-E053-2614A8C078D6</text:p>
          </table:table-cell>
          <table:table-cell table:number-columns-repeated="50"/>
        </table:table-row>
        <table:table-row table:style-name="ro1">
          <table:table-cell office:value-type="string" calcext:value-type="string">
            <text:p>77DC0523-C77A-0E94-E053-2614A8C08961</text:p>
          </table:table-cell>
          <table:table-cell table:number-columns-repeated="2"/>
          <table:table-cell office:value-type="string" calcext:value-type="string">
            <text:p>IPE mont Saint Sébastien 2009</text:p>
          </table:table-cell>
          <table:table-cell office:value-type="string" calcext:value-type="string">
            <text:p>Expertise IPE 11</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81</text:p>
          </table:table-cell>
          <table:table-cell office:value-type="string" calcext:value-type="string">
            <text:p>https://inpn.mnhn.fr/mtd/cadre/export/xml/GetRecordById?id=77DC0523-C77A-0E94-E053-2614A8C08961</text:p>
          </table:table-cell>
          <table:table-cell table:number-columns-repeated="50"/>
        </table:table-row>
        <table:table-row table:style-name="ro1">
          <table:table-cell office:value-type="string" calcext:value-type="string">
            <text:p>77F28A99-8489-1185-E053-2614A8C0752B</text:p>
          </table:table-cell>
          <table:table-cell table:number-columns-repeated="2"/>
          <table:table-cell office:value-type="string" calcext:value-type="string">
            <text:p>IQE Cauna 2013</text:p>
          </table:table-cell>
          <table:table-cell office:value-type="string" calcext:value-type="string">
            <text:p>Expertise IQE 29</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716</text:p>
          </table:table-cell>
          <table:table-cell office:value-type="string" calcext:value-type="string">
            <text:p>https://inpn.mnhn.fr/mtd/cadre/export/xml/GetRecordById?id=77F28A99-8489-1185-E053-2614A8C0752B</text:p>
          </table:table-cell>
          <table:table-cell table:number-columns-repeated="50"/>
        </table:table-row>
        <table:table-row table:style-name="ro1">
          <table:table-cell office:value-type="string" calcext:value-type="string">
            <text:p>77DE8752-36BF-0E8F-E053-2614A8C03151</text:p>
          </table:table-cell>
          <table:table-cell table:number-columns-repeated="2"/>
          <table:table-cell office:value-type="string" calcext:value-type="string">
            <text:p>IQE Bellegarde 2012</text:p>
          </table:table-cell>
          <table:table-cell office:value-type="string" calcext:value-type="string">
            <text:p>Expertise IQE 18</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53</text:p>
          </table:table-cell>
          <table:table-cell office:value-type="string" calcext:value-type="string">
            <text:p>https://inpn.mnhn.fr/mtd/cadre/export/xml/GetRecordById?id=77DE8752-36BF-0E8F-E053-2614A8C03151</text:p>
          </table:table-cell>
          <table:table-cell table:number-columns-repeated="50"/>
        </table:table-row>
        <table:table-row table:style-name="ro1">
          <table:table-cell office:value-type="string" calcext:value-type="string">
            <text:p>77DE8752-36B6-0E8F-E053-2614A8C03151</text:p>
          </table:table-cell>
          <table:table-cell table:number-columns-repeated="2"/>
          <table:table-cell office:value-type="string" calcext:value-type="string">
            <text:p>IQE Lesménils 2013</text:p>
          </table:table-cell>
          <table:table-cell office:value-type="string" calcext:value-type="string">
            <text:p>Expertise IQE 3</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00</text:p>
          </table:table-cell>
          <table:table-cell office:value-type="string" calcext:value-type="string">
            <text:p>https://inpn.mnhn.fr/mtd/cadre/export/xml/GetRecordById?id=77DE8752-36B6-0E8F-E053-2614A8C03151</text:p>
          </table:table-cell>
          <table:table-cell table:number-columns-repeated="50"/>
        </table:table-row>
        <table:table-row table:style-name="ro1">
          <table:table-cell office:value-type="string" calcext:value-type="string">
            <text:p>77F13CDC-A621-1182-E053-2614A8C078D6</text:p>
          </table:table-cell>
          <table:table-cell table:number-columns-repeated="2"/>
          <table:table-cell office:value-type="string" calcext:value-type="string">
            <text:p>Expertise IQE 119 Donzère 2013</text:p>
          </table:table-cell>
          <table:table-cell office:value-type="string" calcext:value-type="string">
            <text:p>Expertise IQE 119</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17</text:p>
          </table:table-cell>
          <table:table-cell office:value-type="string" calcext:value-type="string">
            <text:p>https://inpn.mnhn.fr/mtd/cadre/export/xml/GetRecordById?id=77F13CDC-A621-1182-E053-2614A8C078D6</text:p>
          </table:table-cell>
          <table:table-cell table:number-columns-repeated="50"/>
        </table:table-row>
        <table:table-row table:style-name="ro1">
          <table:table-cell office:value-type="string" calcext:value-type="string">
            <text:p>77F13CDC-A658-1182-E053-2614A8C078D6</text:p>
          </table:table-cell>
          <table:table-cell table:number-columns-repeated="2"/>
          <table:table-cell office:value-type="string" calcext:value-type="string">
            <text:p>IPE Bailleau 2009</text:p>
          </table:table-cell>
          <table:table-cell office:value-type="string" calcext:value-type="string">
            <text:p>Expertise IPE Bailleau 2009</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617</text:p>
          </table:table-cell>
          <table:table-cell office:value-type="string" calcext:value-type="string">
            <text:p>https://inpn.mnhn.fr/mtd/cadre/export/xml/GetRecordById?id=77F13CDC-A658-1182-E053-2614A8C078D6</text:p>
          </table:table-cell>
          <table:table-cell table:number-columns-repeated="50"/>
        </table:table-row>
        <table:table-row table:style-name="ro1">
          <table:table-cell office:value-type="string" calcext:value-type="string">
            <text:p>77F13CDC-A638-1182-E053-2614A8C078D6</text:p>
          </table:table-cell>
          <table:table-cell table:number-columns-repeated="2"/>
          <table:table-cell office:value-type="string" calcext:value-type="string">
            <text:p>IPE Saint Maximin 2008</text:p>
          </table:table-cell>
          <table:table-cell office:value-type="string" calcext:value-type="string">
            <text:p>Expertise IPE 75</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77</text:p>
          </table:table-cell>
          <table:table-cell office:value-type="string" calcext:value-type="string">
            <text:p>https://inpn.mnhn.fr/mtd/cadre/export/xml/GetRecordById?id=77F13CDC-A638-1182-E053-2614A8C078D6</text:p>
          </table:table-cell>
          <table:table-cell table:number-columns-repeated="50"/>
        </table:table-row>
        <table:table-row table:style-name="ro1">
          <table:table-cell office:value-type="string" calcext:value-type="string">
            <text:p>77F28A99-8460-1185-E053-2614A8C0752B</text:p>
          </table:table-cell>
          <table:table-cell table:number-columns-repeated="2"/>
          <table:table-cell office:value-type="string" calcext:value-type="string">
            <text:p>IQE Crépy en Valois 2013</text:p>
          </table:table-cell>
          <table:table-cell office:value-type="string" calcext:value-type="string">
            <text:p>Expertise IQE 38</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33</text:p>
          </table:table-cell>
          <table:table-cell office:value-type="string" calcext:value-type="string">
            <text:p>https://inpn.mnhn.fr/mtd/cadre/export/xml/GetRecordById?id=77F28A99-8460-1185-E053-2614A8C0752B</text:p>
          </table:table-cell>
          <table:table-cell table:number-columns-repeated="50"/>
        </table:table-row>
        <table:table-row table:style-name="ro1">
          <table:table-cell office:value-type="string" calcext:value-type="string">
            <text:p>77DC0523-C76D-0E94-E053-2614A8C08961</text:p>
          </table:table-cell>
          <table:table-cell table:number-columns-repeated="2"/>
          <table:table-cell office:value-type="string" calcext:value-type="string">
            <text:p>IQE Conflans en Jarnisy (Barisien) 2014</text:p>
          </table:table-cell>
          <table:table-cell office:value-type="string" calcext:value-type="string">
            <text:p>Expertise IQE 35</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473</text:p>
          </table:table-cell>
          <table:table-cell office:value-type="string" calcext:value-type="string">
            <text:p>https://inpn.mnhn.fr/mtd/cadre/export/xml/GetRecordById?id=77DC0523-C76D-0E94-E053-2614A8C08961</text:p>
          </table:table-cell>
          <table:table-cell table:number-columns-repeated="50"/>
        </table:table-row>
        <table:table-row table:style-name="ro1">
          <table:table-cell office:value-type="string" calcext:value-type="string">
            <text:p>77F13CDC-A644-1182-E053-2614A8C078D6</text:p>
          </table:table-cell>
          <table:table-cell table:number-columns-repeated="2"/>
          <table:table-cell office:value-type="string" calcext:value-type="string">
            <text:p>IEP Hanches 2009</text:p>
          </table:table-cell>
          <table:table-cell office:value-type="string" calcext:value-type="string">
            <text:p>Expertise IPE 54</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88</text:p>
          </table:table-cell>
          <table:table-cell office:value-type="string" calcext:value-type="string">
            <text:p>https://inpn.mnhn.fr/mtd/cadre/export/xml/GetRecordById?id=77F13CDC-A644-1182-E053-2614A8C078D6</text:p>
          </table:table-cell>
          <table:table-cell table:number-columns-repeated="50"/>
        </table:table-row>
        <table:table-row table:style-name="ro1">
          <table:table-cell office:value-type="string" calcext:value-type="string">
            <text:p>77F13CDC-A624-1182-E053-2614A8C078D6</text:p>
          </table:table-cell>
          <table:table-cell table:number-columns-repeated="2"/>
          <table:table-cell office:value-type="string" calcext:value-type="string">
            <text:p>IPE Fertibeauce 99</text:p>
          </table:table-cell>
          <table:table-cell office:value-type="string" calcext:value-type="string">
            <text:p>Expertise IPE 99</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34</text:p>
          </table:table-cell>
          <table:table-cell office:value-type="string" calcext:value-type="string">
            <text:p>https://inpn.mnhn.fr/mtd/cadre/export/xml/GetRecordById?id=77F13CDC-A624-1182-E053-2614A8C078D6</text:p>
          </table:table-cell>
          <table:table-cell table:number-columns-repeated="50"/>
        </table:table-row>
        <table:table-row table:style-name="ro1">
          <table:table-cell office:value-type="string" calcext:value-type="string">
            <text:p>77F13CDC-A64D-1182-E053-2614A8C078D6</text:p>
          </table:table-cell>
          <table:table-cell table:number-columns-repeated="2"/>
          <table:table-cell office:value-type="string" calcext:value-type="string">
            <text:p>IPE crepy 2009</text:p>
          </table:table-cell>
          <table:table-cell office:value-type="string" calcext:value-type="string">
            <text:p>Expertise IPE 37</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601</text:p>
          </table:table-cell>
          <table:table-cell office:value-type="string" calcext:value-type="string">
            <text:p>https://inpn.mnhn.fr/mtd/cadre/export/xml/GetRecordById?id=77F13CDC-A64D-1182-E053-2614A8C078D6</text:p>
          </table:table-cell>
          <table:table-cell table:number-columns-repeated="50"/>
        </table:table-row>
        <table:table-row table:style-name="ro1">
          <table:table-cell office:value-type="string" calcext:value-type="string">
            <text:p>77DC0523-C772-0E94-E053-2614A8C08961</text:p>
          </table:table-cell>
          <table:table-cell table:number-columns-repeated="2"/>
          <table:table-cell office:value-type="string" calcext:value-type="string">
            <text:p>IPE Mons Boubert 2013</text:p>
          </table:table-cell>
          <table:table-cell office:value-type="string" calcext:value-type="string">
            <text:p>Expertise IPE 9</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499</text:p>
          </table:table-cell>
          <table:table-cell office:value-type="string" calcext:value-type="string">
            <text:p>https://inpn.mnhn.fr/mtd/cadre/export/xml/GetRecordById?id=77DC0523-C772-0E94-E053-2614A8C08961</text:p>
          </table:table-cell>
          <table:table-cell table:number-columns-repeated="50"/>
        </table:table-row>
        <table:table-row table:style-name="ro1">
          <table:table-cell office:value-type="string" calcext:value-type="string">
            <text:p>7289F131-A154-071C-E053-2614A8C02965</text:p>
          </table:table-cell>
          <table:table-cell office:value-type="string" calcext:value-type="string">
            <text:p>11/10/2008</text:p>
          </table:table-cell>
          <table:table-cell office:value-type="string" calcext:value-type="string">
            <text:p>04/09/2005</text:p>
          </table:table-cell>
          <table:table-cell office:value-type="string" calcext:value-type="string">
            <text:p>Validation d’un panel de marqueurs génétiques (microsatellites) permettant de discriminer 2 espèces de lièvres : le Lièvre variable (Lepus timidus) et le Lièvre d’Europe (Lepus europaeus).</text:p>
          </table:table-cell>
          <table:table-cell office:value-type="string" calcext:value-type="string">
            <text:p>Etude génétique Lièvre 2005-2008</text:p>
          </table:table-cell>
          <table:table-cell/>
          <table:table-cell office:value-type="string" calcext:value-type="string">
            <text:p>Inventaire espèce,Evolution temporelle,Evolution espace</text:p>
          </table:table-cell>
          <table:table-cell/>
          <table:table-cell office:value-type="string" calcext:value-type="string">
            <text:p>METROP <text:s text:c="15"/></text:p>
          </table:table-cell>
          <table:table-cell office:value-type="string" calcext:value-type="string">
            <text:p>Publique</text:p>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6553</text:p>
          </table:table-cell>
          <table:table-cell office:value-type="string" calcext:value-type="string">
            <text:p>https://inpn.mnhn.fr/mtd/cadre/export/xml/GetRecordById?id=7289F131-A154-071C-E053-2614A8C02965</text:p>
          </table:table-cell>
          <table:table-cell table:number-columns-repeated="50"/>
        </table:table-row>
        <table:table-row table:style-name="ro1">
          <table:table-cell office:value-type="string" calcext:value-type="string">
            <text:p>77DE8752-36BC-0E8F-E053-2614A8C03151</text:p>
          </table:table-cell>
          <table:table-cell table:number-columns-repeated="2"/>
          <table:table-cell office:value-type="string" calcext:value-type="string">
            <text:p>IQE Drambon 2013</text:p>
          </table:table-cell>
          <table:table-cell office:value-type="string" calcext:value-type="string">
            <text:p>Expertise IQE 41</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15</text:p>
          </table:table-cell>
          <table:table-cell office:value-type="string" calcext:value-type="string">
            <text:p>https://inpn.mnhn.fr/mtd/cadre/export/xml/GetRecordById?id=77DE8752-36BC-0E8F-E053-2614A8C03151</text:p>
          </table:table-cell>
          <table:table-cell table:number-columns-repeated="50"/>
        </table:table-row>
        <table:table-row table:style-name="ro1">
          <table:table-cell office:value-type="string" calcext:value-type="string">
            <text:p>77DE8752-36B2-0E8F-E053-2614A8C03151</text:p>
          </table:table-cell>
          <table:table-cell table:number-columns-repeated="2"/>
          <table:table-cell office:value-type="string" calcext:value-type="string">
            <text:p>IPE Oréade 2013</text:p>
          </table:table-cell>
          <table:table-cell office:value-type="string" calcext:value-type="string">
            <text:p>Expertise IPE 66</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496</text:p>
          </table:table-cell>
          <table:table-cell office:value-type="string" calcext:value-type="string">
            <text:p>https://inpn.mnhn.fr/mtd/cadre/export/xml/GetRecordById?id=77DE8752-36B2-0E8F-E053-2614A8C03151</text:p>
          </table:table-cell>
          <table:table-cell table:number-columns-repeated="50"/>
        </table:table-row>
        <table:table-row table:style-name="ro1">
          <table:table-cell office:value-type="string" calcext:value-type="string">
            <text:p>77DE8752-36AE-0E8F-E053-2614A8C03151</text:p>
          </table:table-cell>
          <table:table-cell table:number-columns-repeated="2"/>
          <table:table-cell office:value-type="string" calcext:value-type="string">
            <text:p>IPE Ternay 2014</text:p>
          </table:table-cell>
          <table:table-cell office:value-type="string" calcext:value-type="string">
            <text:p>Expertise IPE 83</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475</text:p>
          </table:table-cell>
          <table:table-cell office:value-type="string" calcext:value-type="string">
            <text:p>https://inpn.mnhn.fr/mtd/cadre/export/xml/GetRecordById?id=77DE8752-36AE-0E8F-E053-2614A8C03151</text:p>
          </table:table-cell>
          <table:table-cell table:number-columns-repeated="50"/>
        </table:table-row>
        <table:table-row table:style-name="ro1">
          <table:table-cell office:value-type="string" calcext:value-type="string">
            <text:p>77F13CDC-A617-1182-E053-2614A8C078D6</text:p>
          </table:table-cell>
          <table:table-cell table:number-columns-repeated="2"/>
          <table:table-cell office:value-type="string" calcext:value-type="string">
            <text:p>IPE Sirac 2014</text:p>
          </table:table-cell>
          <table:table-cell office:value-type="string" calcext:value-type="string">
            <text:p>Expertise IPE 79</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493</text:p>
          </table:table-cell>
          <table:table-cell office:value-type="string" calcext:value-type="string">
            <text:p>https://inpn.mnhn.fr/mtd/cadre/export/xml/GetRecordById?id=77F13CDC-A617-1182-E053-2614A8C078D6</text:p>
          </table:table-cell>
          <table:table-cell table:number-columns-repeated="50"/>
        </table:table-row>
        <table:table-row table:style-name="ro1">
          <table:table-cell office:value-type="string" calcext:value-type="string">
            <text:p>77DC0523-C780-0E94-E053-2614A8C08961</text:p>
          </table:table-cell>
          <table:table-cell table:number-columns-repeated="2"/>
          <table:table-cell office:value-type="string" calcext:value-type="string">
            <text:p>IPE liancourt 2009</text:p>
          </table:table-cell>
          <table:table-cell office:value-type="string" calcext:value-type="string">
            <text:p>Expertise IPE 6</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585</text:p>
          </table:table-cell>
          <table:table-cell office:value-type="string" calcext:value-type="string">
            <text:p>https://inpn.mnhn.fr/mtd/cadre/export/xml/GetRecordById?id=77DC0523-C780-0E94-E053-2614A8C08961</text:p>
          </table:table-cell>
          <table:table-cell table:number-columns-repeated="50"/>
        </table:table-row>
        <table:table-row table:style-name="ro1">
          <table:table-cell office:value-type="string" calcext:value-type="string">
            <text:p>77BAEBFF-2CE6-3554-E053-2614A8C0B288</text:p>
          </table:table-cell>
          <table:table-cell table:number-columns-repeated="2"/>
          <table:table-cell office:value-type="string" calcext:value-type="string">
            <text:p>IQE Le Crotoy 2016</text:p>
          </table:table-cell>
          <table:table-cell office:value-type="string" calcext:value-type="string">
            <text:p>Expertise IQE 307</text:p>
          </table:table-cell>
          <table:table-cell office:value-type="string" calcext:value-type="string">
            <text:p>7</text:p>
          </table:table-cell>
          <table:table-cell office:value-type="string" calcext:value-type="string">
            <text:p>Inventaire logique espace</text:p>
          </table:table-cell>
          <table:table-cell/>
          <table:table-cell office:value-type="string" calcext:value-type="string">
            <text:p>METROP <text:s text:c="15"/></text:p>
          </table:table-cell>
          <table:table-cell/>
          <table:table-cell office:value-type="string" calcext:value-type="string">
            <text:p>Terre</text:p>
          </table:table-cell>
          <table:table-cell office:value-type="string" calcext:value-type="string">
            <text:p>false</text:p>
          </table:table-cell>
          <table:table-cell office:value-type="string" calcext:value-type="string">
            <text:p>https://inpn.mnhn.fr/espece/cadre/8734</text:p>
          </table:table-cell>
          <table:table-cell office:value-type="string" calcext:value-type="string">
            <text:p>https://inpn.mnhn.fr/mtd/cadre/export/xml/GetRecordById?id=77BAEBFF-2CE6-3554-E053-2614A8C0B288</text:p>
          </table:table-cell>
          <table:table-cell table:number-columns-repeated="50"/>
        </table:table-row>
        <table:table-row table:style-name="ro1" table:number-rows-repeated="1048294">
          <table:table-cell table:number-columns-repeated="64"/>
        </table:table-row>
        <table:table-row table:style-name="ro1">
          <table:table-cell table:number-columns-repeated="64"/>
        </table:table-row>
      </table:table>
      <table:table table:name="RefBiblio" table:style-name="ta2">
        <table:table-column table:style-name="co4" table:default-cell-style-name="Default"/>
        <table:table-column table:style-name="co5" table:default-cell-style-name="Default"/>
        <table:table-column table:style-name="co3" table:number-columns-repeated="62" table:default-cell-style-name="Default"/>
        <table:table-row table:style-name="ro1">
          <table:table-cell office:value-type="string" calcext:value-type="string">
            <text:p>IdentifiantCadreAcquisition</text:p>
          </table:table-cell>
          <table:table-cell office:value-type="string" calcext:value-type="string">
            <text:p>ReferenceBibliographique</text:p>
          </table:table-cell>
          <table:table-cell table:number-columns-repeated="62"/>
        </table:table-row>
        <table:table-row table:style-name="ro1">
          <table:table-cell office:value-type="string" calcext:value-type="string">
            <text:p>74034A9C-170F-074A-E053-2614A8C024AF</text:p>
          </table:table-cell>
          <table:table-cell office:value-type="string" calcext:value-type="string">
            <text:p>Condet M. &amp; Dulau-Drouot V. 2016. Habitat selection of two island-associated dolphin species from the south-west Indian Ocean. Continental Shelf Research, 125: 18-27.</text:p>
          </table:table-cell>
          <table:table-cell table:number-columns-repeated="62"/>
        </table:table-row>
        <table:table-row table:style-name="ro1">
          <table:table-cell office:value-type="string" calcext:value-type="string">
            <text:p>74034A9C-170F-074A-E053-2614A8C024AF</text:p>
          </table:table-cell>
          <table:table-cell office:value-type="string" calcext:value-type="string">
            <text:p>Dulau V., Estrade V. Fayan J. 2017. Identifying Key Demographic Parameters of a Small Island–Associated Population of Indo-Pacific Bottlenose Dolphins (Reunion, Indian Ocean). Plos One. 12(6): e0179780</text:p>
          </table:table-cell>
          <table:table-cell table:number-columns-repeated="62"/>
        </table:table-row>
        <table:table-row table:style-name="ro1">
          <table:table-cell office:value-type="string" calcext:value-type="string">
            <text:p>74034A9C-170F-074A-E053-2614A8C024AF</text:p>
          </table:table-cell>
          <table:table-cell office:value-type="string" calcext:value-type="string">
            <text:p><text:s/>Dulau-Drouot, V., Boucaud, V. &amp; Rota, B. (2008) Cetacean diversity off La Réunion Island (France). Journal of Marine Biology Association of UK, 88(6): 1263–1272.</text:p>
          </table:table-cell>
          <table:table-cell table:number-columns-repeated="62"/>
        </table:table-row>
        <table:table-row table:style-name="ro1">
          <table:table-cell office:value-type="string" calcext:value-type="string">
            <text:p>74034A9C-170F-074A-E053-2614A8C024AF</text:p>
          </table:table-cell>
          <table:table-cell office:value-type="string" calcext:value-type="string">
            <text:p>Dulau-Drouot V., Fayan J., Mouysset L., Boucaud V. (2012). Occurence and residency pattern of humpback whale in Reunion Island (France) during 2004-2010. Journal of Cetacean Research and Management 12(2): 255-263</text:p>
          </table:table-cell>
          <table:table-cell table:number-columns-repeated="62"/>
        </table:table-row>
        <table:table-row table:style-name="ro1">
          <table:table-cell office:value-type="string" calcext:value-type="string">
            <text:p>4A9DDA1F-B633-3E13-E053-2614A8C02B7C</text:p>
          </table:table-cell>
          <table:table-cell office:value-type="string" calcext:value-type="string">
            <text:p>Savouré-Soubelet A., Aulagnier S., Haffner P., Moutou F., Van Canneyt O., Charrassin J.-B. &amp; Ridoux V. (coord.) (2016) Atlas des mammifères sauvages de France Volume 1 : Mammifères marins. Muséum national d'Histoire naturelle, Paris ; IRD, Marseille, 480 p.</text:p>
          </table:table-cell>
          <table:table-cell table:number-columns-repeated="62"/>
        </table:table-row>
        <table:table-row table:style-name="ro1">
          <table:table-cell office:value-type="string" calcext:value-type="string">
            <text:p>70E30B29-CBEB-398F-E053-2614A8C0FE2C</text:p>
          </table:table-cell>
          <table:table-cell office:value-type="string" calcext:value-type="string">
            <text:p><text:s/>UICN France et al. (2013) [Statut pour la Réunion] UICN France, MNHN, SEOR, ARDA, Insectarium de La Réunion, GLOBICE &amp; Kélonia. 2013. La Liste rouge des espèces menacées en France - Chapitres Faune de La Réunion. Paris, France. 23 pp. </text:p>
          </table:table-cell>
          <table:table-cell table:number-columns-repeated="62"/>
        </table:table-row>
        <table:table-row table:style-name="ro1">
          <table:table-cell office:value-type="string" calcext:value-type="string">
            <text:p>70E30B29-CBEB-398F-E053-2614A8C0FE2C</text:p>
          </table:table-cell>
          <table:table-cell office:value-type="string" calcext:value-type="string">
            <text:p><text:s/>A partnership scheme to study the population of fruit bats newly established on Réunion island. Oral paper. WIOI Pteropus fruit bat workshop, Mauritian Wildlife Foundation/Conservation International. Anse Jonchée, Mauritius; Salamolard M., Caceres S. &amp; <text:s/>Probst J.M., 2008</text:p>
          </table:table-cell>
          <table:table-cell table:number-columns-repeated="62"/>
        </table:table-row>
        <table:table-row table:style-name="ro1">
          <table:table-cell office:value-type="string" calcext:value-type="string">
            <text:p>70E30B29-CBEB-398F-E053-2614A8C0FE2C</text:p>
          </table:table-cell>
          <table:table-cell office:value-type="string" calcext:value-type="string">
            <text:p>Caceres S., 2010. Plan de conservation de la Roussette noire (Pteropus niger) dans l’île de la Réunion. DIREN Réunion, Rapport ONCFS, <text:s/>62 p. + annexes ; Caceres S., Salamolard M. &amp; Probst J.M., 2008</text:p>
          </table:table-cell>
          <table:table-cell table:number-columns-repeated="62"/>
        </table:table-row>
        <table:table-row table:style-name="ro1">
          <table:table-cell office:value-type="string" calcext:value-type="string">
            <text:p>70E30B29-CBEB-398F-E053-2614A8C0FE2C</text:p>
          </table:table-cell>
          <table:table-cell office:value-type="string" calcext:value-type="string">
            <text:p><text:s/>Héré L., 2009-Contribution à l’étude des chiroptères de l’île de La Réunion Répartition et habitats prioritaires en matière de conservation. Rapport de M2. Parc National de La Réunion, Université de La Réunion</text:p>
          </table:table-cell>
          <table:table-cell table:number-columns-repeated="62"/>
        </table:table-row>
        <table:table-row table:style-name="ro1">
          <table:table-cell office:value-type="string" calcext:value-type="string">
            <text:p>70E30B29-CBEB-398F-E053-2614A8C0FE2C</text:p>
          </table:table-cell>
          <table:table-cell office:value-type="string" calcext:value-type="string">
            <text:p>Roué S.G. &amp; Probst J.M., 2010. Nouvelles observations de Roussette noire (Pteropus niger) sur l’île de La Réunion. Acte des XIIèmes Rencontres nationales chauves-souris de la S.F.E.P.M. Mus. Hist. Nat. Bourges. 22 et 23 mars 2008. Symbioses, 25 : 41-43.</text:p>
          </table:table-cell>
          <table:table-cell table:number-columns-repeated="62"/>
        </table:table-row>
        <table:table-row table:style-name="ro1">
          <table:table-cell office:value-type="string" calcext:value-type="string">
            <text:p>70E30B29-CBEB-398F-E053-2614A8C0FE2C</text:p>
          </table:table-cell>
          <table:table-cell office:value-type="string" calcext:value-type="string">
            <text:p><text:s/>Pteropus is back on Réunion Island. Oral paper. WIOI Pteropus fruit bat workshop, Mauritian Wildlife Foundation/Conservation International. Anse Jonchée, Mauritius.</text:p>
          </table:table-cell>
          <table:table-cell table:number-columns-repeated="62"/>
        </table:table-row>
        <table:table-row table:style-name="ro1">
          <table:table-cell office:value-type="string" calcext:value-type="string">
            <text:p>70E30B29-CBEB-398F-E053-2614A8C0FE2C</text:p>
          </table:table-cell>
          <table:table-cell office:value-type="string" calcext:value-type="string">
            <text:p>Roué S.G.R., 2010. Enquête en vue de mieux connaître la répartition de la Roussette noire à La Réunion. Rapport ONCFS, DIREN</text:p>
          </table:table-cell>
          <table:table-cell table:number-columns-repeated="62"/>
        </table:table-row>
        <table:table-row table:style-name="ro1">
          <table:table-cell office:value-type="string" calcext:value-type="string">
            <text:p>4A9DDA1F-B68C-3E13-E053-2614A8C02B7C</text:p>
          </table:table-cell>
          <table:table-cell office:value-type="string" calcext:value-type="string">
            <text:p>Duchamp C., Boyer J., Briaudet P.E. et al. (2012). A dual frame survey to assess time- and space-related of the colonizing wolf population in France. Hystrix, 23: 14-28 http://www.oncfs.gouv.fr/Les-reseaux-de-correspondants-ru95/Brochure-La-faune-sauvage-a-la-trace-ar1853</text:p>
          </table:table-cell>
          <table:table-cell table:number-columns-repeated="62"/>
        </table:table-row>
        <table:table-row table:style-name="ro1">
          <table:table-cell office:value-type="string" calcext:value-type="string">
            <text:p>4A9DDA1F-B5F1-3E13-E053-2614A8C02B7C</text:p>
          </table:table-cell>
          <table:table-cell office:value-type="string" calcext:value-type="string">
            <text:p>BEAUFORT F. de 1987. — Le Loup en France : éléments d'écologie historique. Société française pour l'Étude et la Protection des Mammifères, Bourges, 32 p. (Encyclopédie des carnivores de France ; 1).</text:p>
          </table:table-cell>
          <table:table-cell table:number-columns-repeated="62"/>
        </table:table-row>
        <table:table-row table:style-name="ro1">
          <table:table-cell office:value-type="string" calcext:value-type="string">
            <text:p>4A9DDA1F-B611-3E13-E053-2614A8C02B7C</text:p>
          </table:table-cell>
          <table:table-cell office:value-type="string" calcext:value-type="string">
            <text:p>Leccia, M.-F. &amp; De Biaggi, M. 2015. Foreword. Zoosystema, 37(1): 5-5.</text:p>
          </table:table-cell>
          <table:table-cell table:number-columns-repeated="62"/>
        </table:table-row>
        <table:table-row table:style-name="ro1">
          <table:table-cell office:value-type="string" calcext:value-type="string">
            <text:p>642A0496-6B3B-7A5B-E053-2614A8C00BBE</text:p>
          </table:table-cell>
          <table:table-cell office:value-type="string" calcext:value-type="string">
            <text:p>http://www.naturemp.org/Atlas-des-Mammiferes-sauvages-de,97.html</text:p>
          </table:table-cell>
          <table:table-cell table:number-columns-repeated="62"/>
        </table:table-row>
        <table:table-row table:style-name="ro1">
          <table:table-cell office:value-type="string" calcext:value-type="string">
            <text:p>58859F8F-4038-7140-E053-2614A8C09A44</text:p>
          </table:table-cell>
          <table:table-cell office:value-type="string" calcext:value-type="string">
            <text:p>http://www.oncfs.gouv.fr/Les-reseaux-de-correspondants-ru95/Brochure-La-faune-sauvage-a-la-trace-ar1853</text:p>
          </table:table-cell>
          <table:table-cell table:number-columns-repeated="62"/>
        </table:table-row>
        <table:table-row table:style-name="ro1">
          <table:table-cell office:value-type="string" calcext:value-type="string">
            <text:p>58859F8F-4038-7140-E053-2614A8C09A44</text:p>
          </table:table-cell>
          <table:table-cell office:value-type="string" calcext:value-type="string">
            <text:p>Denis T., Hérault B., Jaouen G., et al. (2016). Black Curassow habitat relationships in terra firme forests of the Guiana shield: a multiscale approach. The Condor: ornithological applications, 118(2): 253-273</text:p>
          </table:table-cell>
          <table:table-cell table:number-columns-repeated="62"/>
        </table:table-row>
        <table:table-row table:style-name="ro1">
          <table:table-cell office:value-type="string" calcext:value-type="string">
            <text:p>58859F8F-4038-7140-E053-2614A8C09A44</text:p>
          </table:table-cell>
          <table:table-cell office:value-type="string" calcext:value-type="string">
            <text:p>Richard-Hansen C., Jaouen G., Denis T., et al. (2015) Landscape patterns influence communities of medium to large bodied vertebrates in undisturbed terra firme forests of French Guiana. Journal of Tropical Ecology, 31(05): 423-436</text:p>
          </table:table-cell>
          <table:table-cell table:number-columns-repeated="62"/>
        </table:table-row>
        <table:table-row table:style-name="ro1">
          <table:table-cell office:value-type="string" calcext:value-type="string">
            <text:p>58859F8F-4037-7140-E053-2614A8C09A44</text:p>
          </table:table-cell>
          <table:table-cell office:value-type="string" calcext:value-type="string">
            <text:p>Richard-Hansen C., Hansen E. (2015). 50 ans d'évolution de la gestion de la faune sauvage guyanaise/ IN: Nature guyanaise. 50 ans de progès et de souvenir, L. Sanite Editeur, Collection Nature Guyanaise, SEPANGUY, Editions Orphie. 374p</text:p>
          </table:table-cell>
          <table:table-cell table:number-columns-repeated="62"/>
        </table:table-row>
        <table:table-row table:style-name="ro1">
          <table:table-cell office:value-type="string" calcext:value-type="string">
            <text:p>58859F8F-4037-7140-E053-2614A8C09A44</text:p>
          </table:table-cell>
          <table:table-cell office:value-type="string" calcext:value-type="string">
            <text:p>http://www.oncfs.gouv.fr/Les-reseaux-de-correspondants-ru95/Brochure-La-faune-sauvage-a-la-trace-ar1853</text:p>
          </table:table-cell>
          <table:table-cell table:number-columns-repeated="62"/>
        </table:table-row>
        <table:table-row table:style-name="ro1">
          <table:table-cell office:value-type="string" calcext:value-type="string">
            <text:p>4A9DDA1F-B60A-3E13-E053-2614A8C02B7C</text:p>
          </table:table-cell>
          <table:table-cell office:value-type="string" calcext:value-type="string">
            <text:p>Chapuis, J.-L. 2005. Le Tamia de Sibérie (Tamias sibiricus). In: Chapuis, J.-L. [Ed]. Répartition en France d'un animal de compagnie naturalisé, le Tamia de Sibérie (Tamias sibiricus). Revue d’Ecologie (Terre et Vie), 60 : 239-253. 7 pp. </text:p>
          </table:table-cell>
          <table:table-cell table:number-columns-repeated="62"/>
        </table:table-row>
        <table:table-row table:style-name="ro1">
          <table:table-cell office:value-type="string" calcext:value-type="string">
            <text:p>4A9DDA1F-B66B-3E13-E053-2614A8C02B7C</text:p>
          </table:table-cell>
          <table:table-cell office:value-type="string" calcext:value-type="string">
            <text:p>Duchamp C., Boyer J., Briaudet P.E. et al. (2012). A dual frame survey to assess time- and space-related of the colonizing wolf population in France</text:p>
          </table:table-cell>
          <table:table-cell table:number-columns-repeated="62"/>
        </table:table-row>
        <table:table-row table:style-name="ro1">
          <table:table-cell office:value-type="string" calcext:value-type="string">
            <text:p>4A9DDA1F-B66B-3E13-E053-2614A8C02B7C</text:p>
          </table:table-cell>
          <table:table-cell office:value-type="string" calcext:value-type="string">
            <text:p>Blanc L., Marboutin E., Gatti S., et al. (2014). Improving abundance estimation by combining capture-recapture and occupancy data: example with a large carnivore. Journal of Applied Ecology, 51:1733-1739</text:p>
          </table:table-cell>
          <table:table-cell table:number-columns-repeated="62"/>
        </table:table-row>
        <table:table-row table:style-name="ro1">
          <table:table-cell office:value-type="string" calcext:value-type="string">
            <text:p>4A9DDA1F-B66B-3E13-E053-2614A8C02B7C</text:p>
          </table:table-cell>
          <table:table-cell office:value-type="string" calcext:value-type="string">
            <text:p>http://www.oncfs.gouv.fr/Les-reseaux-de-correspondants-ru95/Brochure-La-faune-sauvage-a-la-trace-ar1853</text:p>
          </table:table-cell>
          <table:table-cell table:number-columns-repeated="62"/>
        </table:table-row>
        <table:table-row table:style-name="ro1">
          <table:table-cell office:value-type="string" calcext:value-type="string">
            <text:p>12166B2E-5E3C-47AA-A217-B2FECB9EF363</text:p>
          </table:table-cell>
          <table:table-cell office:value-type="string" calcext:value-type="string">
            <text:p>Grands projet ferroviaire du Sud-Ouest - Une biodiversité exceptionnelle - Réseau Ferré de France</text:p>
          </table:table-cell>
          <table:table-cell table:number-columns-repeated="62"/>
        </table:table-row>
        <table:table-row table:style-name="ro1">
          <table:table-cell office:value-type="string" calcext:value-type="string">
            <text:p>12166B2E-5E3C-47AA-A217-B2FECB9EF363</text:p>
          </table:table-cell>
          <table:table-cell office:value-type="string" calcext:value-type="string">
            <text:p>Réseau Ferré de France - Fiche thématique Inventaires écologiques 2010 "Mars 2010"</text:p>
          </table:table-cell>
          <table:table-cell table:number-columns-repeated="62"/>
        </table:table-row>
        <table:table-row table:style-name="ro1">
          <table:table-cell office:value-type="string" calcext:value-type="string">
            <text:p>67EFFC57-820E-088D-E053-2614A8C00EA1</text:p>
          </table:table-cell>
          <table:table-cell office:value-type="string" calcext:value-type="string">
            <text:p>Guitton J.-S., Caceres S., Baronce R. &amp; Santin-Janin H., 2012. Does the Indian hare (Lepus nigricollis) stop breeding during the dry season in Réunion island ?. Poster. 4th World Lagomorph Conference, Vienna, Austria.</text:p>
          </table:table-cell>
          <table:table-cell table:number-columns-repeated="62"/>
        </table:table-row>
        <table:table-row table:style-name="ro1">
          <table:table-cell office:value-type="string" calcext:value-type="string">
            <text:p>67EFFC57-820E-088D-E053-2614A8C00EA1</text:p>
          </table:table-cell>
          <table:table-cell office:value-type="string" calcext:value-type="string">
            <text:p>Caceres S., Baronce R. &amp; Guitton J-S., 2010. Étude de la reproduction du lièvre à collier noir (Lepus nigricollis) à La Réunion. Rapport ONCFS &amp; FDC, 22 p. + annexes.</text:p>
          </table:table-cell>
          <table:table-cell table:number-columns-repeated="62"/>
        </table:table-row>
        <table:table-row table:style-name="ro1">
          <table:table-cell office:value-type="string" calcext:value-type="string">
            <text:p>67EFFC57-820E-088D-E053-2614A8C00EA1</text:p>
          </table:table-cell>
          <table:table-cell office:value-type="string" calcext:value-type="string">
            <text:p>Perrier-Corticchiato M., Caceres S. &amp; Mongin P., 2013. Projet d’étude du Lièvre à collier noir (Lepus nigricollis) à La Réunion. Rapport ONCFS. 16 p. + annexes</text:p>
          </table:table-cell>
          <table:table-cell table:number-columns-repeated="62"/>
        </table:table-row>
        <table:table-row table:style-name="ro1">
          <table:table-cell office:value-type="string" calcext:value-type="string">
            <text:p>865583CC-9730-7285-E053-5014A8C003CB</text:p>
          </table:table-cell>
          <table:table-cell office:value-type="string" calcext:value-type="string">
            <text:p>https://geo.data.gouv.fr/fr/datasets/9e2a162caab16c340e33e5b4ec4e9d05285a1f2b</text:p>
          </table:table-cell>
          <table:table-cell table:number-columns-repeated="62"/>
        </table:table-row>
        <table:table-row table:style-name="ro1">
          <table:table-cell office:value-type="string" calcext:value-type="string">
            <text:p>4A9DDA1F-B66D-3E13-E053-2614A8C02B7C</text:p>
          </table:table-cell>
          <table:table-cell office:value-type="string" calcext:value-type="string">
            <text:p>http://spn.mnhn.fr/spn_rapports/archivage_rapports/2015/SPN%202013%20-%2023%20-%20131219_-_Rapport_Transfer_SPN.pdf</text:p>
          </table:table-cell>
          <table:table-cell table:number-columns-repeated="62"/>
        </table:table-row>
        <table:table-row table:style-name="ro1">
          <table:table-cell office:value-type="string" calcext:value-type="string">
            <text:p>58826EEF-DA7B-28E4-E053-2614A8C05D8A</text:p>
          </table:table-cell>
          <table:table-cell office:value-type="string" calcext:value-type="string">
            <text:p>http://www.oncfs.gouv.fr/Les-reseaux-de-correspondants-ru95/Brochure-La-faune-sauvage-a-la-trace-ar1853</text:p>
          </table:table-cell>
          <table:table-cell table:number-columns-repeated="62"/>
        </table:table-row>
        <table:table-row table:style-name="ro1">
          <table:table-cell office:value-type="string" calcext:value-type="string">
            <text:p>58826EEF-DA7B-28E4-E053-2614A8C05D8A</text:p>
          </table:table-cell>
          <table:table-cell office:value-type="string" calcext:value-type="string">
            <text:p>http://www.oncfs.gouv.fr/IMG/pdf/Rapport_Reseau_Ours_Brun_2015-2.pdf</text:p>
          </table:table-cell>
          <table:table-cell table:number-columns-repeated="62"/>
        </table:table-row>
        <table:table-row table:style-name="ro1">
          <table:table-cell office:value-type="string" calcext:value-type="string">
            <text:p>58826EEF-DA7B-28E4-E053-2614A8C05D8A</text:p>
          </table:table-cell>
          <table:table-cell office:value-type="string" calcext:value-type="string">
            <text:p>http://www.oncfs.gouv.fr/IMG/file/mammiferes/carnivores/grands/FS_302_Camarra_20ans_suivi_ours_brun.pdf</text:p>
          </table:table-cell>
          <table:table-cell table:number-columns-repeated="62"/>
        </table:table-row>
        <table:table-row table:style-name="ro1">
          <table:table-cell office:value-type="string" calcext:value-type="string">
            <text:p>75D25F2C-4CD6-54E6-E053-5014A8C05CEC</text:p>
          </table:table-cell>
          <table:table-cell office:value-type="string" calcext:value-type="string">
            <text:p>http://docs.oafs.fr/publications/cistude-nature/atlas-mammiferes-2011-2015/Atlas_web.pdf</text:p>
          </table:table-cell>
          <table:table-cell table:number-columns-repeated="62"/>
        </table:table-row>
        <table:table-row table:style-name="ro1">
          <table:table-cell office:value-type="string" calcext:value-type="string">
            <text:p>7A154045-B512-100A-E053-2614A8C010F0</text:p>
          </table:table-cell>
          <table:table-cell office:value-type="string" calcext:value-type="string">
            <text:p>BERNARD M., 2009. Etat des lieux des connaissances Chiroptérologiques sur le site Natura 2000 FR 8301074 "Val d'Allier Vieille-Brioude/Langeac". Chauve-Souris Auvergne. 24 pages</text:p>
          </table:table-cell>
          <table:table-cell table:number-columns-repeated="62"/>
        </table:table-row>
        <table:table-row table:style-name="ro1">
          <table:table-cell office:value-type="string" calcext:value-type="string">
            <text:p>7A154045-B512-100A-E053-2614A8C010F0</text:p>
          </table:table-cell>
          <table:table-cell office:value-type="string" calcext:value-type="string">
            <text:p>Annonyme., 2013, Compléments rapport d’activité Suivis scientifiques et techniques Chiroptères Amphibiens Lucane cerf Volant <text:s/>sur le site Natura 2000 « Val d’Allier Vieille-Brioude \ Langeac » FR 8301074, SMAT du Haut-Allier, 15 pages</text:p>
          </table:table-cell>
          <table:table-cell table:number-columns-repeated="62"/>
        </table:table-row>
        <table:table-row table:style-name="ro1">
          <table:table-cell office:value-type="string" calcext:value-type="string">
            <text:p>7A154045-B512-100A-E053-2614A8C010F0</text:p>
          </table:table-cell>
          <table:table-cell office:value-type="string" calcext:value-type="string">
            <text:p>Annonyme., 2017, Rapport d’activité du site Natura 2000 « Gorges de l’Allier et affluents » FR 8301075, SMAT du Haut-Allier, 43 pages</text:p>
          </table:table-cell>
          <table:table-cell table:number-columns-repeated="62"/>
        </table:table-row>
        <table:table-row table:style-name="ro1">
          <table:table-cell office:value-type="string" calcext:value-type="string">
            <text:p>7A154045-B512-100A-E053-2614A8C010F0</text:p>
          </table:table-cell>
          <table:table-cell office:value-type="string" calcext:value-type="string">
            <text:p>Annonyme., 2013, Compléments rapport d’activité Suivis scientifiques et techniques Chiroptères Amphibiens Lucane cerf Volant <text:s/>sur le site Natura 2000 « Gorges de l’Allier et affluents » FR 8301075, SMAT du Haut-Allier, 10 pages</text:p>
          </table:table-cell>
          <table:table-cell table:number-columns-repeated="62"/>
        </table:table-row>
        <table:table-row table:style-name="ro1">
          <table:table-cell office:value-type="string" calcext:value-type="string">
            <text:p>7A154045-B512-100A-E053-2614A8C010F0</text:p>
          </table:table-cell>
          <table:table-cell office:value-type="string" calcext:value-type="string">
            <text:p>BERNARD M. BERNARD T. &amp; LEGE V., 2008. Etude des populations des chiroptères d’intérêt communautaire sur le site Natura 2000 « Gorges de l’Allier et affluents » FR n°8301075. <text:s/>Chauve-Souris Auvergne. 33 pages</text:p>
          </table:table-cell>
          <table:table-cell table:number-columns-repeated="62"/>
        </table:table-row>
        <table:table-row table:style-name="ro1">
          <table:table-cell office:value-type="string" calcext:value-type="string">
            <text:p>C7E66DC6-6D5D-4730-BDBE-5CE8F9166A1F</text:p>
          </table:table-cell>
          <table:table-cell office:value-type="string" calcext:value-type="string">
            <text:p>ADPAG, juin 2015. Le ragondin en Gironde – Saison 2013/2014.</text:p>
          </table:table-cell>
          <table:table-cell table:number-columns-repeated="62"/>
        </table:table-row>
        <table:table-row table:style-name="ro1">
          <table:table-cell office:value-type="string" calcext:value-type="string">
            <text:p>C7E66DC6-6D5D-4730-BDBE-5CE8F9166A1F</text:p>
          </table:table-cell>
          <table:table-cell office:value-type="string" calcext:value-type="string">
            <text:p>ADPAG, mars 2016. Le ragondin en Gironde – Saison 2014/2015.</text:p>
          </table:table-cell>
          <table:table-cell table:number-columns-repeated="62"/>
        </table:table-row>
        <table:table-row table:style-name="ro1">
          <table:table-cell office:value-type="string" calcext:value-type="string">
            <text:p>C7E66DC6-6D5D-4730-BDBE-5CE8F9166A1F</text:p>
          </table:table-cell>
          <table:table-cell office:value-type="string" calcext:value-type="string">
            <text:p>ADPAG, mai 2017. Le ragondin en Gironde – Saison 2015/2016.</text:p>
          </table:table-cell>
          <table:table-cell table:number-columns-repeated="62"/>
        </table:table-row>
        <table:table-row table:style-name="ro1">
          <table:table-cell office:value-type="string" calcext:value-type="string">
            <text:p>FA4CFD82-0D9C-4584-A815-162C887FC120</text:p>
          </table:table-cell>
          <table:table-cell office:value-type="string" calcext:value-type="string">
            <text:p>Bordeaux Métropole. Espèces de Métropole. Bordeaux. Décembre 2015. 45 pages.</text:p>
          </table:table-cell>
          <table:table-cell table:number-columns-repeated="62"/>
        </table:table-row>
        <table:table-row table:style-name="ro1">
          <table:table-cell office:value-type="string" calcext:value-type="string">
            <text:p>FA4CFD82-0D9C-4584-A815-162C887FC120</text:p>
          </table:table-cell>
          <table:table-cell office:value-type="string" calcext:value-type="string">
            <text:p>Bordeaux Métropole. Atlas de la biodiversité de Bordeaux Métropole - Carnet technique métropolitain. Mai 2015. 116 pages</text:p>
          </table:table-cell>
          <table:table-cell table:number-columns-repeated="62"/>
        </table:table-row>
        <table:table-row table:style-name="ro1">
          <table:table-cell office:value-type="string" calcext:value-type="string">
            <text:p>2A28F974-A702-4610-BD85-3AEC9A8D3FBE</text:p>
          </table:table-cell>
          <table:table-cell office:value-type="string" calcext:value-type="string">
            <text:p>Université de Bordeaux 1, 2013. Biodiversité urbaine : un campus vert dans la cité. Projet 3B.</text:p>
          </table:table-cell>
          <table:table-cell table:number-columns-repeated="62"/>
        </table:table-row>
        <table:table-row table:style-name="ro1">
          <table:table-cell office:value-type="string" calcext:value-type="string">
            <text:p>58859F8F-4036-7140-E053-2614A8C09A44</text:p>
          </table:table-cell>
          <table:table-cell office:value-type="string" calcext:value-type="string">
            <text:p>BRO E, CROSNIER A, DEJ F, DEPASSE F, LANDRY F, REITZ F, 2012. Enquête nationale 2007-2008. Faune Sauvage (295): 13-43 <text:s/>http://www.oncfs.gouv.fr/IMG/file/oiseaux/galliformes/plaine/FS295_dossier_enquete_petit_gibier.pdf </text:p>
          </table:table-cell>
          <table:table-cell table:number-columns-repeated="62"/>
        </table:table-row>
        <table:table-row table:style-name="ro1">
          <table:table-cell office:value-type="string" calcext:value-type="string">
            <text:p>4C7D7BCA-A13E-290D-E053-2614A8C0BFED</text:p>
          </table:table-cell>
          <table:table-cell office:value-type="string" calcext:value-type="string">
            <text:p>SIMONNET Franck (coord.), 2015, Atlas des Mammifères de Bretagne, Groupe Mammalogique Breton (GMB), Éd. Locus Solus, 312 p.</text:p>
          </table:table-cell>
          <table:table-cell table:number-columns-repeated="62"/>
        </table:table-row>
        <table:table-row table:style-name="ro1">
          <table:table-cell office:value-type="string" calcext:value-type="string">
            <text:p>6180022D-4792-458B-A502-50A9134AACAC</text:p>
          </table:table-cell>
          <table:table-cell office:value-type="string" calcext:value-type="string">
            <text:p>DOCOB du site</text:p>
          </table:table-cell>
          <table:table-cell table:number-columns-repeated="62"/>
        </table:table-row>
        <table:table-row table:style-name="ro1">
          <table:table-cell office:value-type="string" calcext:value-type="string">
            <text:p>6A9891F5-F009-4431-9A2E-F614ACA25CDD</text:p>
          </table:table-cell>
          <table:table-cell office:value-type="string" calcext:value-type="string">
            <text:p>MARENSIN <text:s/>NATURE, <text:s/>20 10 – Documents d’objectifs des <text:s/>zones <text:s/>humides <text:s/>du <text:s/>Marensin . <text:s/>Tome <text:s/>1. <text:s/>Préfecture <text:s/>des <text:s/>Landes. Mont - de - Marsan. 235 p</text:p>
          </table:table-cell>
          <table:table-cell table:number-columns-repeated="62"/>
        </table:table-row>
        <table:table-row table:style-name="ro1">
          <table:table-cell office:value-type="string" calcext:value-type="string">
            <text:p>6786E42E-7B64-0B48-E053-2614A8C0B3BD</text:p>
          </table:table-cell>
          <table:table-cell office:value-type="string" calcext:value-type="string">
            <text:p>Groupe Mammalogique Normand (2004) - Les Mammifères Sauvages de Normandie : Statut et répartition. Nou. éd. revue et augmentée, GMN, 306 pages</text:p>
          </table:table-cell>
          <table:table-cell table:number-columns-repeated="62"/>
        </table:table-row>
        <table:table-row table:style-name="ro1">
          <table:table-cell office:value-type="string" calcext:value-type="string">
            <text:p>6786E42E-7B64-0B48-E053-2614A8C0B3BD</text:p>
          </table:table-cell>
          <table:table-cell office:value-type="string" calcext:value-type="string">
            <text:p>Groupe Mammalogique Normand (1988) - Les Mammifères Sauvages de Normandie : Statut et répartition. GMN, 276 pages</text:p>
          </table:table-cell>
          <table:table-cell table:number-columns-repeated="62"/>
        </table:table-row>
        <table:table-row table:style-name="ro1">
          <table:table-cell office:value-type="string" calcext:value-type="string">
            <text:p>386ABBC4-2B5B-4758-A51D-9EBCDCB0985A</text:p>
          </table:table-cell>
          <table:table-cell office:value-type="string" calcext:value-type="string">
            <text:p>Document d’objectifs Natura 2000 FR7200683 « Marais du Haut Médoc ». PARTIE 1 : Diagnostic. Décembre 2011</text:p>
          </table:table-cell>
          <table:table-cell table:number-columns-repeated="62"/>
        </table:table-row>
        <table:table-row table:style-name="ro1">
          <table:table-cell office:value-type="string" calcext:value-type="string">
            <text:p>386ABBC4-2B5B-4758-A51D-9EBCDCB0985A</text:p>
          </table:table-cell>
          <table:table-cell office:value-type="string" calcext:value-type="string">
            <text:p>Document d’objectifs Natura 2000 FR7200683 « Marais du Haut Médoc ». PARTIE 2 : Document opérationnel . Février 2012</text:p>
          </table:table-cell>
          <table:table-cell table:number-columns-repeated="62"/>
        </table:table-row>
        <table:table-row table:style-name="ro1">
          <table:table-cell office:value-type="string" calcext:value-type="string">
            <text:p>6028A50F-A1B5-4A7F-A06D-73EA960565A6</text:p>
          </table:table-cell>
          <table:table-cell office:value-type="string" calcext:value-type="string">
            <text:p>Document d’objectifs Natura 2000 FR7200680 « Marais du Bas Médoc ». PARTIE 1 : Diagnostic. Décembre 2011</text:p>
          </table:table-cell>
          <table:table-cell table:number-columns-repeated="62"/>
        </table:table-row>
        <table:table-row table:style-name="ro1">
          <table:table-cell office:value-type="string" calcext:value-type="string">
            <text:p>6028A50F-A1B5-4A7F-A06D-73EA960565A6</text:p>
          </table:table-cell>
          <table:table-cell office:value-type="string" calcext:value-type="string">
            <text:p>Document d’objectifs Natura 2000 FR7200680 « Marais du Bas Médoc ». PARTIE 2 : Document opérationnel . Février 2012</text:p>
          </table:table-cell>
          <table:table-cell table:number-columns-repeated="62"/>
        </table:table-row>
        <table:table-row table:style-name="ro1">
          <table:table-cell office:value-type="string" calcext:value-type="string">
            <text:p>A73E3CC8-F5F8-4ABF-B0C9-4DF4EBA5836C</text:p>
          </table:table-cell>
          <table:table-cell office:value-type="string" calcext:value-type="string">
            <text:p>DOCOB du site</text:p>
          </table:table-cell>
          <table:table-cell table:number-columns-repeated="62"/>
        </table:table-row>
        <table:table-row table:style-name="ro1">
          <table:table-cell office:value-type="string" calcext:value-type="string">
            <text:p>35E41C60-8A4A-4AB5-82D2-9DFEF2FD9B3F</text:p>
          </table:table-cell>
          <table:table-cell office:value-type="string" calcext:value-type="string">
            <text:p>MARENSIN <text:s/>NATURE, <text:s/>20 10 – Documents d’objectifs des <text:s/>zones <text:s/>humides <text:s/>du <text:s/>Marensin . <text:s/>Tome <text:s/>1. <text:s/>Préfecture <text:s/>des <text:s/>Landes. Mont - de - Marsan. 235 p</text:p>
          </table:table-cell>
          <table:table-cell table:number-columns-repeated="62"/>
        </table:table-row>
        <table:table-row table:style-name="ro1">
          <table:table-cell office:value-type="string" calcext:value-type="string">
            <text:p>1F73DB39-27D1-424A-9D08-9E4BBE7CEABC</text:p>
          </table:table-cell>
          <table:table-cell office:value-type="string" calcext:value-type="string">
            <text:p>DOCOB DU SITE</text:p>
          </table:table-cell>
          <table:table-cell table:number-columns-repeated="62"/>
        </table:table-row>
        <table:table-row table:style-name="ro1">
          <table:table-cell office:value-type="string" calcext:value-type="string">
            <text:p>173C71D7-A0C9-41E9-A300-D3545CF202CD</text:p>
          </table:table-cell>
          <table:table-cell office:value-type="string" calcext:value-type="string">
            <text:p>MARENSIN <text:s/>NATURE, <text:s/>20 10 – Documents d’objectifs des <text:s/>zones <text:s/>humides <text:s/>du <text:s/>Marensin . <text:s/>Tome <text:s/>1. <text:s/>Préfecture <text:s/>des <text:s/>Landes. Mont - de - Marsan. 235 p</text:p>
          </table:table-cell>
          <table:table-cell table:number-columns-repeated="62"/>
        </table:table-row>
        <table:table-row table:style-name="ro1">
          <table:table-cell office:value-type="string" calcext:value-type="string">
            <text:p>7289F131-A154-071C-E053-2614A8C02965</text:p>
          </table:table-cell>
          <table:table-cell office:value-type="string" calcext:value-type="string">
            <text:p>Letty, J., Beugin, M.-P., Kaerle, C., Queney, G., Pontier, D. &amp; Guitton, J.-S. 2017. Des marqueurs génétiques adaptés au suivi des populations de lièvre d’Europe et de lièvre variable. Reconnaître les espèces, détecter les hybrides et recenser les individus. Faune Sauvage n°317:93-96.</text:p>
          </table:table-cell>
          <table:table-cell table:number-columns-repeated="62"/>
        </table:table-row>
        <table:table-row table:style-name="ro1">
          <table:table-cell office:value-type="string" calcext:value-type="string">
            <text:p>7289F131-A154-071C-E053-2614A8C02965</text:p>
          </table:table-cell>
          <table:table-cell office:value-type="string" calcext:value-type="string">
            <text:p>Beugin, M.-P., Letty, J., Kaerle, C., Guitton, J.-S., Muselet, L., Queney, G. &amp; Pontier, D. 2017. A single multiplex of twelve microsatellite markers for the simultaneous study of the brown hare (Lepus europaeus) and the mountain hare (Lepus timidus). Ecology and Evolution 7: 3931-3939. DOI 10.1002/ece3.2943).</text:p>
          </table:table-cell>
          <table:table-cell table:number-columns-repeated="62"/>
        </table:table-row>
        <table:table-row table:style-name="ro1" table:number-rows-repeated="1048511">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 €</number:text>
      <style:map style:condition="value()&gt;=0" style:apply-style-name="N107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decimal-places="2" number:min-integer-digits="1" number:grouping="true"/>
      <number:text> € </number:text>
    </number:number-style>
    <number:number-style style:name="N123P1" style:volatile="true">
      <number:text>-</number:text>
      <number:fill-character> </number:fill-character>
      <number:number number:decimal-places="2" number:min-decimal-places="2" number:min-integer-digits="1" number:grouping="true"/>
      <number:text> € </number:text>
    </number:number-style>
    <number:number-style style:name="N123P2" style:volatile="true">
      <number:text> </number:text>
      <number:fill-character> </number:fill-character>
      <number:text>-</number:text>
      <number:number number:decimal-places="0" number:min-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decimal-places="1" number:min-integer-digits="1" number:min-exponent-digits="1" number:exponent-interval="3" number:forced-exponent-sign="true"/>
    </number:number-style>
    <number:date-style style:name="N128">
      <number:month number:textual="true"/>
      <number:text> </number:text>
      <number:day number:style="long"/>
      <number:text>, </number:text>
      <number:year number:style="long"/>
    </number:date-style>
    <number:date-style style:name="N129">
      <number:month number:textual="true"/>
      <number:text> </number:text>
      <number:day number:style="long"/>
      <number:text>, </number:text>
      <number:year number:style="long"/>
      <number:text> </number:text>
      <number:hours/>
      <number:text>:</number:text>
      <number:minutes number:style="long"/>
      <number:text>:</number:text>
      <number:seconds number:style="long"/>
      <number:text> </number:text>
      <number:am-pm/>
    </number:date-style>
    <style:style style:name="Default" style:family="table-cell">
      <style:table-cell-properties style:rotation-align="none" style:vertical-align="bottom"/>
      <style:text-properties style:font-name="Calibri" fo:font-family="Calibri" fo:font-size="11pt" style:font-size-asian="11pt" style:font-name-complex="Calibri"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efBiblio" style:display-name="PageStyle_RefBiblio" style:page-layout-name="Mpm3">
      <style:header style:display="false"/>
      <style:header-left style:display="false"/>
      <style:footer style:display="false"/>
      <style:footer-left style:display="false"/>
    </style:master-page>
    <style:master-page style:name="PageStyle_5f_Principal" style:display-name="PageStyle_Principa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document-statistic meta:table-count="2" meta:cell-count="3267" meta:object-count="0"/>
    <meta:generator>LibreOffice/7.0.3.1$Windows_X86_64 LibreOffice_project/d7547858d014d4cf69878db179d326fc3483e082</meta:generator>
  </office:meta>
</office:document-meta>
</file>